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1.A25" style:family="table-cell">
      <style:table-cell-properties fo:padding="0.097cm" fo:border-left="0.25pt solid #000000" fo:border-right="none" fo:border-top="none" fo:border-bottom="0.25pt solid #000000" style:writing-mode="lr-tb"/>
    </style:style>
    <style:style style:name="Table1.B25" style:family="table-cell">
      <style:table-cell-properties fo:padding="0.097cm" fo:border-left="0.25pt solid #000000" fo:border-right="none" fo:border-top="none" fo:border-bottom="0.25pt solid #000000" style:writing-mode="lr-tb"/>
    </style:style>
    <style:style style:name="Table1.C25" style:family="table-cell">
      <style:table-cell-properties fo:padding="0.097cm" fo:border-left="0.25pt solid #000000" fo:border-right="none" fo:border-top="none" fo:border-bottom="0.25pt solid #000000" style:writing-mode="lr-tb"/>
    </style:style>
    <style:style style:name="Table1.D25" style:family="table-cell">
      <style:table-cell-properties fo:padding="0.097cm" fo:border-left="0.25pt solid #000000" fo:border-right="0.25pt solid #000000" fo:border-top="none" fo:border-bottom="0.25pt solid #000000" style:writing-mode="lr-tb"/>
    </style:style>
    <style:style style:name="Table1.A26" style:family="table-cell">
      <style:table-cell-properties fo:padding="0.097cm" fo:border-left="0.25pt solid #000000" fo:border-right="none" fo:border-top="none" fo:border-bottom="0.25pt solid #000000" style:writing-mode="lr-tb"/>
    </style:style>
    <style:style style:name="Table1.B26" style:family="table-cell">
      <style:table-cell-properties fo:padding="0.097cm" fo:border-left="0.25pt solid #000000" fo:border-right="none" fo:border-top="none" fo:border-bottom="0.25pt solid #000000" style:writing-mode="lr-tb"/>
    </style:style>
    <style:style style:name="Table1.C26" style:family="table-cell">
      <style:table-cell-properties fo:padding="0.097cm" fo:border-left="0.25pt solid #000000" fo:border-right="none" fo:border-top="none" fo:border-bottom="0.25pt solid #000000" style:writing-mode="lr-tb"/>
    </style:style>
    <style:style style:name="Table1.D26" style:family="table-cell">
      <style:table-cell-properties fo:padding="0.097cm" fo:border-left="0.25pt solid #000000" fo:border-right="0.25pt solid #000000" fo:border-top="none" fo:border-bottom="0.25pt solid #000000" style:writing-mode="lr-tb"/>
    </style:style>
    <style:style style:name="Table1.A27" style:family="table-cell">
      <style:table-cell-properties fo:padding="0.097cm" fo:border-left="0.25pt solid #000000" fo:border-right="none" fo:border-top="none" fo:border-bottom="0.25pt solid #000000" style:writing-mode="lr-tb"/>
    </style:style>
    <style:style style:name="Table1.B27" style:family="table-cell">
      <style:table-cell-properties fo:padding="0.097cm" fo:border-left="0.25pt solid #000000" fo:border-right="none" fo:border-top="none" fo:border-bottom="0.25pt solid #000000" style:writing-mode="lr-tb"/>
    </style:style>
    <style:style style:name="Table1.C27" style:family="table-cell">
      <style:table-cell-properties fo:padding="0.097cm" fo:border-left="0.25pt solid #000000" fo:border-right="none" fo:border-top="none" fo:border-bottom="0.25pt solid #000000" style:writing-mode="lr-tb"/>
    </style:style>
    <style:style style:name="Table1.D27" style:family="table-cell">
      <style:table-cell-properties fo:padding="0.097cm" fo:border-left="0.25pt solid #000000" fo:border-right="0.25pt solid #000000" fo:border-top="none" fo:border-bottom="0.25pt solid #000000" style:writing-mode="lr-tb"/>
    </style:style>
    <style:style style:name="Table1.A28" style:family="table-cell">
      <style:table-cell-properties fo:padding="0.097cm" fo:border-left="0.25pt solid #000000" fo:border-right="none" fo:border-top="none" fo:border-bottom="0.25pt solid #000000" style:writing-mode="lr-tb"/>
    </style:style>
    <style:style style:name="Table1.B28" style:family="table-cell">
      <style:table-cell-properties fo:padding="0.097cm" fo:border-left="0.25pt solid #000000" fo:border-right="none" fo:border-top="none" fo:border-bottom="0.25pt solid #000000" style:writing-mode="lr-tb"/>
    </style:style>
    <style:style style:name="Table1.C28" style:family="table-cell">
      <style:table-cell-properties fo:padding="0.097cm" fo:border-left="0.25pt solid #000000" fo:border-right="none" fo:border-top="none" fo:border-bottom="0.25pt solid #000000" style:writing-mode="lr-tb"/>
    </style:style>
    <style:style style:name="Table1.D28" style:family="table-cell">
      <style:table-cell-properties fo:padding="0.097cm" fo:border-left="0.25pt solid #000000" fo:border-right="0.25pt solid #000000" fo:border-top="none" fo:border-bottom="0.25pt solid #000000" style:writing-mode="lr-tb"/>
    </style:style>
    <style:style style:name="Table1.A29" style:family="table-cell">
      <style:table-cell-properties fo:padding="0.097cm" fo:border-left="0.25pt solid #000000" fo:border-right="none" fo:border-top="none" fo:border-bottom="0.25pt solid #000000" style:writing-mode="lr-tb"/>
    </style:style>
    <style:style style:name="Table1.B29" style:family="table-cell">
      <style:table-cell-properties fo:padding="0.097cm" fo:border-left="0.25pt solid #000000" fo:border-right="none" fo:border-top="none" fo:border-bottom="0.25pt solid #000000" style:writing-mode="lr-tb"/>
    </style:style>
    <style:style style:name="Table1.C29" style:family="table-cell">
      <style:table-cell-properties fo:padding="0.097cm" fo:border-left="0.25pt solid #000000" fo:border-right="none" fo:border-top="none" fo:border-bottom="0.25pt solid #000000" style:writing-mode="lr-tb"/>
    </style:style>
    <style:style style:name="Table1.D29" style:family="table-cell">
      <style:table-cell-properties fo:padding="0.097cm" fo:border-left="0.25pt solid #000000" fo:border-right="0.25pt solid #000000" fo:border-top="none" fo:border-bottom="0.25pt solid #000000" style:writing-mode="lr-tb"/>
    </style:style>
    <style:style style:name="Table1.A30" style:family="table-cell">
      <style:table-cell-properties fo:padding="0.097cm" fo:border-left="0.25pt solid #000000" fo:border-right="none" fo:border-top="none" fo:border-bottom="0.25pt solid #000000" style:writing-mode="lr-tb"/>
    </style:style>
    <style:style style:name="Table1.B30" style:family="table-cell">
      <style:table-cell-properties fo:padding="0.097cm" fo:border-left="0.25pt solid #000000" fo:border-right="none" fo:border-top="none" fo:border-bottom="0.25pt solid #000000" style:writing-mode="lr-tb"/>
    </style:style>
    <style:style style:name="Table1.C30" style:family="table-cell">
      <style:table-cell-properties fo:padding="0.097cm" fo:border-left="0.25pt solid #000000" fo:border-right="none" fo:border-top="none" fo:border-bottom="0.25pt solid #000000" style:writing-mode="lr-tb"/>
    </style:style>
    <style:style style:name="Table1.D30"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8.096cm"/>
    </style:style>
    <style:style style:name="Table23.C" style:family="table-column">
      <style:table-column-properties style:column-width="5.807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none" fo:border-top="none" fo:border-bottom="0.25pt solid #000000" style:writing-mode="lr-tb"/>
    </style:style>
    <style:style style:name="Table23.C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none" fo:border-top="none" fo:border-bottom="0.25pt solid #000000" style:writing-mode="lr-tb"/>
    </style:style>
    <style:style style:name="Table23.C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none" fo:border-top="none" fo:border-bottom="0.25pt solid #000000" style:writing-mode="lr-tb"/>
    </style:style>
    <style:style style:name="Table23.C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none" fo:border-top="none" fo:border-bottom="0.25pt solid #000000" style:writing-mode="lr-tb"/>
    </style:style>
    <style:style style:name="Table23.C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none" fo:border-top="none" fo:border-bottom="0.25pt solid #000000" style:writing-mode="lr-tb"/>
    </style:style>
    <style:style style:name="Table23.C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none" fo:border-top="none" fo:border-bottom="0.25pt solid #000000" style:writing-mode="lr-tb"/>
    </style:style>
    <style:style style:name="Table23.C10" style:family="table-cell">
      <style:table-cell-properties fo:padding="0.097cm" fo:border-left="0.25pt solid #000000" fo:border-right="0.25pt solid #000000" fo:border-top="none" fo:border-bottom="0.25pt solid #000000" style:writing-mode="lr-tb"/>
    </style:style>
    <style:style style:name="Table56" style:family="table">
      <style:table-properties style:width="16.997cm" fo:margin-left="0cm" table:align="left" fo:keep-with-next="always"/>
    </style:style>
    <style:style style:name="Table56.A" style:family="table-column">
      <style:table-column-properties style:column-width="3.096cm"/>
    </style:style>
    <style:style style:name="Table56.B" style:family="table-column">
      <style:table-column-properties style:column-width="4.634cm"/>
    </style:style>
    <style:style style:name="Table56.1" style:family="table-row">
      <style:table-row-properties fo:keep-together="always" style:use-optimal-row-height="false"/>
    </style:style>
    <style:style style:name="Table5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6.D1" style:family="table-cell">
      <style:table-cell-properties fo:background-color="#cccccc" fo:padding="0.097cm" fo:border="0.25pt solid #000000" style:writing-mode="lr-tb">
        <style:background-image/>
      </style:table-cell-properties>
    </style:style>
    <style:style style:name="Table56.A2" style:family="table-cell">
      <style:table-cell-properties fo:padding="0.097cm" fo:border-left="0.25pt solid #000000" fo:border-right="none" fo:border-top="none" fo:border-bottom="0.25pt solid #000000" style:writing-mode="lr-tb"/>
    </style:style>
    <style:style style:name="Table56.B2" style:family="table-cell">
      <style:table-cell-properties fo:padding="0.097cm" fo:border-left="0.25pt solid #000000" fo:border-right="0.25pt solid #000000" fo:border-top="none" fo:border-bottom="0.25pt solid #000000" style:writing-mode="lr-tb"/>
    </style:style>
    <style:style style:name="Table56.A3" style:family="table-cell">
      <style:table-cell-properties fo:padding="0.097cm" fo:border-left="0.25pt solid #000000" fo:border-right="none" fo:border-top="none" fo:border-bottom="0.25pt solid #000000" style:writing-mode="lr-tb"/>
    </style:style>
    <style:style style:name="Table56.B3" style:family="table-cell">
      <style:table-cell-properties fo:padding="0.097cm" fo:border-left="0.25pt solid #000000" fo:border-right="0.25pt solid #000000" fo:border-top="none" fo:border-bottom="0.25pt solid #000000" style:writing-mode="lr-tb"/>
    </style:style>
    <style:style style:name="Table56.A4" style:family="table-cell">
      <style:table-cell-properties fo:padding="0.097cm" fo:border-left="0.25pt solid #000000" fo:border-right="none" fo:border-top="none" fo:border-bottom="0.25pt solid #000000" style:writing-mode="lr-tb"/>
    </style:style>
    <style:style style:name="Table56.B4" style:family="table-cell">
      <style:table-cell-properties fo:padding="0.097cm" fo:border-left="0.25pt solid #000000" fo:border-right="0.25pt solid #000000" fo:border-top="none" fo:border-bottom="0.25pt solid #000000" style:writing-mode="lr-tb"/>
    </style:style>
    <style:style style:name="Table56.A5" style:family="table-cell">
      <style:table-cell-properties fo:padding="0.097cm" fo:border-left="0.25pt solid #000000" fo:border-right="none" fo:border-top="none" fo:border-bottom="0.25pt solid #000000" style:writing-mode="lr-tb"/>
    </style:style>
    <style:style style:name="Table56.B5" style:family="table-cell">
      <style:table-cell-properties fo:padding="0.097cm" fo:border-left="0.25pt solid #000000" fo:border-right="none" fo:border-top="none" fo:border-bottom="0.25pt solid #000000" style:writing-mode="lr-tb"/>
    </style:style>
    <style:style style:name="Table56.C5"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le56.D5"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le56.A6" style:family="table-cell">
      <style:table-cell-properties fo:padding="0.097cm" fo:border-left="0.25pt solid #000000" fo:border-right="none" fo:border-top="none" fo:border-bottom="0.25pt solid #000000" style:writing-mode="lr-tb"/>
    </style:style>
    <style:style style:name="Table56.B6" style:family="table-cell">
      <style:table-cell-properties fo:padding="0.097cm" fo:border-left="0.25pt solid #000000" fo:border-right="none" fo:border-top="none" fo:border-bottom="0.25pt solid #000000" style:writing-mode="lr-tb"/>
    </style:style>
    <style:style style:name="Table56.A7" style:family="table-cell">
      <style:table-cell-properties fo:padding="0.097cm" fo:border-left="0.25pt solid #000000" fo:border-right="none" fo:border-top="none" fo:border-bottom="0.25pt solid #000000" style:writing-mode="lr-tb"/>
    </style:style>
    <style:style style:name="Table56.B7" style:family="table-cell">
      <style:table-cell-properties fo:padding="0.097cm" fo:border-left="0.25pt solid #000000" fo:border-right="none" fo:border-top="none" fo:border-bottom="0.25pt solid #000000" style:writing-mode="lr-tb"/>
    </style:style>
    <style:style style:name="Table56.A8" style:family="table-cell">
      <style:table-cell-properties fo:padding="0.097cm" fo:border-left="0.25pt solid #000000" fo:border-right="none" fo:border-top="none" fo:border-bottom="0.25pt solid #000000" style:writing-mode="lr-tb"/>
    </style:style>
    <style:style style:name="Table56.B8" style:family="table-cell">
      <style:table-cell-properties fo:padding="0.097cm" fo:border-left="0.25pt solid #000000" fo:border-right="none" fo:border-top="none" fo:border-bottom="0.25pt solid #000000" style:writing-mode="lr-tb"/>
    </style:style>
    <style:style style:name="Table56.A9" style:family="table-cell">
      <style:table-cell-properties fo:padding="0.097cm" fo:border-left="0.25pt solid #000000" fo:border-right="none" fo:border-top="none" fo:border-bottom="0.25pt solid #000000" style:writing-mode="lr-tb"/>
    </style:style>
    <style:style style:name="Table56.B9" style:family="table-cell">
      <style:table-cell-properties fo:padding="0.097cm" fo:border-left="0.25pt solid #000000" fo:border-right="none" fo:border-top="none" fo:border-bottom="0.25pt solid #000000" style:writing-mode="lr-tb"/>
    </style:style>
    <style:style style:name="Table56.A10" style:family="table-cell">
      <style:table-cell-properties fo:padding="0.097cm" fo:border-left="0.25pt solid #000000" fo:border-right="none" fo:border-top="none" fo:border-bottom="0.25pt solid #000000" style:writing-mode="lr-tb"/>
    </style:style>
    <style:style style:name="Table56.B10" style:family="table-cell">
      <style:table-cell-properties fo:padding="0.097cm" fo:border-left="0.25pt solid #000000" fo:border-right="none"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0.25pt solid #000000" fo:border-bottom="0.25pt solid #000000" style:writing-mode="lr-tb"/>
    </style:style>
    <style:style style:name="Table24.B4" style:family="table-cell">
      <style:table-cell-properties fo:padding="0.097cm" fo:border="0.25pt solid #000000"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49.A6" style:family="table-cell">
      <style:table-cell-properties fo:padding="0.097cm" fo:border-left="0.25pt solid #000000" fo:border-right="none" fo:border-top="none" fo:border-bottom="0.25pt solid #000000" style:writing-mode="lr-tb"/>
    </style:style>
    <style:style style:name="Table49.B6" style:family="table-cell">
      <style:table-cell-properties fo:padding="0.097cm" fo:border-left="0.25pt solid #000000" fo:border-right="0.25pt solid #000000" fo:border-top="none" fo:border-bottom="0.25pt solid #000000" style:writing-mode="lr-tb"/>
    </style:style>
    <style:style style:name="Table49.A7" style:family="table-cell">
      <style:table-cell-properties fo:padding="0.097cm" fo:border-left="0.25pt solid #000000" fo:border-right="none" fo:border-top="none" fo:border-bottom="0.25pt solid #000000" style:writing-mode="lr-tb"/>
    </style:style>
    <style:style style:name="Table49.B7"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7" style:family="table">
      <style:table-properties style:width="16.999cm" fo:margin-left="0cm" table:align="left" fo:keep-with-next="always"/>
    </style:style>
    <style:style style:name="Table57.A" style:family="table-column">
      <style:table-column-properties style:column-width="3.096cm"/>
    </style:style>
    <style:style style:name="Table57.B" style:family="table-column">
      <style:table-column-properties style:column-width="13.903cm"/>
    </style:style>
    <style:style style:name="Table57.1" style:family="table-row">
      <style:table-row-properties fo:keep-together="always" style:use-optimal-row-height="false"/>
    </style:style>
    <style:style style:name="Table5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7.B1" style:family="table-cell">
      <style:table-cell-properties fo:background-color="#cccccc" fo:padding="0.097cm" fo:border="0.25pt solid #000000" style:writing-mode="lr-tb">
        <style:background-image/>
      </style:table-cell-properties>
    </style:style>
    <style:style style:name="Table57.A2" style:family="table-cell">
      <style:table-cell-properties fo:padding="0.097cm" fo:border-left="0.25pt solid #000000" fo:border-right="none" fo:border-top="none" fo:border-bottom="0.25pt solid #000000" style:writing-mode="lr-tb"/>
    </style:style>
    <style:style style:name="Table57.B2" style:family="table-cell">
      <style:table-cell-properties fo:padding="0.097cm" fo:border-left="0.25pt solid #000000" fo:border-right="0.25pt solid #000000" fo:border-top="none" fo:border-bottom="0.25pt solid #000000" style:writing-mode="lr-tb"/>
    </style:style>
    <style:style style:name="Table57.A3" style:family="table-cell">
      <style:table-cell-properties fo:padding="0.097cm" fo:border-left="0.25pt solid #000000" fo:border-right="none" fo:border-top="none" fo:border-bottom="0.25pt solid #000000" style:writing-mode="lr-tb"/>
    </style:style>
    <style:style style:name="Table57.B3" style:family="table-cell">
      <style:table-cell-properties fo:padding="0.097cm" fo:border-left="0.25pt solid #000000" fo:border-right="0.25pt solid #000000" fo:border-top="none" fo:border-bottom="0.25pt solid #000000" style:writing-mode="lr-tb"/>
    </style:style>
    <style:style style:name="Table57.A4" style:family="table-cell">
      <style:table-cell-properties fo:padding="0.097cm" fo:border-left="0.25pt solid #000000" fo:border-right="none" fo:border-top="none" fo:border-bottom="0.25pt solid #000000" style:writing-mode="lr-tb"/>
    </style:style>
    <style:style style:name="Table57.B4" style:family="table-cell">
      <style:table-cell-properties fo:padding="0.097cm" fo:border-left="0.25pt solid #000000" fo:border-right="0.25pt solid #000000" fo:border-top="none" fo:border-bottom="0.25pt solid #000000" style:writing-mode="lr-tb"/>
    </style:style>
    <style:style style:name="Table58" style:family="table">
      <style:table-properties style:width="16.999cm" fo:margin-left="0cm" table:align="left" fo:keep-with-next="always"/>
    </style:style>
    <style:style style:name="Table58.A" style:family="table-column">
      <style:table-column-properties style:column-width="3.096cm"/>
    </style:style>
    <style:style style:name="Table58.B" style:family="table-column">
      <style:table-column-properties style:column-width="13.903cm"/>
    </style:style>
    <style:style style:name="Table58.1" style:family="table-row">
      <style:table-row-properties fo:keep-together="always" style:use-optimal-row-height="false"/>
    </style:style>
    <style:style style:name="Table5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8.B1" style:family="table-cell">
      <style:table-cell-properties fo:background-color="#cccccc" fo:padding="0.097cm" fo:border="0.25pt solid #000000" style:writing-mode="lr-tb">
        <style:background-image/>
      </style:table-cell-properties>
    </style:style>
    <style:style style:name="Table58.A2" style:family="table-cell">
      <style:table-cell-properties fo:padding="0.097cm" fo:border-left="0.25pt solid #000000" fo:border-right="none" fo:border-top="none" fo:border-bottom="0.25pt solid #000000" style:writing-mode="lr-tb"/>
    </style:style>
    <style:style style:name="Table58.B2" style:family="table-cell">
      <style:table-cell-properties fo:padding="0.097cm" fo:border-left="0.25pt solid #000000" fo:border-right="0.25pt solid #000000" fo:border-top="none" fo:border-bottom="0.25pt solid #000000" style:writing-mode="lr-tb"/>
    </style:style>
    <style:style style:name="Table58.A3" style:family="table-cell">
      <style:table-cell-properties fo:padding="0.097cm" fo:border-left="0.25pt solid #000000" fo:border-right="none" fo:border-top="none" fo:border-bottom="0.25pt solid #000000" style:writing-mode="lr-tb"/>
    </style:style>
    <style:style style:name="Table58.B3"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52.A7" style:family="table-cell">
      <style:table-cell-properties fo:padding="0.097cm" fo:border-left="0.25pt solid #000000" fo:border-right="none" fo:border-top="none" fo:border-bottom="0.25pt solid #000000" style:writing-mode="lr-tb"/>
    </style:style>
    <style:style style:name="Table52.B7" style:family="table-cell">
      <style:table-cell-properties fo:padding="0.097cm" fo:border-left="0.25pt solid #000000" fo:border-right="0.25pt solid #000000" fo:border-top="none" fo:border-bottom="0.25pt solid #000000" style:writing-mode="lr-tb"/>
    </style:style>
    <style:style style:name="Table52.A8" style:family="table-cell">
      <style:table-cell-properties fo:padding="0.097cm" fo:border-left="0.25pt solid #000000" fo:border-right="none" fo:border-top="none" fo:border-bottom="0.25pt solid #000000" style:writing-mode="lr-tb"/>
    </style:style>
    <style:style style:name="Table52.B8"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3cm" fo:margin-left="0cm" table:align="left"/>
    </style:style>
    <style:style style:name="Table39.A" style:family="table-column">
      <style:table-column-properties style:column-width="3.507cm"/>
    </style:style>
    <style:style style:name="Table39.B" style:family="table-column">
      <style:table-column-properties style:column-width="1.685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I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86cm" fo:margin-left="0cm" table:align="left"/>
    </style:style>
    <style:style style:name="Table40.A" style:family="table-column">
      <style:table-column-properties style:column-width="3.595cm"/>
    </style:style>
    <style:style style:name="Table40.B" style:family="table-column">
      <style:table-column-properties style:column-width="1.674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I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0.25pt solid #000000" fo:border-top="none" fo:border-bottom="0.25pt solid #000000" style:writing-mode="lr-tb"/>
    </style:style>
    <style:style style:name="Table40.I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Table59" style:family="table">
      <style:table-properties style:width="16.999cm" fo:margin-left="0cm" table:align="left"/>
    </style:style>
    <style:style style:name="Table59.A" style:family="table-column">
      <style:table-column-properties style:column-width="4.895cm"/>
    </style:style>
    <style:style style:name="Table59.B" style:family="table-column">
      <style:table-column-properties style:column-width="1.699cm"/>
    </style:style>
    <style:style style:name="Table59.C" style:family="table-column">
      <style:table-column-properties style:column-width="10.405cm"/>
    </style:style>
    <style:style style:name="Table59.1" style:family="table-row">
      <style:table-row-properties fo:keep-together="always" style:use-optimal-row-height="false"/>
    </style:style>
    <style:style style:name="Table5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9.C1" style:family="table-cell">
      <style:table-cell-properties fo:background-color="#cccccc" fo:padding="0.097cm" fo:border="0.25pt solid #000000" style:writing-mode="lr-tb">
        <style:background-image/>
      </style:table-cell-properties>
    </style:style>
    <style:style style:name="Table59.A2" style:family="table-cell">
      <style:table-cell-properties fo:padding="0.097cm" fo:border-left="0.25pt solid #000000" fo:border-right="none" fo:border-top="none" fo:border-bottom="0.25pt solid #000000" style:writing-mode="lr-tb"/>
    </style:style>
    <style:style style:name="Table59.B2" style:family="table-cell">
      <style:table-cell-properties fo:padding="0.097cm" fo:border-left="0.25pt solid #000000" fo:border-right="none" fo:border-top="none" fo:border-bottom="0.25pt solid #000000" style:writing-mode="lr-tb"/>
    </style:style>
    <style:style style:name="Table59.C2" style:family="table-cell">
      <style:table-cell-properties fo:padding="0.097cm" fo:border-left="0.25pt solid #000000" fo:border-right="0.25pt solid #000000" fo:border-top="none" fo:border-bottom="0.25pt solid #000000" style:writing-mode="lr-tb"/>
    </style:style>
    <style:style style:name="Table59.A3" style:family="table-cell">
      <style:table-cell-properties fo:padding="0.097cm" fo:border-left="0.25pt solid #000000" fo:border-right="none" fo:border-top="none" fo:border-bottom="0.25pt solid #000000" style:writing-mode="lr-tb"/>
    </style:style>
    <style:style style:name="Table59.B3" style:family="table-cell">
      <style:table-cell-properties fo:padding="0.097cm" fo:border-left="0.25pt solid #000000" fo:border-right="none" fo:border-top="none" fo:border-bottom="0.25pt solid #000000" style:writing-mode="lr-tb"/>
    </style:style>
    <style:style style:name="Table59.C3" style:family="table-cell">
      <style:table-cell-properties fo:padding="0.097cm" fo:border-left="0.25pt solid #000000" fo:border-right="0.25pt solid #000000" fo:border-top="none" fo:border-bottom="0.25pt solid #000000" style:writing-mode="lr-tb"/>
    </style:style>
    <style:style style:name="Table59.A4" style:family="table-cell">
      <style:table-cell-properties fo:padding="0.097cm" fo:border-left="0.25pt solid #000000" fo:border-right="none" fo:border-top="none" fo:border-bottom="0.25pt solid #000000" style:writing-mode="lr-tb"/>
    </style:style>
    <style:style style:name="Table59.B4" style:family="table-cell">
      <style:table-cell-properties fo:padding="0.097cm" fo:border-left="0.25pt solid #000000" fo:border-right="none" fo:border-top="none" fo:border-bottom="0.25pt solid #000000" style:writing-mode="lr-tb"/>
    </style:style>
    <style:style style:name="Table59.C4" style:family="table-cell">
      <style:table-cell-properties fo:padding="0.097cm" fo:border-left="0.25pt solid #000000" fo:border-right="0.25pt solid #000000" fo:border-top="none" fo:border-bottom="0.25pt solid #000000" style:writing-mode="lr-tb"/>
    </style:style>
    <style:style style:name="Table59.A5" style:family="table-cell">
      <style:table-cell-properties fo:padding="0.097cm" fo:border-left="0.25pt solid #000000" fo:border-right="none" fo:border-top="none" fo:border-bottom="0.25pt solid #000000" style:writing-mode="lr-tb"/>
    </style:style>
    <style:style style:name="Table59.B5" style:family="table-cell">
      <style:table-cell-properties fo:padding="0.097cm" fo:border-left="0.25pt solid #000000" fo:border-right="none" fo:border-top="none" fo:border-bottom="0.25pt solid #000000" style:writing-mode="lr-tb"/>
    </style:style>
    <style:style style:name="Table59.C5" style:family="table-cell">
      <style:table-cell-properties fo:padding="0.097cm" fo:border-left="0.25pt solid #000000" fo:border-right="0.25pt solid #000000" fo:border-top="none" fo:border-bottom="0.25pt solid #000000" style:writing-mode="lr-tb"/>
    </style:style>
    <style:style style:name="Table59.A6" style:family="table-cell">
      <style:table-cell-properties fo:padding="0.097cm" fo:border-left="0.25pt solid #000000" fo:border-right="none" fo:border-top="none" fo:border-bottom="0.25pt solid #000000" style:writing-mode="lr-tb"/>
    </style:style>
    <style:style style:name="Table59.B6" style:family="table-cell">
      <style:table-cell-properties fo:padding="0.097cm" fo:border-left="0.25pt solid #000000" fo:border-right="none" fo:border-top="none" fo:border-bottom="0.25pt solid #000000" style:writing-mode="lr-tb"/>
    </style:style>
    <style:style style:name="Table59.C6" style:family="table-cell">
      <style:table-cell-properties fo:padding="0.097cm" fo:border-left="0.25pt solid #000000" fo:border-right="0.25pt solid #000000" fo:border-top="none" fo:border-bottom="0.25pt solid #000000" style:writing-mode="lr-tb"/>
    </style:style>
    <style:style style:name="Table59.A7" style:family="table-cell">
      <style:table-cell-properties fo:padding="0.097cm" fo:border-left="0.25pt solid #000000" fo:border-right="none" fo:border-top="none" fo:border-bottom="0.25pt solid #000000" style:writing-mode="lr-tb"/>
    </style:style>
    <style:style style:name="Table59.B7" style:family="table-cell">
      <style:table-cell-properties fo:padding="0.097cm" fo:border-left="0.25pt solid #000000" fo:border-right="none" fo:border-top="none" fo:border-bottom="0.25pt solid #000000" style:writing-mode="lr-tb"/>
    </style:style>
    <style:style style:name="Table59.C7" style:family="table-cell">
      <style:table-cell-properties fo:padding="0.097cm" fo:border-left="0.25pt solid #000000" fo:border-right="0.25pt solid #000000" fo:border-top="none" fo:border-bottom="0.25pt solid #000000" style:writing-mode="lr-tb"/>
    </style:style>
    <style:style style:name="Table59.A8" style:family="table-cell">
      <style:table-cell-properties fo:padding="0.097cm" fo:border-left="0.25pt solid #000000" fo:border-right="none" fo:border-top="none" fo:border-bottom="0.25pt solid #000000" style:writing-mode="lr-tb"/>
    </style:style>
    <style:style style:name="Table59.B8" style:family="table-cell">
      <style:table-cell-properties fo:padding="0.097cm" fo:border-left="0.25pt solid #000000" fo:border-right="none" fo:border-top="none" fo:border-bottom="0.25pt solid #000000" style:writing-mode="lr-tb"/>
    </style:style>
    <style:style style:name="Table59.C8" style:family="table-cell">
      <style:table-cell-properties fo:padding="0.097cm" fo:border-left="0.25pt solid #000000" fo:border-right="0.25pt solid #000000" fo:border-top="none" fo:border-bottom="0.25pt solid #000000" style:writing-mode="lr-tb"/>
    </style:style>
    <style:style style:name="Table59.A9" style:family="table-cell">
      <style:table-cell-properties fo:padding="0.097cm" fo:border-left="0.25pt solid #000000" fo:border-right="none" fo:border-top="none" fo:border-bottom="0.25pt solid #000000" style:writing-mode="lr-tb"/>
    </style:style>
    <style:style style:name="Table59.B9" style:family="table-cell">
      <style:table-cell-properties fo:padding="0.097cm" fo:border-left="0.25pt solid #000000" fo:border-right="none" fo:border-top="none" fo:border-bottom="0.25pt solid #000000" style:writing-mode="lr-tb"/>
    </style:style>
    <style:style style:name="Table59.C9" style:family="table-cell">
      <style:table-cell-properties fo:padding="0.097cm" fo:border-left="0.25pt solid #000000" fo:border-right="0.25pt solid #000000" fo:border-top="none" fo:border-bottom="0.25pt solid #000000" style:writing-mode="lr-tb"/>
    </style:style>
    <style:style style:name="Table59.A10" style:family="table-cell">
      <style:table-cell-properties fo:padding="0.097cm" fo:border-left="0.25pt solid #000000" fo:border-right="none" fo:border-top="none" fo:border-bottom="0.25pt solid #000000" style:writing-mode="lr-tb"/>
    </style:style>
    <style:style style:name="Table59.B10" style:family="table-cell">
      <style:table-cell-properties fo:padding="0.097cm" fo:border-left="0.25pt solid #000000" fo:border-right="none" fo:border-top="none" fo:border-bottom="0.25pt solid #000000" style:writing-mode="lr-tb"/>
    </style:style>
    <style:style style:name="Table59.C10"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text-properties officeooo:paragraph-rsid="003b3610"/>
    </style:style>
    <style:style style:name="P26" style:family="paragraph" style:parent-style-name="Text_20_body">
      <style:text-properties officeooo:paragraph-rsid="00460834"/>
    </style:style>
    <style:style style:name="P27" style:family="paragraph" style:parent-style-name="Text_20_body">
      <style:text-properties officeooo:paragraph-rsid="0048cba1"/>
    </style:style>
    <style:style style:name="P28" style:family="paragraph" style:parent-style-name="Text_20_body">
      <style:text-properties officeooo:rsid="00502657" officeooo:paragraph-rsid="00502657"/>
    </style:style>
    <style:style style:name="P29" style:family="paragraph" style:parent-style-name="Text_20_body">
      <style:text-properties officeooo:rsid="00502657" officeooo:paragraph-rsid="007935c3"/>
    </style:style>
    <style:style style:name="P30" style:family="paragraph" style:parent-style-name="Text_20_body">
      <style:text-properties officeooo:rsid="00502657" officeooo:paragraph-rsid="00b650d8"/>
    </style:style>
    <style:style style:name="P31" style:family="paragraph" style:parent-style-name="Text_20_body">
      <style:text-properties officeooo:rsid="00502657" officeooo:paragraph-rsid="00d411fa"/>
    </style:style>
    <style:style style:name="P32" style:family="paragraph" style:parent-style-name="Text_20_body">
      <style:text-properties officeooo:rsid="00516cf9" officeooo:paragraph-rsid="00516cf9"/>
    </style:style>
    <style:style style:name="P33" style:family="paragraph" style:parent-style-name="Text_20_body">
      <style:text-properties officeooo:rsid="00516cf9" officeooo:paragraph-rsid="007b13c0"/>
    </style:style>
    <style:style style:name="P34" style:family="paragraph" style:parent-style-name="Text_20_body">
      <style:text-properties officeooo:rsid="0061da89" officeooo:paragraph-rsid="0061da89"/>
    </style:style>
    <style:style style:name="P35" style:family="paragraph" style:parent-style-name="Text_20_body">
      <style:text-properties officeooo:rsid="006664be" officeooo:paragraph-rsid="006664be"/>
    </style:style>
    <style:style style:name="P36" style:family="paragraph" style:parent-style-name="Text_20_body">
      <style:text-properties officeooo:rsid="0069a4a0" officeooo:paragraph-rsid="0069a4a0"/>
    </style:style>
    <style:style style:name="P37" style:family="paragraph" style:parent-style-name="Text_20_body">
      <style:text-properties officeooo:rsid="00732466" officeooo:paragraph-rsid="00732466"/>
    </style:style>
    <style:style style:name="P38" style:family="paragraph" style:parent-style-name="Text_20_body">
      <style:text-properties officeooo:rsid="007590db" officeooo:paragraph-rsid="007590db"/>
    </style:style>
    <style:style style:name="P39" style:family="paragraph" style:parent-style-name="Text_20_body">
      <style:text-properties officeooo:rsid="007935c3" officeooo:paragraph-rsid="007935c3"/>
    </style:style>
    <style:style style:name="P40" style:family="paragraph" style:parent-style-name="Text_20_body">
      <style:text-properties officeooo:rsid="007935c3" officeooo:paragraph-rsid="00b650d8"/>
    </style:style>
    <style:style style:name="P41" style:family="paragraph" style:parent-style-name="Text_20_body">
      <style:text-properties officeooo:rsid="007935c3" officeooo:paragraph-rsid="00d411fa"/>
    </style:style>
    <style:style style:name="P42" style:family="paragraph" style:parent-style-name="Text_20_body">
      <style:text-properties officeooo:rsid="008c50a8" officeooo:paragraph-rsid="008c50a8"/>
    </style:style>
    <style:style style:name="P43" style:family="paragraph" style:parent-style-name="Text_20_body">
      <style:text-properties officeooo:paragraph-rsid="00a54aff"/>
    </style:style>
    <style:style style:name="P44" style:family="paragraph" style:parent-style-name="Text_20_body">
      <style:text-properties officeooo:paragraph-rsid="009e5a9b"/>
    </style:style>
    <style:style style:name="P45" style:family="paragraph" style:parent-style-name="Text_20_body">
      <style:text-properties officeooo:paragraph-rsid="00ac6463"/>
    </style:style>
    <style:style style:name="P46" style:family="paragraph" style:parent-style-name="Text_20_body">
      <style:text-properties officeooo:paragraph-rsid="008e0730"/>
    </style:style>
    <style:style style:name="P47" style:family="paragraph" style:parent-style-name="Text_20_body">
      <style:text-properties officeooo:paragraph-rsid="008e7368"/>
    </style:style>
    <style:style style:name="P48" style:family="paragraph" style:parent-style-name="Text_20_body">
      <style:text-properties officeooo:rsid="009082fc" officeooo:paragraph-rsid="009b225a"/>
    </style:style>
    <style:style style:name="P49" style:family="paragraph" style:parent-style-name="Text_20_body">
      <style:text-properties officeooo:paragraph-rsid="009098fc"/>
    </style:style>
    <style:style style:name="P50" style:family="paragraph" style:parent-style-name="Text_20_body">
      <style:text-properties officeooo:rsid="0090f28c" officeooo:paragraph-rsid="00a7af8d"/>
    </style:style>
    <style:style style:name="P51" style:family="paragraph" style:parent-style-name="Text_20_body">
      <style:text-properties officeooo:rsid="0095b2e7" officeooo:paragraph-rsid="00a4f739"/>
    </style:style>
    <style:style style:name="P52" style:family="paragraph" style:parent-style-name="Text_20_body">
      <style:text-properties officeooo:rsid="009b225a" officeooo:paragraph-rsid="009b225a"/>
    </style:style>
    <style:style style:name="P53" style:family="paragraph" style:parent-style-name="Text_20_body">
      <style:text-properties officeooo:paragraph-rsid="009ec80a"/>
    </style:style>
    <style:style style:name="P54" style:family="paragraph" style:parent-style-name="Text_20_body">
      <style:text-properties officeooo:rsid="009fa419" officeooo:paragraph-rsid="009fa419"/>
    </style:style>
    <style:style style:name="P55" style:family="paragraph" style:parent-style-name="Text_20_body">
      <style:text-properties officeooo:paragraph-rsid="00a4f739"/>
    </style:style>
    <style:style style:name="P56" style:family="paragraph" style:parent-style-name="Text_20_body">
      <style:text-properties officeooo:paragraph-rsid="00a548c5"/>
    </style:style>
    <style:style style:name="P57" style:family="paragraph" style:parent-style-name="Text_20_body">
      <style:text-properties officeooo:rsid="00a548c5" officeooo:paragraph-rsid="00a548c5"/>
    </style:style>
    <style:style style:name="P58" style:family="paragraph" style:parent-style-name="Text_20_body">
      <style:text-properties officeooo:rsid="00a6706e" officeooo:paragraph-rsid="00a6706e"/>
    </style:style>
    <style:style style:name="P59" style:family="paragraph" style:parent-style-name="Text_20_body">
      <style:text-properties officeooo:paragraph-rsid="00a7af8d"/>
    </style:style>
    <style:style style:name="P60" style:family="paragraph" style:parent-style-name="Text_20_body">
      <style:text-properties officeooo:rsid="00a87fd7" officeooo:paragraph-rsid="00aa18ab"/>
    </style:style>
    <style:style style:name="P61" style:family="paragraph" style:parent-style-name="Text_20_body">
      <style:text-properties officeooo:rsid="00a87fd7" officeooo:paragraph-rsid="00ab0e60"/>
    </style:style>
    <style:style style:name="P62" style:family="paragraph" style:parent-style-name="Text_20_body">
      <style:text-properties officeooo:rsid="00aa18ab" officeooo:paragraph-rsid="00ac6463"/>
    </style:style>
    <style:style style:name="P63" style:family="paragraph" style:parent-style-name="Text_20_body">
      <style:text-properties officeooo:paragraph-rsid="00ac22e5"/>
    </style:style>
    <style:style style:name="P64" style:family="paragraph" style:parent-style-name="Text_20_body">
      <style:text-properties officeooo:rsid="00ac6463" officeooo:paragraph-rsid="00ac6463"/>
    </style:style>
    <style:style style:name="P65" style:family="paragraph" style:parent-style-name="Text_20_body">
      <style:text-properties officeooo:paragraph-rsid="00afbe77"/>
    </style:style>
    <style:style style:name="P66" style:family="paragraph" style:parent-style-name="Text_20_body">
      <style:text-properties officeooo:rsid="008e0730" officeooo:paragraph-rsid="008e0730"/>
    </style:style>
    <style:style style:name="P67" style:family="paragraph" style:parent-style-name="Text_20_body">
      <style:text-properties officeooo:rsid="00a54aff" officeooo:paragraph-rsid="00a54aff"/>
    </style:style>
    <style:style style:name="P68" style:family="paragraph" style:parent-style-name="Text_20_body">
      <style:text-properties officeooo:rsid="00b61428" officeooo:paragraph-rsid="00b61428"/>
    </style:style>
    <style:style style:name="P69" style:family="paragraph" style:parent-style-name="Text_20_body">
      <style:text-properties officeooo:rsid="00b61428" officeooo:paragraph-rsid="00d411fa"/>
    </style:style>
    <style:style style:name="P70" style:family="paragraph" style:parent-style-name="Text_20_body">
      <style:text-properties officeooo:rsid="005eebbb" officeooo:paragraph-rsid="0064ba8f"/>
    </style:style>
    <style:style style:name="P71" style:family="paragraph" style:parent-style-name="Text_20_body">
      <style:text-properties officeooo:rsid="00bd29a9" officeooo:paragraph-rsid="00bd29a9"/>
    </style:style>
    <style:style style:name="P72" style:family="paragraph" style:parent-style-name="Text_20_body">
      <style:text-properties fo:font-weight="normal" officeooo:rsid="00bd29a9" officeooo:paragraph-rsid="00bd29a9" style:font-weight-asian="normal" style:font-weight-complex="normal"/>
    </style:style>
    <style:style style:name="P73" style:family="paragraph" style:parent-style-name="Text_20_body">
      <style:text-properties officeooo:rsid="00bf1072" officeooo:paragraph-rsid="00bf1072"/>
    </style:style>
    <style:style style:name="P74" style:family="paragraph" style:parent-style-name="Text_20_body">
      <style:text-properties style:font-name="Bitstream Vera Sans1" fo:font-size="10pt" style:font-size-asian="10pt" style:font-size-complex="10pt"/>
    </style:style>
    <style:style style:name="P75" style:family="paragraph" style:parent-style-name="Text_20_body">
      <style:text-properties officeooo:paragraph-rsid="00c78794"/>
    </style:style>
    <style:style style:name="P76" style:family="paragraph" style:parent-style-name="Text_20_body">
      <style:text-properties officeooo:rsid="00cabe08" officeooo:paragraph-rsid="00cabe08"/>
    </style:style>
    <style:style style:name="P77" style:family="paragraph" style:parent-style-name="Text_20_body">
      <style:text-properties officeooo:rsid="00cc050f" officeooo:paragraph-rsid="00cc050f"/>
    </style:style>
    <style:style style:name="P78" style:family="paragraph" style:parent-style-name="Text_20_body">
      <style:text-properties officeooo:rsid="00cd6770" officeooo:paragraph-rsid="00cd6770"/>
    </style:style>
    <style:style style:name="P79" style:family="paragraph" style:parent-style-name="Text_20_body">
      <style:text-properties officeooo:rsid="00cfa104" officeooo:paragraph-rsid="00cfa104"/>
    </style:style>
    <style:style style:name="P80" style:family="paragraph" style:parent-style-name="Text_20_body">
      <style:paragraph-properties fo:padding="0.035cm" fo:border="0.26pt solid #000000" style:shadow="none"/>
    </style:style>
    <style:style style:name="P81" style:family="paragraph" style:parent-style-name="Text_20_body">
      <style:paragraph-properties fo:padding="0.035cm" fo:border="0.26pt solid #000000" style:shadow="none"/>
      <style:text-properties fo:font-size="12pt" fo:language="en" fo:country="GB" style:font-size-asian="12pt"/>
    </style:style>
    <style:style style:name="P82" style:family="paragraph" style:parent-style-name="Table_20_Contents">
      <style:text-properties fo:font-weight="bold" style:font-weight-asian="bold" style:font-weight-complex="bold"/>
    </style:style>
    <style:style style:name="P83" style:family="paragraph" style:parent-style-name="Table_20_Contents">
      <style:text-properties fo:font-weight="bold" officeooo:paragraph-rsid="003b3610" style:font-weight-asian="bold" style:font-weight-complex="bold"/>
    </style:style>
    <style:style style:name="P84" style:family="paragraph" style:parent-style-name="Table_20_Contents">
      <style:text-properties fo:font-weight="bold" officeooo:paragraph-rsid="00404070" style:font-weight-asian="bold" style:font-weight-complex="bold"/>
    </style:style>
    <style:style style:name="P85" style:family="paragraph" style:parent-style-name="Table_20_Contents">
      <style:text-properties fo:font-weight="bold" officeooo:paragraph-rsid="00574578" style:font-weight-asian="bold" style:font-weight-complex="bold"/>
    </style:style>
    <style:style style:name="P86" style:family="paragraph" style:parent-style-name="Table_20_Contents">
      <style:text-properties fo:font-weight="bold" officeooo:paragraph-rsid="0061da89" style:font-weight-asian="bold" style:font-weight-complex="bold"/>
    </style:style>
    <style:style style:name="P87" style:family="paragraph" style:parent-style-name="Table_20_Contents">
      <style:text-properties fo:font-weight="bold" officeooo:paragraph-rsid="0076b68a" style:font-weight-asian="bold" style:font-weight-complex="bold"/>
    </style:style>
    <style:style style:name="P88" style:family="paragraph" style:parent-style-name="Table_20_Contents">
      <style:text-properties fo:font-weight="bold" officeooo:paragraph-rsid="008c50a8" style:font-weight-asian="bold" style:font-weight-complex="bold"/>
    </style:style>
    <style:style style:name="P89" style:family="paragraph" style:parent-style-name="Table_20_Contents">
      <style:text-properties fo:font-weight="bold" officeooo:paragraph-rsid="00922821" style:font-weight-asian="bold" style:font-weight-complex="bold"/>
    </style:style>
    <style:style style:name="P90" style:family="paragraph" style:parent-style-name="Table_20_Contents">
      <style:paragraph-properties fo:text-align="center" style:justify-single-word="false"/>
      <style:text-properties fo:font-weight="bold" officeooo:rsid="00922821" officeooo:paragraph-rsid="00922821" style:font-weight-asian="bold" style:font-weight-complex="bold"/>
    </style:style>
    <style:style style:name="P91" style:family="paragraph" style:parent-style-name="Table_20_Contents">
      <style:text-properties fo:font-weight="bold" officeooo:paragraph-rsid="009ec80a" style:font-weight-asian="bold" style:font-weight-complex="bold"/>
    </style:style>
    <style:style style:name="P92" style:family="paragraph" style:parent-style-name="Table_20_Contents">
      <style:text-properties fo:font-weight="bold" officeooo:paragraph-rsid="00a4f739" style:font-weight-asian="bold" style:font-weight-complex="bold"/>
    </style:style>
    <style:style style:name="P93" style:family="paragraph" style:parent-style-name="Table_20_Contents">
      <style:text-properties fo:font-weight="bold" officeooo:paragraph-rsid="00ac6463" style:font-weight-asian="bold" style:font-weight-complex="bold"/>
    </style:style>
    <style:style style:name="P94" style:family="paragraph" style:parent-style-name="Table_20_Contents">
      <style:text-properties fo:font-weight="bold" officeooo:paragraph-rsid="00b61428" style:font-weight-asian="bold" style:font-weight-complex="bold"/>
    </style:style>
    <style:style style:name="P95" style:family="paragraph" style:parent-style-name="Table_20_Contents">
      <style:text-properties fo:font-weight="bold" officeooo:paragraph-rsid="00d411fa" style:font-weight-asian="bold" style:font-weight-complex="bold"/>
    </style:style>
    <style:style style:name="P96" style:family="paragraph" style:parent-style-name="Table_20_Contents">
      <style:text-properties fo:font-style="italic" style:font-style-asian="italic" style:font-style-complex="italic"/>
    </style:style>
    <style:style style:name="P97" style:family="paragraph" style:parent-style-name="Table_20_Contents">
      <style:text-properties officeooo:rsid="0022068a" officeooo:paragraph-rsid="0022068a"/>
    </style:style>
    <style:style style:name="P98" style:family="paragraph" style:parent-style-name="Table_20_Contents">
      <style:text-properties officeooo:rsid="0022068a" officeooo:paragraph-rsid="00236543"/>
    </style:style>
    <style:style style:name="P99" style:family="paragraph" style:parent-style-name="Table_20_Contents">
      <style:text-properties officeooo:rsid="00236543" officeooo:paragraph-rsid="00236543"/>
    </style:style>
    <style:style style:name="P100" style:family="paragraph" style:parent-style-name="Table_20_Contents">
      <style:text-properties officeooo:rsid="00361a3a" officeooo:paragraph-rsid="00361a3a"/>
    </style:style>
    <style:style style:name="P101" style:family="paragraph" style:parent-style-name="Table_20_Contents">
      <style:text-properties officeooo:rsid="00376e19" officeooo:paragraph-rsid="00376e19"/>
    </style:style>
    <style:style style:name="P102" style:family="paragraph" style:parent-style-name="Table_20_Contents">
      <style:paragraph-properties fo:orphans="2" fo:widows="2"/>
      <style:text-properties fo:color="#000000" fo:font-size="10pt" style:font-size-asian="10pt" style:font-size-complex="10pt"/>
    </style:style>
    <style:style style:name="P103" style:family="paragraph" style:parent-style-name="Table_20_Contents">
      <style:paragraph-properties fo:orphans="2" fo:widows="2"/>
      <style:text-properties fo:color="#000000" fo:font-size="10pt" officeooo:rsid="001eaf0d" officeooo:paragraph-rsid="001eaf0d" style:font-size-asian="10pt" style:font-size-complex="10pt"/>
    </style:style>
    <style:style style:name="P104" style:family="paragraph" style:parent-style-name="Table_20_Contents">
      <style:paragraph-properties fo:orphans="2" fo:widows="2"/>
      <style:text-properties fo:color="#000000" fo:font-size="10pt" officeooo:rsid="002aaf2b" officeooo:paragraph-rsid="002aaf2b" style:font-size-asian="10pt" style:font-size-complex="10pt"/>
    </style:style>
    <style:style style:name="P105" style:family="paragraph" style:parent-style-name="Table_20_Contents">
      <style:paragraph-properties fo:orphans="2" fo:widows="2"/>
      <style:text-properties fo:color="#000000" fo:font-size="10pt" officeooo:rsid="002d6687" officeooo:paragraph-rsid="002d6687" style:font-size-asian="10pt" style:font-size-complex="10pt"/>
    </style:style>
    <style:style style:name="P106" style:family="paragraph" style:parent-style-name="Table_20_Contents">
      <style:paragraph-properties fo:orphans="2" fo:widows="2"/>
      <style:text-properties fo:color="#000000" fo:font-size="10pt" officeooo:rsid="0034ac91" officeooo:paragraph-rsid="0034ac91" style:font-size-asian="10pt" style:font-size-complex="10pt"/>
    </style:style>
    <style:style style:name="P107" style:family="paragraph" style:parent-style-name="Table_20_Contents">
      <style:paragraph-properties fo:orphans="2" fo:widows="2"/>
      <style:text-properties fo:color="#000000" fo:font-size="10pt" officeooo:rsid="00376e19" officeooo:paragraph-rsid="00376e19" style:font-size-asian="10pt" style:font-size-complex="10pt"/>
    </style:style>
    <style:style style:name="P108" style:family="paragraph" style:parent-style-name="Table_20_Contents">
      <style:paragraph-properties fo:orphans="2" fo:widows="2"/>
      <style:text-properties fo:color="#000000" fo:font-size="10pt" officeooo:rsid="00380592" officeooo:paragraph-rsid="00380592" style:font-size-asian="10pt" style:font-size-complex="10pt"/>
    </style:style>
    <style:style style:name="P109" style:family="paragraph" style:parent-style-name="Table_20_Contents">
      <style:paragraph-properties fo:orphans="2" fo:widows="2"/>
      <style:text-properties fo:color="#000000" fo:font-size="10pt" officeooo:rsid="006d915f" officeooo:paragraph-rsid="006d915f" style:font-size-asian="10pt" style:font-size-complex="10pt"/>
    </style:style>
    <style:style style:name="P110" style:family="paragraph" style:parent-style-name="Table_20_Contents">
      <style:paragraph-properties fo:orphans="2" fo:widows="2"/>
      <style:text-properties fo:color="#000000" fo:font-size="10pt" officeooo:rsid="008d0ec4" officeooo:paragraph-rsid="008d0ec4" style:font-size-asian="10pt" style:font-size-complex="10pt"/>
    </style:style>
    <style:style style:name="P111" style:family="paragraph" style:parent-style-name="Table_20_Contents">
      <style:paragraph-properties fo:orphans="2" fo:widows="2"/>
      <style:text-properties fo:color="#000000" fo:font-size="10pt" officeooo:rsid="00b5c939" officeooo:paragraph-rsid="00b5c939" style:font-size-asian="10pt" style:font-size-complex="10pt"/>
    </style:style>
    <style:style style:name="P112" style:family="paragraph" style:parent-style-name="Table_20_Contents">
      <style:paragraph-properties fo:orphans="2" fo:widows="2"/>
      <style:text-properties fo:color="#000000" fo:font-size="10pt" officeooo:rsid="00c50d0f" officeooo:paragraph-rsid="00c50d0f" style:font-size-asian="10pt" style:font-size-complex="10pt"/>
    </style:style>
    <style:style style:name="P113" style:family="paragraph" style:parent-style-name="Table_20_Contents">
      <style:paragraph-properties fo:orphans="2" fo:widows="2"/>
      <style:text-properties fo:color="#000000" fo:font-size="10pt" officeooo:rsid="00cd888f" officeooo:paragraph-rsid="00cd888f" style:font-size-asian="10pt" style:font-size-complex="10pt"/>
    </style:style>
    <style:style style:name="P114" style:family="paragraph" style:parent-style-name="Table_20_Contents">
      <style:paragraph-properties fo:orphans="2" fo:widows="2"/>
      <style:text-properties fo:color="#000000" fo:font-size="10pt" officeooo:rsid="00d403d5" officeooo:paragraph-rsid="00d403d5" style:font-size-asian="10pt" style:font-size-complex="10pt"/>
    </style:style>
    <style:style style:name="P115" style:family="paragraph" style:parent-style-name="Table_20_Contents">
      <style:text-properties officeooo:paragraph-rsid="00380592"/>
    </style:style>
    <style:style style:name="P116" style:family="paragraph" style:parent-style-name="Table_20_Contents">
      <style:text-properties officeooo:paragraph-rsid="003a7f66"/>
    </style:style>
    <style:style style:name="P117" style:family="paragraph" style:parent-style-name="Table_20_Contents">
      <style:text-properties officeooo:paragraph-rsid="003b3610"/>
    </style:style>
    <style:style style:name="P118" style:family="paragraph" style:parent-style-name="Table_20_Contents">
      <style:text-properties officeooo:rsid="003c5058" officeooo:paragraph-rsid="003c5058"/>
    </style:style>
    <style:style style:name="P119" style:family="paragraph" style:parent-style-name="Table_20_Contents">
      <style:text-properties officeooo:rsid="003dd990" officeooo:paragraph-rsid="003dd990"/>
    </style:style>
    <style:style style:name="P120" style:family="paragraph" style:parent-style-name="Table_20_Contents">
      <style:text-properties officeooo:rsid="00431956" officeooo:paragraph-rsid="00431956"/>
    </style:style>
    <style:style style:name="P121" style:family="paragraph" style:parent-style-name="Table_20_Contents">
      <style:text-properties officeooo:rsid="00431956" officeooo:paragraph-rsid="0076b68a"/>
    </style:style>
    <style:style style:name="P122" style:family="paragraph" style:parent-style-name="Table_20_Contents">
      <style:text-properties officeooo:rsid="00431956" officeooo:paragraph-rsid="00b61428"/>
    </style:style>
    <style:style style:name="P123" style:family="paragraph" style:parent-style-name="Table_20_Contents">
      <style:text-properties officeooo:rsid="00431956" officeooo:paragraph-rsid="00d411fa"/>
    </style:style>
    <style:style style:name="P124" style:family="paragraph" style:parent-style-name="Table_20_Contents">
      <style:text-properties fo:font-size="10pt" fo:font-weight="bold"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26" style:family="paragraph" style:parent-style-name="Table_20_Contents">
      <style:text-properties fo:font-size="10pt" style:font-size-asian="10pt" style:font-size-complex="10pt"/>
    </style:style>
    <style:style style:name="P127" style:family="paragraph" style:parent-style-name="Table_20_Contents">
      <style:text-properties fo:font-size="10pt" officeooo:rsid="001eaf0d" officeooo:paragraph-rsid="001eaf0d" style:font-size-asian="10pt" style:font-size-complex="10pt"/>
    </style:style>
    <style:style style:name="P128" style:family="paragraph" style:parent-style-name="Table_20_Contents">
      <style:text-properties fo:font-size="10pt" officeooo:rsid="002aaf2b" officeooo:paragraph-rsid="002aaf2b" style:font-size-asian="10pt" style:font-size-complex="10pt"/>
    </style:style>
    <style:style style:name="P129" style:family="paragraph" style:parent-style-name="Table_20_Contents">
      <style:text-properties fo:font-size="10pt" officeooo:rsid="002aaf2b" officeooo:paragraph-rsid="0034ac91" style:font-size-asian="10pt" style:font-size-complex="10pt"/>
    </style:style>
    <style:style style:name="P130" style:family="paragraph" style:parent-style-name="Table_20_Contents">
      <style:text-properties fo:font-size="10pt" officeooo:rsid="002d6687" officeooo:paragraph-rsid="002d6687" style:font-size-asian="10pt" style:font-size-complex="10pt"/>
    </style:style>
    <style:style style:name="P131" style:family="paragraph" style:parent-style-name="Table_20_Contents">
      <style:text-properties fo:font-size="10pt" officeooo:rsid="0034ac91" officeooo:paragraph-rsid="0034ac91" style:font-size-asian="10pt" style:font-size-complex="10pt"/>
    </style:style>
    <style:style style:name="P132" style:family="paragraph" style:parent-style-name="Table_20_Contents">
      <style:text-properties fo:font-size="10pt" officeooo:rsid="00376e19" officeooo:paragraph-rsid="00376e19" style:font-size-asian="10pt" style:font-size-complex="10pt"/>
    </style:style>
    <style:style style:name="P133" style:family="paragraph" style:parent-style-name="Table_20_Contents">
      <style:text-properties fo:font-size="10pt" officeooo:rsid="00380592" officeooo:paragraph-rsid="00380592" style:font-size-asian="10pt" style:font-size-complex="10pt"/>
    </style:style>
    <style:style style:name="P134" style:family="paragraph" style:parent-style-name="Table_20_Contents">
      <style:text-properties fo:font-size="10pt" officeooo:rsid="006d915f" officeooo:paragraph-rsid="006d915f" style:font-size-asian="10pt" style:font-size-complex="10pt"/>
    </style:style>
    <style:style style:name="P135" style:family="paragraph" style:parent-style-name="Table_20_Contents">
      <style:text-properties fo:font-size="10pt" officeooo:rsid="008d0ec4" officeooo:paragraph-rsid="008d0ec4" style:font-size-asian="10pt" style:font-size-complex="10pt"/>
    </style:style>
    <style:style style:name="P136" style:family="paragraph" style:parent-style-name="Table_20_Contents">
      <style:text-properties fo:font-size="10pt" officeooo:rsid="00b5c939" officeooo:paragraph-rsid="00b5c939" style:font-size-asian="10pt" style:font-size-complex="10pt"/>
    </style:style>
    <style:style style:name="P137" style:family="paragraph" style:parent-style-name="Table_20_Contents">
      <style:text-properties fo:font-size="10pt" officeooo:rsid="00c50d0f" officeooo:paragraph-rsid="00c50d0f" style:font-size-asian="10pt" style:font-size-complex="10pt"/>
    </style:style>
    <style:style style:name="P138" style:family="paragraph" style:parent-style-name="Table_20_Contents">
      <style:text-properties fo:font-size="10pt" officeooo:rsid="00cd888f" officeooo:paragraph-rsid="00cd888f" style:font-size-asian="10pt" style:font-size-complex="10pt"/>
    </style:style>
    <style:style style:name="P139" style:family="paragraph" style:parent-style-name="Table_20_Contents">
      <style:text-properties fo:font-size="10pt" officeooo:rsid="00d403d5" officeooo:paragraph-rsid="00d403d5" style:font-size-asian="10pt" style:font-size-complex="10pt"/>
    </style:style>
    <style:style style:name="P140"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41" style:family="paragraph" style:parent-style-name="Table_20_Contents">
      <style:text-properties officeooo:paragraph-rsid="00574578"/>
    </style:style>
    <style:style style:name="P142" style:family="paragraph" style:parent-style-name="Table_20_Contents">
      <style:text-properties officeooo:rsid="00574578" officeooo:paragraph-rsid="00574578"/>
    </style:style>
    <style:style style:name="P143" style:family="paragraph" style:parent-style-name="Table_20_Contents">
      <style:text-properties officeooo:rsid="00574578" officeooo:paragraph-rsid="007e9f34"/>
    </style:style>
    <style:style style:name="P144" style:family="paragraph" style:parent-style-name="Table_20_Contents">
      <style:text-properties officeooo:rsid="00574578" officeooo:paragraph-rsid="008c50a8"/>
    </style:style>
    <style:style style:name="P145" style:family="paragraph" style:parent-style-name="Table_20_Contents">
      <style:text-properties officeooo:paragraph-rsid="0061da89"/>
    </style:style>
    <style:style style:name="P146" style:family="paragraph" style:parent-style-name="Table_20_Contents">
      <style:text-properties officeooo:rsid="0061da89" officeooo:paragraph-rsid="0061da89"/>
    </style:style>
    <style:style style:name="P147" style:family="paragraph" style:parent-style-name="Table_20_Contents">
      <style:text-properties officeooo:rsid="00732466" officeooo:paragraph-rsid="00732466"/>
    </style:style>
    <style:style style:name="P148" style:family="paragraph" style:parent-style-name="Table_20_Contents">
      <style:text-properties officeooo:rsid="0078a2ee" officeooo:paragraph-rsid="0078a2ee"/>
    </style:style>
    <style:style style:name="P149" style:family="paragraph" style:parent-style-name="Table_20_Contents">
      <style:text-properties officeooo:rsid="007e9f34" officeooo:paragraph-rsid="007e9f34"/>
    </style:style>
    <style:style style:name="P150" style:family="paragraph" style:parent-style-name="Table_20_Contents">
      <style:text-properties officeooo:rsid="007e9f34" officeooo:paragraph-rsid="0085fd21"/>
    </style:style>
    <style:style style:name="P151" style:family="paragraph" style:parent-style-name="Table_20_Contents">
      <style:text-properties officeooo:rsid="007e9f34" officeooo:paragraph-rsid="00c1343c"/>
    </style:style>
    <style:style style:name="P152" style:family="paragraph" style:parent-style-name="Table_20_Contents">
      <style:text-properties officeooo:rsid="0085fd21" officeooo:paragraph-rsid="0085fd21"/>
    </style:style>
    <style:style style:name="P153" style:family="paragraph" style:parent-style-name="Table_20_Contents">
      <style:text-properties officeooo:rsid="008815c2" officeooo:paragraph-rsid="008815c2"/>
    </style:style>
    <style:style style:name="P154" style:family="paragraph" style:parent-style-name="Table_20_Contents">
      <style:text-properties officeooo:rsid="008c50a8" officeooo:paragraph-rsid="008c50a8"/>
    </style:style>
    <style:style style:name="P155" style:family="paragraph" style:parent-style-name="Table_20_Contents">
      <style:text-properties officeooo:rsid="008d0ec4" officeooo:paragraph-rsid="008d0ec4"/>
    </style:style>
    <style:style style:name="P156" style:family="paragraph" style:parent-style-name="Table_20_Contents">
      <style:text-properties officeooo:rsid="008d2f0a" officeooo:paragraph-rsid="008d2f0a"/>
    </style:style>
    <style:style style:name="P157" style:family="paragraph" style:parent-style-name="Table_20_Contents">
      <style:text-properties officeooo:paragraph-rsid="00922821"/>
    </style:style>
    <style:style style:name="P158" style:family="paragraph" style:parent-style-name="Table_20_Contents">
      <style:paragraph-properties fo:text-align="center" style:justify-single-word="false"/>
      <style:text-properties officeooo:rsid="00922821" officeooo:paragraph-rsid="00922821"/>
    </style:style>
    <style:style style:name="P159" style:family="paragraph" style:parent-style-name="Table_20_Contents">
      <style:paragraph-properties fo:text-align="center" style:justify-single-word="false"/>
      <style:text-properties fo:font-style="normal" fo:font-weight="bold" officeooo:rsid="00a10aa1" officeooo:paragraph-rsid="00a10aa1" style:font-style-asian="normal" style:font-weight-asian="bold" style:font-style-complex="normal" style:font-weight-complex="bold"/>
    </style:style>
    <style:style style:name="P160" style:family="paragraph" style:parent-style-name="Table_20_Contents">
      <style:paragraph-properties fo:text-align="center" style:justify-single-word="false"/>
      <style:text-properties fo:font-style="normal" fo:font-weight="bold" officeooo:rsid="00922821" officeooo:paragraph-rsid="00922821" style:font-style-asian="normal" style:font-weight-asian="bold" style:font-style-complex="normal" style:font-weight-complex="bold"/>
    </style:style>
    <style:style style:name="P16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2" style:family="paragraph" style:parent-style-name="Table_20_Contents">
      <style:text-properties officeooo:paragraph-rsid="009ec80a"/>
    </style:style>
    <style:style style:name="P163" style:family="paragraph" style:parent-style-name="Table_20_Contents">
      <style:text-properties officeooo:rsid="009fa419" officeooo:paragraph-rsid="009fa419"/>
    </style:style>
    <style:style style:name="P164" style:family="paragraph" style:parent-style-name="Table_20_Contents">
      <style:text-properties officeooo:paragraph-rsid="009fa419"/>
    </style:style>
    <style:style style:name="P165" style:family="paragraph" style:parent-style-name="Table_20_Contents">
      <style:paragraph-properties fo:text-align="center" style:justify-single-word="false"/>
      <style:text-properties officeooo:rsid="00a2ec7d" officeooo:paragraph-rsid="00a2ec7d"/>
    </style:style>
    <style:style style:name="P166" style:family="paragraph" style:parent-style-name="Table_20_Contents">
      <style:text-properties officeooo:paragraph-rsid="00a4f739"/>
    </style:style>
    <style:style style:name="P167" style:family="paragraph" style:parent-style-name="Table_20_Contents">
      <style:text-properties officeooo:paragraph-rsid="00ac6463"/>
    </style:style>
    <style:style style:name="P168" style:family="paragraph" style:parent-style-name="Table_20_Contents">
      <style:text-properties officeooo:rsid="00b118cc" officeooo:paragraph-rsid="00b118cc"/>
    </style:style>
    <style:style style:name="P169" style:family="paragraph" style:parent-style-name="Table_20_Contents">
      <style:text-properties officeooo:rsid="00b61428" officeooo:paragraph-rsid="00b61428"/>
    </style:style>
    <style:style style:name="P170" style:family="paragraph" style:parent-style-name="Table_20_Contents">
      <style:text-properties officeooo:rsid="00c1343c" officeooo:paragraph-rsid="00c1343c"/>
    </style:style>
    <style:style style:name="P171" style:family="paragraph" style:parent-style-name="Table_20_Contents">
      <style:text-properties officeooo:rsid="00cc1b32" officeooo:paragraph-rsid="00cc1b32"/>
    </style:style>
    <style:style style:name="P172" style:family="paragraph" style:parent-style-name="Table_20_Contents">
      <style:text-properties officeooo:rsid="00d403d5" officeooo:paragraph-rsid="00d403d5"/>
    </style:style>
    <style:style style:name="P173" style:family="paragraph" style:parent-style-name="Text_20_body">
      <style:paragraph-properties fo:keep-with-next="always"/>
    </style:style>
    <style:style style:name="P174" style:family="paragraph" style:parent-style-name="Text_20_body">
      <style:paragraph-properties fo:keep-together="always" fo:keep-with-next="always"/>
    </style:style>
    <style:style style:name="P175" style:family="paragraph" style:parent-style-name="Text_20_body">
      <style:paragraph-properties fo:keep-with-next="always"/>
      <style:text-properties officeooo:paragraph-rsid="003b3610"/>
    </style:style>
    <style:style style:name="P176" style:family="paragraph" style:parent-style-name="Text_20_body">
      <style:paragraph-properties fo:keep-with-next="always"/>
      <style:text-properties officeooo:paragraph-rsid="0048cba1"/>
    </style:style>
    <style:style style:name="P177" style:family="paragraph" style:parent-style-name="Text_20_body">
      <style:paragraph-properties fo:keep-with-next="always"/>
      <style:text-properties officeooo:paragraph-rsid="009e5a9b"/>
    </style:style>
    <style:style style:name="P178" style:family="paragraph" style:parent-style-name="Text_20_body">
      <style:paragraph-properties fo:keep-with-next="always"/>
      <style:text-properties officeooo:paragraph-rsid="00a7af8d"/>
    </style:style>
    <style:style style:name="P179" style:family="paragraph" style:parent-style-name="Code">
      <style:paragraph-properties fo:keep-with-next="always"/>
    </style:style>
    <style:style style:name="P180" style:family="paragraph" style:parent-style-name="Code">
      <style:paragraph-properties fo:keep-together="always" fo:keep-with-next="always"/>
    </style:style>
    <style:style style:name="P181" style:family="paragraph" style:parent-style-name="Code">
      <style:paragraph-properties fo:keep-with-next="always"/>
      <style:text-properties fo:font-weight="bold" style:font-weight-asian="bold" style:font-weight-complex="bold"/>
    </style:style>
    <style:style style:name="P182" style:family="paragraph" style:parent-style-name="Code">
      <style:paragraph-properties fo:keep-with-next="always"/>
      <style:text-properties officeooo:paragraph-rsid="00a7af8d"/>
    </style:style>
    <style:style style:name="P183" style:family="paragraph" style:parent-style-name="Code">
      <style:paragraph-properties fo:keep-with-next="always"/>
      <style:text-properties officeooo:rsid="0069a4a0" officeooo:paragraph-rsid="0069a4a0"/>
    </style:style>
    <style:style style:name="P184" style:family="paragraph" style:parent-style-name="Code">
      <style:paragraph-properties fo:keep-with-next="always"/>
      <style:text-properties officeooo:paragraph-rsid="0069a4a0"/>
    </style:style>
    <style:style style:name="P185" style:family="paragraph" style:parent-style-name="Table_20_Contents">
      <style:paragraph-properties fo:keep-with-next="always"/>
    </style:style>
    <style:style style:name="P186" style:family="paragraph" style:parent-style-name="Table_20_Contents">
      <style:paragraph-properties fo:keep-with-next="always"/>
      <style:text-properties fo:font-weight="bold" style:font-weight-asian="bold" style:font-weight-complex="bold"/>
    </style:style>
    <style:style style:name="P187" style:family="paragraph" style:parent-style-name="Table_20_Contents">
      <style:paragraph-properties fo:text-align="center" style:justify-single-word="false" fo:keep-with-next="always"/>
      <style:text-properties fo:font-weight="bold" style:font-weight-asian="bold" style:font-weight-complex="bold"/>
    </style:style>
    <style:style style:name="P188"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189" style:family="paragraph" style:parent-style-name="Table_20_Contents">
      <style:paragraph-properties fo:keep-with-next="always"/>
      <style:text-properties officeooo:paragraph-rsid="003b3610"/>
    </style:style>
    <style:style style:name="P190" style:family="paragraph" style:parent-style-name="Table_20_Contents">
      <style:paragraph-properties fo:keep-with-next="always"/>
      <style:text-properties officeooo:rsid="003dd990" officeooo:paragraph-rsid="003dd990"/>
    </style:style>
    <style:style style:name="P191" style:family="paragraph" style:parent-style-name="Table_20_Contents">
      <style:paragraph-properties fo:keep-with-next="always"/>
      <style:text-properties officeooo:rsid="00431956" officeooo:paragraph-rsid="00431956"/>
    </style:style>
    <style:style style:name="P192" style:family="paragraph" style:parent-style-name="Table_20_Contents">
      <style:paragraph-properties fo:keep-with-next="always"/>
      <style:text-properties officeooo:rsid="00431956" officeooo:paragraph-rsid="0076b68a"/>
    </style:style>
    <style:style style:name="P193" style:family="paragraph" style:parent-style-name="Table_20_Contents">
      <style:paragraph-properties fo:keep-with-next="always"/>
      <style:text-properties officeooo:rsid="00431956" officeooo:paragraph-rsid="00b61428"/>
    </style:style>
    <style:style style:name="P194" style:family="paragraph" style:parent-style-name="Table_20_Contents">
      <style:paragraph-properties fo:keep-with-next="always"/>
      <style:text-properties officeooo:rsid="00431956" officeooo:paragraph-rsid="00d411fa"/>
    </style:style>
    <style:style style:name="P195" style:family="paragraph" style:parent-style-name="Table_20_Contents">
      <style:paragraph-properties fo:keep-with-next="always"/>
      <style:text-properties officeooo:rsid="00b61428" officeooo:paragraph-rsid="00b61428"/>
    </style:style>
    <style:style style:name="P196"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197" style:family="paragraph" style:parent-style-name="Text_20_body">
      <style:paragraph-properties fo:margin-top="0cm" fo:margin-bottom="0cm" loext:contextual-spacing="false"/>
    </style:style>
    <style:style style:name="P198" style:family="paragraph" style:parent-style-name="Preformatted_20_Text">
      <style:paragraph-properties fo:margin-top="0cm" fo:margin-bottom="0.499cm" loext:contextual-spacing="false"/>
    </style:style>
    <style:style style:name="P199" style:family="paragraph" style:parent-style-name="Text_20_body">
      <style:paragraph-properties fo:margin-top="0cm" fo:margin-bottom="0.21cm" loext:contextual-spacing="false"/>
    </style:style>
    <style:style style:name="P200" style:family="paragraph" style:parent-style-name="Text_20_body">
      <style:paragraph-properties fo:margin-top="0cm" fo:margin-bottom="0.21cm" loext:contextual-spacing="false"/>
      <style:text-properties style:font-name="Bitstream Vera Sans1" fo:font-size="10pt" style:font-size-asian="10pt" style:font-size-complex="10pt"/>
    </style:style>
    <style:style style:name="P201" style:family="paragraph" style:parent-style-name="Text_20_body">
      <style:paragraph-properties fo:margin-top="0cm" fo:margin-bottom="0.21cm" loext:contextual-spacing="false"/>
      <style:text-properties style:font-name="Bitstream Vera Sans1" fo:font-size="10pt" officeooo:rsid="00c69255" officeooo:paragraph-rsid="00c69255" style:font-size-asian="10pt" style:font-size-complex="10pt"/>
    </style:style>
    <style:style style:name="P202" style:family="paragraph" style:parent-style-name="Text_20_body">
      <style:paragraph-properties fo:margin-top="0cm" fo:margin-bottom="0.21cm" loext:contextual-spacing="false"/>
      <style:text-properties fo:font-weight="bold" officeooo:rsid="00c69255" officeooo:paragraph-rsid="00c69255" style:font-weight-asian="bold" style:font-weight-complex="bold"/>
    </style:style>
    <style:style style:name="P203" style:family="paragraph" style:parent-style-name="Code">
      <style:text-properties fo:font-weight="bold" style:font-weight-asian="bold" style:font-weight-complex="bold"/>
    </style:style>
    <style:style style:name="P204" style:family="paragraph" style:parent-style-name="Code">
      <style:text-properties officeooo:rsid="001ce683" officeooo:paragraph-rsid="001ce683"/>
    </style:style>
    <style:style style:name="P205" style:family="paragraph" style:parent-style-name="Code">
      <style:text-properties officeooo:paragraph-rsid="0025891d"/>
    </style:style>
    <style:style style:name="P206" style:family="paragraph" style:parent-style-name="Code">
      <style:text-properties officeooo:rsid="0025891d" officeooo:paragraph-rsid="0025891d"/>
    </style:style>
    <style:style style:name="P207" style:family="paragraph" style:parent-style-name="Code">
      <style:text-properties officeooo:paragraph-rsid="002d6687"/>
    </style:style>
    <style:style style:name="P208" style:family="paragraph" style:parent-style-name="Code">
      <style:text-properties officeooo:paragraph-rsid="00307256"/>
    </style:style>
    <style:style style:name="P209" style:family="paragraph" style:parent-style-name="Code">
      <style:text-properties officeooo:paragraph-rsid="00307749"/>
    </style:style>
    <style:style style:name="P210" style:family="paragraph" style:parent-style-name="Code">
      <style:text-properties officeooo:paragraph-rsid="003b3610"/>
    </style:style>
    <style:style style:name="P211" style:family="paragraph" style:parent-style-name="Code">
      <style:text-properties officeooo:rsid="003f4936" officeooo:paragraph-rsid="003f4936"/>
    </style:style>
    <style:style style:name="P212" style:family="paragraph" style:parent-style-name="Code">
      <style:text-properties officeooo:rsid="003f4936" officeooo:paragraph-rsid="007935c3"/>
    </style:style>
    <style:style style:name="P213" style:family="paragraph" style:parent-style-name="Code">
      <style:text-properties officeooo:rsid="003f4936" officeooo:paragraph-rsid="00b650d8"/>
    </style:style>
    <style:style style:name="P214" style:family="paragraph" style:parent-style-name="Code">
      <style:text-properties officeooo:rsid="003f4936" officeooo:paragraph-rsid="00d411fa"/>
    </style:style>
    <style:style style:name="P215" style:family="paragraph" style:parent-style-name="Code">
      <style:text-properties officeooo:paragraph-rsid="003f4936"/>
    </style:style>
    <style:style style:name="P216" style:family="paragraph" style:parent-style-name="Code">
      <style:text-properties officeooo:paragraph-rsid="006664be"/>
    </style:style>
    <style:style style:name="P217" style:family="paragraph" style:parent-style-name="Code">
      <style:text-properties officeooo:rsid="0069a4a0" officeooo:paragraph-rsid="0069a4a0"/>
    </style:style>
    <style:style style:name="P218" style:family="paragraph" style:parent-style-name="Code">
      <style:text-properties officeooo:paragraph-rsid="0069a4a0"/>
    </style:style>
    <style:style style:name="P219" style:family="paragraph" style:parent-style-name="Code">
      <style:text-properties officeooo:paragraph-rsid="009e5a9b"/>
    </style:style>
    <style:style style:name="P220" style:family="paragraph" style:parent-style-name="Code">
      <style:text-properties officeooo:paragraph-rsid="00a7af8d"/>
    </style:style>
    <style:style style:name="P221" style:family="paragraph" style:parent-style-name="Code">
      <style:text-properties officeooo:paragraph-rsid="00ac22e5"/>
    </style:style>
    <style:style style:name="P222" style:family="paragraph" style:parent-style-name="Code">
      <style:text-properties officeooo:paragraph-rsid="00ac6463"/>
    </style:style>
    <style:style style:name="P223" style:family="paragraph" style:parent-style-name="Code">
      <style:text-properties officeooo:rsid="00b31708" officeooo:paragraph-rsid="00b31708"/>
    </style:style>
    <style:style style:name="P224" style:family="paragraph" style:parent-style-name="Code">
      <style:text-properties officeooo:paragraph-rsid="00bd29a9"/>
    </style:style>
    <style:style style:name="P225" style:family="paragraph" style:parent-style-name="Code">
      <style:text-properties officeooo:rsid="00bd29a9" officeooo:paragraph-rsid="00bd29a9"/>
    </style:style>
    <style:style style:name="P226" style:family="paragraph" style:parent-style-name="Code">
      <style:text-properties officeooo:paragraph-rsid="00cfa104"/>
    </style:style>
    <style:style style:name="P227" style:family="paragraph" style:parent-style-name="Text_20_body" style:master-page-name="">
      <style:paragraph-properties style:page-number="auto" fo:keep-with-next="always"/>
    </style:style>
    <style:style style:name="P228" style:family="paragraph" style:parent-style-name="Text_20_body" style:master-page-name="">
      <style:paragraph-properties style:page-number="auto" fo:keep-with-next="always"/>
      <style:text-properties officeooo:paragraph-rsid="002aaf2b"/>
    </style:style>
    <style:style style:name="P229" style:family="paragraph" style:parent-style-name="Text_20_body" style:master-page-name="">
      <style:paragraph-properties style:page-number="auto" fo:keep-with-next="always"/>
      <style:text-properties officeooo:rsid="0069a4a0" officeooo:paragraph-rsid="0069a4a0"/>
    </style:style>
    <style:style style:name="P230" style:family="paragraph" style:parent-style-name="Text_20_body" style:master-page-name="">
      <style:paragraph-properties style:page-number="auto" fo:keep-with-next="always"/>
      <style:text-properties officeooo:rsid="00a2ec7d" officeooo:paragraph-rsid="00922821"/>
    </style:style>
    <style:style style:name="P231" style:family="paragraph" style:parent-style-name="Code" style:master-page-name="">
      <style:paragraph-properties style:page-number="auto" fo:keep-with-next="always"/>
    </style:style>
    <style:style style:name="P232" style:family="paragraph" style:parent-style-name="Code" style:master-page-name="">
      <style:paragraph-properties style:page-number="auto" fo:keep-with-next="always"/>
      <style:text-properties officeooo:paragraph-rsid="0069a4a0"/>
    </style:style>
    <style:style style:name="P233" style:family="paragraph" style:parent-style-name="Text_20_body" style:master-page-name="">
      <style:paragraph-properties fo:keep-together="always" style:page-number="auto"/>
    </style:style>
    <style:style style:name="P234" style:family="paragraph" style:parent-style-name="Text_20_body" style:master-page-name="">
      <style:paragraph-properties fo:keep-together="always" style:page-number="auto"/>
      <style:text-properties officeooo:rsid="00516cf9" officeooo:paragraph-rsid="007b13c0"/>
    </style:style>
    <style:style style:name="P235" style:family="paragraph" style:parent-style-name="Text_20_body" style:master-page-name="">
      <style:paragraph-properties fo:keep-together="always" style:page-number="auto"/>
      <style:text-properties officeooo:rsid="00431956" officeooo:paragraph-rsid="00431956"/>
    </style:style>
    <style:style style:name="P236" style:family="paragraph" style:parent-style-name="Table">
      <style:text-properties officeooo:rsid="0025891d" officeooo:paragraph-rsid="002aaf2b"/>
    </style:style>
    <style:style style:name="P237" style:family="paragraph" style:parent-style-name="Table">
      <style:text-properties officeooo:paragraph-rsid="003b3610"/>
    </style:style>
    <style:style style:name="P238" style:family="paragraph" style:parent-style-name="Table">
      <style:text-properties officeooo:paragraph-rsid="00431956"/>
    </style:style>
    <style:style style:name="P239" style:family="paragraph" style:parent-style-name="Table">
      <style:text-properties officeooo:paragraph-rsid="005514ed"/>
    </style:style>
    <style:style style:name="P240" style:family="paragraph" style:parent-style-name="Table">
      <style:text-properties officeooo:paragraph-rsid="00574578"/>
    </style:style>
    <style:style style:name="P241" style:family="paragraph" style:parent-style-name="Table">
      <style:text-properties officeooo:paragraph-rsid="009ec80a"/>
    </style:style>
    <style:style style:name="P242" style:family="paragraph" style:parent-style-name="Table">
      <style:text-properties officeooo:paragraph-rsid="00ac6463"/>
    </style:style>
    <style:style style:name="P243" style:family="paragraph" style:parent-style-name="Table">
      <style:text-properties officeooo:paragraph-rsid="00d411fa"/>
    </style:style>
    <style:style style:name="P244" style:family="paragraph" style:parent-style-name="Standard">
      <style:text-properties officeooo:paragraph-rsid="005514ed"/>
    </style:style>
    <style:style style:name="P245" style:family="paragraph" style:parent-style-name="Standard">
      <style:text-properties style:font-name="Bitstream Vera Sans1" fo:font-size="10pt" style:font-size-asian="10pt" style:font-size-complex="10pt"/>
    </style:style>
    <style:style style:name="P246" style:family="paragraph" style:parent-style-name="Standard" style:list-style-name="L56"/>
    <style:style style:name="P247" style:family="paragraph" style:parent-style-name="Standard" style:list-style-name="L59"/>
    <style:style style:name="P248" style:family="paragraph" style:parent-style-name="Standard" style:list-style-name="L71">
      <style:text-properties style:font-name="Bitstream Vera Sans1" fo:font-size="10pt" style:font-size-asian="10pt" style:font-size-complex="10pt"/>
    </style:style>
    <style:style style:name="P249" style:family="paragraph" style:parent-style-name="Heading_20_4">
      <style:text-properties officeooo:rsid="00bd29a9" officeooo:paragraph-rsid="00bd29a9"/>
    </style:style>
    <style:style style:name="P250" style:family="paragraph" style:parent-style-name="Heading_20_4">
      <style:text-properties officeooo:rsid="0069a4a0" officeooo:paragraph-rsid="0069a4a0"/>
    </style:style>
    <style:style style:name="P251" style:family="paragraph" style:parent-style-name="Heading_20_3">
      <style:text-properties officeooo:rsid="00236543" officeooo:paragraph-rsid="00236543"/>
    </style:style>
    <style:style style:name="P252" style:family="paragraph" style:parent-style-name="Heading_20_3">
      <style:text-properties officeooo:rsid="0025891d" officeooo:paragraph-rsid="0025891d"/>
    </style:style>
    <style:style style:name="P253" style:family="paragraph" style:parent-style-name="Heading_20_3">
      <style:text-properties officeooo:rsid="00d055c0" officeooo:paragraph-rsid="00d055c0"/>
    </style:style>
    <style:style style:name="P254" style:family="paragraph" style:parent-style-name="Heading_20_3">
      <style:text-properties officeooo:rsid="00748869" officeooo:paragraph-rsid="00748869"/>
    </style:style>
    <style:style style:name="P255" style:family="paragraph" style:parent-style-name="Heading_20_3">
      <style:text-properties officeooo:rsid="00748869" officeooo:paragraph-rsid="00b61428"/>
    </style:style>
    <style:style style:name="P256" style:family="paragraph" style:parent-style-name="Heading_20_3">
      <style:text-properties officeooo:rsid="00b61428" officeooo:paragraph-rsid="00b61428"/>
    </style:style>
    <style:style style:name="P257" style:family="paragraph" style:parent-style-name="Heading_20_3">
      <style:text-properties officeooo:rsid="00d411fa" officeooo:paragraph-rsid="00d411fa"/>
    </style:style>
    <style:style style:name="P258" style:family="paragraph" style:parent-style-name="Heading_20_3">
      <style:text-properties officeooo:rsid="007b13c0" officeooo:paragraph-rsid="007b13c0"/>
    </style:style>
    <style:style style:name="P259" style:family="paragraph" style:parent-style-name="Heading_20_3">
      <style:text-properties officeooo:rsid="00bd29a9" officeooo:paragraph-rsid="00bd29a9"/>
    </style:style>
    <style:style style:name="P260" style:family="paragraph" style:parent-style-name="Heading_20_3">
      <style:text-properties officeooo:rsid="008c50a8" officeooo:paragraph-rsid="008c50a8"/>
    </style:style>
    <style:style style:name="P261" style:family="paragraph" style:parent-style-name="Heading_20_3">
      <style:text-properties officeooo:rsid="00588bb0" officeooo:paragraph-rsid="008c50a8"/>
    </style:style>
    <style:style style:name="P262" style:family="paragraph" style:parent-style-name="Code">
      <style:text-properties officeooo:paragraph-rsid="00dc4f06"/>
    </style:style>
    <style:style style:name="P263" style:family="paragraph" style:parent-style-name="Table">
      <style:text-properties officeooo:paragraph-rsid="00dc4f06"/>
    </style:style>
    <style:style style:name="P264" style:family="paragraph" style:parent-style-name="Normal">
      <style:paragraph-properties>
        <style:tab-stops>
          <style:tab-stop style:position="16.999cm" style:type="right" style:leader-style="dotted" style:leader-text="."/>
        </style:tab-stops>
      </style:paragraph-properties>
    </style:style>
    <style:style style:name="P265" style:family="paragraph" style:parent-style-name="Heading_20_1">
      <style:text-properties officeooo:paragraph-rsid="0025891d"/>
    </style:style>
    <style:style style:name="P266" style:family="paragraph" style:parent-style-name="Heading_20_1">
      <style:text-properties officeooo:rsid="009b225a" officeooo:paragraph-rsid="009b225a"/>
    </style:style>
    <style:style style:name="P267" style:family="paragraph" style:parent-style-name="Heading_20_1">
      <style:text-properties officeooo:paragraph-rsid="003b3610"/>
    </style:style>
    <style:style style:name="P268" style:family="paragraph" style:parent-style-name="Heading_20_1">
      <style:text-properties officeooo:paragraph-rsid="0069a4a0"/>
    </style:style>
    <style:style style:name="P269" style:family="paragraph" style:parent-style-name="Heading_20_1">
      <style:text-properties officeooo:paragraph-rsid="00dc4f06"/>
    </style:style>
    <style:style style:name="P270" style:family="paragraph" style:parent-style-name="Heading_20_2">
      <style:text-properties officeooo:rsid="009098fc" officeooo:paragraph-rsid="009098fc"/>
    </style:style>
    <style:style style:name="P271" style:family="paragraph" style:parent-style-name="Heading_20_2">
      <style:text-properties officeooo:rsid="0090f28c" officeooo:paragraph-rsid="0090f28c"/>
    </style:style>
    <style:style style:name="P272" style:family="paragraph" style:parent-style-name="Heading_20_2">
      <style:text-properties officeooo:rsid="0090f28c" officeooo:paragraph-rsid="00a4f739"/>
    </style:style>
    <style:style style:name="P273" style:family="paragraph" style:parent-style-name="Heading_20_2">
      <style:text-properties officeooo:rsid="00a87fd7" officeooo:paragraph-rsid="00a87fd7"/>
    </style:style>
    <style:style style:name="P274" style:family="paragraph" style:parent-style-name="Heading_20_2">
      <style:text-properties officeooo:paragraph-rsid="00ac6463"/>
    </style:style>
    <style:style style:name="P275" style:family="paragraph" style:parent-style-name="Heading_20_2">
      <style:text-properties officeooo:rsid="0061da89" officeooo:paragraph-rsid="0061da89"/>
    </style:style>
    <style:style style:name="P276" style:family="paragraph" style:parent-style-name="Heading_20_2">
      <style:text-properties officeooo:paragraph-rsid="009b225a"/>
    </style:style>
    <style:style style:name="P277" style:family="paragraph" style:parent-style-name="Heading_20_2">
      <style:text-properties officeooo:rsid="00981dd5" officeooo:paragraph-rsid="009ec80a"/>
    </style:style>
    <style:style style:name="P278" style:family="paragraph" style:parent-style-name="Heading_20_2">
      <style:text-properties officeooo:paragraph-rsid="009e5a9b"/>
    </style:style>
    <style:style style:name="P279" style:family="paragraph" style:parent-style-name="Heading_20_2">
      <style:text-properties officeooo:paragraph-rsid="00ac22e5"/>
    </style:style>
    <style:style style:name="P280" style:family="paragraph" style:parent-style-name="Heading_20_2">
      <style:text-properties officeooo:paragraph-rsid="003b3610"/>
    </style:style>
    <style:style style:name="P281" style:family="paragraph" style:parent-style-name="Heading_20_2">
      <style:text-properties officeooo:rsid="00516cf9" officeooo:paragraph-rsid="00516cf9"/>
    </style:style>
    <style:style style:name="P282" style:family="paragraph" style:parent-style-name="Heading_20_2">
      <style:text-properties officeooo:paragraph-rsid="002d6687"/>
    </style:style>
    <style:style style:name="P283" style:family="paragraph" style:parent-style-name="Heading_20_2">
      <style:text-properties officeooo:rsid="001ce683" officeooo:paragraph-rsid="001ce683"/>
    </style:style>
    <style:style style:name="P284" style:family="paragraph" style:parent-style-name="Table_20_Contents" style:list-style-name="L5">
      <style:text-properties officeooo:rsid="008d2f0a" officeooo:paragraph-rsid="008d2f0a"/>
    </style:style>
    <style:style style:name="P285" style:family="paragraph" style:parent-style-name="Table_20_Contents" style:list-style-name="L11"/>
    <style:style style:name="P286" style:family="paragraph" style:parent-style-name="Table_20_Contents" style:list-style-name="L13"/>
    <style:style style:name="P287" style:family="paragraph" style:parent-style-name="Table_20_Contents" style:list-style-name="L14"/>
    <style:style style:name="P288" style:family="paragraph" style:parent-style-name="Table_20_Contents" style:list-style-name="L18">
      <style:text-properties officeooo:rsid="00380592" officeooo:paragraph-rsid="00380592"/>
    </style:style>
    <style:style style:name="P289" style:family="paragraph" style:parent-style-name="Table_20_Contents" style:list-style-name="L20"/>
    <style:style style:name="P290" style:family="paragraph" style:parent-style-name="Table_20_Contents" style:list-style-name="L25"/>
    <style:style style:name="P291" style:family="paragraph" style:parent-style-name="Table_20_Contents" style:list-style-name="L26"/>
    <style:style style:name="P292" style:family="paragraph" style:parent-style-name="Table_20_Contents" style:list-style-name="L50"/>
    <style:style style:name="P293" style:family="paragraph" style:parent-style-name="Table_20_Contents">
      <style:text-properties fo:font-size="10pt" officeooo:rsid="00daed0a" officeooo:paragraph-rsid="00daed0a" style:font-size-asian="10pt" style:font-size-complex="10pt"/>
    </style:style>
    <style:style style:name="P294" style:family="paragraph" style:parent-style-name="Table_20_Contents">
      <style:paragraph-properties fo:orphans="2" fo:widows="2"/>
      <style:text-properties fo:color="#000000" fo:font-size="10pt" officeooo:rsid="00daed0a" officeooo:paragraph-rsid="00daed0a" style:font-size-asian="10pt" style:font-size-complex="10pt"/>
    </style:style>
    <style:style style:name="P295" style:family="paragraph" style:parent-style-name="Table_20_Contents">
      <style:text-properties fo:font-weight="bold" officeooo:paragraph-rsid="00dc4f06" style:font-weight-asian="bold" style:font-weight-complex="bold"/>
    </style:style>
    <style:style style:name="P296" style:family="paragraph" style:parent-style-name="Table_20_Contents">
      <style:text-properties officeooo:paragraph-rsid="00dc4f06"/>
    </style:style>
    <style:style style:name="P297" style:family="paragraph" style:parent-style-name="Table_20_Contents">
      <style:text-properties officeooo:rsid="00ddf9e2" officeooo:paragraph-rsid="00ddf9e2"/>
    </style:style>
    <style:style style:name="P298" style:family="paragraph" style:parent-style-name="Table_20_Contents">
      <style:text-properties officeooo:rsid="00de2b8c" officeooo:paragraph-rsid="00de2b8c"/>
    </style:style>
    <style:style style:name="P299" style:family="paragraph" style:parent-style-name="Table_20_Contents">
      <style:text-properties officeooo:rsid="00df8d36" officeooo:paragraph-rsid="00df8d36"/>
    </style:style>
    <style:style style:name="P300"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301" style:family="paragraph" style:parent-style-name="Text_20_body" style:list-style-name="L1"/>
    <style:style style:name="P302" style:family="paragraph" style:parent-style-name="Text_20_body" style:list-style-name="L2"/>
    <style:style style:name="P303" style:family="paragraph" style:parent-style-name="Text_20_body" style:list-style-name="L2">
      <style:text-properties fo:font-weight="bold" style:font-weight-asian="bold" style:font-weight-complex="bold"/>
    </style:style>
    <style:style style:name="P304" style:family="paragraph" style:parent-style-name="Text_20_body" style:list-style-name="L3"/>
    <style:style style:name="P305" style:family="paragraph" style:parent-style-name="Text_20_body" style:list-style-name="L4"/>
    <style:style style:name="P306" style:family="paragraph" style:parent-style-name="Text_20_body" style:list-style-name="L6"/>
    <style:style style:name="P307" style:family="paragraph" style:parent-style-name="Text_20_body" style:list-style-name="L7"/>
    <style:style style:name="P308" style:family="paragraph" style:parent-style-name="Text_20_body" style:list-style-name="L8">
      <style:text-properties fo:language="en" fo:country="NZ"/>
    </style:style>
    <style:style style:name="P309" style:family="paragraph" style:parent-style-name="Text_20_body" style:list-style-name="L9"/>
    <style:style style:name="P310" style:family="paragraph" style:parent-style-name="Text_20_body" style:list-style-name="L10"/>
    <style:style style:name="P311" style:family="paragraph" style:parent-style-name="Text_20_body" style:list-style-name="L12"/>
    <style:style style:name="P312" style:family="paragraph" style:parent-style-name="Text_20_body" style:list-style-name="L15"/>
    <style:style style:name="P313" style:family="paragraph" style:parent-style-name="Text_20_body" style:list-style-name="L16"/>
    <style:style style:name="P314" style:family="paragraph" style:parent-style-name="Text_20_body" style:list-style-name="L17"/>
    <style:style style:name="P315" style:family="paragraph" style:parent-style-name="Text_20_body" style:list-style-name="L19">
      <style:text-properties officeooo:rsid="00cabe08" officeooo:paragraph-rsid="00cabe08"/>
    </style:style>
    <style:style style:name="P316" style:family="paragraph" style:parent-style-name="Text_20_body" style:list-style-name="L21"/>
    <style:style style:name="P317" style:family="paragraph" style:parent-style-name="Text_20_body" style:list-style-name="L22"/>
    <style:style style:name="P318" style:family="paragraph" style:parent-style-name="Text_20_body" style:list-style-name="L23">
      <style:text-properties officeooo:rsid="0025891d" officeooo:paragraph-rsid="0025891d"/>
    </style:style>
    <style:style style:name="P319" style:family="paragraph" style:parent-style-name="Text_20_body" style:list-style-name="L23">
      <style:text-properties officeooo:rsid="002aaf2b" officeooo:paragraph-rsid="002aaf2b"/>
    </style:style>
    <style:style style:name="P320" style:family="paragraph" style:parent-style-name="Text_20_body" style:list-style-name="L24"/>
    <style:style style:name="P321" style:family="paragraph" style:parent-style-name="Text_20_body" style:list-style-name="L27"/>
    <style:style style:name="P322" style:family="paragraph" style:parent-style-name="Text_20_body" style:list-style-name="L28"/>
    <style:style style:name="P323" style:family="paragraph" style:parent-style-name="Text_20_body" style:list-style-name="L29"/>
    <style:style style:name="P324" style:family="paragraph" style:parent-style-name="Text_20_body" style:list-style-name="L30"/>
    <style:style style:name="P325" style:family="paragraph" style:parent-style-name="Text_20_body" style:list-style-name="L31"/>
    <style:style style:name="P326" style:family="paragraph" style:parent-style-name="Text_20_body" style:list-style-name="L33"/>
    <style:style style:name="P327" style:family="paragraph" style:parent-style-name="Text_20_body" style:list-style-name="L34"/>
    <style:style style:name="P328" style:family="paragraph" style:parent-style-name="Text_20_body" style:list-style-name="L35"/>
    <style:style style:name="P329" style:family="paragraph" style:parent-style-name="Text_20_body" style:list-style-name="L36"/>
    <style:style style:name="P330" style:family="paragraph" style:parent-style-name="Text_20_body" style:list-style-name="L37"/>
    <style:style style:name="P331" style:family="paragraph" style:parent-style-name="Text_20_body" style:list-style-name="L38">
      <style:text-properties officeooo:paragraph-rsid="00a87fd7"/>
    </style:style>
    <style:style style:name="P332" style:family="paragraph" style:parent-style-name="Text_20_body" style:list-style-name="L38">
      <style:text-properties officeooo:paragraph-rsid="00ab0e60"/>
    </style:style>
    <style:style style:name="P333" style:family="paragraph" style:parent-style-name="Text_20_body" style:list-style-name="L39">
      <style:text-properties officeooo:rsid="00afbe77" officeooo:paragraph-rsid="00afbe77"/>
    </style:style>
    <style:style style:name="P334" style:family="paragraph" style:parent-style-name="Text_20_body" style:list-style-name="L39">
      <style:text-properties officeooo:rsid="00ac6463" officeooo:paragraph-rsid="00afbe77"/>
    </style:style>
    <style:style style:name="P335" style:family="paragraph" style:parent-style-name="Text_20_body" style:list-style-name="L39">
      <style:text-properties officeooo:rsid="00ac6463" officeooo:paragraph-rsid="00ac6463"/>
    </style:style>
    <style:style style:name="P336" style:family="paragraph" style:parent-style-name="Text_20_body" style:list-style-name="L40">
      <style:text-properties officeooo:paragraph-rsid="00ac6463"/>
    </style:style>
    <style:style style:name="P337" style:family="paragraph" style:parent-style-name="Text_20_body" style:list-style-name="L41">
      <style:text-properties officeooo:paragraph-rsid="00ac6463"/>
    </style:style>
    <style:style style:name="P338" style:family="paragraph" style:parent-style-name="Text_20_body" style:list-style-name="L42">
      <style:text-properties officeooo:paragraph-rsid="00a54aff"/>
    </style:style>
    <style:style style:name="P339" style:family="paragraph" style:parent-style-name="Text_20_body" style:list-style-name="L43">
      <style:text-properties officeooo:rsid="00aa18ab" officeooo:paragraph-rsid="00ac6463"/>
    </style:style>
    <style:style style:name="P340" style:family="paragraph" style:parent-style-name="Text_20_body" style:list-style-name="L43">
      <style:text-properties officeooo:rsid="00a87fd7" officeooo:paragraph-rsid="00ac6463"/>
    </style:style>
    <style:style style:name="P341" style:family="paragraph" style:parent-style-name="Text_20_body" style:list-style-name="L44">
      <style:text-properties officeooo:paragraph-rsid="009e5a9b"/>
    </style:style>
    <style:style style:name="P342" style:family="paragraph" style:parent-style-name="Text_20_body" style:list-style-name="L45">
      <style:text-properties officeooo:paragraph-rsid="009e5a9b"/>
    </style:style>
    <style:style style:name="P343" style:family="paragraph" style:parent-style-name="Text_20_body" style:list-style-name="L46">
      <style:text-properties officeooo:paragraph-rsid="009e5a9b"/>
    </style:style>
    <style:style style:name="P344" style:family="paragraph" style:parent-style-name="Text_20_body" style:list-style-name="L47">
      <style:text-properties officeooo:paragraph-rsid="009e5a9b"/>
    </style:style>
    <style:style style:name="P345" style:family="paragraph" style:parent-style-name="Text_20_body" style:list-style-name="L48">
      <style:text-properties officeooo:paragraph-rsid="009e5a9b"/>
    </style:style>
    <style:style style:name="P346" style:family="paragraph" style:parent-style-name="Text_20_body" style:list-style-name="L49"/>
    <style:style style:name="P347" style:family="paragraph" style:parent-style-name="Text_20_body" style:list-style-name="L51">
      <style:text-properties officeooo:rsid="00502657" officeooo:paragraph-rsid="00502657"/>
    </style:style>
    <style:style style:name="P348" style:family="paragraph" style:parent-style-name="Text_20_body" style:list-style-name="L51">
      <style:text-properties officeooo:rsid="00502657" officeooo:paragraph-rsid="00b650d8"/>
    </style:style>
    <style:style style:name="P349" style:family="paragraph" style:parent-style-name="Text_20_body" style:list-style-name="L51">
      <style:text-properties officeooo:rsid="00502657" officeooo:paragraph-rsid="00d411fa"/>
    </style:style>
    <style:style style:name="P350" style:family="paragraph" style:parent-style-name="Text_20_body" style:list-style-name="L51">
      <style:text-properties officeooo:rsid="00502657" officeooo:paragraph-rsid="007935c3"/>
    </style:style>
    <style:style style:name="P351" style:family="paragraph" style:parent-style-name="Text_20_body" style:list-style-name="L52">
      <style:text-properties officeooo:rsid="006664be" officeooo:paragraph-rsid="006664be"/>
    </style:style>
    <style:style style:name="P352" style:family="paragraph" style:parent-style-name="Text_20_body" style:list-style-name="L53"/>
    <style:style style:name="P353" style:family="paragraph" style:parent-style-name="Text_20_body" style:list-style-name="L53">
      <style:text-properties officeooo:rsid="0069a4a0" officeooo:paragraph-rsid="0069a4a0"/>
    </style:style>
    <style:style style:name="P354" style:family="paragraph" style:parent-style-name="Text_20_body" style:list-style-name="L54">
      <style:text-properties officeooo:rsid="0069a4a0" officeooo:paragraph-rsid="0069a4a0"/>
    </style:style>
    <style:style style:name="P355" style:family="paragraph" style:parent-style-name="Text_20_body" style:list-style-name="L55">
      <style:text-properties officeooo:rsid="0069a4a0" officeooo:paragraph-rsid="0069a4a0"/>
    </style:style>
    <style:style style:name="P356" style:family="paragraph" style:parent-style-name="Text_20_body" style:list-style-name="L57"/>
    <style:style style:name="P357" style:family="paragraph" style:parent-style-name="Text_20_body" style:list-style-name="L58"/>
    <style:style style:name="P358" style:family="paragraph" style:parent-style-name="Text_20_body" style:list-style-name="L60"/>
    <style:style style:name="P359" style:family="paragraph" style:parent-style-name="Text_20_body" style:list-style-name="L61"/>
    <style:style style:name="P360" style:family="paragraph" style:parent-style-name="Text_20_body" style:list-style-name="L62"/>
    <style:style style:name="P361" style:family="paragraph" style:parent-style-name="Text_20_body" style:list-style-name="L63"/>
    <style:style style:name="P362" style:family="paragraph" style:parent-style-name="Text_20_body" style:list-style-name="L64"/>
    <style:style style:name="P363" style:family="paragraph" style:parent-style-name="Text_20_body" style:list-style-name="L65"/>
    <style:style style:name="P364" style:family="paragraph" style:parent-style-name="Text_20_body" style:list-style-name="L65">
      <style:text-properties officeooo:paragraph-rsid="002d6687"/>
    </style:style>
    <style:style style:name="P365" style:family="paragraph" style:parent-style-name="Text_20_body" style:list-style-name="L66"/>
    <style:style style:name="P366" style:family="paragraph" style:parent-style-name="Text_20_body" style:list-style-name="L67"/>
    <style:style style:name="P367" style:family="paragraph" style:parent-style-name="Text_20_body" style:list-style-name="L67">
      <style:text-properties officeooo:paragraph-rsid="009b69b3"/>
    </style:style>
    <style:style style:name="P368" style:family="paragraph" style:parent-style-name="Text_20_body" style:list-style-name="L68"/>
    <style:style style:name="P369" style:family="paragraph" style:parent-style-name="Text_20_body" style:list-style-name="L69"/>
    <style:style style:name="P370" style:family="paragraph" style:parent-style-name="Text_20_body" style:list-style-name="L70"/>
    <style:style style:name="P371" style:family="paragraph" style:parent-style-name="Text_20_body" style:list-style-name="L71"/>
    <style:style style:name="P372" style:family="paragraph" style:parent-style-name="Text_20_body" style:list-style-name="L72"/>
    <style:style style:name="P373" style:family="paragraph" style:parent-style-name="Text_20_body" style:list-style-name="L71">
      <style:text-properties style:font-name="Bitstream Vera Sans1" fo:font-size="10pt" style:font-size-asian="10pt" style:font-size-complex="10pt"/>
    </style:style>
    <style:style style:name="P374" style:family="paragraph" style:parent-style-name="Text_20_body" style:list-style-name="L71">
      <style:text-properties style:font-name="Bitstream Vera Sans1" fo:font-size="10pt" officeooo:rsid="00c69255" officeooo:paragraph-rsid="00c69255" style:font-size-asian="10pt" style:font-size-complex="10pt"/>
    </style:style>
    <style:style style:name="P375" style:family="paragraph" style:parent-style-name="Text_20_body" style:list-style-name="L74"/>
    <style:style style:name="P376" style:family="paragraph" style:parent-style-name="Text_20_body">
      <style:text-properties officeooo:paragraph-rsid="00dc4f06"/>
    </style:style>
    <style:style style:name="P377" style:family="paragraph" style:parent-style-name="Text_20_body">
      <style:text-properties officeooo:paragraph-rsid="00dd0507"/>
    </style:style>
    <style:style style:name="P378" style:family="paragraph" style:parent-style-name="Text_20_body">
      <style:text-properties officeooo:rsid="00dd0507" officeooo:paragraph-rsid="00dd0507"/>
    </style:style>
    <style:style style:name="P379" style:family="paragraph" style:parent-style-name="Text_20_body" style:list-style-name="L76">
      <style:text-properties officeooo:paragraph-rsid="00dd0507"/>
    </style:style>
    <style:style style:name="P380" style:family="paragraph" style:parent-style-name="Text_20_body">
      <style:text-properties officeooo:paragraph-rsid="00e1a3d8"/>
    </style:style>
    <style:style style:name="P381" style:family="paragraph" style:parent-style-name="Text_20_body" style:list-style-name="L8" style:master-page-name="">
      <style:paragraph-properties fo:keep-together="always" style:page-number="auto"/>
      <style:text-properties fo:language="en" fo:country="NZ"/>
    </style:style>
    <style:style style:name="P382" style:family="paragraph" style:parent-style-name="Text_20_body" style:list-style-name="L24">
      <style:paragraph-properties fo:margin-top="0cm" fo:margin-bottom="0cm" loext:contextual-spacing="false"/>
    </style:style>
    <style:style style:name="P383" style:family="paragraph" style:parent-style-name="Text_20_body" style:list-style-name="L27">
      <style:paragraph-properties fo:margin-top="0cm" fo:margin-bottom="0cm" loext:contextual-spacing="false"/>
    </style:style>
    <style:style style:name="P384" style:family="paragraph" style:parent-style-name="Text_20_body" style:list-style-name="L28">
      <style:paragraph-properties fo:margin-top="0cm" fo:margin-bottom="0cm" loext:contextual-spacing="false"/>
    </style:style>
    <style:style style:name="P385" style:family="paragraph" style:parent-style-name="Text_20_body" style:list-style-name="L30">
      <style:paragraph-properties fo:margin-top="0cm" fo:margin-bottom="0cm" loext:contextual-spacing="false"/>
    </style:style>
    <style:style style:name="P386" style:family="paragraph" style:parent-style-name="Text_20_body" style:list-style-name="L32">
      <style:paragraph-properties fo:margin-top="0cm" fo:margin-bottom="0cm" loext:contextual-spacing="false"/>
    </style:style>
    <style:style style:name="P387" style:family="paragraph" style:parent-style-name="Text_20_body" style:list-style-name="L40">
      <style:paragraph-properties fo:margin-top="0cm" fo:margin-bottom="0cm" loext:contextual-spacing="false"/>
      <style:text-properties officeooo:paragraph-rsid="00ac6463"/>
    </style:style>
    <style:style style:name="P388" style:family="paragraph" style:parent-style-name="Text_20_body" style:list-style-name="L70">
      <style:paragraph-properties fo:margin-top="0cm" fo:margin-bottom="0cm" loext:contextual-spacing="false"/>
    </style:style>
    <style:style style:name="P389" style:family="paragraph" style:parent-style-name="Text_20_body" style:list-style-name="L72">
      <style:paragraph-properties fo:margin-top="0cm" fo:margin-bottom="0cm" loext:contextual-spacing="false"/>
    </style:style>
    <style:style style:name="P390" style:family="paragraph" style:parent-style-name="Text_20_body" style:list-style-name="L70">
      <style:paragraph-properties fo:margin-top="0cm" fo:margin-bottom="0cm" loext:contextual-spacing="false"/>
      <style:text-properties style:font-name="Bitstream Vera Sans1" fo:font-size="10pt" style:font-size-asian="10pt" style:font-size-complex="10pt"/>
    </style:style>
    <style:style style:name="P391" style:family="paragraph" style:parent-style-name="Text_20_body" style:list-style-name="L73">
      <style:paragraph-properties fo:margin-top="0cm" fo:margin-bottom="0cm" loext:contextual-spacing="false"/>
      <style:text-properties style:font-name="Bitstream Vera Sans1" fo:font-size="10pt" style:font-size-asian="10pt" style:font-size-complex="10pt"/>
    </style:style>
    <style:style style:name="P392" style:family="paragraph" style:parent-style-name="Text_20_body" style:list-style-name="L73">
      <style:paragraph-properties fo:margin-top="0cm" fo:margin-bottom="0cm" loext:contextual-spacing="false"/>
      <style:text-properties style:font-name="Bitstream Vera Sans1" fo:font-size="10pt" officeooo:rsid="00c50d0f" officeooo:paragraph-rsid="00c50d0f" style:font-size-asian="10pt" style:font-size-complex="10pt"/>
    </style:style>
    <style:style style:name="P393" style:family="paragraph" style:parent-style-name="Text_20_body" style:list-style-name="L70">
      <style:paragraph-properties fo:margin-top="0cm" fo:margin-bottom="0cm" loext:contextual-spacing="false" fo:keep-together="always" fo:keep-with-next="always"/>
    </style:style>
    <style:style style:name="P394" style:family="paragraph" style:parent-style-name="Text_20_body" style:list-style-name="L58">
      <style:paragraph-properties fo:keep-with-next="always"/>
    </style:style>
    <style:style style:name="P395" style:family="paragraph" style:parent-style-name="Text_20_body" style:list-style-name="L69">
      <style:paragraph-properties fo:keep-with-next="always"/>
    </style:style>
    <style:style style:name="P396" style:family="paragraph" style:parent-style-name="Text_20_body" style:list-style-name="L70">
      <style:paragraph-properties fo:margin-top="0cm" fo:margin-bottom="0.21cm" loext:contextual-spacing="false"/>
    </style:style>
    <style:style style:name="P397" style:family="paragraph" style:parent-style-name="Text_20_body" style:list-style-name="L70">
      <style:paragraph-properties fo:margin-top="0cm" fo:margin-bottom="0.21cm" loext:contextual-spacing="false"/>
      <style:text-properties style:font-name="Bitstream Vera Sans1" fo:font-size="10pt" style:font-size-asian="10pt" style:font-size-complex="10pt"/>
    </style:style>
    <style:style style:name="P398" style:family="paragraph" style:parent-style-name="Text_20_body" style:list-style-name="L73">
      <style:paragraph-properties fo:margin-top="0cm" fo:margin-bottom="0.21cm" loext:contextual-spacing="false"/>
      <style:text-properties style:font-name="Bitstream Vera Sans1" fo:font-size="10pt" officeooo:paragraph-rsid="00c50d0f" style:font-size-asian="10pt" style:font-size-complex="10pt"/>
    </style:style>
    <style:style style:name="P399" style:family="paragraph" style:parent-style-name="Text_20_body">
      <style:paragraph-properties fo:padding="0.035cm" fo:border="0.26pt solid #000000" style:shadow="none"/>
      <style:text-properties fo:font-size="12pt" fo:language="en" fo:country="GB" style:font-size-asian="12pt"/>
    </style:style>
    <style:style style:name="P400" style:family="paragraph" style:parent-style-name="Text_20_body">
      <style:paragraph-properties fo:padding="0.035cm" fo:border="0.26pt solid #000000" style:shadow="none"/>
      <style:text-properties fo:font-size="12pt" fo:language="en" fo:country="GB" officeooo:rsid="00db5851" officeooo:paragraph-rsid="00db5851" style:font-size-asian="12pt"/>
    </style:style>
    <style:style style:name="T1" style:family="text">
      <style:text-properties fo:font-style="italic" style:font-style-asian="italic" style:font-style-complex="italic"/>
    </style:style>
    <style:style style:name="T2" style:family="text">
      <style:text-properties fo:font-style="italic" officeooo:rsid="00d9b307" style:font-style-asian="italic" style:font-style-complex="italic"/>
    </style:style>
    <style:style style:name="T3" style:family="text">
      <style:text-properties fo:font-style="italic" officeooo:rsid="008d0ec4" style:font-style-asian="italic" style:font-style-complex="italic"/>
    </style:style>
    <style:style style:name="T4" style:family="text">
      <style:text-properties fo:font-style="italic" officeooo:rsid="001e0924" style:font-style-asian="italic" style:font-style-complex="italic"/>
    </style:style>
    <style:style style:name="T5" style:family="text">
      <style:text-properties fo:font-style="italic" officeooo:rsid="003a7f66" style:font-style-asian="italic" style:font-style-complex="italic"/>
    </style:style>
    <style:style style:name="T6" style:family="text">
      <style:text-properties fo:font-style="italic" officeooo:rsid="00e4c2fa" style:font-style-asian="italic" style:font-style-complex="italic"/>
    </style:style>
    <style:style style:name="T7" style:family="text">
      <style:text-properties fo:font-style="italic" officeooo:rsid="00e683ed" style:font-style-asian="italic" style:font-style-complex="italic"/>
    </style:style>
    <style:style style:name="T8" style:family="text">
      <style:text-properties fo:font-size="12pt" fo:language="en" fo:country="GB" fo:font-weight="bold" style:font-size-asian="12pt" style:font-weight-asian="bold" style:font-weight-complex="bold"/>
    </style:style>
    <style:style style:name="T9" style:family="text">
      <style:text-properties fo:font-size="12pt" fo:language="en" fo:country="GB" style:font-size-asian="12pt"/>
    </style:style>
    <style:style style:name="T10" style:family="text">
      <style:text-properties fo:font-size="12pt" fo:language="en" fo:country="GB" officeooo:rsid="00db5851" style:font-size-asian="12pt"/>
    </style:style>
    <style:style style:name="T11" style:family="text">
      <style:text-properties fo:color="#000000" fo:font-size="10.5pt" style:letter-kerning="false" style:font-name-asian="Times New Roman" style:font-size-asian="10.5pt" style:font-name-complex="Times New Roman" style:font-size-complex="10.5pt"/>
    </style:style>
    <style:style style:name="T12" style:family="text">
      <style:text-properties fo:font-size="10.5pt" style:letter-kerning="false" style:font-name-asian="Times New Roman" style:font-size-asian="10.5pt" style:font-name-complex="Times New Roman" style:font-size-complex="10.5pt"/>
    </style:style>
    <style:style style:name="T13" style:family="text">
      <style:text-properties fo:font-weight="bold" style:font-weight-asian="bold" style:font-weight-complex="bold"/>
    </style:style>
    <style:style style:name="T14" style:family="text">
      <style:text-properties fo:font-weight="bold" officeooo:rsid="00bf1072" style:font-weight-asian="bold" style:font-weight-complex="bold"/>
    </style:style>
    <style:style style:name="T15" style:family="text">
      <style:text-properties fo:font-weight="bold" officeooo:rsid="00c78794" style:font-weight-asian="bold" style:font-weight-complex="bold"/>
    </style:style>
    <style:style style:name="T16" style:family="text">
      <style:text-properties fo:language="en" fo:country="NZ"/>
    </style:style>
    <style:style style:name="T17" style:family="text">
      <style:text-properties officeooo:rsid="001f74ff"/>
    </style:style>
    <style:style style:name="T18" style:family="text">
      <style:text-properties officeooo:rsid="00217147"/>
    </style:style>
    <style:style style:name="T19" style:family="text">
      <style:text-properties officeooo:rsid="0022068a"/>
    </style:style>
    <style:style style:name="T20" style:family="text">
      <style:text-properties officeooo:rsid="00248677"/>
    </style:style>
    <style:style style:name="T21" style:family="text">
      <style:text-properties officeooo:rsid="0025891d"/>
    </style:style>
    <style:style style:name="T22" style:family="text">
      <style:text-properties officeooo:rsid="00273eb9"/>
    </style:style>
    <style:style style:name="T23" style:family="text">
      <style:text-properties officeooo:rsid="002aaf2b"/>
    </style:style>
    <style:style style:name="T24" style:family="text">
      <style:text-properties officeooo:rsid="002d6687"/>
    </style:style>
    <style:style style:name="T25" style:family="text">
      <style:text-properties officeooo:rsid="002ebf6b"/>
    </style:style>
    <style:style style:name="T26" style:family="text">
      <style:text-properties officeooo:rsid="00307256"/>
    </style:style>
    <style:style style:name="T27" style:family="text">
      <style:text-properties officeooo:rsid="00307749"/>
    </style:style>
    <style:style style:name="T28" style:family="text">
      <style:text-properties officeooo:rsid="0030b155"/>
    </style:style>
    <style:style style:name="T29" style:family="text">
      <style:text-properties officeooo:rsid="00339203"/>
    </style:style>
    <style:style style:name="T30" style:family="text">
      <style:text-properties officeooo:rsid="0034ac91"/>
    </style:style>
    <style:style style:name="T31" style:family="text">
      <style:text-properties officeooo:rsid="00380592"/>
    </style:style>
    <style:style style:name="T32" style:family="text">
      <style:text-properties fo:font-style="normal" style:font-style-asian="normal" style:font-style-complex="normal"/>
    </style:style>
    <style:style style:name="T33" style:family="text">
      <style:text-properties fo:font-style="normal" officeooo:rsid="003a7f66" style:font-style-asian="normal" style:font-style-complex="normal"/>
    </style:style>
    <style:style style:name="T34" style:family="text">
      <style:text-properties officeooo:rsid="003b3610"/>
    </style:style>
    <style:style style:name="T35" style:family="text">
      <style:text-properties officeooo:rsid="003c5058"/>
    </style:style>
    <style:style style:name="T36" style:family="text">
      <style:text-properties officeooo:rsid="003dd990"/>
    </style:style>
    <style:style style:name="T37" style:family="text">
      <style:text-properties officeooo:rsid="003f4936"/>
    </style:style>
    <style:style style:name="T38" style:family="text">
      <style:text-properties officeooo:rsid="00404070"/>
    </style:style>
    <style:style style:name="T39" style:family="text">
      <style:text-properties officeooo:rsid="00415af6"/>
    </style:style>
    <style:style style:name="T40" style:family="text">
      <style:text-properties officeooo:rsid="00431956"/>
    </style:style>
    <style:style style:name="T41" style:family="text">
      <style:text-properties officeooo:rsid="0045adef"/>
    </style:style>
    <style:style style:name="T42" style:family="text">
      <style:text-properties officeooo:rsid="004e4391"/>
    </style:style>
    <style:style style:name="T43" style:family="text">
      <style:text-properties officeooo:rsid="00502657"/>
    </style:style>
    <style:style style:name="T44" style:family="text">
      <style:text-properties officeooo:rsid="00516cf9"/>
    </style:style>
    <style:style style:name="T45" style:family="text">
      <style:text-properties officeooo:rsid="005362f7"/>
    </style:style>
    <style:style style:name="T46" style:family="text">
      <style:text-properties officeooo:rsid="005514ed"/>
    </style:style>
    <style:style style:name="T47" style:family="text">
      <style:text-properties officeooo:rsid="00574578"/>
    </style:style>
    <style:style style:name="T48" style:family="text">
      <style:text-properties officeooo:rsid="00588bb0"/>
    </style:style>
    <style:style style:name="T49" style:family="text">
      <style:text-properties officeooo:rsid="0059a478"/>
    </style:style>
    <style:style style:name="T50" style:family="text">
      <style:text-properties officeooo:rsid="005d3a61"/>
    </style:style>
    <style:style style:name="T51" style:family="text">
      <style:text-properties officeooo:rsid="005fdf4e"/>
    </style:style>
    <style:style style:name="T52" style:family="text">
      <style:text-properties officeooo:rsid="00604e25"/>
    </style:style>
    <style:style style:name="T53" style:family="text">
      <style:text-properties officeooo:rsid="00631cef"/>
    </style:style>
    <style:style style:name="T54" style:family="text">
      <style:text-properties officeooo:rsid="0064ba8f"/>
    </style:style>
    <style:style style:name="T55" style:family="text">
      <style:text-properties officeooo:rsid="0064e6c9"/>
    </style:style>
    <style:style style:name="T56" style:family="text">
      <style:text-properties officeooo:rsid="006664be"/>
    </style:style>
    <style:style style:name="T57" style:family="text">
      <style:text-properties officeooo:rsid="0066a90b"/>
    </style:style>
    <style:style style:name="T58" style:family="text">
      <style:text-properties officeooo:rsid="0069a4a0"/>
    </style:style>
    <style:style style:name="T59" style:family="text">
      <style:text-properties officeooo:rsid="0071fa54"/>
    </style:style>
    <style:style style:name="T60" style:family="text">
      <style:text-properties officeooo:rsid="0078a2ee"/>
    </style:style>
    <style:style style:name="T61" style:family="text">
      <style:text-properties officeooo:rsid="007935c3"/>
    </style:style>
    <style:style style:name="T62" style:family="text">
      <style:text-properties officeooo:rsid="007b13c0"/>
    </style:style>
    <style:style style:name="T63" style:family="text">
      <style:text-properties officeooo:rsid="007b7a28"/>
    </style:style>
    <style:style style:name="T64" style:family="text">
      <style:text-properties officeooo:rsid="007d701b"/>
    </style:style>
    <style:style style:name="T65" style:family="text">
      <style:text-properties officeooo:rsid="00828490"/>
    </style:style>
    <style:style style:name="T66" style:family="text">
      <style:text-properties officeooo:rsid="0084208a"/>
    </style:style>
    <style:style style:name="T67" style:family="text">
      <style:text-properties officeooo:rsid="0085fd21"/>
    </style:style>
    <style:style style:name="T68" style:family="text">
      <style:text-properties officeooo:rsid="008ab25c"/>
    </style:style>
    <style:style style:name="T69" style:family="text">
      <style:text-properties officeooo:rsid="008c50a8"/>
    </style:style>
    <style:style style:name="T70" style:family="text">
      <style:text-properties officeooo:rsid="008d0ec4"/>
    </style:style>
    <style:style style:name="T71" style:family="text">
      <style:text-properties officeooo:rsid="008d8d49"/>
    </style:style>
    <style:style style:name="T72" style:family="text">
      <style:text-properties officeooo:rsid="008e7368"/>
    </style:style>
    <style:style style:name="T73" style:family="text">
      <style:text-properties officeooo:rsid="008ef996"/>
    </style:style>
    <style:style style:name="T74" style:family="text">
      <style:text-properties officeooo:rsid="009082fc"/>
    </style:style>
    <style:style style:name="T75" style:family="text">
      <style:text-properties officeooo:rsid="00937f7d"/>
    </style:style>
    <style:style style:name="T76" style:family="text">
      <style:text-properties officeooo:rsid="0096b3a5"/>
    </style:style>
    <style:style style:name="T77" style:family="text">
      <style:text-properties officeooo:rsid="009b225a"/>
    </style:style>
    <style:style style:name="T78" style:family="text">
      <style:text-properties officeooo:rsid="009f45dc"/>
    </style:style>
    <style:style style:name="T79" style:family="text">
      <style:text-properties officeooo:rsid="009fa419"/>
    </style:style>
    <style:style style:name="T80" style:family="text">
      <style:text-properties officeooo:rsid="00a4f739"/>
    </style:style>
    <style:style style:name="T81" style:family="text">
      <style:text-properties officeooo:rsid="00a548c5"/>
    </style:style>
    <style:style style:name="T82" style:family="text">
      <style:text-properties officeooo:rsid="00a54aff"/>
    </style:style>
    <style:style style:name="T83" style:family="text">
      <style:text-properties officeooo:rsid="00a6706e"/>
    </style:style>
    <style:style style:name="T84" style:family="text">
      <style:text-properties officeooo:rsid="00a7af8d"/>
    </style:style>
    <style:style style:name="T85" style:family="text">
      <style:text-properties officeooo:rsid="00a87fd7"/>
    </style:style>
    <style:style style:name="T86" style:family="text">
      <style:text-properties officeooo:rsid="00aa18ab"/>
    </style:style>
    <style:style style:name="T87" style:family="text">
      <style:text-properties officeooo:rsid="00ac22e5"/>
    </style:style>
    <style:style style:name="T88" style:family="text">
      <style:text-properties officeooo:rsid="00ac6463"/>
    </style:style>
    <style:style style:name="T89" style:family="text">
      <style:text-properties officeooo:rsid="00ae5302"/>
    </style:style>
    <style:style style:name="T90" style:family="text">
      <style:text-properties officeooo:rsid="00aea938"/>
    </style:style>
    <style:style style:name="T91" style:family="text">
      <style:text-properties officeooo:rsid="00afbe77"/>
    </style:style>
    <style:style style:name="T92" style:family="text">
      <style:text-properties officeooo:rsid="00b118cc"/>
    </style:style>
    <style:style style:name="T93" style:family="text">
      <style:text-properties officeooo:rsid="00b2a899"/>
    </style:style>
    <style:style style:name="T94" style:family="text">
      <style:text-properties officeooo:rsid="00b3741b"/>
    </style:style>
    <style:style style:name="T95" style:family="text">
      <style:text-properties officeooo:rsid="00b650d8"/>
    </style:style>
    <style:style style:name="T96" style:family="text">
      <style:text-properties officeooo:rsid="00b83296"/>
    </style:style>
    <style:style style:name="T97" style:family="text">
      <style:text-properties officeooo:rsid="00b891f2"/>
    </style:style>
    <style:style style:name="T98" style:family="text">
      <style:text-properties officeooo:rsid="00bb38ec"/>
    </style:style>
    <style:style style:name="T99" style:family="text">
      <style:text-properties officeooo:rsid="00bd29a9"/>
    </style:style>
    <style:style style:name="T100" style:family="text">
      <style:text-properties fo:font-weight="normal" style:font-weight-asian="normal" style:font-weight-complex="normal"/>
    </style:style>
    <style:style style:name="T101" style:family="text">
      <style:text-properties fo:font-weight="normal" officeooo:rsid="00bf1072" style:font-weight-asian="normal" style:font-weight-complex="normal"/>
    </style:style>
    <style:style style:name="T102" style:family="text">
      <style:text-properties officeooo:rsid="00c1343c"/>
    </style:style>
    <style:style style:name="T103" style:family="text">
      <style:text-properties officeooo:rsid="00c3a07d"/>
    </style:style>
    <style:style style:name="T104" style:family="text">
      <style:text-properties officeooo:rsid="00c50d0f"/>
    </style:style>
    <style:style style:name="T105" style:family="text">
      <style:text-properties officeooo:rsid="00c69255"/>
    </style:style>
    <style:style style:name="T106" style:family="text">
      <style:text-properties style:font-name="Bitstream Vera Sans1" fo:font-size="10pt" fo:font-weight="bold" style:font-size-asian="10pt" style:font-weight-asian="bold" style:font-size-complex="10pt" style:font-weight-complex="bold"/>
    </style:style>
    <style:style style:name="T107" style:family="text">
      <style:text-properties style:font-name="Bitstream Vera Sans1" fo:font-size="10pt" style:font-size-asian="10pt" style:font-size-complex="10pt"/>
    </style:style>
    <style:style style:name="T108" style:family="text">
      <style:text-properties style:font-name="Bitstream Vera Sans1" fo:font-size="10pt" fo:font-weight="normal" style:font-size-asian="10pt" style:font-weight-asian="normal" style:font-size-complex="10pt" style:font-weight-complex="normal"/>
    </style:style>
    <style:style style:name="T109" style:family="text">
      <style:text-properties style:font-name="Bitstream Vera Sans1" fo:font-size="10pt" fo:font-weight="normal" officeooo:rsid="00c6e85f" style:font-size-asian="10pt" style:font-weight-asian="normal" style:font-size-complex="10pt" style:font-weight-complex="normal"/>
    </style:style>
    <style:style style:name="T110" style:family="text">
      <style:text-properties officeooo:rsid="00c78794"/>
    </style:style>
    <style:style style:name="T111" style:family="text">
      <style:text-properties officeooo:rsid="00c8d9c1"/>
    </style:style>
    <style:style style:name="T112" style:family="text">
      <style:text-properties officeooo:rsid="00cfa104"/>
    </style:style>
    <style:style style:name="T113" style:family="text">
      <style:text-properties officeooo:rsid="00d403d5"/>
    </style:style>
    <style:style style:name="T114" style:family="text">
      <style:text-properties officeooo:rsid="00d411fa"/>
    </style:style>
    <style:style style:name="T115" style:family="text">
      <style:text-properties officeooo:rsid="00db5851"/>
    </style:style>
    <style:style style:name="T116" style:family="text">
      <style:text-properties officeooo:rsid="00dc4f06"/>
    </style:style>
    <style:style style:name="T117" style:family="text">
      <style:text-properties officeooo:rsid="00dd0507"/>
    </style:style>
    <style:style style:name="T118" style:family="text">
      <style:text-properties officeooo:rsid="00ddf9e2"/>
    </style:style>
    <style:style style:name="T119" style:family="text">
      <style:text-properties officeooo:rsid="00de2b8c"/>
    </style:style>
    <style:style style:name="T120" style:family="text">
      <style:text-properties officeooo:rsid="00dfc202"/>
    </style:style>
    <style:style style:name="T121" style:family="text">
      <style:text-properties officeooo:rsid="00e1a3d8"/>
    </style:style>
    <style:style style:name="T122" style:family="text">
      <style:text-properties officeooo:rsid="00e7b4c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0"><text:tab/></text:p>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80"><text:span text:style-name="Default_20_Paragraph_20_Font"><text:span text:style-name="T8">Abstract: </text:span></text:span><text:span text:style-name="Default_20_Paragraph_20_Font"><text:span text:style-name="T9">The Jarvis Web Gateway is a lightweight web-service designed to give Rich Internet Applications a rapid, powerful and secure mechanism to access and update server-side databases. <text:s/>Jarvis can be configured to use Apache's “</text:span></text:span><text:span text:style-name="Default_20_Paragraph_20_Font"><text:span text:style-name="T10">fast_cgi</text:span></text:span><text:span text:style-name="Default_20_Paragraph_20_Font"><text:span text:style-name="T9">” for better performance than simple CGI.</text:span></text:span></text:p>
      <text:p text:style-name="P81">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81">Jarvis works excellently with JavaScript web apps using <text:span text:style-name="T115">Angular, </text:span>ExtJS and many other JS toolkits, and is also ideal for richer client applications such as those written in Adobe Flex.</text:p>
      <text:p text:style-name="P81">Jarvis supports any database for which a Perl DBI driver exists. <text:s/>This include Oracle, PostgreSQL, MySQL, SQL Server, SQLite and more.</text:p>
      <text:p text:style-name="P400">Jarvis supports any document storage database for which a Perl driver exists such as MongoDB.</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64"><text:a xlink:type="simple" xlink:href="#__RefHeading___Toc7924_1867974170">Introduction<text:tab/>5</text:a></text:p>
          <text:p text:style-name="P264"><text:a xlink:type="simple" xlink:href="#__RefHeading___Toc7926_1867974170">Licence<text:tab/>6</text:a></text:p>
          <text:p text:style-name="P264"><text:a xlink:type="simple" xlink:href="#__RefHeading___Toc7928_1867974170">GNU Lesser General Public License<text:tab/>6</text:a></text:p>
          <text:p text:style-name="P264"><text:a xlink:type="simple" xlink:href="#__RefHeading___Toc7930_1867974170">Clarification of Intentions<text:tab/>6</text:a></text:p>
          <text:p text:style-name="P264"><text:a xlink:type="simple" xlink:href="#__RefHeading___Toc7932_1867974170">Installation<text:tab/>7</text:a></text:p>
          <text:p text:style-name="P264"><text:a xlink:type="simple" xlink:href="#__RefHeading___Toc7934_1867974170">Separate Documentation<text:tab/>7</text:a></text:p>
          <text:p text:style-name="P264"><text:a xlink:type="simple" xlink:href="#__RefHeading___Toc7936_1867974170">Application Configuration File<text:tab/>8</text:a></text:p>
          <text:p text:style-name="P264"><text:a xlink:type="simple" xlink:href="#__RefHeading___Toc7938_1867974170">Introduction<text:tab/>8</text:a></text:p>
          <text:p text:style-name="P264"><text:a xlink:type="simple" xlink:href="#__RefHeading___Toc7940_1867974170">List of Parameters<text:tab/>9</text:a></text:p>
          <text:p text:style-name="P264"><text:a xlink:type="simple" xlink:href="#__RefHeading___Toc7942_1867974170">Configuration Parameter Details<text:tab/>11</text:a></text:p>
          <text:p text:style-name="P264"><text:a xlink:type="simple" xlink:href="#__RefHeading___Toc7944_1867974170">Login Module Configuration<text:tab/>24</text:a></text:p>
          <text:p text:style-name="P264"><text:a xlink:type="simple" xlink:href="#__RefHeading___Toc7946_1867974170">Standard Modules<text:tab/>24</text:a></text:p>
          <text:p text:style-name="P264"><text:a xlink:type="simple" xlink:href="#__RefHeading___Toc7948_1867974170">Active Directory Login<text:tab/>24</text:a></text:p>
          <text:p text:style-name="P264"><text:a xlink:type="simple" xlink:href="#__RefHeading___Toc7950_1867974170">Basic Auth Login<text:tab/>25</text:a></text:p>
          <text:p text:style-name="P264"><text:a xlink:type="simple" xlink:href="#__RefHeading___Toc7952_1867974170">Database Login<text:tab/>26</text:a></text:p>
          <text:p text:style-name="P264"><text:a xlink:type="simple" xlink:href="#__RefHeading___Toc7954_1867974170">Adempiere Login<text:tab/>27</text:a></text:p>
          <text:p text:style-name="P264"><text:a xlink:type="simple" xlink:href="#__RefHeading___Toc7956_1867974170">Drupal6 Login<text:tab/>28</text:a></text:p>
          <text:p text:style-name="P264"><text:a xlink:type="simple" xlink:href="#__RefHeading___Toc7958_1867974170">None Login<text:tab/>30</text:a></text:p>
          <text:p text:style-name="P264"><text:a xlink:type="simple" xlink:href="#__RefHeading___Toc7960_1867974170">Single Login<text:tab/>30</text:a></text:p>
          <text:p text:style-name="P264"><text:a xlink:type="simple" xlink:href="#__RefHeading___Toc7962_1867974170">Executable Login<text:tab/>31</text:a></text:p>
          <text:p text:style-name="P264"><text:a xlink:type="simple" xlink:href="#__RefHeading___Toc10812_3374347152">OAuth2 Login<text:tab/>32</text:a></text:p>
          <text:p text:style-name="P264"><text:a xlink:type="simple" xlink:href="#__RefHeading___Toc7964_1867974170">Special Datasets &amp; Jarvis Login<text:tab/>34</text:a></text:p>
          <text:p text:style-name="P264"><text:a xlink:type="simple" xlink:href="#__RefHeading___Toc7966_1867974170">Jarvis URLs<text:tab/>34</text:a></text:p>
          <text:p text:style-name="P264"><text:a xlink:type="simple" xlink:href="#__RefHeading___Toc7968_1867974170">The __status Dataset<text:tab/>34</text:a></text:p>
          <text:p text:style-name="P264"><text:a xlink:type="simple" xlink:href="#__RefHeading___Toc7970_1867974170">The __habitat Dataset<text:tab/>34</text:a></text:p>
          <text:p text:style-name="P264"><text:a xlink:type="simple" xlink:href="#__RefHeading___Toc7972_1867974170">The __logout Dataset<text:tab/>35</text:a></text:p>
          <text:p text:style-name="P264"><text:a xlink:type="simple" xlink:href="#__RefHeading___Toc7974_1867974170">Logging-In to Jarvis<text:tab/>35</text:a></text:p>
          <text:p text:style-name="P264"><text:a xlink:type="simple" xlink:href="#__RefHeading___Toc7976_1867974170">Jarvis Error Responses<text:tab/>36</text:a></text:p>
          <text:p text:style-name="P264"><text:a xlink:type="simple" xlink:href="#__RefHeading___Toc7978_1867974170">Fetch Results<text:tab/>37</text:a></text:p>
          <text:p text:style-name="P264"><text:a xlink:type="simple" xlink:href="#__RefHeading___Toc7980_1867974170">Format = json<text:tab/>37</text:a></text:p>
          <text:p text:style-name="P264"><text:a xlink:type="simple" xlink:href="#__RefHeading___Toc7982_1867974170">Format = json.array<text:tab/>37</text:a></text:p>
          <text:p text:style-name="P264"><text:a xlink:type="simple" xlink:href="#__RefHeading___Toc7984_1867974170">Format = json.rest<text:tab/>38</text:a></text:p>
          <text:p text:style-name="P264"><text:a xlink:type="simple" xlink:href="#__RefHeading___Toc7986_1867974170">Format = xml<text:tab/>39</text:a></text:p>
          <text:p text:style-name="P264"><text:a xlink:type="simple" xlink:href="#__RefHeading___Toc7988_1867974170">Format = csv<text:tab/>39</text:a></text:p>
          <text:p text:style-name="P264"><text:a xlink:type="simple" xlink:href="#__RefHeading___Toc7990_1867974170">Format = xlsx<text:tab/>39</text:a></text:p>
          <text:p text:style-name="P264"><text:a xlink:type="simple" xlink:href="#__RefHeading___Toc7992_1867974170">Datasets and Parameters<text:tab/>40</text:a></text:p>
          <text:p text:style-name="P264"><text:a xlink:type="simple" xlink:href="#__RefHeading___Toc7994_1867974170">Dataset Definition<text:tab/>40</text:a></text:p>
          <text:p text:style-name="P264"><text:a xlink:type="simple" xlink:href="#__RefHeading___Toc11595_718419755">Dataset Attributes<text:tab/>41</text:a></text:p>
          <text:p text:style-name="P264"><text:a xlink:type="simple" xlink:href="#__RefHeading___Toc11597_718419755">Dataset Elements<text:tab/>41</text:a></text:p>
          <text:p text:style-name="P264"><text:a xlink:type="simple" xlink:href="#__RefHeading___Toc11599_718419755">Access Identifiers<text:tab/>42</text:a></text:p>
          <text:p text:style-name="P264"><text:a xlink:type="simple" xlink:href="#__RefHeading___Toc11160_718419755">Parameter Expansion<text:tab/>42</text:a></text:p>
          <text:p text:style-name="P264"><text:a xlink:type="simple" xlink:href="#__RefHeading___Toc11601_718419755">Server-Only Safe Parameters<text:tab/>42</text:a></text:p>
          <text:p text:style-name="P264"><text:a xlink:type="simple" xlink:href="#__RefHeading___Toc9304_126146490">Default Parameters<text:tab/>43</text:a></text:p>
          <text:p text:style-name="P264"><text:a xlink:type="simple" xlink:href="#__RefHeading___Toc11603_718419755">DBI Datasets<text:tab/>44</text:a></text:p>
          <text:p text:style-name="P264"><text:a xlink:type="simple" xlink:href="#__RefHeading___Toc11605_718419755">DBI Bind Parameters<text:tab/>44</text:a></text:p>
          <text:p text:style-name="P264"><text:a xlink:type="simple" xlink:href="#__RefHeading___Toc11607_718419755">DBI Fallback Parameter<text:tab/>44</text:a></text:p>
          <text:p text:style-name="P264"><text:a xlink:type="simple" xlink:href="#__RefHeading___Toc11609_718419755">DBI Statement Extensions<text:tab/>45</text:a></text:p>
          <text:p text:style-name="P264"><text:a xlink:type="simple" xlink:href="#__RefHeading___Toc11611_718419755">DBI Binding Extensions<text:tab/>45</text:a></text:p>
          <text:p text:style-name="P264"><text:a xlink:type="simple" xlink:href="#__RefHeading___Toc11613_718419755">Binding In/Out Parameters (under DBD::Oracle)<text:tab/>45</text:a></text:p>
          <text:p text:style-name="P264"><text:a xlink:type="simple" xlink:href="#__RefHeading___Toc11615_718419755">Textual Substitution for DBI<text:tab/>46</text:a></text:p>
          <text:p text:style-name="P264"><text:a xlink:type="simple" xlink:href="#__RefHeading___Toc11617_718419755">Other DBI Parameter Notes<text:tab/>47</text:a></text:p>
          <text:p text:style-name="P264"><text:a xlink:type="simple" xlink:href="#__RefHeading___Toc8008_1867974170">SSAS Data Pump Datasets<text:tab/>48</text:a></text:p>
          <text:p text:style-name="P264"><text:soft-page-break/><text:a xlink:type="simple" xlink:href="#__RefHeading___Toc8010_1867974170">MDX Queries<text:tab/>48</text:a></text:p>
          <text:p text:style-name="P264"><text:a xlink:type="simple" xlink:href="#__RefHeading___Toc8012_1867974170">Parameter Processing<text:tab/>48</text:a></text:p>
          <text:p text:style-name="P264"><text:a xlink:type="simple" xlink:href="#__RefHeading___Toc11619_718419755">MongoDB Datasets<text:tab/>50</text:a></text:p>
          <text:p text:style-name="P264"><text:a xlink:type="simple" xlink:href="#__RefHeading___Toc8010_18679741701">MongoDB Operation Parameters<text:tab/>50</text:a></text:p>
          <text:p text:style-name="P264"><text:a xlink:type="simple" xlink:href="#__RefHeading___Toc11621_718419755">Parameter Processing<text:tab/>54</text:a></text:p>
          <text:p text:style-name="P264"><text:a xlink:type="simple" xlink:href="#__RefHeading___Toc8014_1867974170">Storing Datasets<text:tab/>57</text:a></text:p>
          <text:p text:style-name="P264"><text:a xlink:type="simple" xlink:href="#__RefHeading___Toc8016_1867974170">Modifying Datasets – Single Modification<text:tab/>57</text:a></text:p>
          <text:p text:style-name="P264"><text:a xlink:type="simple" xlink:href="#__RefHeading___Toc8018_1867974170">Modifying Datasets – Array of Modifications<text:tab/>59</text:a></text:p>
          <text:p text:style-name="P264"><text:a xlink:type="simple" xlink:href="#__RefHeading___Toc8020_1867974170">Modifying Datasets – Array of Mixed Modifications<text:tab/>60</text:a></text:p>
          <text:p text:style-name="P264"><text:a xlink:type="simple" xlink:href="#__RefHeading___Toc8022_1867974170">Before &amp; After Statements<text:tab/>60</text:a></text:p>
          <text:p text:style-name="P264"><text:a xlink:type="simple" xlink:href="#__RefHeading___Toc8024_1867974170">Transaction and Rollback<text:tab/>61</text:a></text:p>
          <text:p text:style-name="P264"><text:a xlink:type="simple" xlink:href="#__RefHeading___Toc8026_1867974170">Dataset Transformations<text:tab/>62</text:a></text:p>
          <text:p text:style-name="P264"><text:a xlink:type="simple" xlink:href="#__RefHeading___Toc8028_1867974170">Introduction<text:tab/>62</text:a></text:p>
          <text:p text:style-name="P264"><text:a xlink:type="simple" xlink:href="#__RefHeading___Toc8030_1867974170">Nested Datasets<text:tab/>63</text:a></text:p>
          <text:p text:style-name="P264"><text:a xlink:type="simple" xlink:href="#__RefHeading___Toc8032_1867974170">Introduction &amp; Fetching Nested Datasets<text:tab/>63</text:a></text:p>
          <text:p text:style-name="P264"><text:a xlink:type="simple" xlink:href="#__RefHeading___Toc8034_1867974170">Configuration<text:tab/>63</text:a></text:p>
          <text:p text:style-name="P264"><text:a xlink:type="simple" xlink:href="#__RefHeading___Toc8036_1867974170">Inserting/Updating Nested Datasets<text:tab/>64</text:a></text:p>
          <text:p text:style-name="P264"><text:a xlink:type="simple" xlink:href="#__RefHeading___Toc8038_1867974170">Exec Datasets<text:tab/>66</text:a></text:p>
          <text:p text:style-name="P264"><text:a xlink:type="simple" xlink:href="#__RefHeading___Toc8040_1867974170">Introduction<text:tab/>66</text:a></text:p>
          <text:p text:style-name="P264"><text:a xlink:type="simple" xlink:href="#__RefHeading___Toc8042_1867974170">Configuration<text:tab/>66</text:a></text:p>
          <text:p text:style-name="P264"><text:a xlink:type="simple" xlink:href="#__RefHeading___Toc8044_1867974170">Output Return Mechanism<text:tab/>67</text:a></text:p>
          <text:p text:style-name="P264"><text:a xlink:type="simple" xlink:href="#__RefHeading___Toc8046_1867974170">A Simple Example<text:tab/>68</text:a></text:p>
          <text:p text:style-name="P264"><text:a xlink:type="simple" xlink:href="#__RefHeading___Toc8048_1867974170">Environment Variables<text:tab/>68</text:a></text:p>
          <text:p text:style-name="P264"><text:a xlink:type="simple" xlink:href="#__RefHeading___Toc8050_1867974170">Command Line Parameters<text:tab/>69</text:a></text:p>
          <text:p text:style-name="P264"><text:a xlink:type="simple" xlink:href="#__RefHeading___Toc8052_1867974170">Output &amp; Headers<text:tab/>69</text:a></text:p>
          <text:p text:style-name="P264"><text:a xlink:type="simple" xlink:href="#__RefHeading___Toc8054_1867974170">Plugin Datasets<text:tab/>70</text:a></text:p>
          <text:p text:style-name="P264"><text:a xlink:type="simple" xlink:href="#__RefHeading___Toc8056_1867974170">Introduction<text:tab/>70</text:a></text:p>
          <text:p text:style-name="P264"><text:a xlink:type="simple" xlink:href="#__RefHeading___Toc8058_1867974170">Configuration<text:tab/>70</text:a></text:p>
          <text:p text:style-name="P264"><text:a xlink:type="simple" xlink:href="#__RefHeading___Toc8060_1867974170">Plugin ::do Method<text:tab/>71</text:a></text:p>
          <text:p text:style-name="P264"><text:a xlink:type="simple" xlink:href="#__RefHeading___Toc8062_1867974170">Output &amp; Headers<text:tab/>72</text:a></text:p>
          <text:p text:style-name="P264"><text:a xlink:type="simple" xlink:href="#__RefHeading___Toc8064_1867974170">Exception Handling<text:tab/>72</text:a></text:p>
          <text:p text:style-name="P264"><text:a xlink:type="simple" xlink:href="#__RefHeading___Toc8066_1867974170">Getting Dataset Content with “fetch_rows”.<text:tab/>72</text:a></text:p>
          <text:p text:style-name="P264"><text:a xlink:type="simple" xlink:href="#__RefHeading___Toc8457_4068299857">Using Datasets to Store Content with “store_rows”.<text:tab/>72</text:a></text:p>
          <text:p text:style-name="P264"><text:a xlink:type="simple" xlink:href="#__RefHeading___Toc8068_1867974170">Example Plugin<text:tab/>73</text:a></text:p>
          <text:p text:style-name="P264"><text:a xlink:type="simple" xlink:href="#__RefHeading___Toc8070_1867974170">Hook Modules<text:tab/>75</text:a></text:p>
          <text:p text:style-name="P264"><text:a xlink:type="simple" xlink:href="#__RefHeading___Toc8072_1867974170">Introduction<text:tab/>75</text:a></text:p>
          <text:p text:style-name="P264"><text:a xlink:type="simple" xlink:href="#__RefHeading___Toc8074_1867974170">Hook Configuration<text:tab/>76</text:a></text:p>
          <text:p text:style-name="P264"><text:a xlink:type="simple" xlink:href="#__RefHeading___Toc8076_1867974170">Global Per-Query Hook Points<text:tab/>76</text:a></text:p>
          <text:p text:style-name="P264"><text:a xlink:type="simple" xlink:href="#__RefHeading___Toc8078_1867974170">Global Utility Hook Points<text:tab/>78</text:a></text:p>
          <text:p text:style-name="P264"><text:a xlink:type="simple" xlink:href="#__RefHeading___Toc8080_1867974170">Per-Dataset Hook Points<text:tab/>80</text:a></text:p>
          <text:p text:style-name="P264"><text:a xlink:type="simple" xlink:href="#__RefHeading___Toc8082_1867974170">Per-Row Hook Points<text:tab/>83</text:a></text:p>
          <text:p text:style-name="P264"><text:a xlink:type="simple" xlink:href="#__RefHeading___Toc8084_1867974170">Sample Global Hook Template<text:tab/>83</text:a></text:p>
          <text:p text:style-name="P264"><text:a xlink:type="simple" xlink:href="#__RefHeading___Toc8086_1867974170">Sample Dataset Hook Template<text:tab/>85</text:a></text:p>
          <text:p text:style-name="P264"><text:a xlink:type="simple" xlink:href="#__RefHeading___Toc8088_1867974170">Exception Handling<text:tab/>86</text:a></text:p>
          <text:p text:style-name="P264"><text:a xlink:type="simple" xlink:href="#__RefHeading___Toc8090_1867974170">Custom Headers<text:tab/>86</text:a></text:p>
          <text:p text:style-name="P264"><text:a xlink:type="simple" xlink:href="#__RefHeading___Toc8092_1867974170">Performance Notes<text:tab/>87</text:a></text:p>
          <text:p text:style-name="P264"><text:a xlink:type="simple" xlink:href="#__RefHeading___Toc8094_1867974170">How Fast is Jarvis?<text:tab/>87</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4">Version</text:p>
          </table:table-cell>
          <table:table-cell table:style-name="Table1.A1" office:value-type="string">
            <text:p text:style-name="P124">Date</text:p>
          </table:table-cell>
          <table:table-cell table:style-name="Table1.A1" office:value-type="string">
            <text:p text:style-name="P124">By</text:p>
          </table:table-cell>
          <table:table-cell table:style-name="Table1.D1" office:value-type="string">
            <text:p text:style-name="P124">Comment</text:p>
          </table:table-cell>
        </table:table-row>
        <table:table-row>
          <table:table-cell table:style-name="Table1.A2" office:value-type="string">
            <text:p text:style-name="P126">5.4.6</text:p>
          </table:table-cell>
          <table:table-cell table:style-name="Table1.B2" office:value-type="string">
            <text:p text:style-name="P126">18-Mar-2014</text:p>
          </table:table-cell>
          <table:table-cell table:style-name="Table1.C2" office:value-type="string">
            <text:p text:style-name="P126">JXC</text:p>
          </table:table-cell>
          <table:table-cell table:style-name="Table1.D2" office:value-type="string">
            <text:p text:style-name="P102">Added “!out” flag to support DBD::Oracle RETURNING.</text:p>
          </table:table-cell>
        </table:table-row>
        <table:table-row>
          <table:table-cell table:style-name="Table1.A3" office:value-type="string">
            <text:p text:style-name="P126">5.4.10</text:p>
          </table:table-cell>
          <table:table-cell table:style-name="Table1.B3" office:value-type="string">
            <text:p text:style-name="P126">7-Apr-2014</text:p>
          </table:table-cell>
          <table:table-cell table:style-name="Table1.C3" office:value-type="string">
            <text:p text:style-name="P126">JXC</text:p>
          </table:table-cell>
          <table:table-cell table:style-name="Table1.D3" office:value-type="string">
            <text:p text:style-name="P102">Cleanup/correct documentation for Exec/Plug config parameters.</text:p>
          </table:table-cell>
        </table:table-row>
        <table:table-row>
          <table:table-cell table:style-name="Table1.A4" office:value-type="string">
            <text:p text:style-name="P126">5.5.0</text:p>
          </table:table-cell>
          <table:table-cell table:style-name="Table1.B4" office:value-type="string">
            <text:p text:style-name="P126">7-Apr-2014</text:p>
          </table:table-cell>
          <table:table-cell table:style-name="Table1.C4" office:value-type="string">
            <text:p text:style-name="P126">JXC</text:p>
          </table:table-cell>
          <table:table-cell table:style-name="Table1.D4" office:value-type="string">
            <text:p text:style-name="P102">Add “json.rest” format. <text:s/>Remove “xml.array”. <text:s/>Add “router”.</text:p>
          </table:table-cell>
        </table:table-row>
        <table:table-row>
          <table:table-cell table:style-name="Table1.A5" office:value-type="string">
            <text:p text:style-name="P126">5.5.1</text:p>
          </table:table-cell>
          <table:table-cell table:style-name="Table1.B5" office:value-type="string">
            <text:p text:style-name="P126">8-Apr-2014</text:p>
          </table:table-cell>
          <table:table-cell table:style-name="Table1.C5" office:value-type="string">
            <text:p text:style-name="P126">JXC</text:p>
          </table:table-cell>
          <table:table-cell table:style-name="Table1.D5" office:value-type="string">
            <text:p text:style-name="P102">Added support for presentation=“singleton” on route.</text:p>
          </table:table-cell>
        </table:table-row>
        <table:table-row>
          <table:table-cell table:style-name="Table1.A6" office:value-type="string">
            <text:p text:style-name="P126">5.6.0</text:p>
          </table:table-cell>
          <table:table-cell table:style-name="Table1.B6" office:value-type="string">
            <text:p text:style-name="P126">8-Apr-2014</text:p>
          </table:table-cell>
          <table:table-cell table:style-name="Table1.C6" office:value-type="string">
            <text:p text:style-name="P126">JXC</text:p>
          </table:table-cell>
          <table:table-cell table:style-name="Table1.D6" office:value-type="string">
            <text:p text:style-name="P102">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P126">5.7.0</text:p>
          </table:table-cell>
          <table:table-cell table:style-name="Table1.B7" office:value-type="string">
            <text:p text:style-name="P126">10-Apr-2014</text:p>
          </table:table-cell>
          <table:table-cell table:style-name="Table1.C7" office:value-type="string">
            <text:p text:style-name="P126">JXC</text:p>
          </table:table-cell>
          <table:table-cell table:style-name="Table1.D7" office:value-type="string">
            <text:p text:style-name="P102">Removed tracker. <text:s/>Added nested dataset fetching.</text:p>
          </table:table-cell>
        </table:table-row>
        <table:table-row>
          <table:table-cell table:style-name="Table1.A8" office:value-type="string">
            <text:p text:style-name="P126">5.7.1</text:p>
          </table:table-cell>
          <table:table-cell table:style-name="Table1.B8" office:value-type="string">
            <text:p text:style-name="P126">11-Apr-2014</text:p>
          </table:table-cell>
          <table:table-cell table:style-name="Table1.C8" office:value-type="string">
            <text:p text:style-name="P126">JXC</text:p>
          </table:table-cell>
          <table:table-cell table:style-name="Table1.D8" office:value-type="string">
            <text:p text:style-name="P102">Removed $extra_href from dataset_fetched hook. <text:s/>Added doc for Jarvis::Dataset::fetch_rows ( ). <text:s/>Added docs for nested fetch.</text:p>
          </table:table-cell>
        </table:table-row>
        <table:table-row>
          <table:table-cell table:style-name="Table1.A9" office:value-type="string">
            <text:p text:style-name="P126">5.7.2</text:p>
          </table:table-cell>
          <table:table-cell table:style-name="Table1.B9" office:value-type="string">
            <text:p text:style-name="P126">14-Apr-2014</text:p>
          </table:table-cell>
          <table:table-cell table:style-name="Table1.C9" office:value-type="string">
            <text:p text:style-name="P126">JXC</text:p>
          </table:table-cell>
          <table:table-cell table:style-name="Table1.D9" office:value-type="string">
            <text:p text:style-name="P102">Added “dataset_pre_store” and “dataset_stored” hooks. <text:s/>Changed parameters on “return_store” hook.</text:p>
          </table:table-cell>
        </table:table-row>
        <table:table-row>
          <table:table-cell table:style-name="Table1.A10" office:value-type="string">
            <text:p text:style-name="P126">5.7.3</text:p>
          </table:table-cell>
          <table:table-cell table:style-name="Table1.B10" office:value-type="string">
            <text:p text:style-name="P126">14-Apr-2014</text:p>
          </table:table-cell>
          <table:table-cell table:style-name="Table1.C10" office:value-type="string">
            <text:p text:style-name="P126">JXC</text:p>
          </table:table-cell>
          <table:table-cell table:style-name="Table1.D10" office:value-type="string">
            <text:p text:style-name="P102">Made “$extra_href” available to “dataset_fetched” and “dataset_stored” hooks.</text:p>
          </table:table-cell>
        </table:table-row>
        <table:table-row>
          <table:table-cell table:style-name="Table1.A11" office:value-type="string">
            <text:p text:style-name="P126">5.7.4</text:p>
          </table:table-cell>
          <table:table-cell table:style-name="Table1.B11" office:value-type="string">
            <text:p text:style-name="P126">15-Apr-2014</text:p>
          </table:table-cell>
          <table:table-cell table:style-name="Table1.C11" office:value-type="string">
            <text:p text:style-name="P126">JXC</text:p>
          </table:table-cell>
          <table:table-cell table:style-name="Table1.D11" office:value-type="string">
            <text:p text:style-name="P102">Added “$extra_href” to documentation for “fetch_rows” method.</text:p>
          </table:table-cell>
        </table:table-row>
        <table:table-row>
          <table:table-cell table:style-name="Table1.A12" office:value-type="string">
            <text:p text:style-name="P126">6.0.0</text:p>
          </table:table-cell>
          <table:table-cell table:style-name="Table1.B12" office:value-type="string">
            <text:p text:style-name="P126">15-Apr-2014</text:p>
          </table:table-cell>
          <table:table-cell table:style-name="Table1.C12" office:value-type="string">
            <text:p text:style-name="P126">JXC</text:p>
          </table:table-cell>
          <table:table-cell table:style-name="Table1.D12" office:value-type="string">
            <text:p text:style-name="P102">Added nested insert/update.</text:p>
          </table:table-cell>
        </table:table-row>
        <table:table-row>
          <table:table-cell table:style-name="Table1.A13" office:value-type="string">
            <text:p text:style-name="P126">6.0.3</text:p>
          </table:table-cell>
          <table:table-cell table:style-name="Table1.B13" office:value-type="string">
            <text:p text:style-name="P126">12-May-2014</text:p>
          </table:table-cell>
          <table:table-cell table:style-name="Table1.C13" office:value-type="string">
            <text:p text:style-name="P126">JXC</text:p>
          </table:table-cell>
          <table:table-cell table:style-name="Table1.D13" office:value-type="string">
            <text:p text:style-name="P102">Added “dataset_type” officially to $jconfig.</text:p>
          </table:table-cell>
        </table:table-row>
        <table:table-row>
          <table:table-cell table:style-name="Table1.A14" office:value-type="string">
            <text:p text:style-name="P126">6.1.0</text:p>
          </table:table-cell>
          <table:table-cell table:style-name="Table1.B14" office:value-type="string">
            <text:p text:style-name="P126">11-Nov-2014</text:p>
          </table:table-cell>
          <table:table-cell table:style-name="Table1.C14" office:value-type="string">
            <text:p text:style-name="P126">JXC</text:p>
          </table:table-cell>
          <table:table-cell table:style-name="Table1.D14" office:value-type="string">
            <text:p text:style-name="P102">Now “after” statement and “after_all” hook are inside transaction.</text:p>
          </table:table-cell>
        </table:table-row>
        <table:table-row>
          <table:table-cell table:style-name="Table1.A15" office:value-type="string">
            <text:p text:style-name="P126">6.3.7</text:p>
          </table:table-cell>
          <table:table-cell table:style-name="Table1.B15" office:value-type="string">
            <text:p text:style-name="P126">29-Mar-2018</text:p>
          </table:table-cell>
          <table:table-cell table:style-name="Table1.C15" office:value-type="string">
            <text:p text:style-name="P126">JL</text:p>
          </table:table-cell>
          <table:table-cell table:style-name="Table1.D15" office:value-type="string">
            <text:p text:style-name="P102">Documented new error logging features</text:p>
          </table:table-cell>
        </table:table-row>
        <table:table-row>
          <table:table-cell table:style-name="Table1.A16" office:value-type="string">
            <text:p text:style-name="P126">6.3.10</text:p>
          </table:table-cell>
          <table:table-cell table:style-name="Table1.B16" office:value-type="string">
            <text:p text:style-name="P126">27-April-2018</text:p>
          </table:table-cell>
          <table:table-cell table:style-name="Table1.C16" office:value-type="string">
            <text:p text:style-name="P126">MK</text:p>
          </table:table-cell>
          <table:table-cell table:style-name="Table1.D16" office:value-type="string">
            <text:p text:style-name="P102">Documented CSRF, XSRF and Cross origin protection, new session cookie security features and CGI parameter overrides.</text:p>
          </table:table-cell>
        </table:table-row>
        <table:table-row>
          <table:table-cell table:style-name="Table1.A23" office:value-type="string">
            <text:p text:style-name="P126">6.4</text:p>
          </table:table-cell>
          <table:table-cell table:style-name="Table1.B23" office:value-type="string">
            <text:p text:style-name="P126">2-May-2018</text:p>
          </table:table-cell>
          <table:table-cell table:style-name="Table1.C23" office:value-type="string">
            <text:p text:style-name="P126">JL</text:p>
          </table:table-cell>
          <table:table-cell table:style-name="Table1.D23" office:value-type="string">
            <text:p text:style-name="P102">Updated to v6.4</text:p>
          </table:table-cell>
        </table:table-row>
        <table:table-row>
          <table:table-cell table:style-name="Table1.A23" office:value-type="string">
            <text:p text:style-name="P127">6.6</text:p>
          </table:table-cell>
          <table:table-cell table:style-name="Table1.B23" office:value-type="string">
            <text:p text:style-name="P127">27-Nov-2018</text:p>
          </table:table-cell>
          <table:table-cell table:style-name="Table1.C23" office:value-type="string">
            <text:p text:style-name="P127">JL</text:p>
          </table:table-cell>
          <table:table-cell table:style-name="Table1.D23" office:value-type="string">
            <text:p text:style-name="P103">Updated to v6.6. This includes the new &lt;include&gt; directive, the ability to retain_null for JSON output, and the ability for plugins <text:span text:style-name="T18">and hooks </text:span>to add custom headers to <text:span text:style-name="T17">responses, without controlling the entire output.</text:span></text:p>
          </table:table-cell>
        </table:table-row>
        <table:table-row>
          <table:table-cell table:style-name="Table1.A19" office:value-type="string">
            <text:p text:style-name="P128">6.6.1</text:p>
          </table:table-cell>
          <table:table-cell table:style-name="Table1.B19" office:value-type="string">
            <text:p text:style-name="P128">1-Mar-2019</text:p>
          </table:table-cell>
          <table:table-cell table:style-name="Table1.C19" office:value-type="string">
            <text:p text:style-name="P128">JXC</text:p>
          </table:table-cell>
          <table:table-cell table:style-name="Table1.D19" office:value-type="string">
            <text:p text:style-name="P104">Refactoring of &lt;include&gt; implementation.</text:p>
          </table:table-cell>
        </table:table-row>
        <table:table-row>
          <table:table-cell table:style-name="Table1.A23" office:value-type="string">
            <text:p text:style-name="P130">6.6.2</text:p>
          </table:table-cell>
          <table:table-cell table:style-name="Table1.B23" office:value-type="string">
            <text:p text:style-name="P129"><text:span text:style-name="T30">6</text:span>-Mar-2019</text:p>
          </table:table-cell>
          <table:table-cell table:style-name="Table1.C23" office:value-type="string">
            <text:p text:style-name="P131">NE</text:p>
          </table:table-cell>
          <table:table-cell table:style-name="Table1.D23" office:value-type="string">
            <text:p text:style-name="P105">Added doc for Jarvis::Dataset::store_rows ( ).</text:p>
          </table:table-cell>
        </table:table-row>
        <table:table-row>
          <table:table-cell table:style-name="Table1.A23" office:value-type="string">
            <text:p text:style-name="P131">6.6.3</text:p>
          </table:table-cell>
          <table:table-cell table:style-name="Table1.B23" office:value-type="string">
            <text:p text:style-name="P129"><text:span text:style-name="T30">7</text:span>-Mar-2019</text:p>
          </table:table-cell>
          <table:table-cell table:style-name="Table1.C23" office:value-type="string">
            <text:p text:style-name="P131">JXC</text:p>
          </table:table-cell>
          <table:table-cell table:style-name="Table1.D23" office:value-type="string">
            <text:p text:style-name="P106">Per-dataset hooks are not run on child datasets.</text:p>
          </table:table-cell>
        </table:table-row>
        <table:table-row>
          <table:table-cell table:style-name="Table1.A23" office:value-type="string">
            <text:p text:style-name="P132">6.6.4</text:p>
          </table:table-cell>
          <table:table-cell table:style-name="Table1.B23" office:value-type="string">
            <text:p text:style-name="P132">20-Mar-2019</text:p>
          </table:table-cell>
          <table:table-cell table:style-name="Table1.C23" office:value-type="string">
            <text:p text:style-name="P132">JXC</text:p>
          </table:table-cell>
          <table:table-cell table:style-name="Table1.D23" office:value-type="string">
            <text:p text:style-name="P107">Added “return_json_as_text”.</text:p>
          </table:table-cell>
        </table:table-row>
        <table:table-row>
          <table:table-cell table:style-name="Table1.A23" office:value-type="string">
            <text:p text:style-name="P133">6.7.0</text:p>
          </table:table-cell>
          <table:table-cell table:style-name="Table1.B23" office:value-type="string">
            <text:p text:style-name="P133">13-Jun-2019</text:p>
          </table:table-cell>
          <table:table-cell table:style-name="Table1.C23" office:value-type="string">
            <text:p text:style-name="P133">JXC</text:p>
          </table:table-cell>
          <table:table-cell table:style-name="Table1.D23" office:value-type="string">
            <text:p text:style-name="P108">Added fetching for MongoDB.</text:p>
          </table:table-cell>
        </table:table-row>
        <table:table-row>
          <table:table-cell table:style-name="Table1.A25" office:value-type="string">
            <text:p text:style-name="P134">6.7.1</text:p>
          </table:table-cell>
          <table:table-cell table:style-name="Table1.B25" office:value-type="string">
            <text:p text:style-name="P134">19-Jun-2019</text:p>
          </table:table-cell>
          <table:table-cell table:style-name="Table1.C25" office:value-type="string">
            <text:p text:style-name="P134">MK</text:p>
          </table:table-cell>
          <table:table-cell table:style-name="Table1.D25" office:value-type="string">
            <text:p text:style-name="P109">Added aggregate fetching for MongoDB. Changing Mongo variable substitution delimiter. <text:span text:style-name="T59">Added additional Mongo Types.</text:span></text:p>
          </table:table-cell>
        </table:table-row>
        <table:table-row>
          <table:table-cell table:style-name="Table1.A25" office:value-type="string">
            <text:p text:style-name="P135">7.0.0</text:p>
          </table:table-cell>
          <table:table-cell table:style-name="Table1.B25" office:value-type="string">
            <text:p text:style-name="P135">5-Jul-2019</text:p>
          </table:table-cell>
          <table:table-cell table:style-name="Table1.C25" office:value-type="string">
            <text:p text:style-name="P135">JXC</text:p>
          </table:table-cell>
          <table:table-cell table:style-name="Table1.D25" office:value-type="string">
            <text:p text:style-name="P110">Insert/Update/Delete support for MongoDB.<text:line-break/>Make “retain_null” the default behavior for JSON.</text:p>
          </table:table-cell>
        </table:table-row>
        <table:table-row>
          <table:table-cell table:style-name="Table1.A28" office:value-type="string">
            <text:p text:style-name="P136">7.0.1</text:p>
          </table:table-cell>
          <table:table-cell table:style-name="Table1.B28" office:value-type="string">
            <text:p text:style-name="P136">6-Aug-2019</text:p>
          </table:table-cell>
          <table:table-cell table:style-name="Table1.C28" office:value-type="string">
            <text:p text:style-name="P136">MK</text:p>
          </table:table-cell>
          <table:table-cell table:style-name="Table1.D28" office:value-type="string">
            <text:p text:style-name="P111">Added distinct fetching for MongoDB. <text:span text:style-name="T98">Document hash folding support for MongoDB query parameters.</text:span></text:p>
          </table:table-cell>
        </table:table-row>
        <table:table-row>
          <table:table-cell table:style-name="Table1.A28" office:value-type="string">
            <text:p text:style-name="P137">7.0.2</text:p>
          </table:table-cell>
          <table:table-cell table:style-name="Table1.B28" office:value-type="string">
            <text:p text:style-name="P137">14-Aug-2019</text:p>
          </table:table-cell>
          <table:table-cell table:style-name="Table1.C28" office:value-type="string">
            <text:p text:style-name="P137">JXC</text:p>
          </table:table-cell>
          <table:table-cell table:style-name="Table1.D28" office:value-type="string">
            <text:p text:style-name="P112">Add $success_ref and $message_ref to “dataset_stored” hook.</text:p>
          </table:table-cell>
        </table:table-row>
        <table:table-row>
          <table:table-cell table:style-name="Table1.A28" office:value-type="string">
            <text:p text:style-name="P138">7.0.3</text:p>
          </table:table-cell>
          <table:table-cell table:style-name="Table1.B28" office:value-type="string">
            <text:p text:style-name="P138">6-Sep-2019</text:p>
          </table:table-cell>
          <table:table-cell table:style-name="Table1.C28" office:value-type="string">
            <text:p text:style-name="P138">JXC</text:p>
          </table:table-cell>
          <table:table-cell table:style-name="Table1.D28" office:value-type="string">
            <text:p text:style-name="P113">Document/normalise Mongo DBH attributes including nested.</text:p>
          </table:table-cell>
        </table:table-row>
        <table:table-row>
          <table:table-cell table:style-name="Table1.A29" office:value-type="string">
            <text:p text:style-name="P139">7.0.4</text:p>
          </table:table-cell>
          <table:table-cell table:style-name="Table1.B29" office:value-type="string">
            <text:p text:style-name="P139">19-Dec-2019</text:p>
          </table:table-cell>
          <table:table-cell table:style-name="Table1.C29" office:value-type="string">
            <text:p text:style-name="P139">MK</text:p>
          </table:table-cell>
          <table:table-cell table:style-name="Table1.D29" office:value-type="string">
            <text:p text:style-name="P114">Added count fetching for MongoDB.</text:p>
          </table:table-cell>
        </table:table-row>
        <table:table-row>
          <table:table-cell table:style-name="Table1.A30" office:value-type="string">
            <text:p text:style-name="P293">7.0.5</text:p>
          </table:table-cell>
          <table:table-cell table:style-name="Table1.B30" office:value-type="string">
            <text:p text:style-name="P293">3-Jun-2020</text:p>
          </table:table-cell>
          <table:table-cell table:style-name="Table1.C30" office:value-type="string">
            <text:p text:style-name="P293">MK</text:p>
          </table:table-cell>
          <table:table-cell table:style-name="Table1.D30" office:value-type="string">
            <text:p text:style-name="P294">Added Oauth Authentication Code login module.</text:p>
          </table:table-cell>
        </table:table-row>
      </table:table>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1385823111" text:style-name="L1">
        <text:list-item>
          <text:p text:style-name="P301">Rich Internet Application. <text:s/>Ajax (<text:span text:style-name="T70">JSON</text:span>) requests and responses.</text:p>
        </text:list-item>
        <text:list-item>
          <text:p text:style-name="P301">JARVIS</text:p>
        </text:list-item>
        <text:list-item>
          <text:p text:style-name="P301">Database. <text:s/>Accessible via SQL/<text:span text:style-name="T70">DBI, MongoDB, or SDP</text:span>.</text:p>
        </text:list-item>
      </text:list>
      <text:p text:style-name="Text_20_body">Front-end RIAs are often written using technologies such as Adobe Flex, or JavaScript using libraries <text:span text:style-name="T70">like Angular 2</text:span>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17831410" text:style-name="L2">
        <text:list-item>
          <text:p text:style-name="P303">Secure:</text:p>
          <text:list>
            <text:list-item>
              <text:p text:style-name="P302">Jarvis can run over https. <text:s/></text:p>
            </text:list-item>
            <text:list-item>
              <text:p text:style-name="P302">Jarvis uses single-login and CGI cookies to maintain authenticated sessions. <text:s/></text:p>
            </text:list-item>
            <text:list-item>
              <text:p text:style-name="P302">Jarvis uses parameterized statements to prevent against SQL injection.</text:p>
            </text:list-item>
            <text:list-item>
              <text:p text:style-name="P302">Jarvis provides group-based access control.</text:p>
            </text:list-item>
          </text:list>
        </text:list-item>
        <text:list-item>
          <text:p text:style-name="P303">Extensible:</text:p>
          <text:list>
            <text:list-item>
              <text:p text:style-name="P302">Jarvis provides independent “datasets”, defined as simple XML files containing SQL.</text:p>
            </text:list-item>
            <text:list-item>
              <text:p text:style-name="P302">Jarvis provides configurable “exec” extensions (e.g. running Jasper reports).</text:p>
            </text:list-item>
            <text:list-item>
              <text:p text:style-name="P302">Jarvis provides a “plugin” mechanism for adding custom Perl modules.</text:p>
            </text:list-item>
          </text:list>
        </text:list-item>
        <text:list-item>
          <text:p text:style-name="P303">Standards-Based:</text:p>
          <text:list>
            <text:list-item>
              <text:p text:style-name="P302">Jarvis is based on JSON <text:span text:style-name="T70">(or XML)</text:span>, http/s and REST.</text:p>
            </text:list-item>
          </text:list>
        </text:list-item>
        <text:list-item>
          <text:p text:style-name="P303">Reasonably Efficient:</text:p>
          <text:list>
            <text:list-item>
              <text:p text:style-name="P302">Jarvis is “plenty fast enough”. <text:s/></text:p>
            </text:list-item>
            <text:list-item>
              <text:p text:style-name="P302">Jarvis is written in a scripted language as many back end services are.</text:p>
            </text:list-item>
            <text:list-item>
              <text:p text:style-name="P302">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8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80">Jarvis is distributed in the hope that it will be useful, but WITHOUT ANY WARRANTY; without even the implied warranty of MERCHANTABILITY or FITNESS FOR A PARTICULAR PURPOSE. <text:s/>See the GNU General Public License for more details.</text:p>
      <text:p text:style-name="P80">You should have received a copy of the GNU Lesser General Public License along with Jarvis. <text:s/>If not, see &lt;http://www.gnu.org/licenses/&gt;.</text:p>
      <text:p text:style-name="P80">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270992867" text:style-name="L3">
        <text:list-item>
          <text:p text:style-name="P304">Installation on Linux, Solaris and Windows.</text:p>
        </text:list-item>
        <text:list-item>
          <text:p text:style-name="P304">Testing your Jarvis installation.</text:p>
        </text:list-item>
        <text:list-item>
          <text:p text:style-name="P304">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2251021239" text:style-name="L4">
        <text:list-item>
          <text:p text:style-name="P305">The database connection(s).</text:p>
        </text:list-item>
        <text:list-item>
          <text:p text:style-name="P305">The username/group list.</text:p>
        </text:list-item>
        <text:list-item>
          <text:p text:style-name="P305">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82">Attribute</text:p>
            </table:table-cell>
            <table:table-cell table:style-name="Table2.A1" office:value-type="string">
              <text:p text:style-name="P82">Default</text:p>
            </table:table-cell>
            <table:table-cell table:style-name="Table2.C1" office:value-type="string">
              <text:p text:style-name="P82">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97">retain_null</text:p>
          </table:table-cell>
          <table:table-cell table:style-name="Table2.B3" office:value-type="string">
            <text:p text:style-name="P155">yes<text:line-break/>(for JSON)</text:p>
            <text:p text:style-name="P155"/>
            <text:p text:style-name="P155">no<text:line-break/>(for XML)</text:p>
          </table:table-cell>
          <table:table-cell table:style-name="Table2.C3" office:value-type="string">
            <text:p text:style-name="P156">Requests that fields with a null value be completely removed from JSON or XML fetch row results.</text:p>
            <text:p text:style-name="P156"/>
            <text:p text:style-name="P156">Note: </text:p>
            <text:list xml:id="list3351961939" text:style-name="L5">
              <text:list-item>
                <text:p text:style-name="P284">The default for XML is to remove null values.</text:p>
              </text:list-item>
              <text:list-item>
                <text:p text:style-name="P284">The default for JSON is to retain null values.</text:p>
              </text:list-item>
            </text:list>
            <text:p text:style-name="P97"/>
            <text:p text:style-name="P156">Note that if the “notnull” transform (if enabled) will replace all fetched null values with empty strings <text:span text:style-name="T71">prior to this processing</text:span>, <text:span text:style-name="T71">meaning that they will not be removed</text:span>.</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145">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ext:soft-page-break/>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100">no</text:p>
          </table:table-cell>
          <table:table-cell table:style-name="Table2.C30" office:value-type="string">
            <text:p text:style-name="P100">This will cause JSON responses to be returned with Content-Type of “text/plain” instead of the default “application/json”. <text:s/>This is provided for backwards compatibility with older applications.</text:p>
            <text:p text:style-name="P101">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173">Default encoding format from response body returned by Jarvis to the client. <text:s/></text:p>
      <text:p text:style-name="Text_20_body">Specify “json”, “json.array”, “json.rest”, “xml”, “csv”, or “xlsx”.</text:p>
      <text:list xml:id="list2432099683" text:style-name="L6">
        <text:list-item>
          <text:p text:style-name="P306">This may be over-ridden a per-request basis with the CGI parameter “format”.</text:p>
        </text:list-item>
        <text:list-item>
          <text:p text:style-name="P306">This parameter is entirely separate from the encoding of the submitted POST data in the request, which is specified via the content-type header in the HTTP request.</text:p>
        </text:list-item>
      </text:list>
      <text:h text:style-name="P251" text:outline-level="3">Configuration: retain_null</text:h>
      <text:p text:style-name="P99">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98"/>
      <text:p text:style-name="P99">However JSON provides the ‘null’ value for fields, and so it is possible for Jarvis to respond with null vs. an empty string (or 0 value) when required. </text:p>
      <text:p text:style-name="P99"/>
      <text:p text:style-name="P99">This flag will, w<text:span text:style-name="T19">hen using </text:span>the <text:span text:style-name="T19">JSON </text:span>format and<text:span text:style-name="T19"> set to a truth value, </text:span>cause <text:span text:style-name="T19">Jarvis </text:span>to <text:span text:style-name="T19">retain fields which are null in the response. If this flag is left as the default (or set explicitly to a false value), then Jarvis will strip fields with null values from JSON responses.</text:span></text:p>
      <text:p text:style-name="P99"/>
      <text:p text:style-name="P99">Note that the value of this field does not impact <text:span text:style-name="T20">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text:soft-page-break/>Configuration: dump</text:h>
      <text:p text:style-name="Text_20_body">The dump flag enables a second level of debug which also prints output showing:</text:p>
      <text:list xml:id="list4166388002" text:style-name="L7">
        <text:list-item>
          <text:p text:style-name="P307">All client-submitted request body.</text:p>
        </text:list-item>
        <text:list-item>
          <text:p text:style-name="P307">All returned XML/JSON/CSV content.</text:p>
        </text:list-item>
        <text:list-item>
          <text:p text:style-name="P307">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82">Attribute</text:p>
            </table:table-cell>
            <table:table-cell table:style-name="Table3.B1" office:value-type="string">
              <text:p text:style-name="P82">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196"><text:span text:style-name="Default_20_Paragraph_20_Font"><text:span text:style-name="T11">&lt;img href=”</text:span></text:span><text:a xlink:type="simple" xlink:href="http://bank.com/transfer.do?acct=MARIA&amp;amount=100000" office:target-frame-name="_top" xlink:show="replace" text:style-name="Internet_20_link" text:visited-style-name="Visited_20_Internet_20_Link"><text:span text:style-name="Hyperlink"><text:span text:style-name="T12">http://bank.com/transfer.do?acct=MARIA&amp;amount=100000</text:span></text:span></text:a><text:span text:style-name="Default_20_Paragraph_20_Font"><text:span text:style-name="T11">”&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ext:soft-page-break/>To prevent these requests Jarvis supports CSRF protection using the following procedure:</text:p>
      <text:list xml:id="list1824519537" text:style-name="L8">
        <text:list-item>
          <text:p text:style-name="P308">A unique token is generated and stored alongside a user’s session when they log in via Jarvis.</text:p>
        </text:list-item>
        <text:list-item>
          <text:p text:style-name="P308">The client is served this token in a CSRF cookie alongside their normal session cookie.</text:p>
        </text:list-item>
        <text:list-item>
          <text:p text:style-name="P381">When sending a request to Jarvis, the client must then include the CSRF token in the request headers. This may only be performed by javascript, and hence protects against the CSRF attack.</text:p>
        </text:list-item>
        <text:list-item>
          <text:p text:style-name="P308">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3536515793" text:style-name="L9">
        <text:list-item>
          <text:p text:style-name="P309">Extract ALL records from the database query.</text:p>
        </text:list-item>
        <text:list-item>
          <text:p text:style-name="P309">Slice out and return only those rows specified by the page parameters. <text:s/>E.g start = 50, limit = 25 means return rows with zero-based indexes 50-74.</text:p>
        </text:list-item>
        <text:list-item>
          <text:p text:style-name="P309">Return “fetched” as the total number of all rows read from the database query.</text:p>
        </text:list-item>
        <text:list-item>
          <text:p text:style-name="P309">Return “returned” as the number of data rows from the sliced page.</text:p>
        </text:list-item>
        <text:list-item>
          <text:p text:style-name="P309">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text:soft-page-break/>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233">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21152523937023" text:continue-numbering="true" text:style-name="L9">
        <text:list-item>
          <text:p text:style-name="P309">Extract ALL records from the database query in the default query sort order.</text:p>
        </text:list-item>
        <text:list-item>
          <text:p text:style-name="P309">Use Perl “cmp” alphabetical sorting either ascending or descending.</text:p>
        </text:list-item>
        <text:list-item>
          <text:p text:style-name="P309">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739351435" text:style-name="L10">
        <text:list-item>
          <text:p text:style-name="P310">Dataset Type</text:p>
        </text:list-item>
        <text:list-item>
          <text:p text:style-name="P310">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2">Attribute</text:p>
            </table:table-cell>
            <table:table-cell table:style-name="Table4.A1" office:value-type="string">
              <text:p text:style-name="P82">Default</text:p>
            </table:table-cell>
            <table:table-cell table:style-name="Table4.C1" office:value-type="string">
              <text:p text:style-name="P82">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694363126" text:style-name="L11">
              <text:list-item>
                <text:p text:style-name="P285">“dbi” (SQL databases using default DBI driver).</text:p>
              </text:list-item>
              <text:list-item>
                <text:p text:style-name="P285">“sdp” (SSAS datapump via SOAP requests).</text:p>
              </text:list-item>
              <text:list-item>
                <text:p text:style-name="P285">“<text:span text:style-name="T31">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173">Note the following:</text:p>
      <text:list xml:id="list1240190887" text:style-name="L12">
        <text:list-item>
          <text:p text:style-name="P311">The client-supplied dataset name must not include the “.xml” suffix added by the <text:soft-page-break/>server.</text:p>
        </text:list-item>
        <text:list-item>
          <text:p text:style-name="P311">The matched prefix is stripped from the dataset name before expansion.</text:p>
        </text:list-item>
        <text:list-item>
          <text:p text:style-name="P311">The dataset name specified by the client must consist only of characters from the following list: “a-z”, “A-Z”, “0-9”, “_” (underscore), “-” (hyphen) and “.” (dot).</text:p>
        </text:list-item>
        <text:list-item>
          <text:p text:style-name="P311">A “.” (dot) character in the dataset name is interpreted as a directory separator by Jarvis. <text:s/>On Unix-based systems this is a forward-slash. <text:s/>On Windows-based systems, Perl will translate the forward slash into a backslash.</text:p>
        </text:list-item>
        <text:list-item>
          <text:p text:style-name="P311">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82">Client Requests</text:p>
            </table:table-cell>
            <table:table-cell table:style-name="Table5.B1" office:value-type="string">
              <text:p text:style-name="P82">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3">/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3">/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3">/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3">/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82">Attribute</text:p>
            </table:table-cell>
            <table:table-cell table:style-name="Table6.A1" office:value-type="string">
              <text:p text:style-name="P82">Default</text:p>
            </table:table-cell>
            <table:table-cell table:style-name="Table6.C1" office:value-type="string">
              <text:p text:style-name="P82">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1808585216" text:style-name="L13">
              <text:list-item>
                <text:p text:style-name="P286">An empty part (matches any inbound part).</text:p>
              </text:list-item>
              <text:list-item>
                <text:p text:style-name="P286">An asterix “*” (matches any inbound party).</text:p>
              </text:list-item>
              <text:list-item>
                <text:p text:style-name="P286">An exact string to match.</text:p>
              </text:list-item>
              <text:list-item>
                <text:p text:style-name="P286">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172080082" text:style-name="L14">
              <text:list-item>
                <text:p text:style-name="P287">The query must return exactly 1 object.</text:p>
              </text:list-item>
              <text:list-item>
                <text:p text:style-name="P287">The object is returned as top level data, with no wrapper.</text:p>
              </text:list-item>
              <text:list-item>
                <text:p text:style-name="P287">Jarvis will return 404 if the query returns no rows.</text:p>
              </text:list-item>
              <text:list-item>
                <text:p text:style-name="P287">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3959815506" text:style-name="L15">
        <text:list-item>
          <text:p text:style-name="P312">The leading script location: “http://localhost/jarvis-agent” is removed.</text:p>
        </text:list-item>
        <text:list-item>
          <text:p text:style-name="P312">The application name “/demo” is removed.</text:p>
        </text:list-item>
        <text:list-item>
          <text:p text:style-name="P312">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449551039" text:style-name="L16">
        <text:list-item>
          <text:p text:style-name="P313">Part one compares “boat” against the wildcard “*” and passes.</text:p>
        </text:list-item>
        <text:list-item>
          <text:p text:style-name="P313">Part two compares “by-class” against exact “by-class” and passes.</text:p>
        </text:list-item>
        <text:list-item>
          <text:p text:style-name="P313">Part three assigns “X Class” to the variable “boat_class”.</text:p>
        </text:list-item>
        <text:list-item>
          <text:p text:style-name="P313">The dataset “boat” is selected.</text:p>
        </text:list-item>
      </text:list>
      <text:p text:style-name="Text_20_body">The final result is:</text:p>
      <text:list xml:id="list1608171014" text:style-name="L17">
        <text:list-item>
          <text:p text:style-name="P314">The dataset is “boat”.</text:p>
        </text:list-item>
        <text:list-item>
          <text:p text:style-name="P314">The parameter {$1} in a dataset XML will expand to “boat”.</text:p>
        </text:list-item>
        <text:list-item>
          <text:p text:style-name="P314">The parameter {$2} in a dataset XML will expand to “by-class”.</text:p>
        </text:list-item>
        <text:list-item>
          <text:p text:style-name="P314">The parameter {$3} in a dataset XML will expand to “X Class”.</text:p>
        </text:list-item>
        <text:list-item>
          <text:p text:style-name="P314">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227">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2">Attribute</text:p>
            </table:table-cell>
            <table:table-cell table:style-name="Table7.A1" office:value-type="string">
              <text:p text:style-name="P82">Default</text:p>
            </table:table-cell>
            <table:table-cell table:style-name="Table7.C1" office:value-type="string">
              <text:p text:style-name="P82">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31">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31">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96"><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32"/></text:span></text:p>
            <text:p text:style-name="P116"><text:span text:style-name="Default_20_Paragraph_20_Font"><text:span text:style-name="T33">For “mongo” databases, this is a Mongo connection string, e.g.:</text:span></text:span></text:p>
            <text:p text:style-name="P116"><text:span text:style-name="Default_20_Paragraph_20_Font"><text:span text:style-name="T33"><text:s text:c="4"/></text:span></text:span><text:span text:style-name="Default_20_Paragraph_20_Font"><text:span text:style-name="T5">mongodb://localhost</text:span></text:span></text:p>
          </table:table-cell>
        </table:table-row>
        <text:soft-page-break/>
        <table:table-row table:style-name="Table7.1">
          <table:table-cell table:style-name="Table7.A5" office:value-type="string">
            <text:p text:style-name="P115">username</text:p>
          </table:table-cell>
          <table:table-cell table:style-name="Table7.B5" office:value-type="string">
            <text:p text:style-name="Table_20_Contents">&lt;empty-string&gt;</text:p>
          </table:table-cell>
          <table:table-cell table:style-name="Table7.C5" office:value-type="string">
            <text:p text:style-name="P115">This is the username Jarvis uses to connect to the database for all requests. </text:p>
            <text:list xml:id="list2877183681" text:style-name="L18">
              <text:list-item>
                <text:p text:style-name="P288">For “dbi” this is passed in the DBI connection.</text:p>
              </text:list-item>
              <text:list-item>
                <text:p text:style-name="P288">For “sdp” this is passed as HTTP Basic Authorization.</text:p>
              </text:list-item>
              <text:list-item>
                <text:p text:style-name="P288">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31">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115">Optional parameters passed on to DBI::prepare <text:span text:style-name="T31">for “dbi” databases</text:span>.</text:p>
            <text:p text:style-name="P115"/>
            <text:p text:style-name="P115"><text:span text:style-name="T31">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115">For “dbi” databases, an SQL command that is executed immediately after a connection has been established. <text:s/></text:p>
            <text:p text:style-name="P115"/>
            <text:p text:style-name="P115">E.g. &lt;database connect=“...” post_connect=“SET ANSI_WARNINGS, ANSI_PADDING, ANSI_NULLS, ARITHABORT, QUOTED_IDENTIFIER, CONCAT_NULL_YIELDS_NULL ON;”/&gt;</text:p>
            <text:p text:style-name="P115"/>
            <text:p text:style-name="P171">Not used currently for “sdp” or “mongo” database.</text:p>
          </table:table-cell>
        </table:table-row>
      </table:table>
      <text:p text:style-name="Table">Table 6: Database Configuration Attributes</text:p>
      <text:p text:style-name="P76">In addition, the database configuration supports additional contained “dbh_attributes” tags which are passed to the the database connection method when logging into the database. </text:p>
      <text:p text:style-name="P76">For example:</text:p>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text:p>
      <text:p text:style-name="P76">These attributes are used as follows:</text:p>
      <text:list xml:id="list1004218506" text:style-name="L19">
        <text:list-item>
          <text:p text:style-name="P315">For “dbi” databases, as the fourth argument to DBI-&gt;connect ().</text:p>
        </text:list-item>
        <text:list-item>
          <text:p text:style-name="P315">For “sdp” databases, the “catalog” attribute is the SDP catalog name.</text:p>
        </text:list-item>
        <text:list-item>
          <text:p text:style-name="P315">For “mongo” databases, as the second argument to MongoDB-&gt;connect ().</text:p>
        </text:list-item>
      </text:list>
      <text:p text:style-name="P78">The “pre_connect” hook may extend/modify this attribute structure.</text:p>
      <text:p text:style-name="P77">Note that nested arguments can be specified using a “.” separator in the name. <text:s/>E.g. for MongoDB, SSL connection arguments can be specified.</text:p>
      <text:p text:style-name="Code">&lt;parameter name="ssl.ca_cert" <text:s/>value="testcert.ca"/&gt;</text:p>
      <text:p text:style-name="Code">&lt;parameter name="ssl.pem_file" value="testpem.pem"/&gt;</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text:soft-page-break/>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2">Attribute</text:p>
          </table:table-cell>
          <table:table-cell table:style-name="Table8.A1" office:value-type="string">
            <text:p text:style-name="P82">Default</text:p>
          </table:table-cell>
          <table:table-cell table:style-name="Table8.C1" office:value-type="string">
            <text:p text:style-name="P82">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868468143" text:style-name="L20">
              <text:list-item>
                <text:p text:style-name="P289">cookie <text:s text:c="2"/>- Look in the cookie (as per the 'cookie' attribute).</text:p>
              </text:list-item>
              <text:list-item>
                <text:p text:style-name="P289">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2">Name</text:p>
            </table:table-cell>
            <table:table-cell table:style-name="Table9.A1" office:value-type="string">
              <text:p text:style-name="P82">Default</text:p>
            </table:table-cell>
            <table:table-cell table:style-name="Table9.C1" office:value-type="string">
              <text:p text:style-name="P82">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227"><text:soft-page-break/>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187">With Jarvis &lt;sessiondb&gt; and cookie.</text:p>
            </table:table-cell>
            <table:table-cell table:style-name="Table10.B1" office:value-type="string">
              <text:p text:style-name="P187">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360775291" text:style-name="L21">
        <text:list-item>
          <text:p text:style-name="P316">Cookie-only based authentication. <text:s/>The default approach to session management is for Jarvis to store session ID's in a HTTP cookie. This cookie is returned to the client with every successful request to Jarvis. This approach:</text:p>
          <text:list>
            <text:list-item>
              <text:p text:style-name="P316">Requires no specific support by client applications. Web browsers will transfer the cookie automatically with every request.</text:p>
            </text:list-item>
            <text:list-item>
              <text:p text:style-name="P316">Allows web-browser applications to have the same session across all open windows. E.g. this allows users to open many browser tabs/windows into the application, and all of these will use the same session ID.</text:p>
            </text:list-item>
            <text:list-item>
              <text:p text:style-name="P316">Allows users to, within the session timeout, re-access web based systems without retyping their username/password.</text:p>
            </text:list-item>
          </text:list>
        </text:list-item>
        <text:list-item>
          <text:p text:style-name="P316">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16">Without explicit support in the application to manage and support it, each new window or tab opened for a web-based application will require the user to log back into the application. In many situations this is highly undesirable.</text:p>
            </text:list-item>
            <text:list-item>
              <text:p text:style-name="P316">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16">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16">Jarvis will first examine the URL for the SID parameter, and then try the cookie.</text:p>
            </text:list-item>
            <text:list-item>
              <text:p text:style-name="P316">The client system can by default use cookie based SIDs, and then switch to using URL based SIDs when necessary (e.g. when the user wants a secondary login to the application).</text:p>
            </text:list-item>
            <text:list-item>
              <text:p text:style-name="P316"><text:soft-page-break/>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3670850135" text:style-name="L22">
        <text:list-item>
          <text:p text:style-name="P317"><text:span text:style-name="Default_20_Paragraph_20_Font"><text:span text:style-name="T13">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17"><text:span text:style-name="Default_20_Paragraph_20_Font"><text:span text:style-name="T13">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317"><text:span text:style-name="Default_20_Paragraph_20_Font"><text:span text:style-name="T13">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6">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6">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text:soft-page-break/></text:p>
      <text:p text:style-name="Code">1;</text:p>
      <text:p text:style-name="P11"/>
      <text:h text:style-name="P252" text:outline-level="3">Configuration: include</text:h>
      <text:p text:style-name="P1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7">To alleviate this burden, it is now possible to split jarvis configuration files and have the master configuration file &lt;include&gt; additional configuration files.</text:p>
      <text:p text:style-name="P228"><text:span text:style-name="T23">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188">Location</text:p>
            </table:table-cell>
            <table:table-cell table:style-name="Table47.B1" office:value-type="string">
              <text:p text:style-name="P188">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236">Table 9: <text:span text:style-name="T23">Elements copied from</text:span> &lt;<text:span text:style-name="T23">include</text:span>&gt; <text:span text:style-name="T23">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22">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21">&lt;dataset_dir&gt;/usr/share/boats/datasets&lt;/dataset_dir&gt;</text:span></text:p>
      <text:p text:style-name="Code"><text:s text:c="8"/><text:span text:style-name="T21">&lt;default_libs&gt;</text:span></text:p>
      <text:p text:style-name="P205"><text:s text:c="12"/><text:span text:style-name="T21">&lt;lib path=”/usr/share/boats/lib”/&gt;</text:span></text:p>
      <text:p text:style-name="P205"><text:s text:c="8"/><text:span text:style-name="T21">&lt;/default_libs&gt;</text:span></text:p>
      <text:p text:style-name="P205"><text:s text:c="4"/><text:span text:style-name="T21">&lt;/app&gt;</text:span></text:p>
      <text:p text:style-name="P205"><text:s text:c="4"/>&lt;include file="/usr/share/boats/etc/routes.xml"/&gt;</text:p>
      <text:p text:style-name="P206">&lt;/jarvis&gt;</text:p>
      <text:p text:style-name="Text_20_body"/>
      <text:p text:style-name="P17">Notes and limitations:</text:p>
      <text:list xml:id="list3000049672" text:style-name="L23">
        <text:list-item>
          <text:p text:style-name="P318">The &lt;include&gt; mechanism is only honored in the <text:span text:style-name="T23">top-level</text:span> configuration file. <text:s/><text:span text:style-name="T23">Sub-includes do not work.</text:span></text:p>
        </text:list-item>
        <text:list-item>
          <text:p text:style-name="P319"><text:soft-page-break/>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265"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2741650859" text:style-name="L24">
        <text:list-item>
          <text:p text:style-name="P382">ActiveDirectory.pm</text:p>
        </text:list-item>
        <text:list-item>
          <text:p text:style-name="P382">BasicAuth.pm</text:p>
        </text:list-item>
        <text:list-item>
          <text:p text:style-name="P382">Database.pm</text:p>
        </text:list-item>
        <text:list-item>
          <text:p text:style-name="P382">Adempiere.pm</text:p>
        </text:list-item>
        <text:list-item>
          <text:p text:style-name="P382">Drupal6.pm</text:p>
        </text:list-item>
        <text:list-item>
          <text:p text:style-name="P382">None.pm</text:p>
        </text:list-item>
        <text:list-item>
          <text:p text:style-name="P320">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82">Attribute</text:p>
            </table:table-cell>
            <table:table-cell table:style-name="Table11.A1" office:value-type="string">
              <text:p text:style-name="P82">Default</text:p>
            </table:table-cell>
            <table:table-cell table:style-name="Table11.C1" office:value-type="string">
              <text:p text:style-name="P82">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P253" text:outline-level="3">Login Group Mappings</text:h>
      <text:p text:style-name="P79">Each login module may specify a mapping of groups that can be used to map differing system groups to static groups that front end applications require a translation too.</text:p>
      <text:p text:style-name="P226">&lt;jarvis&gt;</text:p>
      <text:p text:style-name="P226"><text:s text:c="4"/>&lt;app&gt;</text:p>
      <text:p text:style-name="P226"><text:s text:c="8"/>&lt;login module="Jarvis::Login::<text:span text:style-name="T112">&lt;LoginModule&gt;</text:span>"&gt;</text:p>
      <text:p text:style-name="P226"><text:s text:c="12"/>&lt;group_mappings&gt;</text:p>
      <text:p text:style-name="P226"><text:s text:c="16"/>&lt;group_mapping from="<text:span text:style-name="T112">preprod_read</text:span>" to="<text:span text:style-name="T112">read</text:span>"/&gt;</text:p>
      <text:p text:style-name="P226"><text:s text:c="16"/>&lt;group_mapping from="<text:span text:style-name="T112">preprod_write</text:span>" to="<text:span text:style-name="T112">write</text:span>"/&gt;</text:p>
      <text:p text:style-name="P226"><text:s text:c="12"/>&lt;/group_mappings&gt;</text:p>
      <text:p text:style-name="P226"><text:s text:c="8"/>&lt;/login&gt;</text:p>
      <text:p text:style-name="P79"/>
      <text:p text:style-name="P79">In our above example different groups may be returned by our login module for different environments such as differences between production, re-production and test environments.</text:p>
      <text:p text:style-name="P79">The group mapping functionality allows for the configurable inclusion of generic groups that are mapped added based on the groups provided by initial login group list return.</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173"><text:soft-page-break/>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82">Attribute</text:p>
            </table:table-cell>
            <table:table-cell table:style-name="Table12.A1" office:value-type="string">
              <text:p text:style-name="P82">Default</text:p>
            </table:table-cell>
            <table:table-cell table:style-name="Table12.C1" office:value-type="string">
              <text:p text:style-name="P82">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73">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82">Attribute</text:p>
            </table:table-cell>
            <table:table-cell table:style-name="Table13.A1" office:value-type="string">
              <text:p text:style-name="P82">Default</text:p>
            </table:table-cell>
            <table:table-cell table:style-name="Table13.C1" office:value-type="string">
              <text:p text:style-name="P82">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ext:soft-page-break/>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82">Attribute</text:p>
            </table:table-cell>
            <table:table-cell table:style-name="Table14.A1" office:value-type="string">
              <text:p text:style-name="P82">Default</text:p>
            </table:table-cell>
            <table:table-cell table:style-name="Table14.C1" office:value-type="string">
              <text:p text:style-name="P82">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ext:soft-page-break/>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1764700715" text:style-name="L25">
              <text:list-item>
                <text:p text:style-name="P290">none – no encryption.</text:p>
              </text:list-item>
              <text:list-item>
                <text:p text:style-name="P290">md5 <text:s/>- the md5 hash algorithm is used, with optional salt.</text:p>
              </text:list-item>
              <text:list-item>
                <text:p text:style-name="P290">eksblowfish – the Eksblowfish encryption algorithm is used. Salt is hard coded to 16.</text:p>
              </text:list-item>
            </text:list>
            <text:p text:style-name="Table_20_Contents"/>
            <text:p text:style-name="Table_20_Contents"><text:span text:style-name="Default_20_Paragraph_20_Font"><text:span text:style-name="T13">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2261893322" text:style-name="L26">
              <text:list-item>
                <text:p text:style-name="P291">eksblowfish encryption method is used.</text:p>
              </text:list-item>
              <text:list-item>
                <text:p text:style-name="P291">stored user password hash is weaker than the current strength level.</text:p>
              </text:list-item>
            </text:list>
            <text:p text:style-name="Table_20_Contents">e.g. “UPDATE users SET password = ? where username = ?”</text:p>
          </table:table-cell>
        </table:table-row>
      </table:table>
      <text:p text:style-name="Table">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459547900" text:style-name="L27">
        <text:list-item>
          <text:p text:style-name="P383">ad_user</text:p>
        </text:list-item>
        <text:list-item>
          <text:p text:style-name="P383">ad_user_roles</text:p>
        </text:list-item>
        <text:list-item>
          <text:p text:style-name="P383">ad_role</text:p>
        </text:list-item>
        <text:list-item>
          <text:p text:style-name="P383">ad_window_access</text:p>
        </text:list-item>
        <text:list-item>
          <text:p text:style-name="P383">ad_process</text:p>
        </text:list-item>
        <text:list-item>
          <text:p text:style-name="P321">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text:soft-page-break/></text:p>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82">Attribute</text:p>
            </table:table-cell>
            <table:table-cell table:style-name="Table15.A1" office:value-type="string">
              <text:p text:style-name="P82">Default</text:p>
            </table:table-cell>
            <table:table-cell table:style-name="Table15.C1" office:value-type="string">
              <text:p text:style-name="P82">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115434733" text:style-name="L28">
        <text:list-item>
          <text:p text:style-name="P384"><text:span text:style-name="Default_20_Paragraph_20_Font"><text:span text:style-name="T1">role-&lt;role_name&gt; <text:s text:c="6"/><text:tab/></text:span></text:span>For each active user role.</text:p>
        </text:list-item>
        <text:list-item>
          <text:p text:style-name="P384"><text:span text:style-name="Default_20_Paragraph_20_Font"><text:span text:style-name="T1">read-&lt;window_name&gt; <text:s text:c="5"/><text:tab/></text:span></text:span>For each active window access (read access)</text:p>
        </text:list-item>
        <text:list-item>
          <text:p text:style-name="P322"><text:span text:style-name="Default_20_Paragraph_20_Font"><text:span text:style-name="T1">write-&lt;window_name&gt; <text:s text:c="4"/><text:tab/></text:span></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197"><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2711522465" text:style-name="L29">
        <text:list-item>
          <text:p text:style-name="P323">Check to see if an existing, valid Drupal session cookie is defined.</text:p>
        </text:list-item>
        <text:list-item>
          <text:p text:style-name="P323">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7">
        <text:list-item>
          <text:p text:style-name="P321"><text:soft-page-break/>users</text:p>
        </text:list-item>
        <text:list-item>
          <text:p text:style-name="P321">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82">Attribute</text:p>
            </table:table-cell>
            <table:table-cell table:style-name="Table16.A1" office:value-type="string">
              <text:p text:style-name="P82">Default</text:p>
            </table:table-cell>
            <table:table-cell table:style-name="Table16.C1" office:value-type="string">
              <text:p text:style-name="P82">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3430094303" text:style-name="L30">
        <text:list-item>
          <text:p text:style-name="P385"><text:span text:style-name="Default_20_Paragraph_20_Font"><text:span text:style-name="T1">&lt;admin_group&gt;<text:tab/> <text:s text:c="6"/><text:tab/></text:span></text:span>For the user with uid = 1.</text:p>
        </text:list-item>
        <text:list-item>
          <text:p text:style-name="P324"><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text:soft-page-break/>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82">Attribute</text:p>
            </table:table-cell>
            <table:table-cell table:style-name="Table17.A1" office:value-type="string">
              <text:p text:style-name="P82">Default</text:p>
            </table:table-cell>
            <table:table-cell table:style-name="Table17.C1" office:value-type="string">
              <text:p text:style-name="P82">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Single Login<text:bookmark-end text:name="__RefHeading___Toc7960_1867974170"/></text:h>
      <text:p text:style-name="Text_20_body">This module is <text:span text:style-name="T41">a convenient “single-access” controller</text:span>. <text:s/>It is very limited in that it allows for a single username only, but it does provide <text:span text:style-name="T41">strong</text:span> security checking:</text:p>
      <text:list xml:id="list3722562479" text:style-name="L31">
        <text:list-item>
          <text:p text:style-name="P325">Remote (client) IP address match, and/or</text:p>
        </text:list-item>
        <text:list-item>
          <text:p text:style-name="P325">Client must supply username and password, and/or</text:p>
        </text:list-item>
        <text:list-item>
          <text:p text:style-name="P325">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82">Attribute</text:p>
            </table:table-cell>
            <table:table-cell table:style-name="Table18.A1" office:value-type="string">
              <text:p text:style-name="P82">Default</text:p>
            </table:table-cell>
            <table:table-cell table:style-name="Table18.C1" office:value-type="string">
              <text:p text:style-name="P82">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82">Attribute</text:p>
            </table:table-cell>
            <table:table-cell table:style-name="Table19.A1" office:value-type="string">
              <text:p text:style-name="P82">Default</text:p>
            </table:table-cell>
            <table:table-cell table:style-name="Table19.C1" office:value-type="string">
              <text:p text:style-name="P82">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82">Attribute</text:p>
            </table:table-cell>
            <table:table-cell table:style-name="Table20.A1" office:value-type="string">
              <text:p text:style-name="P82">Default</text:p>
            </table:table-cell>
            <table:table-cell table:style-name="Table20.C1" office:value-type="string">
              <text:p text:style-name="P82">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ext:soft-page-break/>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26">These variables can be accessed in a dataset e.g. by specifying {$__variable_name}. <text:s/>These are “safe” variables in the same sense as e.g. the “__username” variable in that they are set purely by Jarvis and cannot be set or modified by the remote client.</text:p>
      <text:p text:style-name="P26">Note it is up to the developer of the executable to ensure the key names are suitable for cookie key names.</text:p>
      <text:p text:style-name="P26">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2" text:outline-level="2"><text:bookmark-start text:name="__RefHeading___Toc10812_3374347152"/><text:span text:style-name="T116">OAuth2</text:span> Login<text:bookmark-end text:name="__RefHeading___Toc10812_3374347152"/></text:h>
      <text:p text:style-name="P377">This module performs <text:span text:style-name="T117">authentication using an external OAuth provider.</text:span></text:p>
      <text:p text:style-name="P378">The current supported authentication flows are:</text:p>
      <text:list xml:id="list1979759566" text:style-name="L76">
        <text:list-item>
          <text:p text:style-name="P379"><text:span text:style-name="T117">Authorization code.</text:span></text:p>
        </text:list-item>
      </text:list>
      <text:p text:style-name="P377">Example:</text:p>
      <text:p text:style-name="P262">&lt;jarvis&gt;</text:p>
      <text:p text:style-name="P262"><text:s text:c="4"/>&lt;app&gt;</text:p>
      <text:p text:style-name="P262"><text:s text:c="8"/>&lt;login module="Jarvis::Login::OAuth2"&gt;</text:p>
      <text:p text:style-name="P262"><text:s text:c="12"/>&lt;parameter name="client_secret" <text:s text:c="9"/>value="<text:span text:style-name="T117">&lt;client_secret&gt;</text:span>"/&gt;</text:p>
      <text:p text:style-name="P262"><text:s text:c="12"/>&lt;parameter name="client_id" <text:s text:c="16"/>value="<text:span text:style-name="T117">&lt;client_id&gt;</text:span>"/&gt;</text:p>
      <text:p text:style-name="P262"><text:s text:c="12"/>&lt;parameter name="site" <text:s text:c="23"/>value="<text:span text:style-name="T117">&lt;base_oauth_site_path&gt;</text:span>"/&gt;</text:p>
      <text:p text:style-name="P262"><text:s text:c="12"/>&lt;parameter name="token_path" <text:s text:c="12"/>value="/oauth2/token"/&gt;</text:p>
      <text:p text:style-name="P262"><text:s text:c="12"/>&lt;parameter name="introspection_path" value="/oauth2/introspect"/&gt;</text:p>
      <text:p text:style-name="P262"><text:s text:c="12"/>&lt;parameter name="introspection_user" value="<text:span text:style-name="T117">&lt;introspection_user_or_client_id&gt;</text:span>"/&gt;</text:p>
      <text:p text:style-name="P262"><text:s text:c="12"/>&lt;parameter name="introspection_pass" value="<text:span text:style-name="T117">&lt;introspection_pass_or_client_secret&gt;</text:span>"/&gt;</text:p>
      <text:p text:style-name="P262"><text:s text:c="12"/>&lt;parameter name="self_signed_cert" <text:s text:c="4"/>value="<text:span text:style-name="T117">&lt;option_pem_file_path&gt;</text:span>"/&gt;</text:p>
      <text:p text:style-name="P262"><text:s text:c="12"/>&lt;parameter name="redirect_uri" <text:s text:c="11"/>value="<text:span text:style-name="T117">&lt;application_redirect_uri&gt;</text:span>"/&gt;</text:p>
      <text:p text:style-name="P262"><text:s text:c="8"/>&lt;/login&gt;</text:p>
      <text:p text:style-name="P376"/>
      <text:p text:style-name="P376">The parameters are.</text:p>
      <table:table table:name="Table59" table:style-name="Table59">
        <table:table-column table:style-name="Table59.A"/>
        <table:table-column table:style-name="Table59.B"/>
        <table:table-column table:style-name="Table59.C"/>
        <table:table-header-rows>
          <table:table-row table:style-name="Table59.1">
            <table:table-cell table:style-name="Table59.A1" office:value-type="string">
              <text:p text:style-name="P295">Attribute</text:p>
            </table:table-cell>
            <table:table-cell table:style-name="Table59.A1" office:value-type="string">
              <text:p text:style-name="P295">Default</text:p>
            </table:table-cell>
            <table:table-cell table:style-name="Table59.C1" office:value-type="string">
              <text:p text:style-name="P295">Notes</text:p>
            </table:table-cell>
          </table:table-row>
        </table:table-header-rows>
        <table:table-row table:style-name="Table59.1">
          <table:table-cell table:style-name="Table59.A2" office:value-type="string">
            <text:p text:style-name="P297">client_<text:span text:style-name="T119">id</text:span></text:p>
          </table:table-cell>
          <table:table-cell table:style-name="Table59.B2" office:value-type="string">
            <text:p text:style-name="P297">&lt;none&gt;</text:p>
          </table:table-cell>
          <table:table-cell table:style-name="Table59.C2" office:value-type="string">
            <text:p text:style-name="P298">The ID of the client that is being used to perform our OAuth request.</text:p>
          </table:table-cell>
        </table:table-row>
        <text:soft-page-break/>
        <table:table-row table:style-name="Table59.1">
          <table:table-cell table:style-name="Table59.A3" office:value-type="string">
            <text:p text:style-name="P297">client_<text:span text:style-name="T119">secret</text:span></text:p>
          </table:table-cell>
          <table:table-cell table:style-name="Table59.B3" office:value-type="string">
            <text:p text:style-name="P296">&lt;none&gt;</text:p>
          </table:table-cell>
          <table:table-cell table:style-name="Table59.C3" office:value-type="string">
            <text:p text:style-name="P298">The secret associated with the client that is being used to perform our OAuth request.</text:p>
          </table:table-cell>
        </table:table-row>
        <table:table-row table:style-name="Table59.1">
          <table:table-cell table:style-name="Table59.A4" office:value-type="string">
            <text:p text:style-name="P297">site</text:p>
          </table:table-cell>
          <table:table-cell table:style-name="Table59.B4" office:value-type="string">
            <text:p text:style-name="P296">&lt;none&gt;</text:p>
          </table:table-cell>
          <table:table-cell table:style-name="Table59.C4" office:value-type="string">
            <text:p text:style-name="P298">The base path of the OAuth endpoint. This will be used as the base for constructing any requests that are sent to the OAuth endpoint.</text:p>
          </table:table-cell>
        </table:table-row>
        <table:table-row table:style-name="Table59.1">
          <table:table-cell table:style-name="Table59.A5" office:value-type="string">
            <text:p text:style-name="P297">token_path</text:p>
          </table:table-cell>
          <table:table-cell table:style-name="Table59.B5" office:value-type="string">
            <text:p text:style-name="P296">&lt;none&gt;</text:p>
          </table:table-cell>
          <table:table-cell table:style-name="Table59.C5" office:value-type="string">
            <text:p text:style-name="P298">The path appended to the site that will form the URI that is used to retrieve a valid access token from a provided authorization code.</text:p>
          </table:table-cell>
        </table:table-row>
        <table:table-row table:style-name="Table59.1">
          <table:table-cell table:style-name="Table59.A6" office:value-type="string">
            <text:p text:style-name="P297">introspection_path</text:p>
          </table:table-cell>
          <table:table-cell table:style-name="Table59.B6" office:value-type="string">
            <text:p text:style-name="P296">&lt;none&gt;</text:p>
          </table:table-cell>
          <table:table-cell table:style-name="Table59.C6" office:value-type="string">
            <text:p text:style-name="P298">The path appended to the site that will form the URI that is used to perform an introspection request on the access token received from the token endpoint.</text:p>
            <text:p text:style-name="P298">This is also used to retrieve additional data about the authenticating user and is where Jarvis will retrieve group information from.</text:p>
          </table:table-cell>
        </table:table-row>
        <table:table-row table:style-name="Table59.1">
          <table:table-cell table:style-name="Table59.A7" office:value-type="string">
            <text:p text:style-name="P297">introspection_user</text:p>
          </table:table-cell>
          <table:table-cell table:style-name="Table59.B7" office:value-type="string">
            <text:p text:style-name="P296">&lt;none&gt;</text:p>
          </table:table-cell>
          <table:table-cell table:style-name="Table59.C7" office:value-type="string">
            <text:p text:style-name="P299">The username to use when calling the introspection endpoint. Some OAuth providers use a specific username for authentication whereas others use the client ID.</text:p>
          </table:table-cell>
        </table:table-row>
        <table:table-row table:style-name="Table59.1">
          <table:table-cell table:style-name="Table59.A8" office:value-type="string">
            <text:p text:style-name="P297">introspection_pass</text:p>
          </table:table-cell>
          <table:table-cell table:style-name="Table59.B8" office:value-type="string">
            <text:p text:style-name="P296">&lt;none&gt;</text:p>
          </table:table-cell>
          <table:table-cell table:style-name="Table59.C8" office:value-type="string">
            <text:p text:style-name="P299">The password to use when calling the introspection endpoint. Some OAuth providers use a specific password for authentication whereas others use the client secret.</text:p>
          </table:table-cell>
        </table:table-row>
        <table:table-row table:style-name="Table59.1">
          <table:table-cell table:style-name="Table59.A9" office:value-type="string">
            <text:p text:style-name="P297">self_signed_cert</text:p>
          </table:table-cell>
          <table:table-cell table:style-name="Table59.B9" office:value-type="string">
            <text:p text:style-name="P296">&lt;none&gt;</text:p>
          </table:table-cell>
          <table:table-cell table:style-name="Table59.C9" office:value-type="string">
            <text:p text:style-name="P299">In some cases an OAuth provider may be operating under SSL using a self signed certificate.</text:p>
            <text:p text:style-name="P299">Normally Perl would reject these as insecure however if provided Jarvis will attempt to load the self signed certificate in order to trust the SSL session.</text:p>
          </table:table-cell>
        </table:table-row>
        <table:table-row table:style-name="Table59.1">
          <table:table-cell table:style-name="Table59.A10" office:value-type="string">
            <text:p text:style-name="P297">redirect_uri</text:p>
          </table:table-cell>
          <table:table-cell table:style-name="Table59.B10" office:value-type="string">
            <text:p text:style-name="P297">&lt;none&gt;</text:p>
          </table:table-cell>
          <table:table-cell table:style-name="Table59.C10" office:value-type="string">
            <text:p text:style-name="P299">The URI that is used by the OAuth endpoint to determine where to redirect the traffic towards.</text:p>
            <text:p text:style-name="P299">This must be the same as both the calling application and the OAuth <text:span text:style-name="T120">provider</text:span>.</text:p>
          </table:table-cell>
        </table:table-row>
      </table:table>
      <text:p text:style-name="P263">Table 12: <text:span text:style-name="T118">OAuth2</text:span> Login Module Parameters</text:p>
      <text:p text:style-name="P380"><text:span text:style-name="T121">All parameters except the “self_signed_cert” are mandatory.</text:span></text:p>
      <text:h text:style-name="P269"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2459218098" text:style-name="L32">
        <text:list-item>
          <text:p text:style-name="P386">Jarvis has been installed/configured as above, and is available via the web-server.</text:p>
        </text:list-item>
        <text:list-item>
          <text:p text:style-name="P386">The demo.xml file has been soft linked or copied into the Jarvis "etc" directory.</text:p>
        </text:list-item>
        <text:list-item>
          <text:p text:style-name="P386">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198"/>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213639942" text:style-name="L33">
        <text:list-item>
          <text:p text:style-name="P326">“username”</text:p>
        </text:list-item>
        <text:list-item>
          <text:p text:style-name="P326">“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224040397" text:style-name="L34">
        <text:list-item>
          <text:p text:style-name="P327">Internal configuration problem – bad server-side XML configuration (main or dataset).</text:p>
        </text:list-item>
        <text:list-item>
          <text:p text:style-name="P327">Database connection problem.</text:p>
        </text:list-item>
        <text:list-item>
          <text:p text:style-name="P327">Request body is malformed JSON or XML.</text:p>
        </text:list-item>
        <text:list-item>
          <text:p text:style-name="P327">Missing mandatory parameter in request.</text:p>
        </text:list-item>
        <text:list-item>
          <text:p text:style-name="P327">Any other fatal problem.</text:p>
        </text:list-item>
        <text:list-item>
          <text:p text:style-name="P327">Configured SQL statement in dataset definition is not valid.</text:p>
        </text:list-item>
        <text:list-item>
          <text:p text:style-name="P327">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176151462" text:style-name="L35">
        <text:list-item>
          <text:p text:style-name="P328">The returned tuples are contained in an array with object key “data”.</text:p>
        </text:list-item>
        <text:list-item>
          <text:p text:style-name="P328">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82">Attribute</text:p>
            </table:table-cell>
            <table:table-cell table:style-name="Table21.B1" office:value-type="string">
              <text:p text:style-name="P82">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21151903123821" text:continue-numbering="true" text:style-name="L35">
        <text:list-item>
          <text:p text:style-name="P328">The returned tuples are contained in an array with object key “data”.</text:p>
        </text:list-item>
        <text:list-item>
          <text:p text:style-name="P328">Each tuple is represented as an array.</text:p>
        </text:list-item>
        <text:list-item>
          <text:p text:style-name="P328">The column names are given separately</text:p>
        </text:list-item>
        <text:list-item>
          <text:p text:style-name="P328">The order of the array elements for each tuple matches the given column order.</text:p>
        </text:list-item>
        <text:list-item>
          <text:p text:style-name="P328"><text:soft-page-break/>Empty elements in the array are given as as JSON null value.</text:p>
        </text:list-item>
      </text:list>
      <text:p text:style-name="P173">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21153873290516" text:continue-numbering="true" text:style-name="L35">
        <text:list-item>
          <text:p text:style-name="P328">The “data” value is returned a top-level array. <text:s/></text:p>
        </text:list-item>
        <text:list-item>
          <text:p text:style-name="P328">All of the other attributes are discard.</text:p>
        </text:list-item>
      </text:list>
      <text:p text:style-name="P173">Consider the following request:</text:p>
      <text:p text:style-name="Code">http://localhost/jarvis-agent/demo/boat_class?format=json.rest</text:p>
      <text:p text:style-name="Text_20_body"/>
      <text:p text:style-name="P173">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180"><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21152738338943" text:continue-numbering="true" text:style-name="L35">
        <text:list-item>
          <text:p text:style-name="P328">The returned tuples are contained in a “data” element.</text:p>
        </text:list-item>
        <text:list-item>
          <text:p text:style-name="P328">Each tuple is represented as a “row” element.</text:p>
        </text:list-item>
        <text:list-item>
          <text:p text:style-name="P328">Fields are specified as attributes of the “row” element.</text:p>
        </text:list-item>
      </text:list>
      <text:p text:style-name="P173">Consider the following request:</text:p>
      <text:p text:style-name="Code">http://localhost/jarvis-agent/demo/boat_class?format=xml</text:p>
      <text:p text:style-name="Text_20_body"/>
      <text:p text:style-name="P173">The returned content in XML is:</text:p>
      <text:p text:style-name="P180">&lt;?xml version="1.0" encoding="iso-8859-1" ?&gt;</text:p>
      <text:p text:style-name="P180">&lt;?meta name="GENERATOR" content="XML::Smart/1.6.9 Perl/5.010000 [linux]" ?&gt;</text:p>
      <text:p text:style-name="P180">&lt;response logged_in="1" username="admin" error_string=""</text:p>
      <text:p text:style-name="P180"><text:s text:c="4"/>group_list="admin" fetched="2" returned="2"&gt;</text:p>
      <text:p text:style-name="P180"><text:s text:c="2"/>&lt;data&gt;</text:p>
      <text:p text:style-name="P180"><text:s text:c="4"/>&lt;row active="Y" class="Makkleson"</text:p>
      <text:p text:style-name="P180"><text:s text:c="8"/>description="Suitable for infants and those of timid heart." id="6"/&gt;</text:p>
      <text:p text:style-name="P180"><text:s text:c="4"/>&lt;row active="N" class="X Class"</text:p>
      <text:p text:style-name="P180"><text:s text:c="8"/>description="Product of a deranged mind." id="4"/&gt;</text:p>
      <text:p text:style-name="P180"><text:s text:c="2"/>&lt;/data&gt;</text:p>
      <text:p text:style-name="P180">&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21151850162923" text:continue-numbering="true" text:style-name="L35">
        <text:list-item>
          <text:p text:style-name="P328">The header row gives column names.</text:p>
        </text:list-item>
        <text:list-item>
          <text:p text:style-name="P328">Fields are separated by commas.</text:p>
        </text:list-item>
        <text:list-item>
          <text:p text:style-name="P328">Strings containing spaces or special characters are in double quotes.</text:p>
        </text:list-item>
        <text:list-item>
          <text:p text:style-name="P328">Multi-line strings are supported, a newline character is used.</text:p>
        </text:list-item>
      </text:list>
      <text:p text:style-name="P173">Consider the following request:</text:p>
      <text:p text:style-name="Code">http://localhost/jarvis-agent/demo/boat_class?format=csv</text:p>
      <text:p text:style-name="Text_20_body"/>
      <text:p text:style-name="P173">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47"><text:span text:style-name="T72">A</text:span> dataset <text:span text:style-name="T72">is a single conceptual “model class” within your application. <text:s/>It is</text:span> defined in a .XML file <text:span text:style-name="T73">and it provides a matching set of insert/update/delete/fetch methods.</text:span></text:p>
      <text:p text:style-name="P48">Jarvis was originally developed to support relational databases using the DBI/DBD drivers, and some of that legacy is still visible despite the fact that it now supports non-SQL database agents including SDP and MongoDB.</text:p>
      <text:p text:style-name="P52">This chapter describes the common and general features of datasets. <text:s/>The subsequent chapter specifically describes how to use SQL-style datasets with DBI.</text:p>
      <text:p text:style-name="P46">The “boat_class.xml” file <text:span text:style-name="T74">we are using for our SQL-based relational DB</text:span>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73"/>
      <text:p text:style-name="P48">Note the use of the <text:span text:style-name="T77">following features:</text:span></text:p>
      <text:p text:style-name="P48"><text:span text:style-name="T77">We use </text:span>&lt;transform&gt; element to request that data is pre-processed before fetch and save. <text:s/>The transform tag is described elsewhere. <text:s/>However, in this case we have requested <text:span text:style-name="T74">the following transform</text:span> options:</text:p>
      <text:list xml:id="list388330677" text:style-name="L36">
        <text:list-item>
          <text:p text:style-name="P329">On fetch, any NULL value <text:span text:style-name="T74">fetched from</text:span> the database is represented as a zero length string <text:span text:style-name="T74">in the returned structure to the user</text:span>.</text:p>
        </text:list-item>
        <text:list-item>
          <text:p text:style-name="P329">On store, leading and trailing white space should be removed before saving to database.</text:p>
        </text:list-item>
        <text:list-item>
          <text:p text:style-name="P329">On store, empty strings from the client should be stored as NULL in the database.</text:p>
        </text:list-item>
      </text:list>
      <text:p text:style-name="P54">Per-dataset &lt;hook&gt; configuration can inject Perl code for additional processing of inputs and outputs at predefined points of the operation.</text:p>
      <text:p text:style-name="P49"><text:span text:style-name="T78">There is a single </text:span>“fetch” (i.e. <text:span text:style-name="T79">the &lt;</text:span>select<text:span text:style-name="T79">&gt;</text:span>) <text:span text:style-name="T78">SQL configuration. <text:s/>But for “store” we have three separate SQL statements, on for each of &lt;insert&gt;, &lt;update&gt;, and &lt;delete&gt;</text:span>. <text:s text:c="2"/><text:span text:style-name="T79">For SQL-style datasets these are SQL statements. <text:s/>For non-relational agents they have a different structure.</text:span></text:p>
      <text:p text:style-name="P66">For DBI datasets, two additional SQL parameters are supported:</text:p>
      <text:list xml:id="list560505500" text:style-name="L37">
        <text:list-item>
          <text:p text:style-name="P330">&lt;before&gt; execute an SQL statement once before any store requests are performed.</text:p>
        </text:list-item>
        <text:list-item>
          <text:p text:style-name="P330">&lt;after&gt; execute an SQL statement once after any store requests are performed.</text:p>
        </text:list-item>
      </text:list>
      <text:p text:style-name="P54">See the separate DBI section.</text:p>
      <text:h text:style-name="P270" text:outline-level="2"><text:bookmark-start text:name="__RefHeading___Toc11595_718419755"/><text:soft-page-break/>Dataset Attributes<text:bookmark-end text:name="__RefHeading___Toc11595_718419755"/></text:h>
      <text:p text:style-name="Text_20_body">The top-level attributes of all datasets definitions are as follow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82">Attribute</text:p>
            </table:table-cell>
            <table:table-cell table:style-name="Table22.A1" office:value-type="string">
              <text:p text:style-name="P82">Default</text:p>
            </table:table-cell>
            <table:table-cell table:style-name="Table22.C1" office:value-type="string">
              <text:p text:style-name="P82">Notes</text:p>
            </table:table-cell>
          </table:table-row>
        </table:table-header-rows>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ext:span text:style-name="T75">See subsequent notes.</text:span></text:p>
          </table:table-cell>
        </table:table-row>
        <table:table-row table:style-name="Table22.1">
          <table:table-cell table:style-name="Table22.A4" office:value-type="string">
            <text:p text:style-name="Table_20_Contents">write</text:p>
          </table:table-cell>
          <table:table-cell table:style-name="Table22.B4" office:value-type="string">
            <text:p text:style-name="P185">&lt;empty&gt;</text:p>
          </table:table-cell>
          <table:table-cell table:style-name="Table22.C4" office:value-type="string">
            <text:p text:style-name="P185">Defines which groups may execute the SQL defined in the “update”, “insert” and “delete” elements.</text:p>
          </table:table-cell>
        </table:table-row>
        <table:table-row table:style-name="Table22.1">
          <table:table-cell table:style-name="Table22.A5" office:value-type="string">
            <text:p text:style-name="Table_20_Contents">debug</text:p>
          </table:table-cell>
          <table:table-cell table:style-name="Table22.B5" office:value-type="string">
            <text:p text:style-name="P185">no</text:p>
          </table:table-cell>
          <table:table-cell table:style-name="Table22.C5" office:value-type="string">
            <text:p text:style-name="P185">Enables debug on a per-dataset basis.</text:p>
          </table:table-cell>
        </table:table-row>
        <table:table-row table:style-name="Table22.1">
          <table:table-cell table:style-name="Table22.A6" office:value-type="string">
            <text:p text:style-name="Table_20_Contents">dump</text:p>
          </table:table-cell>
          <table:table-cell table:style-name="Table22.B6" office:value-type="string">
            <text:p text:style-name="P185">no</text:p>
          </table:table-cell>
          <table:table-cell table:style-name="Table22.C6" office:value-type="string">
            <text:p text:style-name="P185">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185">filename</text:p>
          </table:table-cell>
          <table:table-cell table:style-name="Table22.C7" office:value-type="string">
            <text:p text:style-name="P185">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h text:style-name="P270" text:outline-level="2"><text:bookmark-start text:name="__RefHeading___Toc11597_718419755"/>Dataset Elements<text:bookmark-end text:name="__RefHeading___Toc11597_718419755"/></text:h>
      <text:p text:style-name="Text_20_body">The elements within the &lt;dataset&gt; definition are as follow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82">Element</text:p>
            </table:table-cell>
            <table:table-cell table:style-name="Table23.B1" table:number-columns-spanned="2" office:value-type="string">
              <text:p text:style-name="P82">Notes</text:p>
            </table:table-cell>
            <table:covered-table-cell/>
          </table:table-row>
        </table:table-header-rows>
        <table:table-row table:style-name="Table23.1">
          <table:table-cell table:style-name="Table23.A2" office:value-type="string">
            <text:p text:style-name="Table_20_Contents">transform</text:p>
          </table:table-cell>
          <table:table-cell table:style-name="Table23.B2" table:number-columns-spanned="2" office:value-type="string">
            <text:p text:style-name="Table_20_Contents">Optional transformations for Jarvis to perform when storing or fetching data.</text:p>
            <text:p text:style-name="P163">Supported for all dataset types.</text:p>
          </table:table-cell>
          <table:covered-table-cell/>
        </table:table-row>
        <table:table-row table:style-name="Table23.1">
          <table:table-cell table:style-name="Table23.A3" office:value-type="string">
            <text:p text:style-name="Table_20_Contents">hook</text:p>
          </table:table-cell>
          <table:table-cell table:style-name="Table23.B3" table:number-columns-spanned="2" office:value-type="string">
            <text:p text:style-name="Table_20_Contents">One or more hook module definitions. <text:s/>Definition is identical to global hooks.</text:p>
            <text:p text:style-name="P163">Supported for all dataset types.</text:p>
          </table:table-cell>
          <table:covered-table-cell/>
        </table:table-row>
        <table:table-row table:style-name="Table23.1">
          <table:table-cell table:style-name="Table23.A4" office:value-type="string">
            <text:p text:style-name="Table_20_Contents">child</text:p>
          </table:table-cell>
          <table:table-cell table:style-name="Table23.B4" table:number-columns-spanned="2" office:value-type="string">
            <text:p text:style-name="Table_20_Contents">One or more child dataset definitions. <text:s/>See chapter on Nested Datasets.</text:p>
            <text:p text:style-name="P163">Supported for all dataset types.</text:p>
          </table:table-cell>
          <table:covered-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text:span text:style-name="T79">Parameters to use when </text:span>dataset is invoked with the http GET request method, <text:span text:style-name="T79">or with an override transaction type “select”</text:span>.</text:p>
            <text:p text:style-name="P163">See agent-specific description of content.</text:p>
          </table:table-cell>
          <table:table-cell table:style-name="Table23.C10" table:number-rows-spanned="6" office:value-type="string">
            <text:p text:style-name="P165">Implementation is specific to the database agent.</text:p>
            <text:p text:style-name="P165"/>
            <text:p text:style-name="P165">For DBI databases these are SQL statements.</text:p>
            <text:p text:style-name="P165"/>
            <text:p text:style-name="P165">For MongoDB these are object definitions with variables.</text:p>
            <text:p text:style-name="P165"/>
            <text:p text:style-name="P165">For SDP these are MDX queries.</text:p>
          </table:table-cell>
        </table:table-row>
        <table:table-row table:style-name="Table23.1">
          <table:table-cell table:style-name="Table23.A7" office:value-type="string">
            <text:p text:style-name="Table_20_Contents">before</text:p>
          </table:table-cell>
          <table:table-cell table:style-name="Table23.B6" office:value-type="string">
            <text:p text:style-name="Table_20_Contents"><text:span text:style-name="T79">Parameters to use for a one-off action to be performed</text:span> before <text:span text:style-name="T79">applying</text:span> update/insert/delete changes. <text:s/><text:span text:style-name="T79">Currently supported for DBI only.</text:span></text:p>
          </table:table-cell>
          <table:covered-table-cell/>
        </table:table-row>
        <table:table-row table:style-name="Table23.1">
          <table:table-cell table:style-name="Table23.A7" office:value-type="string">
            <text:p text:style-name="Table_20_Contents">after</text:p>
          </table:table-cell>
          <table:table-cell table:style-name="Table23.B7" office:value-type="string">
            <text:p text:style-name="P164"><text:span text:style-name="T79">Parameters to use for a one-off action to be performed</text:span> <text:span text:style-name="T79">after</text:span> <text:span text:style-name="T79">applying</text:span> update/insert/delete changes. <text:s/><text:span text:style-name="T79">Currently supported for DBI only.</text:span></text:p>
          </table:table-cell>
          <table:covered-table-cell/>
        </table:table-row>
        <table:table-row table:style-name="Table23.1">
          <table:table-cell table:style-name="Table23.A8" office:value-type="string">
            <text:p text:style-name="Table_20_Contents">update</text:p>
          </table:table-cell>
          <table:table-cell table:style-name="Table23.B8" office:value-type="string">
            <text:p text:style-name="P164"><text:span text:style-name="T79">Parameters to use when </text:span>dataset is invoked with the http <text:span text:style-name="T79">PUT</text:span> request method, <text:span text:style-name="T79">or with an override transaction type “update”</text:span>.</text:p>
          </table:table-cell>
          <table:covered-table-cell/>
        </table:table-row>
        <table:table-row table:style-name="Table23.1">
          <table:table-cell table:style-name="Table23.A9" office:value-type="string">
            <text:p text:style-name="Table_20_Contents">insert</text:p>
          </table:table-cell>
          <table:table-cell table:style-name="Table23.B9" office:value-type="string">
            <text:p text:style-name="P164"><text:span text:style-name="T79">Parameters to use when </text:span>dataset is invoked with the http <text:span text:style-name="T79">POST</text:span> request method, <text:span text:style-name="T79">or with an override transaction type “insert”</text:span>.</text:p>
          </table:table-cell>
          <table:covered-table-cell/>
        </table:table-row>
        <table:table-row table:style-name="Table23.1">
          <table:table-cell table:style-name="Table23.A10" office:value-type="string">
            <text:p text:style-name="Table_20_Contents">delete</text:p>
          </table:table-cell>
          <table:table-cell table:style-name="Table23.B10" office:value-type="string">
            <text:p text:style-name="P164"><text:span text:style-name="T79">Parameters to use when </text:span>dataset is invoked with the http <text:span text:style-name="T79">DELETE</text:span> request method, <text:span text:style-name="T79">or with an override transaction type “delete”</text:span>.</text:p>
          </table:table-cell>
          <table:covered-table-cell/>
        </table:table-row>
      </table:table>
      <text:p text:style-name="Table">Table 21: Dataset Sub-Elements</text:p>
      <text:p text:style-name="P230"><text:soft-page-break/>Note that data store operations are not supported for SDP, and that MongoDB does not support before/after statements.</text:p>
      <table:table table:name="Table56" table:style-name="Table56">
        <table:table-column table:style-name="Table56.A"/>
        <table:table-column table:style-name="Table56.B" table:number-columns-repeated="3"/>
        <table:table-header-rows>
          <table:table-row table:style-name="Table56.1">
            <table:table-cell table:style-name="Table56.A1" office:value-type="string">
              <text:p text:style-name="P89">Element</text:p>
            </table:table-cell>
            <table:table-cell table:style-name="Table56.A1" office:value-type="string">
              <text:p text:style-name="P90">DBI</text:p>
            </table:table-cell>
            <table:table-cell table:style-name="Table56.A1" office:value-type="string">
              <text:p text:style-name="P90">SDP</text:p>
            </table:table-cell>
            <table:table-cell table:style-name="Table56.D1" office:value-type="string">
              <text:p text:style-name="P90">MongoDB</text:p>
            </table:table-cell>
          </table:table-row>
        </table:table-header-rows>
        <table:table-row table:style-name="Table56.1">
          <table:table-cell table:style-name="Table56.A2" office:value-type="string">
            <text:p text:style-name="P157">transform</text:p>
          </table:table-cell>
          <table:table-cell table:style-name="Table56.B2" table:number-columns-spanned="3" office:value-type="string">
            <text:p text:style-name="P160">All Supported</text:p>
          </table:table-cell>
          <table:covered-table-cell/>
          <table:covered-table-cell/>
        </table:table-row>
        <table:table-row table:style-name="Table56.1">
          <table:table-cell table:style-name="Table56.A3" office:value-type="string">
            <text:p text:style-name="P157">hook</text:p>
          </table:table-cell>
          <table:table-cell table:style-name="Table56.B3" table:number-columns-spanned="3" office:value-type="string">
            <text:p text:style-name="P160">All Supported</text:p>
          </table:table-cell>
          <table:covered-table-cell/>
          <table:covered-table-cell/>
        </table:table-row>
        <table:table-row table:style-name="Table56.1">
          <table:table-cell table:style-name="Table56.A4" office:value-type="string">
            <text:p text:style-name="P157">child</text:p>
          </table:table-cell>
          <table:table-cell table:style-name="Table56.B4" table:number-columns-spanned="3" office:value-type="string">
            <text:p text:style-name="P160">All Supported</text:p>
          </table:table-cell>
          <table:covered-table-cell/>
          <table:covered-table-cell/>
        </table:table-row>
        <table:table-row table:style-name="Table56.1">
          <table:table-cell table:style-name="Table56.A5" office:value-type="string">
            <text:p text:style-name="P157">select</text:p>
          </table:table-cell>
          <table:table-cell table:style-name="Table56.B5" office:value-type="string">
            <text:p text:style-name="P159">YES</text:p>
          </table:table-cell>
          <table:table-cell table:style-name="Table56.C5" office:value-type="string">
            <text:p text:style-name="P159">YES</text:p>
          </table:table-cell>
          <table:table-cell table:style-name="Table56.D5" office:value-type="string">
            <text:p text:style-name="P159">YES</text:p>
          </table:table-cell>
        </table:table-row>
        <table:table-row table:style-name="Table56.1">
          <table:table-cell table:style-name="Table56.A7" office:value-type="string">
            <text:p text:style-name="P157">before</text:p>
          </table:table-cell>
          <table:table-cell table:style-name="Table56.B7" office:value-type="string">
            <text:p text:style-name="P90">YES</text:p>
          </table:table-cell>
          <table:table-cell table:style-name="Table56.C5" office:value-type="string">
            <text:p text:style-name="P158">NO</text:p>
          </table:table-cell>
          <table:table-cell table:style-name="Table56.D5" office:value-type="string">
            <text:p text:style-name="P158">NO</text:p>
          </table:table-cell>
        </table:table-row>
        <table:table-row table:style-name="Table56.1">
          <table:table-cell table:style-name="Table56.A7" office:value-type="string">
            <text:p text:style-name="P157">after</text:p>
          </table:table-cell>
          <table:table-cell table:style-name="Table56.B7" office:value-type="string">
            <text:p text:style-name="P90">YES</text:p>
          </table:table-cell>
          <table:table-cell table:style-name="Table56.C5" office:value-type="string">
            <text:p text:style-name="P158">NO</text:p>
          </table:table-cell>
          <table:table-cell table:style-name="Table56.D5" office:value-type="string">
            <text:p text:style-name="P158">NO</text:p>
          </table:table-cell>
        </table:table-row>
        <table:table-row table:style-name="Table56.1">
          <table:table-cell table:style-name="Table56.A8" office:value-type="string">
            <text:p text:style-name="P157">update</text:p>
          </table:table-cell>
          <table:table-cell table:style-name="Table56.B8" office:value-type="string">
            <text:p text:style-name="P90">YES</text:p>
          </table:table-cell>
          <table:table-cell table:style-name="Table56.C5" office:value-type="string">
            <text:p text:style-name="P158">NO</text:p>
          </table:table-cell>
          <table:table-cell table:style-name="Table56.D5" office:value-type="string">
            <text:p text:style-name="P90">YES</text:p>
          </table:table-cell>
        </table:table-row>
        <table:table-row table:style-name="Table56.1">
          <table:table-cell table:style-name="Table56.A9" office:value-type="string">
            <text:p text:style-name="P157">insert</text:p>
          </table:table-cell>
          <table:table-cell table:style-name="Table56.B9" office:value-type="string">
            <text:p text:style-name="P90">YES</text:p>
          </table:table-cell>
          <table:table-cell table:style-name="Table56.C5" office:value-type="string">
            <text:p text:style-name="P158">NO</text:p>
          </table:table-cell>
          <table:table-cell table:style-name="Table56.D5" office:value-type="string">
            <text:p text:style-name="P90">YES</text:p>
          </table:table-cell>
        </table:table-row>
        <table:table-row table:style-name="Table56.1">
          <table:table-cell table:style-name="Table56.A10" office:value-type="string">
            <text:p text:style-name="P157">delete</text:p>
          </table:table-cell>
          <table:table-cell table:style-name="Table56.B10" office:value-type="string">
            <text:p text:style-name="P90">YES</text:p>
          </table:table-cell>
          <table:table-cell table:style-name="Table56.C5" office:value-type="string">
            <text:p text:style-name="P158">NO</text:p>
          </table:table-cell>
          <table:table-cell table:style-name="Table56.D5" office:value-type="string">
            <text:p text:style-name="P90">YES</text:p>
          </table:table-cell>
        </table:table-row>
      </table:table>
      <text:p text:style-name="Table">Table <text:sequence text:ref-name="refTable0" text:name="Table" text:formula="ooow:Table+1" style:num-format="1">1</text:sequence>: Dataset Feature Support per Agent</text:p>
      <text:h text:style-name="P271" text:outline-level="2"><text:bookmark-start text:name="__RefHeading___Toc11599_718419755"/>Access Identifiers<text:bookmark-end text:name="__RefHeading___Toc11599_718419755"/></text:h>
      <text:p text:style-name="P56">The access identifiers <text:span text:style-name="T81">controlling Dataset </text:span>are the same list of options as is used for the access control of “exec” and “plugin” datasets.</text:p>
      <text:p text:style-name="P57">Specifically, the access identifier may be one of the following:</text:p>
      <table:table table:name="Table25" table:style-name="Table25">
        <table:table-column table:style-name="Table25.A"/>
        <table:table-column table:style-name="Table25.B"/>
        <table:table-row table:style-name="Table25.1">
          <table:table-cell table:style-name="Table25.A1" office:value-type="string">
            <text:p text:style-name="P82">Access ID</text:p>
          </table:table-cell>
          <table:table-cell table:style-name="Table25.B1" office:value-type="string">
            <text:p text:style-name="P82">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text:span text:style-name="T81">Dataset </text:span>Access Control Specifiers</text:p>
      <text:h text:style-name="P273" text:outline-level="2"><text:bookmark-start text:name="__RefHeading___Toc11160_718419755"/>Parameter Expansion<text:bookmark-end text:name="__RefHeading___Toc11160_718419755"/></text:h>
      <text:p text:style-name="P58">All of the database agents support variables within their SQL, MDX, or operation objects.</text:p>
      <text:p text:style-name="Text_20_body"><text:span text:style-name="T83">Regardless of the type of agent, the </text:span>values for these parameters <text:span text:style-name="T83">are sourced from the same set of parameter</text:span> sources, <text:span text:style-name="T83">which is the following</text:span>:</text:p>
      <text:list xml:id="list1458946755" text:style-name="L38">
        <text:list-item>
          <text:p text:style-name="P331">Client-<text:span text:style-name="T50">Supplied</text:span> Parameters.</text:p>
        </text:list-item>
        <text:list-item>
          <text:p text:style-name="P331">Server-<text:span text:style-name="T53">Only Safe</text:span> Parameters.</text:p>
        </text:list-item>
        <text:list-item>
          <text:p text:style-name="P331"><text:span text:style-name="T85">Default Parameters</text:span>.</text:p>
        </text:list-item>
      </text:list>
      <text:h text:style-name="Heading_20_3" text:outline-level="3"><text:span text:style-name="T88">Client-Supplied</text:span> Parameters</text:h>
      <text:p text:style-name="P64">Client-Supplied Parameters are checked in the following order:</text:p>
      <text:list xml:id="list733180368" text:style-name="L39">
        <text:list-item>
          <text:p text:style-name="P333">Parent Parameters (for linked child datasets only).</text:p>
        </text:list-item>
        <text:list-item>
          <text:p text:style-name="P334"><text:span text:style-name="T90">Object attributes from the JSON or XML request body</text:span>.</text:p>
        </text:list-item>
        <text:list-item>
          <text:p text:style-name="P334"><text:span text:style-name="T91">Named/Numbered REST </text:span>parameters <text:span text:style-name="T91">from the Route</text:span>.</text:p>
        </text:list-item>
        <text:list-item>
          <text:p text:style-name="P335">URL parameters e.g. “?name=value”.</text:p>
        </text:list-item>
      </text:list>
      <text:h text:style-name="P274" text:outline-level="2"><text:bookmark-start text:name="__RefHeading___Toc11601_718419755"/><text:span text:style-name="T89">Server-Only </text:span>Safe Parameters<text:bookmark-end text:name="__RefHeading___Toc11601_718419755"/></text:h>
      <text:p text:style-name="P45">When supplying user variables via CGI GET and via JSON/XML request body, the parameter names must be limited to alphanumeric, plus underscore, colon and hyphen. <text:s/>They may contain <text:soft-page-break/>a single leading hyphen, but not two. <text:s/>The first non-hyphen character must be [a-zA-Z]. <text:s/>Parameter names are always case-sensitive.</text:p>
      <text:p text:style-name="P45">E.g. the following are invalid as user-supplied parameter in a Jarvis dataset request:</text:p>
      <text:list xml:id="list423650139" text:style-name="L40">
        <text:list-item>
          <text:p text:style-name="P387">my(param)</text:p>
        </text:list-item>
        <text:list-item>
          <text:p text:style-name="P387">__my_param</text:p>
        </text:list-item>
        <text:list-item>
          <text:p text:style-name="P387">_1param</text:p>
        </text:list-item>
        <text:list-item>
          <text:p text:style-name="P336">1</text:p>
        </text:list-item>
      </text:list>
      <text:p text:style-name="P65">The reason for the limitation on numeric parameters is to avoid conflict with the indexed RESTful parameters which are named simply “1”, “2”, etc. <text:s/></text:p>
      <text:p text:style-name="P65">The reason for the limitation of the leading double-underscore is because all parameters beginning with double-underscore are secure parameters, supplied by Jarvis. <text:s/></text:p>
      <text:p text:style-name="P45"><text:span text:style-name="T51">A number of standard “built-in” parameters are generated by the login process. <text:s/></text:span>The <text:span text:style-name="T51">built-in</text:span> safe parameters <text:span text:style-name="T51">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93">Attribute</text:p>
          </table:table-cell>
          <table:table-cell table:style-name="Table27.B1" office:value-type="string">
            <text:p text:style-name="P93">Notes</text:p>
          </table:table-cell>
        </table:table-row>
        <table:table-row table:style-name="Table27.1">
          <table:table-cell table:style-name="Table27.A2" office:value-type="string">
            <text:p text:style-name="P167">__username</text:p>
          </table:table-cell>
          <table:table-cell table:style-name="Table27.B2" office:value-type="string">
            <text:p text:style-name="P167">The logged-in username. <text:s/>Never the empty string.</text:p>
          </table:table-cell>
        </table:table-row>
        <table:table-row table:style-name="Table27.1">
          <table:table-cell table:style-name="Table27.A3" office:value-type="string">
            <text:p text:style-name="P167">__group_list</text:p>
          </table:table-cell>
          <table:table-cell table:style-name="Table27.B3" office:value-type="string">
            <text:p text:style-name="P167">The comma separated group list. <text:s/>May be empty string.</text:p>
          </table:table-cell>
        </table:table-row>
        <table:table-row table:style-name="Table27.1">
          <table:table-cell table:style-name="Table27.A4" office:value-type="string">
            <text:p text:style-name="P167">__group:&lt;g1&gt;</text:p>
          </table:table-cell>
          <table:table-cell table:style-name="Table27.B4" office:value-type="string">
            <text:p text:style-name="P167">Evaluates to “1” if the user is in group &lt;g1&gt;. <text:s/>NULL otherwise.</text:p>
          </table:table-cell>
        </table:table-row>
        <table:table-row table:style-name="Table27.1">
          <table:table-cell table:style-name="Table27.A5" office:value-type="string">
            <text:p text:style-name="P167">__group:&lt;g2&gt;</text:p>
          </table:table-cell>
          <table:table-cell table:style-name="Table27.B5" office:value-type="string">
            <text:p text:style-name="P167">Evaluates to “2” if the user is in group &lt;g2&gt;. <text:s/>NULL otherwise.</text:p>
          </table:table-cell>
        </table:table-row>
      </table:table>
      <text:p text:style-name="P242">Table 24: Jarvis <text:span text:style-name="T51">Built-In Safe</text:span> Variables</text:p>
      <text:p text:style-name="P45">In addition, safe parameters may come from the following other sources:</text:p>
      <text:list xml:id="list2436901440" text:style-name="L41">
        <text:list-item>
          <text:p text:style-name="P337">Login modules may define additional safe parameters, e.g. {$__user_id}.</text:p>
        </text:list-item>
        <text:list-item>
          <text:p text:style-name="P337">Hooks may define additional safe parameters.</text:p>
        </text:list-item>
        <text:list-item>
          <text:p text:style-name="P337">Default Parameters defined in the application config file may be safe parameters.</text:p>
        </text:list-item>
      </text:list>
      <text:p text:style-name="P45">Remember. <text:s/>Client-supplied values will never be allowed to modify these safe parameters.</text:p>
      <text:p text:style-name="P45">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P222">&lt;dataset read="*" write="admin"&gt;</text:p>
      <text:p text:style-name="P222"><text:s text:c="4"/>&lt;select&gt;</text:p>
      <text:p text:style-name="P222">SELECT * FROM t WHERE (owner = {$__username}) OR ({$__group:admin} IS NOT NULL)</text:p>
      <text:p text:style-name="P222"><text:s text:c="4"/>&lt;/select&gt;</text:p>
      <text:p text:style-name="P222">&lt;/dataset&gt;</text:p>
      <text:h text:style-name="P275" text:outline-level="2"><text:bookmark-start text:name="__RefHeading___Toc9304_126146490"/>Default Parameters<text:bookmark-end text:name="__RefHeading___Toc9304_126146490"/></text:h>
      <text:p text:style-name="P34">Any parameter may be given a static default value using the “default_parameters” element within the application configuration file.</text:p>
      <text:p text:style-name="P34">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86">Attribute</text:p>
          </table:table-cell>
          <table:table-cell table:style-name="Table53.B1" office:value-type="string">
            <text:p text:style-name="P86">Notes</text:p>
          </table:table-cell>
        </table:table-row>
        <table:table-row table:style-name="Table53.1">
          <table:table-cell table:style-name="Table53.A2" office:value-type="string">
            <text:p text:style-name="P146">name</text:p>
          </table:table-cell>
          <table:table-cell table:style-name="Table53.B2" office:value-type="string">
            <text:p text:style-name="P146">Specifies the name of the parameter to made available to processing.</text:p>
          </table:table-cell>
        </table:table-row>
        <table:table-row table:style-name="Table53.1">
          <table:table-cell table:style-name="Table53.A3" office:value-type="string">
            <text:p text:style-name="P146">value</text:p>
          </table:table-cell>
          <table:table-cell table:style-name="Table53.B3" office:value-type="string">
            <text:p text:style-name="P146">If not supplied by the client or the server, this value will be used. <text:s/>It is not possible to specify &lt;undefined&gt; as a fallback value.</text:p>
          </table:table-cell>
        </table:table-row>
      </table:table>
      <text:p text:style-name="Table">Table <text:sequence text:ref-name="refTable1" text:name="Table" text:formula="ooow:Table+1" style:num-format="1">2</text:sequence>: Default Parameters - Parameter Attributes</text:p>
      <text:p text:style-name="P34">Default parameter values may also be specified for “safe” variables (i.e. with names that begin with double underscore). <text:s/>These safe variables may only be modified by the server code, and can never have their values specified by the client.</text:p>
      <text:h text:style-name="P266" text:outline-level="1"><text:bookmark-start text:name="__RefHeading___Toc11603_718419755"/>DBI Datasets<text:bookmark-end text:name="__RefHeading___Toc11603_718419755"/></text:h>
      <text:h text:style-name="P276" text:outline-level="2"><text:bookmark-start text:name="__RefHeading___Toc11605_718419755"/><text:span text:style-name="T82">DBI Bind </text:span>Parameters<text:bookmark-end text:name="__RefHeading___Toc11605_718419755"/></text:h>
      <text:p text:style-name="P67">The &lt;select&gt;, &lt;insert&gt;, &lt;update&gt;, &lt;delete&gt;, &lt;before&gt;, and &lt;after&gt; parameters for DBI datasets are all SQL parameters.</text:p>
      <text:p text:style-name="P43">The SQL statements in the dataset query definition may contain bind substitution parameters defined in curly braces with a preceding dollar symbol. <text:s/>e.g. {$parameter}.</text:p>
      <text:p text:style-name="P67">These may also be entered as {{$parameter}}, {{parameter}} or {parameter}.</text:p>
      <text:p text:style-name="P43"><text:span text:style-name="T82">For DBI t</text:span>he actual name of the bind parameter specified in the dataset query definition may contain only:</text:p>
      <text:list xml:id="list3168246689" text:style-name="L42">
        <text:list-item>
          <text:p text:style-name="P338">upper/lower-case a-z</text:p>
        </text:list-item>
        <text:list-item>
          <text:p text:style-name="P338">digits 0-9</text:p>
        </text:list-item>
        <text:list-item>
          <text:p text:style-name="P338">underscore, colon and hyphen. <text:s/></text:p>
        </text:list-item>
      </text:list>
      <text:p text:style-name="P43">All other characters will be ignored.</text:p>
      <text:h text:style-name="P273" text:outline-level="2"><text:bookmark-start text:name="__RefHeading___Toc11607_718419755"/>DBI <text:span text:style-name="T88">Fallback</text:span> Parameter<text:bookmark-end text:name="__RefHeading___Toc11607_718419755"/></text:h>
      <text:p text:style-name="P60">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6">sources that will be searched for expanding a SQL binary parameter value. <text:s/>This includes:</text:span></text:p>
      <text:list xml:id="list121152123730584" text:continue-list="list1458946755" text:style-name="L38">
        <text:list-item>
          <text:p text:style-name="P331">Client-<text:span text:style-name="T50">Supplied</text:span> Parameters.</text:p>
        </text:list-item>
        <text:list-item>
          <text:p text:style-name="P331">Server-<text:span text:style-name="T53">Only Safe</text:span> Parameters.</text:p>
        </text:list-item>
        <text:list-item>
          <text:p text:style-name="P331"><text:span text:style-name="T85">Default Parameters</text:span>.</text:p>
        </text:list-item>
      </text:list>
      <text:p text:style-name="P62">The DBI agent also supports f<text:span text:style-name="T88">allback</text:span> parameters, were a “|” pipe character is used to separate a list of parameter names. <text:s/></text:p>
      <text:list xml:id="list745111045" text:style-name="L43">
        <text:list-item>
          <text:p text:style-name="P339">Each named parameter will be searched in sequence to find a non-NULL value. <text:s/></text:p>
        </text:list-item>
        <text:list-item>
          <text:p text:style-name="P339">If all named parameters expand to NULL, then a NULL value will be used for the bind.</text:p>
        </text:list-item>
        <text:list-item>
          <text:p text:style-name="P340">Note that any bind flags must be placed at the end of the fallback parameter list.</text:p>
        </text:list-item>
      </text:list>
      <text:p text:style-name="P178"><text:span text:style-name="T85">C</text:span>onsider the following <text:span text:style-name="T84">&lt;select&gt; </text:span>query <text:span text:style-name="T84">in a DBI dataset</text:span>.</text:p>
      <text:p text:style-name="P182">&lt;dataset read="*" write="*"&gt;</text:p>
      <text:p text:style-name="P182"><text:s text:c="4"/>&lt;select&gt;</text:p>
      <text:p text:style-name="P182">SELECT id, class, active FROM boat_class</text:p>
      <text:p text:style-name="P182">WHERE ({$1|class_name}::text IS NULL) OR class ~ {$1|class_name}</text:p>
      <text:p text:style-name="P182">ORDER BY class</text:p>
      <text:p text:style-name="P182"><text:s text:c="4"/>&lt;/select&gt;</text:p>
      <text:p text:style-name="P220">&lt;/dataset&gt;</text:p>
      <text:p text:style-name="P59"/>
      <text:p text:style-name="P59">The following URLs are identical in this context:</text:p>
      <text:p text:style-name="P220">http://localhost/jarvis-agent/demo/boat_filter/a</text:p>
      <text:p text:style-name="P220">http://localhost/jarvis-agent/demo/boat_filter?class_name=a</text:p>
      <text:p text:style-name="P59"/>
      <text:p text:style-name="P59">The first is an indexed RESTful parameter. <text:s/>It is the first indexed RESTful parameter and is assigned to parameter “1”. <text:s/>The second case is a CGI GET supplied user parameter named “class_name”.</text:p>
      <text:p text:style-name="P59">Note that when supplying indexed RESTful parameters, it is not possible to supply e.g. parameter “3” without also defining “2” and “1” as at least empty strings. <text:s/>e.g.</text:p>
      <text:p text:style-name="P220">http://localhost/jarvis-agent/demo/boat_filter/a//c</text:p>
      <text:p text:style-name="P59"/>
      <text:p text:style-name="P59">This will supply the indexed RESTful parameters “1” → ”a”, “2” → “”, and “3” → “c”. <text:s/>If you wished to supply the second parameter as NULL, you would need to use the CGI GET syntax with “?” and “&amp;”.</text:p>
      <text:p text:style-name="P50"><text:soft-page-break/>Note: This example shows the use of indexed RESTful parameters. <text:s/>To use named RESTful parameters, you must configure a “route” with variable parts. <text:s/>See the “router” configuration section for a worked example using named RESTful parameters.</text:p>
      <text:h text:style-name="P272" text:outline-level="2"><text:bookmark-start text:name="__RefHeading___Toc11609_718419755"/>DBI <text:span text:style-name="T76">Statement </text:span>Extensions<text:bookmark-end text:name="__RefHeading___Toc11609_718419755"/></text:h>
      <text:p text:style-name="P55">The select, update, insert and delete sub-elements <text:span text:style-name="T80">for DBI also </text:span>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92">Sub-element</text:p>
            </table:table-cell>
            <table:table-cell table:style-name="Table24.B1" office:value-type="string">
              <text:p text:style-name="P92">Notes</text:p>
            </table:table-cell>
          </table:table-row>
        </table:table-header-rows>
        <table:table-row table:style-name="Table24.1">
          <table:table-cell table:style-name="Table24.A2" office:value-type="string">
            <text:p text:style-name="P166">prepare</text:p>
          </table:table-cell>
          <table:table-cell table:style-name="Table24.B2" office:value-type="string">
            <text:p text:style-name="P166">Optional parameters for statement preparation with DBI::prepare.</text:p>
            <text:p text:style-name="P166">&lt;update prepare=“pg_server_prepare =&gt; 0, something_else =&gt; 1”&gt;</text:p>
            <text:p text:style-name="P166">Overwrites global database prepare attributes.</text:p>
          </table:table-cell>
        </table:table-row>
        <table:table-row table:style-name="Table24.1">
          <table:table-cell table:style-name="Table24.A3" office:value-type="string">
            <text:p text:style-name="P166">returning</text:p>
          </table:table-cell>
          <table:table-cell table:style-name="Table24.B3" office:value-type="string">
            <text:p text:style-name="P166">Discussed later under the “insert” statement section.</text:p>
          </table:table-cell>
        </table:table-row>
        <table:table-row table:style-name="Table24.1">
          <table:table-cell table:style-name="Table24.A4" office:value-type="string">
            <text:p text:style-name="P166">nolog</text:p>
          </table:table-cell>
          <table:table-cell table:style-name="Table24.B4" office:value-type="string">
            <text:p text:style-name="P166">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P166">ignore</text:p>
          </table:table-cell>
          <table:table-cell table:style-name="Table24.B5" office:value-type="string">
            <text:p text:style-name="P166">Suppress errors/warnings matching given pattern. Empty string matches nothing, otherwise interpreted as perl pattern.</text:p>
          </table:table-cell>
        </table:table-row>
      </table:table>
      <text:p text:style-name="P55"/>
      <text:p text:style-name="P51">These features apply to DBI-style datasets only. <text:s/>They do not apply to SDP or MongoDB.</text:p>
      <text:h text:style-name="P277" text:outline-level="2"><text:bookmark-start text:name="__RefHeading___Toc11611_718419755"/>DBI Binding Extensions<text:bookmark-end text:name="__RefHeading___Toc11611_718419755"/></text:h>
      <text:p text:style-name="P53"><text:span text:style-name="T80">T</text:span>he <text:span text:style-name="T80">embedded bind</text:span> parameter<text:span text:style-name="T80">s in DBI SQL statements</text:span> may be followed by one or more bind flags which modify the bind behavior. <text:s/>The supported bind flags <text:span text:style-name="T80">for DBI</text:span> are.</text:p>
      <table:table table:name="Table26" table:style-name="Table26">
        <table:table-column table:style-name="Table26.A"/>
        <table:table-column table:style-name="Table26.B"/>
        <table:table-row table:style-name="Table26.1">
          <table:table-cell table:style-name="Table26.A1" office:value-type="string">
            <text:p text:style-name="P91">Flag</text:p>
          </table:table-cell>
          <table:table-cell table:style-name="Table26.B1" office:value-type="string">
            <text:p text:style-name="P91">Notes</text:p>
          </table:table-cell>
        </table:table-row>
        <table:table-row table:style-name="Table26.1">
          <table:table-cell table:style-name="Table26.A2" office:value-type="string">
            <text:p text:style-name="P162">!out</text:p>
          </table:table-cell>
          <table:table-cell table:style-name="Table26.B2" office:value-type="string">
            <text:p text:style-name="P162">Bind as an in/out variable (instead of “in”).</text:p>
          </table:table-cell>
        </table:table-row>
        <table:table-row table:style-name="Table26.1">
          <table:table-cell table:style-name="Table26.A3" office:value-type="string">
            <text:p text:style-name="P162">!varchar</text:p>
          </table:table-cell>
          <table:table-cell table:style-name="Table26.B3" office:value-type="string">
            <text:p text:style-name="P162">Bind as SQL_VARCHAR (this is the default). <text:s/></text:p>
            <text:p text:style-name="P162">Used only when at least one parameter is bound as in/out.</text:p>
          </table:table-cell>
        </table:table-row>
        <table:table-row table:style-name="Table26.1">
          <table:table-cell table:style-name="Table26.A4" office:value-type="string">
            <text:p text:style-name="P162">!numeric</text:p>
          </table:table-cell>
          <table:table-cell table:style-name="Table26.B4" office:value-type="string">
            <text:p text:style-name="P162">Bind as SQL_NUMERIC.</text:p>
            <text:p text:style-name="P162">Used only when at least one parameter is bound as in/out.</text:p>
          </table:table-cell>
        </table:table-row>
        <table:table-row table:style-name="Table26.1">
          <table:table-cell table:style-name="Table26.A5" office:value-type="string">
            <text:p text:style-name="P162">!quote</text:p>
          </table:table-cell>
          <table:table-cell table:style-name="Table26.B5" office:value-type="string">
            <text:p text:style-name="P162">Used only for textual substitution binding. <text:s/></text:p>
            <text:p text:style-name="P162">Always use DBI-&gt;quote.</text:p>
          </table:table-cell>
        </table:table-row>
        <table:table-row table:style-name="Table26.1">
          <table:table-cell table:style-name="Table26.A6" office:value-type="string">
            <text:p text:style-name="P162">!noquote</text:p>
          </table:table-cell>
          <table:table-cell table:style-name="Table26.B6" office:value-type="string">
            <text:p text:style-name="P162">Used only for textual substitution binding. <text:s text:c="2"/></text:p>
            <text:p text:style-name="P162">Do not quote. <text:s/>Instead remove all space and special characters.</text:p>
          </table:table-cell>
        </table:table-row>
        <table:table-row table:style-name="Table26.1">
          <table:table-cell table:style-name="Table26.A7" office:value-type="string">
            <text:p text:style-name="P162">!raw</text:p>
          </table:table-cell>
          <table:table-cell table:style-name="Table26.B7" office:value-type="string">
            <text:p text:style-name="P162">Used only for textual substitution binding. <text:s text:c="2"/></text:p>
            <text:p text:style-name="P162">Do not quote. <text:s/>Use exactly as specified. <text:s/>Use with extreme caution.</text:p>
          </table:table-cell>
        </table:table-row>
      </table:table>
      <text:p text:style-name="P241">Table 23: Jarvis Bind Flags</text:p>
      <text:h text:style-name="P278" text:outline-level="2"><text:bookmark-start text:name="__RefHeading___Toc11613_718419755"/>Binding In/Out Parameters (under DBD::Oracle)<text:bookmark-end text:name="__RefHeading___Toc11613_718419755"/></text:h>
      <text:p text:style-name="P44">By default, all variables are bound as “in” parameters. <text:s/>When data is returned under a “returning” clause, this typically occurs automatically using a post-insert fetch result. <text:s/>This default behavior works fine for:</text:p>
      <text:list xml:id="list2797660707" text:style-name="L44">
        <text:list-item>
          <text:p text:style-name="P341">Microsoft SQL Server</text:p>
        </text:list-item>
        <text:list-item>
          <text:p text:style-name="P341">Postgres</text:p>
        </text:list-item>
      </text:list>
      <text:p text:style-name="P44">However, for OracleDB, you must use in/out parameter binding in order to get data returned. <text:s/>For example, after inserting a row you wish to return the auto-generated sequential row ID. <text:s/>Under OracleDB you must use in/out parameters for this purpose.</text:p>
      <text:p text:style-name="P44">You can request Jarvis to use an in/out bind by specifying the “<text:span text:style-name="Default_20_Paragraph_20_Font"><text:span text:style-name="T13">!out</text:span></text:span>” flag on the variable. <text:s/></text:p>
      <text:p text:style-name="P219"><text:s text:c="2"/>&lt;insert returning="no"&gt;</text:p>
      <text:p text:style-name="P219"><text:s text:c="4"/>insert into MY_TABLE (CUSTOMER, NAME, DESCRIPTION)</text:p>
      <text:p text:style-name="P219"><text:s text:c="6"/>values ({$customer_id}, {$name}, {$description})</text:p>
      <text:p text:style-name="P219"><text:soft-page-break/><text:s text:c="6"/>returning ID into {$id!out}</text:p>
      <text:p text:style-name="P219"><text:s text:c="2"/>&lt;/insert&gt;</text:p>
      <text:p text:style-name="P44"/>
      <text:p text:style-name="P44">When Jarvis detects that an in/out binding has been requested, it will also do the following:</text:p>
      <text:list xml:id="list3086990878" text:style-name="L45">
        <text:list-item>
          <text:p text:style-name="P342">Use “in/out” binding for all parameters flagged as “<text:span text:style-name="Default_20_Paragraph_20_Font"><text:span text:style-name="T13">!out</text:span></text:span>” in the statement.</text:p>
        </text:list-item>
        <text:list-item>
          <text:p text:style-name="P342">Use “in” binding for all other parameters in the statement.</text:p>
        </text:list-item>
      </text:list>
      <text:p text:style-name="P44">Note that Jarvis will use SQL_VARCHAR for all parameter binding, unless you request otherwise with a “<text:span text:style-name="Default_20_Paragraph_20_Font"><text:span text:style-name="T13">!numeric</text:span></text:span>” flag.</text:p>
      <text:p text:style-name="P44">The output values will be placed into a row inside the “returning” element of the response given back to the client, in a manner that is structurally identical to the “returning” elements given by the default “returning” mechanism.</text:p>
      <text:h text:style-name="P278" text:outline-level="2"><text:bookmark-start text:name="__RefHeading___Toc11615_718419755"/>Textual Substitution <text:span text:style-name="T52">for DBI</text:span><text:bookmark-end text:name="__RefHeading___Toc11615_718419755"/></text:h>
      <text:p text:style-name="P177">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P44">However, there are situations where you <text:span text:style-name="T52">need</text:span> to use textual substitution. <text:s/>This is where a parameter is inserted as text into the statement before the statement is prepared.</text:p>
      <text:p text:style-name="P44">The most common reason for this is the ability to use the LIMIT or TOP syntax to restrict the number of rows which is fetched. <text:s/>Also this is useful to perform SORT requests inside the database engine itself. <text:s/></text:p>
      <text:p text:style-name="P44">Note that Jarvis provides a built-in post-processing paging and sorting function. <text:s/>There are two reasons to consider using textual parameter substitution instead of the built-in mechanism. <text:s/></text:p>
      <text:list xml:id="list3485112934" text:style-name="L46">
        <text:list-item>
          <text:p text:style-name="P343">To sort by two or more columns. <text:s/>The built-in mechanism supports only one.</text:p>
        </text:list-item>
        <text:list-item>
          <text:p text:style-name="P343">To perform paging within the database query, for performance reasons.</text:p>
        </text:list-item>
      </text:list>
      <text:p text:style-name="P44">The parameter values available for textual substitution are identical to those available for DBI bind parameters. <text:s/>However, the need to guard against SQL injection leads to special considerations:</text:p>
      <text:list xml:id="list1580001767" text:style-name="L47">
        <text:list-item>
          <text:p text:style-name="P344">By default, the following quoting rules apply:</text:p>
        </text:list-item>
      </text:list>
      <text:list xml:id="list341824153" text:style-name="L48">
        <text:list-item>
          <text:p text:style-name="P345">If the parameter value is an integer or floating point, it is unquoted. <text:s/>Exponential numbers will be recognized as numbers.</text:p>
        </text:list-item>
        <text:list-item>
          <text:p text:style-name="P345">Otherwise the parameter is quoted using the DBI database handle $dbh-&gt;quote(...) method appropriate for this database. <text:s/>According to the DBI documentation, this is safe from SQL injection.</text:p>
        </text:list-item>
      </text:list>
      <text:list xml:id="list121152791454967" text:continue-list="list1580001767" text:style-name="L47">
        <text:list-item text:start-value="1">
          <text:p text:style-name="P344">Alternatively, if the "<text:span text:style-name="Default_20_Paragraph_20_Font"><text:span text:style-name="T13">!quote</text:span></text:span>" flag is specified, e.g. [$stringvar!quote] then the value is always quoted with the DBI quote function.</text:p>
        </text:list-item>
        <text:list-item>
          <text:p text:style-name="P344">Alternatively, if the "<text:span text:style-name="Default_20_Paragraph_20_Font"><text:span text:style-name="T13">!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344">Alternatively, if the “<text:span text:style-name="Default_20_Paragraph_20_Font"><text:span text:style-name="T13">!raw</text:span></text:span>” flag is specified, e.g. [$__safevar!raw] then the value is textually substituted into the SQL with no checks or restrictions. <text:s/>Note that the “<text:span text:style-name="Default_20_Paragraph_20_Font"><text:span text:style-name="T13">!raw</text:span></text:span>” can only be used with “safe” substitutions variables, i.e. those that begin with a double underscore. <text:s/>Safe variables can never be supplied by the client. <text:s/>The “<text:span text:style-name="Default_20_Paragraph_20_Font"><text:span text:style-name="T13">!raw</text:span></text:span>” flag is restricted to use with variables that are provided by Jarvis itself, or by server-side hooks and plugins.</text:p>
        </text:list-item>
      </text:list>
      <text:p text:style-name="P44">Note that to specify a client-supplied ORDER BY clause containing more than one column you will need to use the "<text:span text:style-name="Default_20_Paragraph_20_Font"><text:span text:style-name="T13">!noquote</text:span></text:span>" flag appended to the textual substitution variable name.</text:p>
      <text:p text:style-name="P44">Note that as for bind parameters, the name of the textual substitution parameters specified in the dataset query definition may contain only upper/lower-case a-z, digits 0-9, underscore, colon and hyphen. <text:s/>All other characters will be ignored.</text:p>
      <text:h text:style-name="P279" text:outline-level="2"><text:bookmark-start text:name="__RefHeading___Toc11617_718419755"/><text:soft-page-break/>Other <text:span text:style-name="T87">DBI </text:span>Parameter Notes<text:bookmark-end text:name="__RefHeading___Toc11617_718419755"/></text:h>
      <text:p text:style-name="P63">Jarvis uses SQL placeholders in all queries for maximum security and efficiency. <text:s/>This means that each variable is replaced by a prepared statement placeholder '?' in the prepared SQL.</text:p>
      <text:p text:style-name="P63">However, there are limits in the power of prepared statement placeholders. <text:s/>E.g. the following is not valid in this case:</text:p>
      <text:p text:style-name="P221">&lt;dataset&gt;&lt;select&gt;SELECT * FROM t WHERE c LIKE '%{$filter}%';</text:p>
      <text:p text:style-name="P63"/>
      <text:p text:style-name="P63">Instead, use Postgres's POSIX RE matching operator '~', or else use:</text:p>
      <text:p text:style-name="P221">&lt;dataset&gt;&lt;select&gt;SELECT * FROM t WHERE c LIKE '%' || {$filter} || '%';</text:p>
      <text:p text:style-name="P63"/>
      <text:p text:style-name="P63">Other limitations also apply, e.g. the number of lines in SQL Server SELECT TOP my not be a placeholder parameter. <text:s/>In such cases you may wish to use textual substitution parameters.</text:p>
      <text:p text:style-name="P63">Finally, note that by default, the prepared statement compiler will not know the data type of these substituted variables. <text:s/>In Postgres and other databases you may often need to provide it hints by using ::&lt;type&gt;, e.g.:</text:p>
      <text:p text:style-name="P221">WHERE ({$1|class_name}::text IS NULL) OR class ~ {$1|class_name}</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25">The <text:span text:style-name="T34">details of Section </text:span><text:span text:style-name="T34"><text:bookmark-ref text:reference-format="chapter" text:ref-name="__RefHeading___Toc7992_1867974170">8</text:bookmark-ref></text:span><text:span text:style-name="T34"><text:s/></text:span><text:span text:style-name="T34"><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173">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82">Attribute</text:p>
          </table:table-cell>
          <table:table-cell table:style-name="Table28.B1" office:value-type="string">
            <text:p text:style-name="P82">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185">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185">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185">Identical to DBI datasets.</text:p>
          </table:table-cell>
        </table:table-row>
      </table:table>
      <text:p text:style-name="Table">Table 25: Attributes of the &lt;dataset&gt; Element <text:span text:style-name="T39">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82">Element</text:p>
            </table:table-cell>
            <table:table-cell table:style-name="Table29.B1" office:value-type="string">
              <text:p text:style-name="P82">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185">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185">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9">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P61">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6">sources that will be searched for expanding an MDX query parameter value. <text:s/>This includes:</text:span></text:p>
      <text:list xml:id="list121153351378826" text:continue-list="list121152123730584" text:style-name="L38">
        <text:list-item>
          <text:p text:style-name="P332">Client-<text:span text:style-name="T50">Supplied</text:span> Parameters.</text:p>
        </text:list-item>
        <text:list-item>
          <text:p text:style-name="P332">Server-<text:span text:style-name="T53">Only Safe</text:span> Parameters.</text:p>
        </text:list-item>
        <text:list-item>
          <text:p text:style-name="P332"><text:span text:style-name="T85">Default Parameters</text:span>.</text:p>
        </text:list-item>
      </text:list>
      <text:p text:style-name="Text_20_body">However, since the SOAP mechanism does not support binding, the are some key differences in the parameter handling:</text:p>
      <text:list xml:id="list4023078720" text:style-name="L49">
        <text:list-item>
          <text:p text:style-name="P346">All SDP parameter substitution is textual substitution. <text:s/>Always.</text:p>
        </text:list-item>
        <text:list-item>
          <text:p text:style-name="P346">The {$parameter} or [$parameter] forms for MDX query parameters are identical.</text:p>
        </text:list-item>
        <text:list-item>
          <text:p text:style-name="P346"><text:soft-page-break/>The supported formatting flags are “!string”, “!bracket” and “!raw”.</text:p>
        </text:list-item>
      </text:list>
      <text:p text:style-name="P244"/>
      <table:table table:name="Table51" table:style-name="Table51">
        <table:table-column table:style-name="Table51.A"/>
        <table:table-column table:style-name="Table51.B"/>
        <table:table-row table:style-name="Table51.1">
          <table:table-cell table:style-name="Table51.A1" office:value-type="string">
            <text:p text:style-name="P82">Flag</text:p>
          </table:table-cell>
          <table:table-cell table:style-name="Table51.B1" office:value-type="string">
            <text:p text:style-name="P82">Notes</text:p>
          </table:table-cell>
        </table:table-row>
        <table:table-row table:style-name="Table51.1">
          <table:table-cell table:style-name="Table51.A2" office:value-type="string">
            <text:p text:style-name="Table_20_Contents">!<text:span text:style-name="T45">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2813113172" text:style-name="L50">
              <text:list-item>
                <text:p text:style-name="P292">Any client-supplied “]” character is replaced with “]]”.</text:p>
              </text:list-item>
            </text:list>
          </table:table-cell>
        </table:table-row>
        <table:table-row table:style-name="Table51.1">
          <table:table-cell table:style-name="Table51.A3" office:value-type="string">
            <text:p text:style-name="Table_20_Contents">!<text:span text:style-name="T45">string</text:span></text:p>
          </table:table-cell>
          <table:table-cell table:style-name="Table51.B3" office:value-type="string">
            <text:p text:style-name="Table_20_Contents">The “!string” flag is intended for use when the MDX parameter is to be expanded within the context of double quotes:</text:p>
            <text:list xml:id="list121151920204883" text:continue-numbering="true" text:style-name="L50">
              <text:list-item>
                <text:p text:style-name="P292">Any client-supplied “\” character is replaced with “\\”.</text:p>
              </text:list-item>
              <text:list-item>
                <text:p text:style-name="P292">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5">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239">Table 23: Jarvis <text:span text:style-name="T46">Parameter</text:span> Flags <text:span text:style-name="T46">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267" text:outline-level="1"><text:bookmark-start text:name="__RefHeading___Toc11619_718419755"/><text:span text:style-name="T34">MongoDB</text:span> Datasets<text:bookmark-end text:name="__RefHeading___Toc11619_718419755"/></text:h>
      <text:h text:style-name="P280" text:outline-level="2"><text:bookmark-start text:name="__RefHeading___Toc8010_18679741701"/><text:span text:style-name="T38">MongoDB</text:span> <text:span text:style-name="T38">Operation Parameters</text:span><text:bookmark-end text:name="__RefHeading___Toc8010_18679741701"/></text:h>
      <text:p text:style-name="P25">For <text:span text:style-name="T34">MongoDB</text:span> datasets using <text:span text:style-name="T34">the MongoDB perl driver</text:span>, there are some key differences <text:span text:style-name="T94">from DBI</text:span>.</text:p>
      <text:p text:style-name="P175">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83">Attribute</text:p>
          </table:table-cell>
          <table:table-cell table:style-name="Table48.B1" office:value-type="string">
            <text:p text:style-name="P83">Notes</text:p>
          </table:table-cell>
        </table:table-row>
        <table:table-row table:style-name="Table48.1">
          <table:table-cell table:style-name="Table48.A3" office:value-type="string">
            <text:p text:style-name="P117">dbname</text:p>
          </table:table-cell>
          <table:table-cell table:style-name="Table48.B3" office:value-type="string">
            <text:p text:style-name="P117">Specify which database connection should be used for fetching and storing this dataset. <text:s/>By default, the database named “default” (of type “<text:span text:style-name="T34">mongo</text:span>”) is used for executing the set.</text:p>
            <text:p text:style-name="P117"/>
            <text:p text:style-name="P117">Note that the type of dataset (“dbi” or “<text:span text:style-name="T34">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119">collection</text:p>
          </table:table-cell>
          <table:table-cell table:style-name="Table48.B3" office:value-type="string">
            <text:p text:style-name="P190">The collection name (including the database name) which is the MongoDB namespace for this dataset. <text:s/>E.g. “demo.ship” means collection “ship” in the demo database instance.</text:p>
            <text:p text:style-name="P119"/>
            <text:p text:style-name="P119">A dataset applies to only a single collection.</text:p>
          </table:table-cell>
        </table:table-row>
        <table:table-row table:style-name="Table48.1">
          <table:table-cell table:style-name="Table48.A4" office:value-type="string">
            <text:p text:style-name="P117">read</text:p>
          </table:table-cell>
          <table:table-cell table:style-name="Table48.B4" office:value-type="string">
            <text:p text:style-name="P117">Identical to DBI datasets. <text:s/>Access control identifiers are also identical.</text:p>
          </table:table-cell>
        </table:table-row>
        <table:table-row table:style-name="Table48.1">
          <table:table-cell table:style-name="Table48.A5" office:value-type="string">
            <text:p text:style-name="P117">write</text:p>
          </table:table-cell>
          <table:table-cell table:style-name="Table48.B5" office:value-type="string">
            <text:p text:style-name="P189">Identical to DBI datasets. <text:s/>Access control identifiers are also identical.</text:p>
          </table:table-cell>
        </table:table-row>
        <table:table-row table:style-name="Table48.1">
          <table:table-cell table:style-name="Table48.A6" office:value-type="string">
            <text:p text:style-name="P117">debug</text:p>
          </table:table-cell>
          <table:table-cell table:style-name="Table48.B6" office:value-type="string">
            <text:p text:style-name="P189">Identical to DBI datasets.</text:p>
          </table:table-cell>
        </table:table-row>
        <table:table-row table:style-name="Table48.1">
          <table:table-cell table:style-name="Table48.A7" office:value-type="string">
            <text:p text:style-name="P117">dump</text:p>
          </table:table-cell>
          <table:table-cell table:style-name="Table48.B7" office:value-type="string">
            <text:p text:style-name="P189">Identical to DBI datasets.</text:p>
          </table:table-cell>
        </table:table-row>
      </table:table>
      <text:p text:style-name="P237">Table 25: Attributes of the &lt;dataset&gt; Element <text:span text:style-name="T38">for MongoDB</text:span></text:p>
      <text:p text:style-name="P25">The elements within the &lt;dataset&gt; definition for <text:span text:style-name="T35">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83">Element</text:p>
            </table:table-cell>
            <table:table-cell table:style-name="Table49.B1" office:value-type="string">
              <text:p text:style-name="P83">Notes</text:p>
            </table:table-cell>
          </table:table-row>
        </table:table-header-rows>
        <table:table-row table:style-name="Table49.1">
          <table:table-cell table:style-name="Table49.A2" office:value-type="string">
            <text:p text:style-name="P117">transform</text:p>
          </table:table-cell>
          <table:table-cell table:style-name="Table49.B2" office:value-type="string">
            <text:p text:style-name="P189">Identical to DBI datasets.</text:p>
          </table:table-cell>
        </table:table-row>
        <table:table-row table:style-name="Table49.1">
          <table:table-cell table:style-name="Table49.A3" office:value-type="string">
            <text:p text:style-name="P117">hook</text:p>
          </table:table-cell>
          <table:table-cell table:style-name="Table49.B3" office:value-type="string">
            <text:p text:style-name="P189">Identical to DBI datasets.</text:p>
          </table:table-cell>
        </table:table-row>
        <table:table-row table:style-name="Table49.1">
          <table:table-cell table:style-name="Table49.A4" office:value-type="string">
            <text:p text:style-name="P118">find</text:p>
          </table:table-cell>
          <table:table-cell table:style-name="Table49.B4" office:value-type="string">
            <text:p text:style-name="P118"><text:span text:style-name="T36">The parameters</text:span> to use when performing the MongoDB “find” for this dataset.</text:p>
          </table:table-cell>
        </table:table-row>
        <table:table-row table:style-name="Table49.1">
          <table:table-cell table:style-name="Table49.A5" office:value-type="string">
            <text:p text:style-name="P147"><text:span text:style-name="T113">a</text:span>ggregate</text:p>
          </table:table-cell>
          <table:table-cell table:style-name="Table49.B5" office:value-type="string">
            <text:p text:style-name="P147">The parameters to use when performing the MongoDB “aggregate” for this dataset.</text:p>
          </table:table-cell>
        </table:table-row>
        <table:table-row table:style-name="Table49.1">
          <table:table-cell table:style-name="Table49.A6" office:value-type="string">
            <text:p text:style-name="P172">count</text:p>
          </table:table-cell>
          <table:table-cell table:style-name="Table49.B6" office:value-type="string">
            <text:p text:style-name="P172">The parameters to use when performing the MongoDB “count” for this dataset.</text:p>
          </table:table-cell>
        </table:table-row>
        <table:table-row table:style-name="Table49.1">
          <table:table-cell table:style-name="Table49.A7" office:value-type="string">
            <text:p text:style-name="P172">distinct</text:p>
          </table:table-cell>
          <table:table-cell table:style-name="Table49.B7" office:value-type="string">
            <text:p text:style-name="P172">The parameters to use when performing the MongoDB “distinct” for this dataset.</text:p>
          </table:table-cell>
        </table:table-row>
      </table:table>
      <text:p text:style-name="P237">Table 26: <text:span text:style-name="T38">MongoDB </text:span>Dataset Sub-Elements</text:p>
      <text:p text:style-name="P37">Note that only one of either aggregate or find may be configured per dataset.</text:p>
      <text:p text:style-name="Text_20_body">Note that insert/update/delete are not yet implemented for MongoDB but are planned <text:span text:style-name="T42">for upcoming development</text:span>.</text:p>
      <text:h text:style-name="P254" text:outline-level="3">Find</text:h>
      <text:p text:style-name="Text_20_body">The <text:span text:style-name="T40">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84">Element</text:p>
            </table:table-cell>
            <table:table-cell table:style-name="Table50.B1" office:value-type="string">
              <text:p text:style-name="P84">Notes</text:p>
            </table:table-cell>
          </table:table-row>
        </table:table-header-rows>
        <table:table-row table:style-name="Table50.1">
          <table:table-cell table:style-name="Table50.A2" office:value-type="string">
            <text:p text:style-name="P120">filter</text:p>
          </table:table-cell>
          <table:table-cell table:style-name="Table50.B2" office:value-type="string">
            <text:p text:style-name="P191">A JSON object structure defining the filter string (if filtering is required).</text:p>
          </table:table-cell>
        </table:table-row>
        <table:table-row table:style-name="Table50.1">
          <table:table-cell table:style-name="Table50.A3" office:value-type="string">
            <text:p text:style-name="P120">options</text:p>
          </table:table-cell>
          <table:table-cell table:style-name="Table50.B3" office:value-type="string">
            <text:p text:style-name="P191">A JSON object structure defining the options string (if options are required).</text:p>
          </table:table-cell>
        </table:table-row>
      </table:table>
      <text:p text:style-name="P238"><text:soft-page-break/>Table 26: <text:span text:style-name="T38">MongoDB </text:span>Dataset <text:span text:style-name="T40">&lt;find&gt; </text:span>Sub-Elements</text:p>
      <text:p text:style-name="P235">Please <text:span text:style-name="T43">refer to the MongoDB documentation for details of how to use find filters and find options. <text:s/>We will discuss only how the filter and options objects are constructed.</text:span></text:p>
      <text:p text:style-name="P28">Specifically, Jarvis will process your “filter” and “options” objects as follows.</text:p>
      <text:list xml:id="list632792460" text:style-name="L51">
        <text:list-item>
          <text:p text:style-name="P347">Variable substitution will be performed <text:span text:style-name="T44">for “~varname~” RHS parts</text:span>.</text:p>
        </text:list-item>
        <text:list-item>
          <text:p text:style-name="P347">Where no variable is provided, the relevant part of the object will be <text:span text:style-name="T48">removed</text:span>.</text:p>
        </text:list-item>
      </text:list>
      <text:p text:style-name="P25">Here is an example dataset <text:span text:style-name="T37">which supports a “find” operation on the “ship” collection</text:span>:</text:p>
      <text:p text:style-name="P210">&lt;dataset dbname="shipdb" dbtype="mongo" read="*" write="*" <text:s/>collection="demo.ship"&gt;</text:p>
      <text:p text:style-name="P215"><text:s text:c="2"/>&lt;find&gt;</text:p>
      <text:p text:style-name="P215"><text:s text:c="4"/>&lt;filter&gt;{ <text:line-break/> <text:s text:c="5"/>"$and": [ { "line": { "$eq": <text:span text:style-name="T61">~</text:span>line<text:span text:style-name="T56">|__default_line~</text:span> } }, </text:p>
      <text:p text:style-name="P215"><text:s text:c="16"/>{ "name": { "$eq": <text:span text:style-name="T61">~n</text:span>ame<text:span text:style-name="T61">~</text:span> } },</text:p>
      <text:p text:style-name="P216"><text:tab/><text:tab/> <text:s text:c="2"/>{ "<text:span text:style-name="T56">afloat</text:span>": { "$eq": <text:span text:style-name="T61">~afloat!boolean~</text:span> } } </text:p>
      <text:p text:style-name="P215"><text:s text:c="14"/>] <text:line-break/> <text:s text:c="3"/>}&lt;/filter&gt;</text:p>
      <text:p text:style-name="P215"><text:s text:c="4"/>&lt;options&gt;{ "projection": { "name": 1 } }&lt;/options&gt;</text:p>
      <text:p text:style-name="P215"><text:s text:c="2"/>&lt;/find&gt; <text:s text:c="3"/></text:p>
      <text:p text:style-name="P211">&lt;/dataset&gt;</text:p>
      <text:p text:style-name="P25"/>
      <text:h text:style-name="P256" text:outline-level="3">Distinct</text:h>
      <text:p text:style-name="P68">The elements within the &lt;distinct&gt; specification define the arguments passed to the MongoDB “distinct” request. Only the filter and options are optional.</text:p>
      <table:table table:name="Table57" table:style-name="Table57">
        <table:table-column table:style-name="Table57.A"/>
        <table:table-column table:style-name="Table57.B"/>
        <table:table-header-rows>
          <table:table-row table:style-name="Table57.1">
            <table:table-cell table:style-name="Table57.A1" office:value-type="string">
              <text:p text:style-name="P94">Element</text:p>
            </table:table-cell>
            <table:table-cell table:style-name="Table57.B1" office:value-type="string">
              <text:p text:style-name="P94">Notes</text:p>
            </table:table-cell>
          </table:table-row>
        </table:table-header-rows>
        <table:table-row table:style-name="Table57.1">
          <table:table-cell table:style-name="Table57.A3" office:value-type="string">
            <text:p text:style-name="P169">fieldname</text:p>
          </table:table-cell>
          <table:table-cell table:style-name="Table57.B3" office:value-type="string">
            <text:p text:style-name="P195">A string defining the collection property to aggregate distinct records for.</text:p>
          </table:table-cell>
        </table:table-row>
        <table:table-row table:style-name="Table57.1">
          <table:table-cell table:style-name="Table57.A3" office:value-type="string">
            <text:p text:style-name="P120">filter</text:p>
          </table:table-cell>
          <table:table-cell table:style-name="Table57.B3" office:value-type="string">
            <text:p text:style-name="P191">A JSON object structure defining the filter string (if filtering is required).</text:p>
          </table:table-cell>
        </table:table-row>
        <table:table-row table:style-name="Table57.1">
          <table:table-cell table:style-name="Table57.A4" office:value-type="string">
            <text:p text:style-name="P122">options</text:p>
          </table:table-cell>
          <table:table-cell table:style-name="Table57.B4" office:value-type="string">
            <text:p text:style-name="P193">A JSON object structure defining the options string (if options are required).</text:p>
          </table:table-cell>
        </table:table-row>
      </table:table>
      <text:p text:style-name="Table">Table <text:sequence text:ref-name="refTable2" text:name="Table" text:formula="ooow:Table+1" style:num-format="1">3</text:sequence>: MongoDB Dataset &lt;distinct&gt; Sub-Elements</text:p>
      <text:p text:style-name="P40">Please refer to the MongoDB documentation for details of how to use <text:span text:style-name="T97">distinct fieldname,</text:span> <text:span text:style-name="T96">distinct</text:span> <text:span text:style-name="T96">filters </text:span>and <text:span text:style-name="T96">distinct </text:span>options. We will discuss only how the <text:span text:style-name="T97">fieldname, filter</text:span> and options objects are constructed.</text:p>
      <text:p text:style-name="P30">Specifically, Jarvis will process your “<text:span text:style-name="T97">fieldname”, </text:span>“<text:span text:style-name="T97">filter</text:span>” and “options” objects as follows.</text:p>
      <text:list xml:id="list121153835791992" text:continue-numbering="true" text:style-name="L51">
        <text:list-item>
          <text:p text:style-name="P348">Variable substitution will be performed <text:span text:style-name="T44">for “~varname~” RHS parts</text:span>.</text:p>
        </text:list-item>
        <text:list-item>
          <text:p text:style-name="P348">Where no variable is provided, the relevant part of the object will be <text:span text:style-name="T48">removed</text:span>.</text:p>
        </text:list-item>
      </text:list>
      <text:p text:style-name="P40">Here is an example dataset <text:span text:style-name="T37">which supports a “distinct” operation on the “ship” collection</text:span>:</text:p>
      <text:p text:style-name="P213">&lt;dataset dbname="shipdb" dbtype="mongo" read="*" write="*" collection="demo.ship"&gt;</text:p>
      <text:p text:style-name="P213"><text:s text:c="4"/>&lt;<text:span text:style-name="T95">distinct</text:span>&gt;</text:p>
      <text:p text:style-name="P213"><text:s text:c="7"/><text:span text:style-name="T95">&lt;fieldname&gt;name&lt;/fieldname&gt;</text:span></text:p>
      <text:p text:style-name="P213"><text:s text:c="4"/>&lt;/<text:span text:style-name="T95">distinct</text:span>&gt; <text:s text:c="3"/></text:p>
      <text:p text:style-name="P213">&lt;/dataset&gt;</text:p>
      <text:h text:style-name="P257" text:outline-level="3">Count</text:h>
      <text:p text:style-name="P69">The elements within the &lt;<text:span text:style-name="T114">count</text:span>&gt; specification define the arguments passed to the MongoDB “<text:span text:style-name="T114">count</text:span>” request. <text:span text:style-name="T114">Both are optional.</text:span></text:p>
      <table:table table:name="Table58" table:style-name="Table58">
        <table:table-column table:style-name="Table58.A"/>
        <table:table-column table:style-name="Table58.B"/>
        <table:table-header-rows>
          <table:table-row table:style-name="Table58.1">
            <table:table-cell table:style-name="Table58.A1" office:value-type="string">
              <text:p text:style-name="P95">Element</text:p>
            </table:table-cell>
            <table:table-cell table:style-name="Table58.B1" office:value-type="string">
              <text:p text:style-name="P95">Notes</text:p>
            </table:table-cell>
          </table:table-row>
        </table:table-header-rows>
        <table:table-row table:style-name="Table58.1">
          <table:table-cell table:style-name="Table58.A2" office:value-type="string">
            <text:p text:style-name="P123">filter</text:p>
          </table:table-cell>
          <table:table-cell table:style-name="Table58.B2" office:value-type="string">
            <text:p text:style-name="P194">A JSON object structure defining the filter string (if filtering is required).</text:p>
          </table:table-cell>
        </table:table-row>
        <table:table-row table:style-name="Table58.1">
          <table:table-cell table:style-name="Table58.A3" office:value-type="string">
            <text:p text:style-name="P123">options</text:p>
          </table:table-cell>
          <table:table-cell table:style-name="Table58.B3" office:value-type="string">
            <text:p text:style-name="P194">A JSON object structure defining the options string (if options are required).</text:p>
          </table:table-cell>
        </table:table-row>
      </table:table>
      <text:p text:style-name="P243">Table <text:sequence text:ref-name="refTable3" text:name="Table" text:formula="ooow:Table+1" style:num-format="1">4</text:sequence>: MongoDB Dataset &lt;<text:span text:style-name="T114">count</text:span>&gt; Sub-Elements</text:p>
      <text:p text:style-name="P41">Please refer to the MongoDB documentation for details of how to use <text:span text:style-name="T114">count</text:span> <text:span text:style-name="T96">filters </text:span>and <text:span text:style-name="T114">count </text:span>options. We will discuss only how the <text:span text:style-name="T97">filter</text:span> and options objects are constructed.</text:p>
      <text:p text:style-name="P31"><text:soft-page-break/>Specifically, Jarvis will process your “<text:span text:style-name="T97">filter</text:span>” and “options” objects as follows.</text:p>
      <text:list xml:id="list121152923974113" text:continue-numbering="true" text:style-name="L51">
        <text:list-item>
          <text:p text:style-name="P349">Variable substitution will be performed <text:span text:style-name="T44">for “~varname~” RHS parts</text:span>.</text:p>
        </text:list-item>
        <text:list-item>
          <text:p text:style-name="P349">Where no variable is provided, the relevant part of the object will be <text:span text:style-name="T48">removed</text:span>.</text:p>
        </text:list-item>
      </text:list>
      <text:p text:style-name="P41">Here is an example dataset <text:span text:style-name="T37">which supports a “count” operation on the “ship” collection</text:span>:</text:p>
      <text:p text:style-name="P214">&lt;dataset dbname="shipdb" dbtype="mongo" read="*" write="*" collection="demo.ship"&gt;</text:p>
      <text:p text:style-name="P214"><text:s text:c="4"/>&lt;<text:span text:style-name="T114">count</text:span>&gt;</text:p>
      <text:p text:style-name="P214"><text:s text:c="7"/><text:span text:style-name="T114">&lt;filter&gt;</text:span></text:p>
      <text:p text:style-name="P214"><text:tab/><text:span text:style-name="T114">{</text:span></text:p>
      <text:p text:style-name="P214"><text:tab/> <text:s text:c="3"/>“<text:span text:style-name="T114">deleted”: false</text:span></text:p>
      <text:p text:style-name="P214"><text:tab/><text:span text:style-name="T114">}</text:span></text:p>
      <text:p text:style-name="P214"><text:s text:c="4"/>&lt;/<text:span text:style-name="T114">countt</text:span>&gt; <text:s text:c="3"/></text:p>
      <text:p text:style-name="P214">&lt;/dataset&gt;</text:p>
      <text:h text:style-name="P255" text:outline-level="3">Aggregate</text:h>
      <text:p text:style-name="P38">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87">Element</text:p>
            </table:table-cell>
            <table:table-cell table:style-name="Table54.B1" office:value-type="string">
              <text:p text:style-name="P87">Notes</text:p>
            </table:table-cell>
          </table:table-row>
        </table:table-header-rows>
        <table:table-row table:style-name="Table54.1">
          <table:table-cell table:style-name="Table54.A2" office:value-type="string">
            <text:p text:style-name="P148">pipeline</text:p>
          </table:table-cell>
          <table:table-cell table:style-name="Table54.B2" office:value-type="string">
            <text:p text:style-name="P192">A JSON object structure defining the <text:span text:style-name="T60">pipeline</text:span> <text:span text:style-name="T60">array (An array of pipelines is required by MongoDB to perform an aggregate lookup).</text:span></text:p>
          </table:table-cell>
        </table:table-row>
        <table:table-row table:style-name="Table54.1">
          <table:table-cell table:style-name="Table54.A3" office:value-type="string">
            <text:p text:style-name="P121">options</text:p>
          </table:table-cell>
          <table:table-cell table:style-name="Table54.B3" office:value-type="string">
            <text:p text:style-name="P192">A JSON object structure defining the options string (if options are required).</text:p>
          </table:table-cell>
        </table:table-row>
      </table:table>
      <text:p text:style-name="Table">Table <text:sequence text:ref-name="refTable4" text:name="Table" text:formula="ooow:Table+1" style:num-format="1">5</text:sequence>: MongoDB Dataset &lt;aggregate&gt; Sub-Elements</text:p>
      <text:p text:style-name="P39">Please refer to the MongoDB documentation for details of how to use aggregate pipelines and aggregate options. We will discuss only how the pipeline and options objects are constructed.</text:p>
      <text:p text:style-name="P29">Specifically, Jarvis will process your “<text:span text:style-name="T61">pipeline</text:span>” and “options” objects as follows.</text:p>
      <text:list xml:id="list121153244794391" text:continue-numbering="true" text:style-name="L51">
        <text:list-item>
          <text:p text:style-name="P350">Variable substitution will be performed <text:span text:style-name="T44">for “~varname~” RHS parts</text:span>.</text:p>
        </text:list-item>
        <text:list-item>
          <text:p text:style-name="P350">Where no variable is provided, the relevant part of the object will be <text:span text:style-name="T48">removed</text:span>.</text:p>
        </text:list-item>
      </text:list>
      <text:p text:style-name="P39">Here is an example dataset <text:span text:style-name="T37">which supports an “</text:span>aggregate<text:span text:style-name="T37">” operation on the “ship” collection</text:span>:</text:p>
      <text:p text:style-name="P212">&lt;dataset dbname="shipdb" dbtype="mongo" read="*" write="*" collection="demo.ship"&gt;</text:p>
      <text:p text:style-name="P212"><text:s text:c="4"/>&lt;aggregate&gt;</text:p>
      <text:p text:style-name="P212"><text:s text:c="8"/>&lt;pipeline&gt;</text:p>
      <text:p text:style-name="P212"><text:s text:c="12"/>[</text:p>
      <text:p text:style-name="P212"><text:s text:c="16"/>{</text:p>
      <text:p text:style-name="P212"><text:s text:c="20"/>"$lookup": {</text:p>
      <text:p text:style-name="P212"><text:s text:c="24"/>from: 'ship',</text:p>
      <text:p text:style-name="P212"><text:s text:c="24"/>localField: '_id',</text:p>
      <text:p text:style-name="P212"><text:s text:c="24"/>foreignField: 'ship_id',</text:p>
      <text:p text:style-name="P212"><text:s text:c="24"/>as: 'ship'</text:p>
      <text:p text:style-name="P212"><text:s text:c="20"/>}</text:p>
      <text:p text:style-name="P212"><text:s text:c="16"/>} </text:p>
      <text:p text:style-name="P212"><text:s text:c="16"/>, {</text:p>
      <text:p text:style-name="P212"><text:s text:c="20"/>"$match": {</text:p>
      <text:p text:style-name="P212"><text:s text:c="24"/>"$and": [</text:p>
      <text:p text:style-name="P212"><text:s text:c="28"/>{</text:p>
      <text:p text:style-name="P212"><text:s text:c="32"/>"line": ~line|__default_line~</text:p>
      <text:p text:style-name="P212"><text:s text:c="28"/>}</text:p>
      <text:p text:style-name="P212"><text:s text:c="24"/>]</text:p>
      <text:p text:style-name="P212"><text:s text:c="20"/>}</text:p>
      <text:p text:style-name="P212"><text:s text:c="16"/>}</text:p>
      <text:p text:style-name="P212"><text:s text:c="12"/>]</text:p>
      <text:p text:style-name="P212"><text:s text:c="8"/>&lt;/pipeline&gt;</text:p>
      <text:p text:style-name="P212"><text:s text:c="8"/>&lt;options&gt;{ "projection": { "name": 1 } }&lt;/options&gt;</text:p>
      <text:p text:style-name="P212"><text:s text:c="4"/>&lt;/aggregate&gt; <text:s text:c="3"/></text:p>
      <text:p text:style-name="P212">&lt;/dataset&gt;</text:p>
      <text:h text:style-name="P258" text:outline-level="3"><text:soft-page-break/>Parametrization</text:h>
      <text:p text:style-name="P234">Note that the variable syntax used for MongoDB parameter objects in the dataset is completely different from the “{$param}” syntax used for specifying variables within SQL statements for DBI-style databases.</text:p>
      <text:p text:style-name="P33"><text:span text:style-name="T49">This is b</text:span>ecause curly braces “{}” are already special characters in JSON, a<text:span text:style-name="T49">nd a </text:span>different syntax <text:span text:style-name="T49">is required</text:span>.</text:p>
      <text:p text:style-name="P32"><text:span text:style-name="T63">In our <text:s/>JSON definitions</text:span>, standard JSON construction is used except for <text:span text:style-name="T62">~</text:span>line|__default_line<text:span text:style-name="T62">~</text:span> and <text:span text:style-name="T62">~</text:span>name<text:span text:style-name="T62">~</text:span> which are Jarvis parameters which will be substituted into the JSON structure using parameter processing.</text:p>
      <text:p text:style-name="P35">Note here:</text:p>
      <text:list xml:id="list954393959" text:style-name="L52">
        <text:list-item>
          <text:p text:style-name="P351">When determining the value for the “line” member of the first $and clause, Jarvis will look first for a client-supplied or server-supplied variable named “line”.</text:p>
        </text:list-item>
        <text:list-item>
          <text:p text:style-name="P351">The variable may be supplied by a client REST, client query, client CGI, by a hook, or by a static default variable in the configuration file.</text:p>
        </text:list-item>
        <text:list-item>
          <text:p text:style-name="P351">If no variable named “line” is present, then Jarvis will look for a server-supplied variable named “__default_line” (i.e. defined by a hook or by static default parameter in the configuration file since this is a “safe” variable name).</text:p>
        </text:list-item>
      </text:list>
      <text:p text:style-name="P70"><text:span text:style-name="T54">N</text:span>ote that textual substitution is <text:span text:style-name="T55">not available as an option for constructing</text:span> MongoDB objects.</text:p>
      <text:h text:style-name="P259" text:outline-level="3">Nested Hash Folding</text:h>
      <text:p text:style-name="P71">In some situations, it is beneficial to have access to nested parameters when performing substitutions.</text:p>
      <text:p text:style-name="P71">In most cases simple assigning the entire hash as a parameter is <text:span text:style-name="T103">enough</text:span>, however in cases where different types are mixed or require specific type casting a hash folding approach is available.</text:p>
      <text:h text:style-name="P249" text:outline-level="4"/>
      <text:h text:style-name="P249" text:outline-level="4">Example <text:span text:style-name="T58">1</text:span></text:h>
      <text:p text:style-name="P71">Consider the following post data:</text:p>
      <text:p text:style-name="P224"><text:s text:c="4"/><text:span text:style-name="T99">{</text:span></text:p>
      <text:p text:style-name="P224"><text:tab/>“<text:span text:style-name="T99">name” = “My Ship”</text:span></text:p>
      <text:p text:style-name="P224"><text:tab/>, “<text:span text:style-name="T99">shipType” = {</text:span></text:p>
      <text:p text:style-name="P224"><text:tab/><text:tab/>“<text:span text:style-name="T99">typeName” = “Yacht”</text:span></text:p>
      <text:p text:style-name="P224"><text:tab/><text:tab/>“<text:span text:style-name="T99">hasPropeller” = false</text:span></text:p>
      <text:p text:style-name="P224"><text:tab/><text:span text:style-name="T99">}</text:span></text:p>
      <text:p text:style-name="P225"><text:s text:c="4"/>}</text:p>
      <text:p text:style-name="P71">The ship name is easily accessible utilizing the <text:span text:style-name="T13">~name~ </text:span><text:span text:style-name="T100">parameter.</text:span></text:p>
      <text:p text:style-name="P71"><text:span text:style-name="T100">In our example </text:span><text:span text:style-name="T13">hasPropeller</text:span><text:span text:style-name="T100"> is a </text:span><text:span text:style-name="T101">Boolean</text:span><text:span text:style-name="T100"> type and MongoDB will not accept us simply assigning </text:span><text:span text:style-name="T101">~</text:span><text:span text:style-name="T13">shipType</text:span><text:span text:style-name="T14">~ </text:span><text:span text:style-name="T100">to the </text:span><text:span text:style-name="T101">collection property </text:span><text:span text:style-name="T13">shipType </text:span><text:span text:style-name="T100">we require a more explicit mechanism.</text:span></text:p>
      <text:p text:style-name="P72">To achieve this Jarvis supports a hash folding approach for MongoDB to provide access to all nested elements through a top-level parameter.</text:p>
      <text:p text:style-name="P72">Consider the following hash folded parameters:</text:p>
      <text:p text:style-name="P224"><text:s text:c="4"/><text:span text:style-name="T99">{</text:span></text:p>
      <text:p text:style-name="P224"><text:tab/>“<text:span text:style-name="T99">name“ =&gt; “My Ship”</text:span></text:p>
      <text:p text:style-name="P224"><text:tab/>, “<text:span text:style-name="T99">shipType.typeName” =&gt; ‘Yacht”</text:span></text:p>
      <text:p text:style-name="P224"><text:tab/>, “<text:span text:style-name="T99">shipType.hasPropellor” =&gt; false</text:span></text:p>
      <text:p text:style-name="P224"><text:tab/>, “<text:span text:style-name="T99">shipType” = {</text:span></text:p>
      <text:p text:style-name="P224"><text:tab/><text:tab/>“<text:span text:style-name="T99">typeName” = “Yacht”</text:span></text:p>
      <text:p text:style-name="P224"><text:tab/><text:tab/>“<text:span text:style-name="T99">hasPropeller” = false</text:span></text:p>
      <text:p text:style-name="P224"><text:tab/><text:span text:style-name="T99">}</text:span></text:p>
      <text:p text:style-name="P225"><text:s text:c="4"/>}</text:p>
      <text:p text:style-name="P73">Jarvis will move a copy of each nested parameter to the top level of the available parameters while also maintaining a full copy of the original nested object.</text:p>
      <text:p text:style-name="P73"><text:soft-page-break/>Utilizing these parameters we can now explicitly update our nested elements within the all supported MongoDB dataset types.</text:p>
      <text:p text:style-name="P225">&lt;insert&gt;</text:p>
      <text:p text:style-name="P225"><text:s text:c="4"/>&lt;document&gt;</text:p>
      <text:p text:style-name="P225"><text:s text:c="8"/>{</text:p>
      <text:p text:style-name="P225"><text:s text:c="16"/>"name": ~name~</text:p>
      <text:p text:style-name="P225"><text:s text:c="16"/>, “shipType”: {</text:p>
      <text:p text:style-name="P225"><text:s text:c="21"/>“typeName”: ~shipType.typeName~</text:p>
      <text:p text:style-name="P225"><text:s text:c="21"/>“hasPropeller”: ~shipType.hasPropeller!boolean~</text:p>
      <text:p text:style-name="P225"><text:s text:c="16"/>}</text:p>
      <text:p text:style-name="P225"><text:s text:c="8"/>}</text:p>
      <text:p text:style-name="P225"><text:s text:c="4"/>&lt;/document&gt;</text:p>
      <text:p text:style-name="P225">&lt;/insert&gt;</text:p>
      <text:h text:style-name="P281" text:outline-level="2"><text:bookmark-start text:name="__RefHeading___Toc11621_718419755"/>Parameter Processing<text:bookmark-end text:name="__RefHeading___Toc11621_718419755"/></text:h>
      <text:p text:style-name="P61">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6">sources that will be searched for expanding an object parameter value. <text:s/>This includes:</text:span></text:p>
      <text:list xml:id="list121152018734875" text:continue-list="list121153351378826" text:style-name="L38">
        <text:list-item>
          <text:p text:style-name="P332">Client-<text:span text:style-name="T50">Supplied</text:span> Parameters.</text:p>
        </text:list-item>
        <text:list-item>
          <text:p text:style-name="P332">Server-<text:span text:style-name="T53">Only Safe</text:span> Parameters.</text:p>
        </text:list-item>
        <text:list-item>
          <text:p text:style-name="P332"><text:span text:style-name="T85">Default Parameters</text:span>.</text:p>
        </text:list-item>
      </text:list>
      <text:p text:style-name="P25"><text:span text:style-name="T45">Formatting/type flags are also supported</text:span>:</text:p>
      <table:table table:name="Table52" table:style-name="Table52">
        <table:table-column table:style-name="Table52.A"/>
        <table:table-column table:style-name="Table52.B"/>
        <table:table-row table:style-name="Table52.1">
          <table:table-cell table:style-name="Table52.A1" office:value-type="string">
            <text:p text:style-name="P85">Flag</text:p>
          </table:table-cell>
          <table:table-cell table:style-name="Table52.B1" office:value-type="string">
            <text:p text:style-name="P85">Notes</text:p>
          </table:table-cell>
        </table:table-row>
        <table:table-row table:style-name="Table52.1">
          <table:table-cell table:style-name="Table52.A2" office:value-type="string">
            <text:p text:style-name="P141">!<text:span text:style-name="T47">boolean</text:span></text:p>
          </table:table-cell>
          <table:table-cell table:style-name="Table52.B2" office:value-type="string">
            <text:p text:style-name="P142">If the parameter is present and defined, then it will be translated into the boolean::true and boolean::false used by MongoDB to represent true/false values.</text:p>
            <text:p text:style-name="P142"/>
            <text:p text:style-name="P142">If the parameter is present but undefined, it will remain undefined.</text:p>
          </table:table-cell>
        </table:table-row>
        <table:table-row table:style-name="Table52.1">
          <table:table-cell table:style-name="Table52.A3" office:value-type="string">
            <text:p text:style-name="P141">!<text:span text:style-name="T64">oid</text:span></text:p>
          </table:table-cell>
          <table:table-cell table:style-name="Table52.B3" office:value-type="string">
            <text:p text:style-name="P149">If the parameter is present and defined, then it will be translated into the MongoDB::OID type used by MongoDB to represent Object ID values.</text:p>
            <text:p text:style-name="P149"/>
            <text:p text:style-name="P143">If the parameter is present but undefined, it will remain undefined.</text:p>
          </table:table-cell>
        </table:table-row>
        <table:table-row table:style-name="Table52.1">
          <table:table-cell table:style-name="Table52.A4" office:value-type="string">
            <text:p text:style-name="P141">!<text:span text:style-name="T64">date</text:span></text:p>
          </table:table-cell>
          <table:table-cell table:style-name="Table52.B4" office:value-type="string">
            <text:p text:style-name="P149">If the parameter is present and defined, then it will be translated into the DateTime type used by MongoDB to represent <text:span text:style-name="T65">either </text:span>Date or ISODate values.</text:p>
            <text:p text:style-name="P149"/>
            <text:p text:style-name="P143">If the parameter is present but undefined, it will remain undefined.</text:p>
          </table:table-cell>
        </table:table-row>
        <table:table-row table:style-name="Table52.1">
          <table:table-cell table:style-name="Table52.A5" office:value-type="string">
            <text:p text:style-name="P141">!<text:span text:style-name="T67">decimal</text:span></text:p>
          </table:table-cell>
          <table:table-cell table:style-name="Table52.B5" office:value-type="string">
            <text:p text:style-name="P150">If the parameter is present and defined, then it will be translated into the <text:span text:style-name="T67">BSON::Decimal128</text:span> type used by MongoDB to represent <text:span text:style-name="T67">decimal values.</text:span></text:p>
            <text:p text:style-name="P150"/>
            <text:p text:style-name="P152"><text:span text:style-name="T47">If the parameter is present but undefined, it will remain undefined.</text:span> </text:p>
          </table:table-cell>
        </table:table-row>
        <table:table-row table:style-name="Table52.1">
          <table:table-cell table:style-name="Table52.A7" office:value-type="string">
            <text:p text:style-name="P141">!insensitive_regex</text:p>
          </table:table-cell>
          <table:table-cell table:style-name="Table52.B7" office:value-type="string">
            <text:p text:style-name="P153">If the parameter is present and defined, then it will be translated into the BSON::Regex type with the <text:span text:style-name="T68">case</text:span> insensitive option set. This is used by MongoDB to represent a like match search<text:span text:style-name="T68">es</text:span>.</text:p>
            <text:p text:style-name="P153"/>
            <text:p text:style-name="P153">If the parameter is present but undefined, it will remain undefined.</text:p>
          </table:table-cell>
        </table:table-row>
        <table:table-row table:style-name="Table52.1">
          <table:table-cell table:style-name="Table52.A7" office:value-type="string">
            <text:p text:style-name="P141">!<text:span text:style-name="T92">null</text:span></text:p>
          </table:table-cell>
          <table:table-cell table:style-name="Table52.B7" office:value-type="string">
            <text:p text:style-name="P168">If the parameter is not present, use a <text:span text:style-name="T94">JSON </text:span>null value (do not remove the parameter from the object).</text:p>
          </table:table-cell>
        </table:table-row>
        <table:table-row table:style-name="Table52.1">
          <table:table-cell table:style-name="Table52.A8" office:value-type="string">
            <text:p text:style-name="P141">!oidarray</text:p>
          </table:table-cell>
          <table:table-cell table:style-name="Table52.B8" office:value-type="string">
            <text:p text:style-name="P151">If the parameter is present and defined, then it will be translated into the <text:span text:style-name="T102">Array of </text:span>MongoDB::OID type<text:span text:style-name="T102">s</text:span> used by MongoDB to represent Object ID values.</text:p>
            <text:p text:style-name="P151"/>
            <text:p text:style-name="P170"><text:span text:style-name="T47">If the parameter is present but undefined, it will remain undefined.</text:span> </text:p>
          </table:table-cell>
        </table:table-row>
      </table:table>
      <text:p text:style-name="P240">Table 23: Jarvis <text:span text:style-name="T46">Parameter</text:span> Flags <text:span text:style-name="T46">for MongoDB</text:span></text:p>
      <text:h text:style-name="P260" text:outline-level="3"><text:soft-page-break/>Special Parameters</text:h>
      <text:p text:style-name="P42">A number of special parameters will be supported for performing SQL esq queries within Mongo DB that would normally be achieved via NodeJS constructors and methods.</text:p>
      <text:p text:style-name="P42">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88">Flag</text:p>
          </table:table-cell>
          <table:table-cell table:style-name="Table55.B1" office:value-type="string">
            <text:p text:style-name="P88">Notes</text:p>
          </table:table-cell>
        </table:table-row>
        <table:table-row table:style-name="Table55.1">
          <table:table-cell table:style-name="Table55.A2" office:value-type="string">
            <text:p text:style-name="P154">~!NOW~</text:p>
          </table:table-cell>
          <table:table-cell table:style-name="Table55.B2" office:value-type="string">
            <text:p text:style-name="P144">If the parameter is present, <text:span text:style-name="T69">then the current system time will be converted into the DateTime type and substituted into the query.</text:span></text:p>
            <text:p text:style-name="P144"/>
            <text:p text:style-name="P154">NOTE: Mongo DB will be adding support for a $$NOW flag in version 4.2 as such this is a temporary stopgap until this functionality is natively supported.</text:p>
          </table:table-cell>
        </table:table-row>
      </table:table>
      <text:h text:style-name="P261" text:outline-level="3">Parameter Removal</text:h>
      <text:p text:style-name="P233">When expanding <text:span text:style-name="T57">a parameter, it is important to understand the difference between “present” and “defined”.</text:span></text:p>
      <text:p text:style-name="Text_20_body">It is possible for a parameter to be “present but with undefined value”. <text:s/><text:span text:style-name="T58">A hook, or a JSON object in the POST data can specify JSON null for a parameter’s value in a row store request.</text:span></text:p>
      <text:list xml:id="list1306933280" text:style-name="L53">
        <text:list-item>
          <text:p text:style-name="P352">If a parameter is present but undefined, it will be set as null (undefined) within the JSON <text:span text:style-name="T58">Array or </text:span>Object sent as part of the MongoDB request.</text:p>
        </text:list-item>
        <text:list-item>
          <text:p text:style-name="P353">If a parameter is not present from any of the input sources, then it will be removed entirely from the JSON Array or Object.</text:p>
        </text:list-item>
      </text:list>
      <text:p text:style-name="P36">Then also:</text:p>
      <text:list xml:id="list201970735" text:style-name="L54">
        <text:list-item>
          <text:p text:style-name="P354">Any JSON Array or Object which is completely empty will be removed entirely from JSON object.</text:p>
        </text:list-item>
      </text:list>
      <text:h text:style-name="Heading_20_4" text:outline-level="4">Example <text:span text:style-name="T58">1</text:span></text:h>
      <text:p text:style-name="P36">Considering again the filter in the example above.</text:p>
      <text:p text:style-name="P218"><text:s text:c="4"/>&lt;filter&gt;{ <text:line-break/> <text:s text:c="5"/>"$and": [ { "line": { "$eq": <text:span text:style-name="T66">~</text:span>line<text:span text:style-name="T56">|__default_line~</text:span> } }, </text:p>
      <text:p text:style-name="P218"><text:s text:c="16"/>{ "name": { "$eq": <text:span text:style-name="T66">~</text:span>name<text:span text:style-name="T66">~</text:span> } },</text:p>
      <text:p text:style-name="P218"><text:tab/><text:tab/> <text:s text:c="2"/>{ "<text:span text:style-name="T56">afloat</text:span>": { "$eq": <text:span text:style-name="T66">~afloat!boolean~ </text:span>} } </text:p>
      <text:p text:style-name="P217"><text:s text:c="14"/>] <text:line-break/> <text:s text:c="3"/>}&lt;/filter&gt;</text:p>
      <text:p text:style-name="Text_20_body"/>
      <text:p text:style-name="P36">Assuming the following in the request:</text:p>
      <text:list xml:id="list1565808047" text:style-name="L55">
        <text:list-item>
          <text:p text:style-name="P355">“line” not present in the request.</text:p>
        </text:list-item>
        <text:list-item>
          <text:p text:style-name="P355">“__default_line” configured as “White Star” in the static configuration file.</text:p>
        </text:list-item>
        <text:list-item>
          <text:p text:style-name="P355">“name” not present in the request.</text:p>
        </text:list-item>
        <text:list-item>
          <text:p text:style-name="P355">“afloat” present as 1 in the request.</text:p>
        </text:list-item>
      </text:list>
      <text:p text:style-name="P229"><text:span text:style-name="T93">T</text:span>he following JSON Object will be used as the filter for the MongoDB “find” request.</text:p>
      <text:p text:style-name="P232">{ <text:line-break/> <text:s text:c="3"/>"$and": [ { "line": { "$eq": “<text:span text:style-name="T58">White Star”</text:span> } }, </text:p>
      <text:p text:style-name="P184"><text:s text:c="14"/>{ "<text:span text:style-name="T56">afloat</text:span>": { "$eq": <text:span text:style-name="T58">boolean::true</text:span> } } </text:p>
      <text:p text:style-name="P183"><text:s text:c="12"/>] <text:line-break/>}</text:p>
      <text:p text:style-name="Text_20_body"/>
      <text:h text:style-name="P250" text:outline-level="4">Example 2</text:h>
      <text:p text:style-name="P36">Assuming the following in the request:</text:p>
      <text:list xml:id="list121152526194261" text:continue-numbering="true" text:style-name="L55">
        <text:list-item>
          <text:p text:style-name="P355">“line” not present in the request and not configured anywhere.</text:p>
        </text:list-item>
        <text:list-item>
          <text:p text:style-name="P355">“__default_line” not configured anywhere.</text:p>
        </text:list-item>
        <text:list-item>
          <text:p text:style-name="P355">“name” not present in the request and not configured anywhere.</text:p>
        </text:list-item>
        <text:list-item>
          <text:p text:style-name="P355"><text:soft-page-break/>“afloat” not present in the request and not configured anywhere.</text:p>
        </text:list-item>
      </text:list>
      <text:p text:style-name="P36">Then the following JSON Object will be used as the filter for the MongoDB “find” request.</text:p>
      <text:p text:style-name="P223">null</text:p>
      <text:p text:style-name="Text_20_body"/>
      <text:p text:style-name="P36">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268"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231">(Status-Line)<text:tab/>HTTP/1.1 200 OK</text:p>
      <text:p text:style-name="P179">Content-Type<text:tab/>text/plain; charset=ISO-8859-1</text:p>
      <text:p text:style-name="Code">{</text:p>
      <text:p text:style-name="Code"><text:soft-page-break/><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82">Attribute</text:p>
            </table:table-cell>
            <table:table-cell table:style-name="Table30.B1" office:value-type="string">
              <text:p text:style-name="P82">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ext:soft-page-break/>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227">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oft-page-break/><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82">Attribute</text:p>
          </table:table-cell>
          <table:table-cell table:style-name="Table31.B1" office:value-type="string">
            <text:p text:style-name="P82">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382306702" text:style-name="L56">
        <text:list-item>
          <text:p text:style-name="P246">Begin transaction.</text:p>
        </text:list-item>
        <text:list-item>
          <text:p text:style-name="P246">Perform “before” SQL (if configured for this dataset).</text:p>
        </text:list-item>
        <text:list-item>
          <text:p text:style-name="P246">Perform the one single or one-or-more array modifications in the request body.</text:p>
        </text:list-item>
        <text:list-item>
          <text:p text:style-name="P246">Perform “after” SQL (if configured for this dataset).</text:p>
        </text:list-item>
        <text:list-item>
          <text:p text:style-name="P246">Commit transaction.</text:p>
        </text:list-item>
      </text:list>
      <text:p text:style-name="Text_20_body">An error at any stage will cause the entire transaction to be rolled back.</text:p>
      <text:p text:style-name="Text_20_body">Note that any “before” or “after” statements may contain references to:</text:p>
      <text:list xml:id="list2004262706" text:style-name="L57">
        <text:list-item>
          <text:p text:style-name="P356">Secure Dataset Parameters (such as “{__username}” and “{__group_list}”. <text:s/></text:p>
        </text:list-item>
        <text:list-item>
          <text:p text:style-name="P356">Indexed RESTful arguments as specified in the URL e.g. “{1}” or “{2}”.</text:p>
        </text:list-item>
        <text:list-item>
          <text:p text:style-name="P356">Named RESTful arguments assigned by a “route” rule (see the “router” configuration).</text:p>
        </text:list-item>
      </text:list>
      <text:p text:style-name="Text_20_body"><text:soft-page-break/>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173">It is important to note:</text:p>
      <text:list xml:id="list294970324" text:style-name="L58">
        <text:list-item>
          <text:p text:style-name="P394">For “fetch” statements in a dataset (i.e. the &lt;select&gt; attributes), no explicit transaction is performed.</text:p>
        </text:list-item>
        <text:list-item>
          <text:p text:style-name="P357">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2759135712" text:style-name="L59">
        <text:list-item>
          <text:p text:style-name="P247">Even though the first modification succeeded, it was rolled back.</text:p>
        </text:list-item>
        <text:list-item>
          <text:p text:style-name="P247">The first failing error message is shown.</text:p>
        </text:list-item>
        <text:list-item>
          <text:p text:style-name="P247">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82">Transformation</text:p>
          </table:table-cell>
          <table:table-cell table:style-name="Table32.B1" office:value-type="string">
            <text:p text:style-name="P82">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173">Consider the following example:</text:p>
      <text:p text:style-name="P179">&lt;dataset read="*" write="*" key_list="id"&gt;</text:p>
      <text:p text:style-name="P179"><text:s text:c="4"/>&lt;child field="parts" dataset="boat_part"&gt;</text:p>
      <text:p text:style-name="P179"><text:s text:c="8"/>&lt;link parent="name" child="boat_name"/&gt;</text:p>
      <text:p text:style-name="P179"><text:s text:c="4"/>&lt;/child&gt;</text:p>
      <text:p text:style-name="Code"><text:s text:c="4"/>...</text:p>
      <text:p text:style-name="Text_20_body"/>
      <text:p text:style-name="P227">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82">Attribute</text:p>
            </table:table-cell>
            <table:table-cell table:style-name="Table33.B1" office:value-type="string">
              <text:p text:style-name="P82">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82">Attribute</text:p>
            </table:table-cell>
            <table:table-cell table:style-name="Table34.B1" office:value-type="string">
              <text:p text:style-name="P82">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3469518082" text:style-name="L60">
        <text:list-item>
          <text:p text:style-name="P358">Child datasets may themselves have grand-child datasets, and so on.</text:p>
        </text:list-item>
        <text:list-item>
          <text:p text:style-name="P358">Do not use recursive child relationships. <text:s/>That will not end well.</text:p>
        </text:list-item>
        <text:list-item>
          <text:p text:style-name="P358"><text:span text:style-name="T29">Per-dataset</text:span> hooks <text:span text:style-name="T29">are invoked only for the level at which they are defined, not for children.</text:span></text:p>
        </text:list-item>
      </text:list>
      <text:p text:style-name="Text_20_body">Regarding links and parameters:</text:p>
      <text:list xml:id="list121152109563979" text:continue-numbering="true" text:style-name="L60">
        <text:list-item>
          <text:p text:style-name="P358">If multiple keys or filter fields are required for the sub-key, there will be more than one “link” element in the parent dataset definition.</text:p>
        </text:list-item>
        <text:list-item>
          <text:p text:style-name="P358">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358">Safe parameters (e.g. __username) and application default parameters will be passed to the child sub-query.</text:p>
        </text:list-item>
      </text:list>
      <text:p text:style-name="Text_20_body">Regarding performance:</text:p>
      <text:list xml:id="list2783497778" text:style-name="L61">
        <text:list-item>
          <text:p text:style-name="P359">Each child query will generate significant overhead with Jarvis as it manages per-dataset configuration, hooks and security.</text:p>
        </text:list-item>
      </text:list>
      <text:list xml:id="list2988014813" text:style-name="L62">
        <text:list-item>
          <text:p text:style-name="P360">In general, nested datasets should be used only for singleton queries. <text:s/></text:p>
        </text:list-item>
        <text:list-item>
          <text:p text:style-name="P360">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31"><text:soft-page-break/>[</text:p>
      <text:p text:style-name="P179"><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82">Attribute</text:p>
          </table:table-cell>
          <table:table-cell table:style-name="Table35.A1" office:value-type="string">
            <text:p text:style-name="P82">Default</text:p>
          </table:table-cell>
          <table:table-cell table:style-name="Table35.C1" office:value-type="string">
            <text:p text:style-name="P82">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176">Given the above configuration, there are three different ways in which Jarvis might return the output from an exec dataset. <text:s/></text:p>
      <text:p text:style-name="P27">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186">Mechanism</text:p>
            </table:table-cell>
            <table:table-cell table:style-name="Table36.B1" office:value-type="string">
              <text:p text:style-name="P186">Notes</text:p>
            </table:table-cell>
          </table:table-row>
        </table:table-header-rows>
        <table:table-row table:style-name="Table36.1">
          <table:table-cell table:style-name="Table36.A2" office:value-type="string">
            <text:p text:style-name="P96">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96">This is the recommended approach for cross-platform systems and/or large output and/or binary data.</text:p>
          </table:table-cell>
        </table:table-row>
        <table:table-row table:style-name="Table36.1">
          <table:table-cell table:style-name="Table36.A3" office:value-type="string">
            <text:p text:style-name="P96">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96">This is method appears to work fine under Windows under HTTP.</text:p>
            <text:p text:style-name="P96"/>
            <text:p text:style-name="P96">Problems have been encountered with this method under Linux.</text:p>
            <text:p text:style-name="P96"/>
            <text:p text:style-name="P96">Problems have been encountered with this method under Windows with Apache/HTTPS.</text:p>
          </table:table-cell>
        </table:table-row>
        <table:table-row table:style-name="Table36.1">
          <table:table-cell table:style-name="Table36.A4" office:value-type="string">
            <text:p text:style-name="P96">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96">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713183061" text:style-name="L63">
        <text:list-item>
          <text:p text:style-name="P361">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61">Indexed RESTful parameters specified in the URI. <text:s/>These are passed as “p1”, “p2”, etc.</text:p>
        </text:list-item>
        <text:list-item>
          <text:p text:style-name="P361">Named RESTful parameters assigned by a “route” rule. <text:s/>See the “router” configuration.</text:p>
        </text:list-item>
        <text:list-item>
          <text:p text:style-name="P361">The parameter __dataset is given as the client-supplied dataset given to Jarvis which invoked this exec request.</text:p>
        </text:list-item>
        <text:list-item>
          <text:p text:style-name="P361">The parameter __tmpfile is given if use_tmpfile is configured for this exec.</text:p>
        </text:list-item>
        <text:list-item>
          <text:p text:style-name="P361">The Jarvis secure parameters beginning with double-underscore. <text:s/>These include __username, __group_list, etc.</text:p>
        </text:list-item>
        <text:list-item>
          <text:p text:style-name="P361">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82">Attribute</text:p>
            </table:table-cell>
            <table:table-cell table:style-name="Table37.A1" office:value-type="string">
              <text:p text:style-name="P82">Default</text:p>
            </table:table-cell>
            <table:table-cell table:style-name="Table37.C1" office:value-type="string">
              <text:p text:style-name="P82">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3795399004" text:style-name="L64">
        <text:list-item>
          <text:p text:style-name="P362">$jconfig – The internal Jarvis context.</text:p>
        </text:list-item>
        <text:list-item>
          <text:p text:style-name="P362">$user_args – A HASH of the CGI args, plus numbered and named RESTful args.</text:p>
        </text:list-item>
        <text:list-item>
          <text:p text:style-name="P362">$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82">Attribute</text:p>
            </table:table-cell>
            <table:table-cell table:style-name="Table38.B1" office:value-type="string">
              <text:p text:style-name="P82">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1813187502" text:style-name="L65">
        <text:list-item>
          <text:p text:style-name="P363">Sorting and paging may have been applied if the relevant paging parameters were provided.</text:p>
        </text:list-item>
        <text:list-item>
          <text:p text:style-name="P363">Dataset security checks will be performed.</text:p>
        </text:list-item>
        <text:list-item>
          <text:p text:style-name="P363">The Dataset/Global “dataset_pre_fetch” and “dataset_fetched” hooks will be applied.</text:p>
        </text:list-item>
        <text:list-item>
          <text:p text:style-name="P363">Nested datasets will be executed and merged into the results.</text:p>
        </text:list-item>
      </text:list>
      <text:h text:style-name="P282" text:outline-level="2"><text:bookmark-start text:name="__RefHeading___Toc8457_4068299857"/><text:span text:style-name="T26">Using </text:span>Dataset<text:span text:style-name="T26">s to</text:span> <text:span text:style-name="T26">Store Content </text:span>with “<text:span text:style-name="T24">store</text:span>_rows”.<text:bookmark-end text:name="__RefHeading___Toc8457_4068299857"/></text:h>
      <text:p text:style-name="P20"><text:span text:style-name="T25">Datasets may contain store logic that plugins wish to reuse. To support this, J</text:span>arvis provides an “official” mechanism for plugins to <text:span text:style-name="T25">use </text:span>a dataset <text:span text:style-name="T25">to store (or delete) data.</text:span> <text:s/></text:p>
      <text:p text:style-name="P207">use Jarvis::Dataset;</text:p>
      <text:p text:style-name="P207"/>
      <text:p text:style-name="P208">my <text:span text:style-name="T25">($success, $message, $modified, $results)</text:span> =</text:p>
      <text:p text:style-name="P208"><text:s text:c="4"/>&amp;Jarvis::Dataset::<text:span text:style-name="T25">store</text:span>_rows (</text:p>
      <text:p text:style-name="P209"><text:s text:c="8"/>$jconfig, $dataset_name, <text:span text:style-name="T26">$ttype, </text:span>$user_args,</text:p>
      <text:p text:style-name="P209"><text:span text:style-name="T26"><text:s text:c="8"/>$rows_aref, </text:span>$extra_href</text:p>
      <text:p text:style-name="P207"><text:s text:c="4"/>);</text:p>
      <text:p text:style-name="P207">...</text:p>
      <text:p text:style-name="P20"><text:soft-page-break/></text:p>
      <text:p text:style-name="P20">The $jconfig object is the one given to the plugin. <text:s/></text:p>
      <text:p text:style-name="P20">The $dataset_name is the name of the dataset you wish to execute.</text:p>
      <text:p text:style-name="P21"><text:span text:style-name="T27">The </text:span>$ttype is the transaction type you wish to perform - either “insert”, “update”, “delete” or “mixed”.</text:p>
      <text:p text:style-name="P20">The $user_args are the numbered and named args to use when performing the dataset <text:span text:style-name="T26">store</text:span>. <text:s/>Named parameters to the dataset must be provided here. <text:s/>The <text:span text:style-name="T27">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22">$success will be 1 if all rows are processed successfully; <text:s/><text:span text:style-name="T28">i</text:span>n case of failure it will be 0.</text:p>
      <text:p text:style-name="P22">If $success is 0, $message will contain a description of the failure.</text:p>
      <text:p text:style-name="P22">$modified <text:span text:style-name="T28">will be a count of the number of top-level rows that were modified.</text:span></text:p>
      <text:p text:style-name="P24">$results_aref will be an ARRAY reference containing the returned results, if any.</text:p>
      <text:p text:style-name="P23">Note:</text:p>
      <text:list xml:id="list121152654202470" text:continue-numbering="true" text:style-name="L65">
        <text:list-item>
          <text:p text:style-name="P364">Dataset security checks will be performed.</text:p>
        </text:list-item>
        <text:list-item>
          <text:p text:style-name="P364">The Dataset/Global “dataset_pre_<text:span text:style-name="T26">store</text:span>”, “<text:span text:style-name="T26">before_all”, “before_one”, “after_one”, “after_all”</text:span> and “dataset_<text:span text:style-name="T26">stor</text:span>ed” hooks will be applied.</text:p>
        </text:list-item>
        <text:list-item>
          <text:p text:style-name="P364">Nested datasets will be executed.</text:p>
        </text:list-item>
      </text:list>
      <text:h text:style-name="Heading_20_2" text:outline-level="2"><text:bookmark-start text:name="__RefHeading___Toc8068_1867974170"/>Example Plugin<text:bookmark-end text:name="__RefHeading___Toc8068_1867974170"/></text:h>
      <text:p text:style-name="P173">The Demo application includes a sample “FileDownload” plugin, configured as follows:</text:p>
      <text:p text:style-name="P179">&lt;jarvis&gt;</text:p>
      <text:p text:style-name="P179"><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173"/>
      <text:p text:style-name="Text_20_body">The source code is as follows:</text:p>
      <text:p text:style-name="P179">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1258517053" text:style-name="L66">
        <text:list-item>
          <text:p text:style-name="P365">Using the Jarvis debug mechanism.</text:p>
        </text:list-item>
        <text:list-item>
          <text:p text:style-name="P365">Accessing the Jarvis Config “jconfig” object.</text:p>
        </text:list-item>
        <text:list-item>
          <text:p text:style-name="P365">Accessing the static configured plugin parameters.</text:p>
        </text:list-item>
        <text:list-item>
          <text:p text:style-name="P365">Accessing the Jarvis-supplied database connection.</text:p>
        </text:list-item>
      </text:list>
      <text:p text:style-name="P173">Accessing this plugin via the following URL:</text:p>
      <text:p text:style-name="P179">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3299551649" text:style-name="L67">
        <text:list-item>
          <text:p text:style-name="P367">A “fetch” request is a dataset select operation.</text:p>
        </text:list-item>
        <text:list-item>
          <text:p text:style-name="P366">A “store” request is a dataset insert/update/delete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8"/>
        <table:table-row>
          <table:table-cell table:style-name="Table39.A1" office:value-type="string">
            <text:p text:style-name="P124">GLOBAL <text:s/>Hook</text:p>
          </table:table-cell>
          <table:table-cell table:style-name="Table39.B1" office:value-type="string">
            <text:p text:style-name="P161">__status</text:p>
          </table:table-cell>
          <table:table-cell table:style-name="Table39.B1" office:value-type="string">
            <text:p text:style-name="P161">__habitat</text:p>
          </table:table-cell>
          <table:table-cell table:style-name="Table39.B1" office:value-type="string">
            <text:p text:style-name="P161">__login</text:p>
          </table:table-cell>
          <table:table-cell table:style-name="Table39.B1" office:value-type="string">
            <text:p text:style-name="P161">__logout</text:p>
          </table:table-cell>
          <table:table-cell table:style-name="Table39.B1" office:value-type="string">
            <text:p text:style-name="P161">Exec</text:p>
          </table:table-cell>
          <table:table-cell table:style-name="Table39.B1" office:value-type="string">
            <text:p text:style-name="P161">Plugin</text:p>
          </table:table-cell>
          <table:table-cell table:style-name="Table39.B1" office:value-type="string">
            <text:p text:style-name="P161"><text:s/>Fetch</text:p>
          </table:table-cell>
          <table:table-cell table:style-name="Table39.I1" office:value-type="string">
            <text:p text:style-name="P161">Store</text:p>
          </table:table-cell>
        </table:table-row>
        <table:table-row>
          <table:table-cell table:style-name="Table39.A2" office:value-type="string">
            <text:p text:style-name="P126">start</text:p>
          </table:table-cell>
          <table:table-cell table:style-name="Table39.B2" office:value-type="string">
            <text:p text:style-name="P125">YES</text:p>
          </table:table-cell>
          <table:table-cell table:style-name="Table39.C2" office:value-type="string">
            <text:p text:style-name="P125">YES</text:p>
          </table:table-cell>
          <table:table-cell table:style-name="Table39.D2" office:value-type="string">
            <text:p text:style-name="P125">YES</text:p>
          </table:table-cell>
          <table:table-cell table:style-name="Table39.E2" office:value-type="string">
            <text:p text:style-name="P125">YES</text:p>
          </table:table-cell>
          <table:table-cell table:style-name="Table39.F2" office:value-type="string">
            <text:p text:style-name="P125">YES</text:p>
          </table:table-cell>
          <table:table-cell table:style-name="Table39.G2" office:value-type="string">
            <text:p text:style-name="P125">YES</text:p>
          </table:table-cell>
          <table:table-cell table:style-name="Table39.H2" office:value-type="string">
            <text:p text:style-name="P125">YES</text:p>
          </table:table-cell>
          <table:table-cell table:style-name="Table39.I2" office:value-type="string">
            <text:p text:style-name="P125">YES</text:p>
          </table:table-cell>
        </table:table-row>
        <table:table-row>
          <table:table-cell table:style-name="Table39.A3" office:value-type="string">
            <text:p text:style-name="P126">return_status</text:p>
          </table:table-cell>
          <table:table-cell table:style-name="Table39.B3" office:value-type="string">
            <text:p text:style-name="P125">YES</text:p>
          </table:table-cell>
          <table:table-cell table:style-name="Table39.C3" office:value-type="string">
            <text:p text:style-name="P126"/>
          </table:table-cell>
          <table:table-cell table:style-name="Table39.D3" office:value-type="string">
            <text:p text:style-name="P126"/>
          </table:table-cell>
          <table:table-cell table:style-name="Table39.E3" office:value-type="string">
            <text:p text:style-name="P126"/>
          </table:table-cell>
          <table:table-cell table:style-name="Table39.F3" office:value-type="string">
            <text:p text:style-name="P126"/>
          </table:table-cell>
          <table:table-cell table:style-name="Table39.G3" office:value-type="string">
            <text:p text:style-name="P126"/>
          </table:table-cell>
          <table:table-cell table:style-name="Table39.H3" office:value-type="string">
            <text:p text:style-name="P126"/>
          </table:table-cell>
          <table:table-cell table:style-name="Table39.I3" office:value-type="string">
            <text:p text:style-name="P126"/>
          </table:table-cell>
        </table:table-row>
        <table:table-row>
          <table:table-cell table:style-name="Table39.A4" office:value-type="string">
            <text:p text:style-name="P126">return_fetch</text:p>
          </table:table-cell>
          <table:table-cell table:style-name="Table39.B4" office:value-type="string">
            <text:p text:style-name="P126"/>
          </table:table-cell>
          <table:table-cell table:style-name="Table39.C4" office:value-type="string">
            <text:p text:style-name="P126"/>
          </table:table-cell>
          <table:table-cell table:style-name="Table39.D4" office:value-type="string">
            <text:p text:style-name="P126"/>
          </table:table-cell>
          <table:table-cell table:style-name="Table39.E4" office:value-type="string">
            <text:p text:style-name="P126"/>
          </table:table-cell>
          <table:table-cell table:style-name="Table39.F4" office:value-type="string">
            <text:p text:style-name="P126"/>
          </table:table-cell>
          <table:table-cell table:style-name="Table39.G4" office:value-type="string">
            <text:p text:style-name="P126"/>
          </table:table-cell>
          <table:table-cell table:style-name="Table39.H4" office:value-type="string">
            <text:p text:style-name="P125">YES</text:p>
          </table:table-cell>
          <table:table-cell table:style-name="Table39.I4" office:value-type="string">
            <text:p text:style-name="P126"/>
          </table:table-cell>
        </table:table-row>
        <table:table-row>
          <table:table-cell table:style-name="Table39.A5" office:value-type="string">
            <text:p text:style-name="P126">return_store</text:p>
          </table:table-cell>
          <table:table-cell table:style-name="Table39.B5" office:value-type="string">
            <text:p text:style-name="P126"/>
          </table:table-cell>
          <table:table-cell table:style-name="Table39.C5" office:value-type="string">
            <text:p text:style-name="P126"/>
          </table:table-cell>
          <table:table-cell table:style-name="Table39.D5" office:value-type="string">
            <text:p text:style-name="P126"/>
          </table:table-cell>
          <table:table-cell table:style-name="Table39.E5" office:value-type="string">
            <text:p text:style-name="P126"/>
          </table:table-cell>
          <table:table-cell table:style-name="Table39.F5" office:value-type="string">
            <text:p text:style-name="P126"/>
          </table:table-cell>
          <table:table-cell table:style-name="Table39.G5" office:value-type="string">
            <text:p text:style-name="P126"/>
          </table:table-cell>
          <table:table-cell table:style-name="Table39.H5" office:value-type="string">
            <text:p text:style-name="P126"/>
          </table:table-cell>
          <table:table-cell table:style-name="Table39.I5" office:value-type="string">
            <text:p text:style-name="P125">YES</text:p>
          </table:table-cell>
        </table:table-row>
        <table:table-row>
          <table:table-cell table:style-name="Table39.A6" office:value-type="string">
            <text:p text:style-name="P126">finish</text:p>
          </table:table-cell>
          <table:table-cell table:style-name="Table39.B6" office:value-type="string">
            <text:p text:style-name="P125">YES</text:p>
          </table:table-cell>
          <table:table-cell table:style-name="Table39.C6" office:value-type="string">
            <text:p text:style-name="P125">YES</text:p>
          </table:table-cell>
          <table:table-cell table:style-name="Table39.D6" office:value-type="string">
            <text:p text:style-name="P125">YES</text:p>
          </table:table-cell>
          <table:table-cell table:style-name="Table39.E6" office:value-type="string">
            <text:p text:style-name="P125">YES</text:p>
          </table:table-cell>
          <table:table-cell table:style-name="Table39.F6" office:value-type="string">
            <text:p text:style-name="P125">YES</text:p>
          </table:table-cell>
          <table:table-cell table:style-name="Table39.G6" office:value-type="string">
            <text:p text:style-name="P125">YES</text:p>
          </table:table-cell>
          <table:table-cell table:style-name="Table39.H6" office:value-type="string">
            <text:p text:style-name="P125">YES</text:p>
          </table:table-cell>
          <table:table-cell table:style-name="Table39.I6" office:value-type="string">
            <text:p text:style-name="P125">YES</text:p>
          </table:table-cell>
        </table:table-row>
        <table:table-row>
          <table:table-cell table:style-name="Table39.A7" office:value-type="string">
            <text:p text:style-name="P126"/>
          </table:table-cell>
          <table:table-cell table:style-name="Table39.B7" office:value-type="string">
            <text:p text:style-name="P125"/>
          </table:table-cell>
          <table:table-cell table:style-name="Table39.C7" office:value-type="string">
            <text:p text:style-name="P125"/>
          </table:table-cell>
          <table:table-cell table:style-name="Table39.D7" office:value-type="string">
            <text:p text:style-name="P125"/>
          </table:table-cell>
          <table:table-cell table:style-name="Table39.E7" office:value-type="string">
            <text:p text:style-name="P125"/>
          </table:table-cell>
          <table:table-cell table:style-name="Table39.F7" office:value-type="string">
            <text:p text:style-name="P125"/>
          </table:table-cell>
          <table:table-cell table:style-name="Table39.G7" office:value-type="string">
            <text:p text:style-name="P125"/>
          </table:table-cell>
          <table:table-cell table:style-name="Table39.H7" office:value-type="string">
            <text:p text:style-name="P125"/>
          </table:table-cell>
          <table:table-cell table:style-name="Table39.I7" office:value-type="string">
            <text:p text:style-name="P125"/>
          </table:table-cell>
        </table:table-row>
        <table:table-row>
          <table:table-cell table:style-name="Table39.A8" office:value-type="string">
            <text:p text:style-name="P126">after_login</text:p>
          </table:table-cell>
          <table:table-cell table:style-name="Table39.B8" office:value-type="string">
            <text:p text:style-name="P140">YES</text:p>
          </table:table-cell>
          <table:table-cell table:style-name="Table39.C8" office:value-type="string">
            <text:p text:style-name="P140">YES</text:p>
          </table:table-cell>
          <table:table-cell table:style-name="Table39.D8" office:value-type="string">
            <text:p text:style-name="P140">YES</text:p>
          </table:table-cell>
          <table:table-cell table:style-name="Table39.E8" office:value-type="string">
            <text:p text:style-name="P140">YES</text:p>
          </table:table-cell>
          <table:table-cell table:style-name="Table39.F8" office:value-type="string">
            <text:p text:style-name="P140">YES</text:p>
          </table:table-cell>
          <table:table-cell table:style-name="Table39.G8" office:value-type="string">
            <text:p text:style-name="P140">YES</text:p>
          </table:table-cell>
          <table:table-cell table:style-name="Table39.H8" office:value-type="string">
            <text:p text:style-name="P140">YES</text:p>
          </table:table-cell>
          <table:table-cell table:style-name="Table39.I8" office:value-type="string">
            <text:p text:style-name="P140">YES</text:p>
          </table:table-cell>
        </table:table-row>
        <table:table-row>
          <table:table-cell table:style-name="Table39.A9" office:value-type="string">
            <text:p text:style-name="P126">before_logout</text:p>
          </table:table-cell>
          <table:table-cell table:style-name="Table39.B9" office:value-type="string">
            <text:p text:style-name="P140"/>
          </table:table-cell>
          <table:table-cell table:style-name="Table39.C9" office:value-type="string">
            <text:p text:style-name="P140"/>
          </table:table-cell>
          <table:table-cell table:style-name="Table39.D9" office:value-type="string">
            <text:p text:style-name="P140"/>
          </table:table-cell>
          <table:table-cell table:style-name="Table39.E9" office:value-type="string">
            <text:p text:style-name="P125">YES</text:p>
          </table:table-cell>
          <table:table-cell table:style-name="Table39.F9" office:value-type="string">
            <text:p text:style-name="P140"/>
          </table:table-cell>
          <table:table-cell table:style-name="Table39.G9" office:value-type="string">
            <text:p text:style-name="P140"/>
          </table:table-cell>
          <table:table-cell table:style-name="Table39.H9" office:value-type="string">
            <text:p text:style-name="P140"/>
          </table:table-cell>
          <table:table-cell table:style-name="Table39.I9" office:value-type="string">
            <text:p text:style-name="P140"/>
          </table:table-cell>
        </table:table-row>
        <table:table-row>
          <table:table-cell table:style-name="Table39.A10" office:value-type="string">
            <text:p text:style-name="P126">pre_connect</text:p>
          </table:table-cell>
          <table:table-cell table:style-name="Table39.B10" office:value-type="string">
            <text:p text:style-name="P125">YES</text:p>
          </table:table-cell>
          <table:table-cell table:style-name="Table39.C10" office:value-type="string">
            <text:p text:style-name="P125">YES</text:p>
          </table:table-cell>
          <table:table-cell table:style-name="Table39.D10" office:value-type="string">
            <text:p text:style-name="P125">YES</text:p>
          </table:table-cell>
          <table:table-cell table:style-name="Table39.E10" office:value-type="string">
            <text:p text:style-name="P125">YES</text:p>
          </table:table-cell>
          <table:table-cell table:style-name="Table39.F10" office:value-type="string">
            <text:p text:style-name="P125">YES</text:p>
          </table:table-cell>
          <table:table-cell table:style-name="Table39.G10" office:value-type="string">
            <text:p text:style-name="P125">YES</text:p>
          </table:table-cell>
          <table:table-cell table:style-name="Table39.H10" office:value-type="string">
            <text:p text:style-name="P125">YES</text:p>
          </table:table-cell>
          <table:table-cell table:style-name="Table39.I10" office:value-type="string">
            <text:p text:style-name="P125">YES</text:p>
          </table:table-cell>
        </table:table-row>
        <table:table-row>
          <table:table-cell table:style-name="Table39.A11" office:value-type="string">
            <text:p text:style-name="P126"/>
          </table:table-cell>
          <table:table-cell table:style-name="Table39.B11" office:value-type="string">
            <text:p text:style-name="P125"/>
          </table:table-cell>
          <table:table-cell table:style-name="Table39.C11" office:value-type="string">
            <text:p text:style-name="P125"/>
          </table:table-cell>
          <table:table-cell table:style-name="Table39.D11" office:value-type="string">
            <text:p text:style-name="P125"/>
          </table:table-cell>
          <table:table-cell table:style-name="Table39.E11" office:value-type="string">
            <text:p text:style-name="P125"/>
          </table:table-cell>
          <table:table-cell table:style-name="Table39.F11" office:value-type="string">
            <text:p text:style-name="P125"/>
          </table:table-cell>
          <table:table-cell table:style-name="Table39.G11" office:value-type="string">
            <text:p text:style-name="P125"/>
          </table:table-cell>
          <table:table-cell table:style-name="Table39.H11" office:value-type="string">
            <text:p text:style-name="P125"/>
          </table:table-cell>
          <table:table-cell table:style-name="Table39.I11" office:value-type="string">
            <text:p text:style-name="P125"/>
          </table:table-cell>
        </table:table-row>
        <table:table-row>
          <table:table-cell table:style-name="Table39.A12" office:value-type="string">
            <text:p text:style-name="P126">dataset_pre_fetch</text:p>
          </table:table-cell>
          <table:table-cell table:style-name="Table39.B12" office:value-type="string">
            <text:p text:style-name="P125"/>
          </table:table-cell>
          <table:table-cell table:style-name="Table39.C12" office:value-type="string">
            <text:p text:style-name="P126"/>
          </table:table-cell>
          <table:table-cell table:style-name="Table39.D12" office:value-type="string">
            <text:p text:style-name="P126"/>
          </table:table-cell>
          <table:table-cell table:style-name="Table39.E12" office:value-type="string">
            <text:p text:style-name="P126"/>
          </table:table-cell>
          <table:table-cell table:style-name="Table39.F12" office:value-type="string">
            <text:p text:style-name="P126"/>
          </table:table-cell>
          <table:table-cell table:style-name="Table39.G12" office:value-type="string">
            <text:p text:style-name="P126"/>
          </table:table-cell>
          <table:table-cell table:style-name="Table39.H12" office:value-type="string">
            <text:p text:style-name="P125">YES</text:p>
          </table:table-cell>
          <table:table-cell table:style-name="Table39.I12" office:value-type="string">
            <text:p text:style-name="P126"/>
          </table:table-cell>
        </table:table-row>
        <table:table-row>
          <table:table-cell table:style-name="Table39.A13" office:value-type="string">
            <text:p text:style-name="P126">dataset_fetched</text:p>
          </table:table-cell>
          <table:table-cell table:style-name="Table39.B13" office:value-type="string">
            <text:p text:style-name="P126"/>
          </table:table-cell>
          <table:table-cell table:style-name="Table39.C13" office:value-type="string">
            <text:p text:style-name="P126"/>
          </table:table-cell>
          <table:table-cell table:style-name="Table39.D13" office:value-type="string">
            <text:p text:style-name="P126"/>
          </table:table-cell>
          <table:table-cell table:style-name="Table39.E13" office:value-type="string">
            <text:p text:style-name="P126"/>
          </table:table-cell>
          <table:table-cell table:style-name="Table39.F13" office:value-type="string">
            <text:p text:style-name="P126"/>
          </table:table-cell>
          <table:table-cell table:style-name="Table39.G13" office:value-type="string">
            <text:p text:style-name="P126"/>
          </table:table-cell>
          <table:table-cell table:style-name="Table39.H13" office:value-type="string">
            <text:p text:style-name="P125">YES</text:p>
          </table:table-cell>
          <table:table-cell table:style-name="Table39.I13" office:value-type="string">
            <text:p text:style-name="P126"/>
          </table:table-cell>
        </table:table-row>
        <table:table-row>
          <table:table-cell table:style-name="Table39.A14" office:value-type="string">
            <text:p text:style-name="P126">dataset_pre_store</text:p>
          </table:table-cell>
          <table:table-cell table:style-name="Table39.B14" office:value-type="string">
            <text:p text:style-name="P125"/>
          </table:table-cell>
          <table:table-cell table:style-name="Table39.C14" office:value-type="string">
            <text:p text:style-name="P126"/>
          </table:table-cell>
          <table:table-cell table:style-name="Table39.D14" office:value-type="string">
            <text:p text:style-name="P126"/>
          </table:table-cell>
          <table:table-cell table:style-name="Table39.E14" office:value-type="string">
            <text:p text:style-name="P126"/>
          </table:table-cell>
          <table:table-cell table:style-name="Table39.F14" office:value-type="string">
            <text:p text:style-name="P126"/>
          </table:table-cell>
          <table:table-cell table:style-name="Table39.G14" office:value-type="string">
            <text:p text:style-name="P126"/>
          </table:table-cell>
          <table:table-cell table:style-name="Table39.H14" office:value-type="string">
            <text:p text:style-name="P125"/>
          </table:table-cell>
          <table:table-cell table:style-name="Table39.I14" office:value-type="string">
            <text:p text:style-name="P125">YES</text:p>
          </table:table-cell>
        </table:table-row>
        <table:table-row>
          <table:table-cell table:style-name="Table39.A15" office:value-type="string">
            <text:p text:style-name="P126">dataset_stored</text:p>
          </table:table-cell>
          <table:table-cell table:style-name="Table39.B15" office:value-type="string">
            <text:p text:style-name="P126"/>
          </table:table-cell>
          <table:table-cell table:style-name="Table39.C15" office:value-type="string">
            <text:p text:style-name="P126"/>
          </table:table-cell>
          <table:table-cell table:style-name="Table39.D15" office:value-type="string">
            <text:p text:style-name="P126"/>
          </table:table-cell>
          <table:table-cell table:style-name="Table39.E15" office:value-type="string">
            <text:p text:style-name="P126"/>
          </table:table-cell>
          <table:table-cell table:style-name="Table39.F15" office:value-type="string">
            <text:p text:style-name="P126"/>
          </table:table-cell>
          <table:table-cell table:style-name="Table39.G15" office:value-type="string">
            <text:p text:style-name="P126"/>
          </table:table-cell>
          <table:table-cell table:style-name="Table39.H15" office:value-type="string">
            <text:p text:style-name="P125"/>
          </table:table-cell>
          <table:table-cell table:style-name="Table39.I15" office:value-type="string">
            <text:p text:style-name="P125">YES</text:p>
          </table:table-cell>
        </table:table-row>
        <table:table-row>
          <table:table-cell table:style-name="Table39.A16" office:value-type="string">
            <text:p text:style-name="P126">before_all</text:p>
          </table:table-cell>
          <table:table-cell table:style-name="Table39.B16" office:value-type="string">
            <text:p text:style-name="P126"/>
          </table:table-cell>
          <table:table-cell table:style-name="Table39.C16" office:value-type="string">
            <text:p text:style-name="P126"/>
          </table:table-cell>
          <table:table-cell table:style-name="Table39.D16" office:value-type="string">
            <text:p text:style-name="P126"/>
          </table:table-cell>
          <table:table-cell table:style-name="Table39.E16" office:value-type="string">
            <text:p text:style-name="P126"/>
          </table:table-cell>
          <table:table-cell table:style-name="Table39.F16" office:value-type="string">
            <text:p text:style-name="P126"/>
          </table:table-cell>
          <table:table-cell table:style-name="Table39.G16" office:value-type="string">
            <text:p text:style-name="P126"/>
          </table:table-cell>
          <table:table-cell table:style-name="Table39.H16" office:value-type="string">
            <text:p text:style-name="P126"/>
          </table:table-cell>
          <table:table-cell table:style-name="Table39.I16" office:value-type="string">
            <text:p text:style-name="P125">YES</text:p>
          </table:table-cell>
        </table:table-row>
        <table:table-row>
          <table:table-cell table:style-name="Table39.A17" office:value-type="string">
            <text:p text:style-name="P126">after_all</text:p>
          </table:table-cell>
          <table:table-cell table:style-name="Table39.B17" office:value-type="string">
            <text:p text:style-name="P126"/>
          </table:table-cell>
          <table:table-cell table:style-name="Table39.C17" office:value-type="string">
            <text:p text:style-name="P126"/>
          </table:table-cell>
          <table:table-cell table:style-name="Table39.D17" office:value-type="string">
            <text:p text:style-name="P126"/>
          </table:table-cell>
          <table:table-cell table:style-name="Table39.E17" office:value-type="string">
            <text:p text:style-name="P126"/>
          </table:table-cell>
          <table:table-cell table:style-name="Table39.F17" office:value-type="string">
            <text:p text:style-name="P126"/>
          </table:table-cell>
          <table:table-cell table:style-name="Table39.G17" office:value-type="string">
            <text:p text:style-name="P126"/>
          </table:table-cell>
          <table:table-cell table:style-name="Table39.H17" office:value-type="string">
            <text:p text:style-name="P126"/>
          </table:table-cell>
          <table:table-cell table:style-name="Table39.I17" office:value-type="string">
            <text:p text:style-name="P125">YES</text:p>
          </table:table-cell>
        </table:table-row>
        <table:table-row>
          <table:table-cell table:style-name="Table39.A18" office:value-type="string">
            <text:p text:style-name="P126"/>
          </table:table-cell>
          <table:table-cell table:style-name="Table39.B18" office:value-type="string">
            <text:p text:style-name="P126"/>
          </table:table-cell>
          <table:table-cell table:style-name="Table39.C18" office:value-type="string">
            <text:p text:style-name="P126"/>
          </table:table-cell>
          <table:table-cell table:style-name="Table39.D18" office:value-type="string">
            <text:p text:style-name="P126"/>
          </table:table-cell>
          <table:table-cell table:style-name="Table39.E18" office:value-type="string">
            <text:p text:style-name="P126"/>
          </table:table-cell>
          <table:table-cell table:style-name="Table39.F18" office:value-type="string">
            <text:p text:style-name="P126"/>
          </table:table-cell>
          <table:table-cell table:style-name="Table39.G18" office:value-type="string">
            <text:p text:style-name="P126"/>
          </table:table-cell>
          <table:table-cell table:style-name="Table39.H18" office:value-type="string">
            <text:p text:style-name="P126"/>
          </table:table-cell>
          <table:table-cell table:style-name="Table39.I18" office:value-type="string">
            <text:p text:style-name="P125"/>
          </table:table-cell>
        </table:table-row>
        <table:table-row>
          <table:table-cell table:style-name="Table39.A19" office:value-type="string">
            <text:p text:style-name="P126">before_one</text:p>
          </table:table-cell>
          <table:table-cell table:style-name="Table39.B19" office:value-type="string">
            <text:p text:style-name="P126"/>
          </table:table-cell>
          <table:table-cell table:style-name="Table39.C19" office:value-type="string">
            <text:p text:style-name="P126"/>
          </table:table-cell>
          <table:table-cell table:style-name="Table39.D19" office:value-type="string">
            <text:p text:style-name="P126"/>
          </table:table-cell>
          <table:table-cell table:style-name="Table39.E19" office:value-type="string">
            <text:p text:style-name="P126"/>
          </table:table-cell>
          <table:table-cell table:style-name="Table39.F19" office:value-type="string">
            <text:p text:style-name="P126"/>
          </table:table-cell>
          <table:table-cell table:style-name="Table39.G19" office:value-type="string">
            <text:p text:style-name="P126"/>
          </table:table-cell>
          <table:table-cell table:style-name="Table39.H19" office:value-type="string">
            <text:p text:style-name="P126"/>
          </table:table-cell>
          <table:table-cell table:style-name="Table39.I19" office:value-type="string">
            <text:p text:style-name="P125">YES</text:p>
          </table:table-cell>
        </table:table-row>
        <table:table-row>
          <table:table-cell table:style-name="Table39.A20" office:value-type="string">
            <text:p text:style-name="P126">after_one</text:p>
          </table:table-cell>
          <table:table-cell table:style-name="Table39.B20" office:value-type="string">
            <text:p text:style-name="P126"/>
          </table:table-cell>
          <table:table-cell table:style-name="Table39.C20" office:value-type="string">
            <text:p text:style-name="P126"/>
          </table:table-cell>
          <table:table-cell table:style-name="Table39.D20" office:value-type="string">
            <text:p text:style-name="P126"/>
          </table:table-cell>
          <table:table-cell table:style-name="Table39.E20" office:value-type="string">
            <text:p text:style-name="P126"/>
          </table:table-cell>
          <table:table-cell table:style-name="Table39.F20" office:value-type="string">
            <text:p text:style-name="P126"/>
          </table:table-cell>
          <table:table-cell table:style-name="Table39.G20" office:value-type="string">
            <text:p text:style-name="P126"/>
          </table:table-cell>
          <table:table-cell table:style-name="Table39.H20" office:value-type="string">
            <text:p text:style-name="P126"/>
          </table:table-cell>
          <table:table-cell table:style-name="Table39.I20" office:value-type="string">
            <text:p text:style-name="P125">YES</text:p>
          </table:table-cell>
        </table:table-row>
      </table:table>
      <text:p text:style-name="Table">Table 36: Global Hooks Invocation</text:p>
      <text:p text:style-name="P173">Note that the “after_login” hook is only actually called when:</text:p>
      <text:list xml:id="list4076518954" text:style-name="L68">
        <text:list-item>
          <text:p text:style-name="P368">The client did not provide a valid session ID.</text:p>
        </text:list-item>
        <text:list-item>
          <text:p text:style-name="P368">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8"/>
        <table:table-header-rows>
          <table:table-row table:style-name="Table40.1">
            <table:table-cell table:style-name="Table40.A1" office:value-type="string">
              <text:p text:style-name="P124">DATASET <text:s/>Hook</text:p>
            </table:table-cell>
            <table:table-cell table:style-name="Table40.A1" office:value-type="string">
              <text:p text:style-name="P161">__status</text:p>
            </table:table-cell>
            <table:table-cell table:style-name="Table40.A1" office:value-type="string">
              <text:p text:style-name="P161">__habitat</text:p>
            </table:table-cell>
            <table:table-cell table:style-name="Table40.A1" office:value-type="string">
              <text:p text:style-name="P161">__login</text:p>
            </table:table-cell>
            <table:table-cell table:style-name="Table40.A1" office:value-type="string">
              <text:p text:style-name="P161">__logout</text:p>
            </table:table-cell>
            <table:table-cell table:style-name="Table40.A1" office:value-type="string">
              <text:p text:style-name="P161">Exec</text:p>
            </table:table-cell>
            <table:table-cell table:style-name="Table40.A1" office:value-type="string">
              <text:p text:style-name="P161">Plugin</text:p>
            </table:table-cell>
            <table:table-cell table:style-name="Table40.A1" office:value-type="string">
              <text:p text:style-name="P161">Fetch</text:p>
            </table:table-cell>
            <table:table-cell table:style-name="Table40.I1" office:value-type="string">
              <text:p text:style-name="P161">Store</text:p>
            </table:table-cell>
          </table:table-row>
        </table:table-header-rows>
        <table:table-row table:style-name="Table40.1">
          <table:table-cell table:style-name="Table40.A2" office:value-type="string">
            <text:p text:style-name="P126">start</text:p>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H2" office:value-type="string">
            <text:p text:style-name="P125">YES</text:p>
          </table:table-cell>
          <table:table-cell table:style-name="Table40.I2" office:value-type="string">
            <text:p text:style-name="P125">YES</text:p>
          </table:table-cell>
        </table:table-row>
        <table:table-row table:style-name="Table40.1">
          <table:table-cell table:style-name="Table40.A3" office:value-type="string">
            <text:p text:style-name="P126">finish</text:p>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H3" office:value-type="string">
            <text:p text:style-name="P125">YES</text:p>
          </table:table-cell>
          <table:table-cell table:style-name="Table40.I3" office:value-type="string">
            <text:p text:style-name="P125">YES</text:p>
          </table:table-cell>
        </table:table-row>
        <table:table-row table:style-name="Table40.1">
          <table:table-cell table:style-name="Table40.B2" office:value-type="string">
            <text:p text:style-name="P126"/>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B2" office:value-type="string">
            <text:p text:style-name="P125"/>
          </table:table-cell>
          <table:table-cell table:style-name="Table40.I4" office:value-type="string">
            <text:p text:style-name="P125"/>
          </table:table-cell>
        </table:table-row>
        <table:table-row table:style-name="Table40.1">
          <table:table-cell table:style-name="Table40.A5" office:value-type="string">
            <text:p text:style-name="P126">dataset_pre_fetch</text:p>
          </table:table-cell>
          <table:table-cell table:style-name="Table40.B2" office:value-type="string">
            <text:p text:style-name="P125"/>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5" office:value-type="string">
            <text:p text:style-name="P125">YES</text:p>
          </table:table-cell>
          <table:table-cell table:style-name="Table40.I5" office:value-type="string">
            <text:p text:style-name="P126"/>
          </table:table-cell>
        </table:table-row>
        <table:table-row table:style-name="Table40.1">
          <table:table-cell table:style-name="Table40.A6" office:value-type="string">
            <text:p text:style-name="P126">dataset_fetched</text:p>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6" office:value-type="string">
            <text:p text:style-name="P125">YES</text:p>
          </table:table-cell>
          <table:table-cell table:style-name="Table40.I6" office:value-type="string">
            <text:p text:style-name="P126"/>
          </table:table-cell>
        </table:table-row>
        <text:soft-page-break/>
        <table:table-row table:style-name="Table40.1">
          <table:table-cell table:style-name="Table40.A7" office:value-type="string">
            <text:p text:style-name="P126">dataset_pre_store</text:p>
          </table:table-cell>
          <table:table-cell table:style-name="Table40.B2" office:value-type="string">
            <text:p text:style-name="P125"/>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7" office:value-type="string">
            <text:p text:style-name="P125"/>
          </table:table-cell>
          <table:table-cell table:style-name="Table40.I7" office:value-type="string">
            <text:p text:style-name="P125">YES</text:p>
          </table:table-cell>
        </table:table-row>
        <table:table-row table:style-name="Table40.1">
          <table:table-cell table:style-name="Table40.A8" office:value-type="string">
            <text:p text:style-name="P126">dataset_stored</text:p>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8" office:value-type="string">
            <text:p text:style-name="P125"/>
          </table:table-cell>
          <table:table-cell table:style-name="Table40.I8" office:value-type="string">
            <text:p text:style-name="P125">YES</text:p>
          </table:table-cell>
        </table:table-row>
        <table:table-row table:style-name="Table40.1">
          <table:table-cell table:style-name="Table40.A9" office:value-type="string">
            <text:p text:style-name="P126">before_all</text:p>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9" office:value-type="string">
            <text:p text:style-name="P126"/>
          </table:table-cell>
          <table:table-cell table:style-name="Table40.I9" office:value-type="string">
            <text:p text:style-name="P125">YES</text:p>
          </table:table-cell>
        </table:table-row>
        <table:table-row table:style-name="Table40.1">
          <table:table-cell table:style-name="Table40.A10" office:value-type="string">
            <text:p text:style-name="P126">after_all</text:p>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10" office:value-type="string">
            <text:p text:style-name="P126"/>
          </table:table-cell>
          <table:table-cell table:style-name="Table40.I10" office:value-type="string">
            <text:p text:style-name="P125">YES</text:p>
          </table:table-cell>
        </table:table-row>
        <table:table-row table:style-name="Table40.1">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I4" office:value-type="string">
            <text:p text:style-name="P125"/>
          </table:table-cell>
        </table:table-row>
        <table:table-row table:style-name="Table40.1">
          <table:table-cell table:style-name="Table40.A12" office:value-type="string">
            <text:p text:style-name="P126">before_one</text:p>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12" office:value-type="string">
            <text:p text:style-name="P126"/>
          </table:table-cell>
          <table:table-cell table:style-name="Table40.I12" office:value-type="string">
            <text:p text:style-name="P125">YES</text:p>
          </table:table-cell>
        </table:table-row>
        <table:table-row table:style-name="Table40.1">
          <table:table-cell table:style-name="Table40.A13" office:value-type="string">
            <text:p text:style-name="P126">after_one</text:p>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B2" office:value-type="string">
            <text:p text:style-name="P126"/>
          </table:table-cell>
          <table:table-cell table:style-name="Table40.H13" office:value-type="string">
            <text:p text:style-name="P126"/>
          </table:table-cell>
          <table:table-cell table:style-name="Table40.I13" office:value-type="string">
            <text:p text:style-name="P125">YES</text:p>
          </table:table-cell>
        </table:table-row>
      </table:table>
      <text:p text:style-name="Table">Table 37: Dataset Hook Invocation</text:p>
      <text:p text:style-name="Text_20_body">Note that:</text:p>
      <text:list xml:id="list4115706008" text:style-name="L69">
        <text:list-item>
          <text:p text:style-name="P395">You may implement none, some, or all hook methods in your hook module.</text:p>
        </text:list-item>
        <text:list-item>
          <text:p text:style-name="P369">All implemented hook methods must all return “1”.</text:p>
        </text:list-item>
        <text:list-item>
          <text:p text:style-name="P369">There is no way for a hook to stop processing, other than to call “die”.</text:p>
        </text:list-item>
        <text:list-item>
          <text:p text:style-name="P369">If an SQL error occurs during dataset updates, any following before_one, after_one and after_all hook calls will be skipped. <text:s/>Only the finish hook call will be invoked.</text:p>
        </text:list-item>
        <text:list-item>
          <text:p text:style-name="P369">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173">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86">Attribute</text:p>
          </table:table-cell>
          <table:table-cell table:style-name="Table41.A1" office:value-type="string">
            <text:p text:style-name="P186">Default</text:p>
          </table:table-cell>
          <table:table-cell table:style-name="Table41.C1" office:value-type="string">
            <text:p text:style-name="P186">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82">Hook</text:p>
          </table:table-cell>
          <table:table-cell table:style-name="Table42.B1" office:value-type="string">
            <text:p text:style-name="P82">Notes</text:p>
          </table:table-cell>
        </table:table-row>
        <text:soft-page-break/>
        <table:table-row table:style-name="Table42.1">
          <table:table-cell table:style-name="Table42.A2" office:value-type="string">
            <text:p text:style-name="P82">GLOBAL</text:p>
            <text:p text:style-name="P82">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1038511962" text:style-name="L70">
              <text:list-item>
                <text:p text:style-name="P388">$jconfig,</text:p>
              </text:list-item>
              <text:list-item>
                <text:p text:style-name="P396">$hook_parameters_href</text:p>
              </text:list-item>
            </text:list>
            <text:p text:style-name="Text_20_body"><text:span text:style-name="Default_20_Paragraph_20_Font"><text:span text:style-name="T13">$jconfig</text:span></text:span> is the internal Jarvis configuration object containing the query context. <text:s/>Refer to the description in the preceding “Plugin” chapter.</text:p>
            <text:p text:style-name="Text_20_body"><text:span text:style-name="Default_20_Paragraph_20_Font"><text:span text:style-name="T13">$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82">GLOBAL</text:p>
            <text:p text:style-name="P82">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2231992114" text:style-name="L71">
              <text:list-item>
                <text:p text:style-name="P371">Add some extra root level parameters (by modifying $extra_href)</text:p>
              </text:list-item>
              <text:list-item>
                <text:p text:style-name="P371">Perform a custom encoding into text (by setting $return_text)</text:p>
              </text:list-item>
            </text:list>
            <text:p text:style-name="Text_20_body">Args are:</text:p>
            <text:list xml:id="list170130028571143" text:style-name="L70">
              <text:list-item>
                <text:p text:style-name="P388">$jconfig</text:p>
              </text:list-item>
              <text:list-item>
                <text:p text:style-name="P388">$hook_parameters_href</text:p>
              </text:list-item>
              <text:list-item>
                <text:p text:style-name="P388">$extra_href</text:p>
              </text:list-item>
              <text:list-item>
                <text:p text:style-name="P370">$return_text_ref</text:p>
              </text:list-item>
            </text:list>
            <text:p text:style-name="Text_20_body"><text:span text:style-name="Default_20_Paragraph_20_Font"><text:span text:style-name="T13">$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3">$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82">GLOBAL</text:p>
            <text:p text:style-name="P82">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71">
              <text:list-item>
                <text:p text:style-name="P371">Add some extra root level parameters (by modifying $extra_href)</text:p>
              </text:list-item>
              <text:list-item>
                <text:p text:style-name="P371">Alter the the returned data structure (by modifying $return_object)</text:p>
              </text:list-item>
              <text:list-item>
                <text:p text:style-name="P371">Perform a custom encoding into text (by setting $return_text_ref)</text:p>
              </text:list-item>
            </text:list>
            <text:p text:style-name="Text_20_body">Args are:</text:p>
            <text:list xml:id="list170129845842175" text:style-name="L70">
              <text:list-item>
                <text:p text:style-name="P388">$jconfig</text:p>
              </text:list-item>
              <text:list-item>
                <text:p text:style-name="P388">$hook_parameters_href</text:p>
              </text:list-item>
              <text:list-item>
                <text:p text:style-name="P388">$user_args_href</text:p>
              </text:list-item>
              <text:list-item>
                <text:p text:style-name="P388">$results_aref</text:p>
              </text:list-item>
              <text:list-item>
                <text:p text:style-name="P388">$extra_href</text:p>
              </text:list-item>
              <text:list-item>
                <text:p text:style-name="P370">$return_text_ref</text:p>
              </text:list-item>
            </text:list>
            <text:p text:style-name="Text_20_body"><text:span text:style-name="Default_20_Paragraph_20_Font"><text:span text:style-name="T13">$user_args_href</text:span></text:span> is the hash of CGI parameters plus numbered and named RESTful args that were used by the top-level dataset.</text:p>
            <text:p text:style-name="Text_20_body"><text:span text:style-name="Default_20_Paragraph_20_Font"><text:span text:style-name="T13">$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82">GLOBAL</text:p>
            <text:p text:style-name="P82">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71">
              <text:list-item>
                <text:p text:style-name="P371">Add some extra root level parameters (by modifying $extra_href)</text:p>
              </text:list-item>
              <text:list-item>
                <text:p text:style-name="P371">Modify the returned content (by modifying $results_aref)</text:p>
              </text:list-item>
              <text:list-item>
                <text:p text:style-name="P371">Perform a custom encoding into text (by setting $return_text_ref)</text:p>
              </text:list-item>
            </text:list>
            <text:p text:style-name="Text_20_body">Args are:</text:p>
            <text:list xml:id="list170130050591678" text:style-name="L70">
              <text:list-item>
                <text:p text:style-name="P388">$jconfig</text:p>
              </text:list-item>
              <text:list-item>
                <text:p text:style-name="P388">$hook_parameters_href</text:p>
              </text:list-item>
              <text:list-item>
                <text:p text:style-name="P388">$user_args_href</text:p>
              </text:list-item>
              <text:list-item>
                <text:p text:style-name="P388">$results_aref</text:p>
              </text:list-item>
              <text:list-item>
                <text:p text:style-name="P388">$extra_href</text:p>
              </text:list-item>
              <text:list-item>
                <text:p text:style-name="P370">$return_text_ref</text:p>
              </text:list-item>
            </text:list>
            <text:p text:style-name="Text_20_body"><text:span text:style-name="Default_20_Paragraph_20_Font"><text:span text:style-name="T13">$results_aref</text:span></text:span> is the array of returned information that will be passed back to the client. <text:s/>There is one array element for each requested change. <text:s/>Each of these is a HASH with the following elements:</text:p>
            <text:list xml:id="list7695143" text:style-name="L72">
              <text:list-item>
                <text:p text:style-name="P389">success → 0/1 flag did this update succeed?</text:p>
              </text:list-item>
              <text:list-item>
                <text:p text:style-name="P389">message → Error message if not success.</text:p>
              </text:list-item>
              <text:list-item>
                <text:p text:style-name="P389">modified → Number of modifications associated with this change.</text:p>
              </text:list-item>
              <text:list-item>
                <text:p text:style-name="P372">returning → Array of “returning” values from this change.</text:p>
              </text:list-item>
            </text:list>
          </table:table-cell>
        </table:table-row>
        <table:table-row table:style-name="Table42.1">
          <table:table-cell table:style-name="Table42.A6" office:value-type="string">
            <text:p text:style-name="P82">GLOBAL</text:p>
            <text:p text:style-name="P82">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70">
              <text:list-item>
                <text:p text:style-name="P388">$jconfig</text:p>
              </text:list-item>
              <text:list-item>
                <text:p text:style-name="P388">$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173">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82">Hook</text:p>
            </table:table-cell>
            <table:table-cell table:style-name="Table43.B1" office:value-type="string">
              <text:p text:style-name="P82">Notes</text:p>
            </table:table-cell>
          </table:table-row>
        </table:table-header-rows>
        <table:table-row>
          <table:table-cell table:style-name="Table43.A2" office:value-type="string">
            <text:p text:style-name="P82">GLOBAL</text:p>
            <text:p text:style-name="P82">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21153260881535" text:continue-numbering="true" text:style-name="L70">
              <text:list-item>
                <text:p text:style-name="P388">$jconfig,</text:p>
              </text:list-item>
              <text:list-item>
                <text:p text:style-name="P388">$hook_parameters_href</text:p>
              </text:list-item>
              <text:list-item>
                <text:p text:style-name="P370">$additional_safe_href</text:p>
              </text:list-item>
            </text:list>
            <text:p text:style-name="Text_20_body"><text:span text:style-name="Default_20_Paragraph_20_Font"><text:span text:style-name="T13">$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table-cell table:style-name="Table43.A3" office:value-type="string">
            <text:p text:style-name="P82">GLOBAL</text:p>
            <text:p text:style-name="P82">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21152658802889" text:continue-numbering="true" text:style-name="L70">
              <text:list-item>
                <text:p text:style-name="P388">$jconfig,</text:p>
              </text:list-item>
              <text:list-item>
                <text:p text:style-name="P396">$hook_parameters_href</text:p>
              </text:list-item>
            </text:list>
          </table:table-cell>
        </table:table-row>
        <table:table-row>
          <table:table-cell table:style-name="Table43.A4" office:value-type="string">
            <text:p text:style-name="P82">GLOBAL</text:p>
            <text:p text:style-name="P82">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21152111703828" text:continue-numbering="true" text:style-name="L70">
              <text:list-item>
                <text:p text:style-name="P388">$jconfig,</text:p>
              </text:list-item>
              <text:list-item>
                <text:p text:style-name="P388">$hook_parameters_href</text:p>
              </text:list-item>
              <text:list-item>
                <text:p text:style-name="P388">$dbname</text:p>
              </text:list-item>
              <text:list-item>
                <text:p text:style-name="P388">$dbtype</text:p>
              </text:list-item>
              <text:list-item>
                <text:p text:style-name="P388">dbconnect_ref</text:p>
              </text:list-item>
              <text:list-item>
                <text:p text:style-name="P388">$dbusername_ref</text:p>
              </text:list-item>
              <text:list-item>
                <text:p text:style-name="P388">$dbpassword_ref</text:p>
              </text:list-item>
              <text:list-item>
                <text:p text:style-name="P370">$<text:span text:style-name="T110">dbh_attributes</text:span>_href</text:p>
              </text:list-item>
            </text:list>
            <text:p text:style-name="Text_20_body"><text:span text:style-name="Default_20_Paragraph_20_Font"><text:span text:style-name="T13">$dbname</text:span></text:span> is the identifier for the database within the Jarvis configuration file. <text:s/>E.g. “default”.</text:p>
            <text:p text:style-name="Text_20_body"><text:span text:style-name="Default_20_Paragraph_20_Font"><text:span text:style-name="T13">$dbtype</text:span></text:span> is the key “dbi” or “sdp” used within the Jarvis configuration file to distinguish between DBI and other database mechanisms.</text:p>
            <text:p text:style-name="Text_20_body"><text:span text:style-name="Default_20_Paragraph_20_Font"><text:span text:style-name="T13">$dbconnect_ref</text:span></text:span> is the DBI or SDP connection string that has been determined. <text:s/>This may be modified by the hook.</text:p>
            <text:p text:style-name="Text_20_body"><text:span text:style-name="Default_20_Paragraph_20_Font"><text:span text:style-name="T13">$dbusername_ref</text:span></text:span> is the configured username. <text:s/>The hook may modify.</text:p>
            <text:p text:style-name="Text_20_body"><text:span text:style-name="Default_20_Paragraph_20_Font"><text:span text:style-name="T13">$dbpassword_ref</text:span></text:span> is the configured password. <text:s/>The hook may modify.</text:p>
            <text:p text:style-name="P75"><text:span text:style-name="Default_20_Paragraph_20_Font"><text:span text:style-name="T13">$</text:span></text:span><text:span text:style-name="Default_20_Paragraph_20_Font"><text:span text:style-name="T15">dbh_attributes</text:span></text:span><text:span text:style-name="Default_20_Paragraph_20_Font"><text:span text:style-name="T13">_href</text:span></text:span> is the hash of additional database connection <text:span text:style-name="T111">attributes</text:span>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173">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82">Hook</text:p>
            </table:table-cell>
            <table:table-cell table:style-name="Table44.B1" office:value-type="string">
              <text:p text:style-name="P82">Notes</text:p>
            </table:table-cell>
          </table:table-row>
        </table:table-header-rows>
        <table:table-row table:style-name="Table44.1">
          <table:table-cell table:style-name="Table44.A2" office:value-type="string">
            <text:p text:style-name="P82">DATASET</text:p>
            <text:p text:style-name="P82">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174">Args are:</text:p>
            <text:list xml:id="list121153165557130" text:continue-numbering="true" text:style-name="L70">
              <text:list-item>
                <text:p text:style-name="P393">$jconfig,</text:p>
              </text:list-item>
              <text:list-item>
                <text:p text:style-name="P388">$hook_parameters_href</text:p>
              </text:list-item>
              <text:list-item>
                <text:p text:style-name="P396">$dsxml</text:p>
              </text:list-item>
            </text:list>
            <text:p text:style-name="Text_20_body"><text:span text:style-name="Default_20_Paragraph_20_Font"><text:span text:style-name="T13">$dsxml</text:span></text:span> is an XML::Smart object containing the dataset's XML definition.</text:p>
          </table:table-cell>
        </table:table-row>
        <table:table-row table:style-name="Table44.1">
          <table:table-cell table:style-name="Table44.A3" office:value-type="string">
            <text:p text:style-name="P82">GLOBAL/DATASET</text:p>
            <text:p text:style-name="P82">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21152411550128" text:continue-numbering="true" text:style-name="L70">
              <text:list-item>
                <text:p text:style-name="P388">$jconfig</text:p>
              </text:list-item>
              <text:list-item>
                <text:p text:style-name="P388">$hook_parameters_href</text:p>
              </text:list-item>
              <text:list-item>
                <text:p text:style-name="P388">$dsxml</text:p>
              </text:list-item>
              <text:list-item>
                <text:p text:style-name="P396">$safe_params_href</text:p>
              </text:list-item>
            </text:list>
            <text:p text:style-name="P199"><text:span text:style-name="Default_20_Paragraph_20_Font"><text:span text:style-name="T13">$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82">GLOBAL/DATASET</text:p>
            <text:p text:style-name="P82">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21153295263464" text:continue-numbering="true" text:style-name="L70">
              <text:list-item>
                <text:p text:style-name="P388">$jconfig</text:p>
              </text:list-item>
              <text:list-item>
                <text:p text:style-name="P388">$hook_parameters_href</text:p>
              </text:list-item>
              <text:list-item>
                <text:p text:style-name="P388">$dsxml</text:p>
              </text:list-item>
              <text:list-item>
                <text:p text:style-name="P388">$safe_params_href</text:p>
              </text:list-item>
              <text:list-item>
                <text:p text:style-name="P396">$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3">$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82">GLOBAL/DATASET</text:p>
            <text:p text:style-name="P82">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21153830211208" text:continue-numbering="true" text:style-name="L70">
              <text:list-item>
                <text:p text:style-name="P388">$jconfig</text:p>
              </text:list-item>
              <text:list-item>
                <text:p text:style-name="P388">$hook_parameters_href</text:p>
              </text:list-item>
              <text:list-item>
                <text:p text:style-name="P388">$dsxml</text:p>
              </text:list-item>
              <text:list-item>
                <text:p text:style-name="P388">$safe_params_href</text:p>
              </text:list-item>
              <text:list-item>
                <text:p text:style-name="P370">$fields_aref</text:p>
              </text:list-item>
            </text:list>
            <text:p text:style-name="Text_20_body"><text:span text:style-name="Default_20_Paragraph_20_Font"><text:span text:style-name="T13">$fields_aref</text:span></text:span> is the array of user change objects submitted for this request. <text:s/>Changes to values in this array will be reflected in the subsequent insert/update/delete operations.</text:p>
            <text:p text:style-name="P199">Changes to $safe_params_href will affect only the &lt;before&gt; SQL.</text:p>
          </table:table-cell>
        </table:table-row>
        <table:table-row table:style-name="Table44.1">
          <table:table-cell table:style-name="Table44.A6" office:value-type="string">
            <text:p text:style-name="P82">GLOBAL/DATASET</text:p>
            <text:p text:style-name="P82">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21152517359760" text:continue-numbering="true" text:style-name="L70">
              <text:list-item>
                <text:p text:style-name="P388">$jconfig</text:p>
              </text:list-item>
              <text:list-item>
                <text:p text:style-name="P388">$hook_parameters_href</text:p>
              </text:list-item>
              <text:list-item>
                <text:p text:style-name="P388">$dsxml</text:p>
              </text:list-item>
              <text:list-item>
                <text:p text:style-name="P388">$safe_params_href</text:p>
              </text:list-item>
              <text:list-item>
                <text:p text:style-name="P388">$fields_aref</text:p>
              </text:list-item>
              <text:list-item>
                <text:p text:style-name="P370">$results_aref</text:p>
              </text:list-item>
            </text:list>
            <text:p text:style-name="Text_20_body"><text:span text:style-name="Default_20_Paragraph_20_Font"><text:span text:style-name="T13">$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82">GLOBAL/DATASET</text:p>
            <text:p text:style-name="P82">dataset_fetched</text:p>
          </table:table-cell>
          <table:table-cell table:style-name="Table44.B7" office:value-type="string">
            <text:p text:style-name="P74">This global or per-dataset hook method is called only for “fetch” (select) requests. <text:s/>It is called after the SQL select is performed.</text:p>
            <text:p text:style-name="P245">The hook may do one or more of the following:</text:p>
            <text:list xml:id="list170128877157955" text:style-name="L71">
              <text:list-item>
                <text:p text:style-name="P248">Add some extra scalar parameters (by modifying $extra_href)</text:p>
              </text:list-item>
              <text:list-item>
                <text:p text:style-name="P373">Modify the returned content (by modifying $rows_aref)</text:p>
              </text:list-item>
            </text:list>
            <text:p text:style-name="P74">Args are:</text:p>
            <text:list xml:id="list170130877506987" text:style-name="L70">
              <text:list-item>
                <text:p text:style-name="P390">$jconfig</text:p>
              </text:list-item>
              <text:list-item>
                <text:p text:style-name="P390">$hook_parameters_href</text:p>
              </text:list-item>
              <text:list-item>
                <text:p text:style-name="P390">$dsxml</text:p>
              </text:list-item>
              <text:list-item>
                <text:p text:style-name="P390">$safe_params_href</text:p>
              </text:list-item>
              <text:list-item>
                <text:p text:style-name="P390">$rows_aref</text:p>
              </text:list-item>
              <text:list-item>
                <text:p text:style-name="P390">$extra_href</text:p>
              </text:list-item>
              <text:list-item>
                <text:p text:style-name="P397">$column_names_aref</text:p>
              </text:list-item>
            </text:list>
            <text:p text:style-name="Text_20_body"><text:span text:style-name="Default_20_Paragraph_20_Font"><text:span text:style-name="T106">$rows_aref</text:span></text:span><text:span text:style-name="T107"> is a reference to the array of objects fetched as a result of the executed SQL. <text:s/>This is the data that will be encoded into JSON or XML. <text:s/>Changes to objects in this array will be represented in the data returned to the client.</text:span></text:p>
            <text:p text:style-name="P74">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06">$column_names_aref</text:span></text:span><text:span text:style-name="T107"> is a reference to the array of all the column names returned by the SQL query.</text:span></text:p>
          </table:table-cell>
        </table:table-row>
        <text:soft-page-break/>
        <table:table-row table:style-name="Table44.1">
          <table:table-cell table:style-name="Table44.A8" office:value-type="string">
            <text:p text:style-name="P82">GLOBAL/DATASET</text:p>
            <text:p text:style-name="P82">dataset_stored</text:p>
          </table:table-cell>
          <table:table-cell table:style-name="Table44.B8" office:value-type="string">
            <text:p text:style-name="P74">This global or per-dataset hook method is called only for “<text:span text:style-name="T105">store</text:span>” (<text:span text:style-name="T105">update/insert/delete</text:span>) requests. <text:s/>It is called after <text:span text:style-name="T105">all</text:span> SQL <text:span text:style-name="T105">actions</text:span> <text:span text:style-name="T105">have been</text:span> performed <text:span text:style-name="T105">(including child datasets). <text:s/>It is called even in the case of store failure.</text:span></text:p>
            <text:p text:style-name="P245">The hook may do one or more of the following:</text:p>
            <text:list xml:id="list170130985042769" text:style-name="L71">
              <text:list-item>
                <text:p text:style-name="P248">Add some extra scalar parameters (by modifying $extra_href)</text:p>
              </text:list-item>
              <text:list-item>
                <text:p text:style-name="P248">Modify the returned content (by modifying $rows_aref)</text:p>
              </text:list-item>
              <text:list-item>
                <text:p text:style-name="P374">Change the success behavior.</text:p>
              </text:list-item>
            </text:list>
            <text:p text:style-name="P74">Args are:</text:p>
            <text:list xml:id="list4089665435" text:style-name="L73">
              <text:list-item>
                <text:p text:style-name="P391">$jconfig</text:p>
              </text:list-item>
              <text:list-item>
                <text:p text:style-name="P391">$hook_parameters_href</text:p>
              </text:list-item>
              <text:list-item>
                <text:p text:style-name="P391">$dsxml</text:p>
              </text:list-item>
              <text:list-item>
                <text:p text:style-name="P391">$safe_params_href</text:p>
              </text:list-item>
              <text:list-item>
                <text:p text:style-name="P391">$results_aref</text:p>
              </text:list-item>
              <text:list-item>
                <text:p text:style-name="P392">$extra_href</text:p>
              </text:list-item>
              <text:list-item>
                <text:p text:style-name="P392">$success_ref</text:p>
              </text:list-item>
              <text:list-item>
                <text:p text:style-name="P398">$<text:span text:style-name="T104">message_ref</text:span></text:p>
              </text:list-item>
            </text:list>
            <text:p text:style-name="P199"><text:span text:style-name="Default_20_Paragraph_20_Font"><text:span text:style-name="T106">$results_aref</text:span></text:span><text:span text:style-name="T107"> is the same format as described for the “return_store” hook.</text:span></text:p>
            <text:p text:style-name="P202"><text:span text:style-name="T107">$success_ref</text:span><text:span text:style-name="T108"> is a reference to a success indicator with value 0 or 1. <text:s/>The hook may modify this value.</text:span></text:p>
            <text:p text:style-name="P202"><text:span text:style-name="T107">$message_ref</text:span><text:span text:style-name="T108"> is a reference to the error message in the case of store failure. <text:s/>The hook may modify this value. <text:s/></text:span><text:span text:style-name="T109">The hook may examine this value and determine to return a non-200 HTTP status (e.g. by assigning $jconfig-&gt;{status} and calling “die”).</text:span></text:p>
            <text:p text:style-name="P201">Note that this hook is called even in the case where a store row fails and the transaction is rolled-back.</text:p>
            <text:p text:style-name="P200">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82">DATASET</text:p>
            <text:p text:style-name="P82">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70">
              <text:list-item>
                <text:p text:style-name="P388">$jconfig</text:p>
              </text:list-item>
              <text:list-item>
                <text:p text:style-name="P388">$hook_parameters_href</text:p>
              </text:list-item>
              <text:list-item>
                <text:p text:style-name="P370">$dsxml</text:p>
              </text:list-item>
            </text:list>
          </table:table-cell>
        </table:table-row>
      </table:table>
      <text:p text:style-name="Table">Table 41: Per-Dataset Hook Points</text:p>
      <text:h text:style-name="Heading_20_2" text:outline-level="2"><text:bookmark-start text:name="__RefHeading___Toc8082_1867974170"/><text:soft-page-break/>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82">Hook</text:p>
            </table:table-cell>
            <table:table-cell table:style-name="Table45.B1" office:value-type="string">
              <text:p text:style-name="P82">Notes</text:p>
            </table:table-cell>
          </table:table-row>
        </table:table-header-rows>
        <table:table-row table:style-name="Table45.1">
          <table:table-cell table:style-name="Table45.A2" office:value-type="string">
            <text:p text:style-name="P82">GLOBAL/DATASET</text:p>
            <text:p text:style-name="P82">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21152118065495" text:continue-numbering="true" text:style-name="L70">
              <text:list-item>
                <text:p text:style-name="P388">$jconfig</text:p>
              </text:list-item>
              <text:list-item>
                <text:p text:style-name="P388">$hook_parameters_href</text:p>
              </text:list-item>
              <text:list-item>
                <text:p text:style-name="P388">$dsxml</text:p>
              </text:list-item>
              <text:list-item>
                <text:p text:style-name="P370">$safe_row_params_href</text:p>
              </text:list-item>
            </text:list>
            <text:p text:style-name="Text_20_body"><text:span text:style-name="Default_20_Paragraph_20_Font"><text:span text:style-name="T13">$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82">GLOBAL/DATASET</text:p>
            <text:p text:style-name="P82">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21153259167117" text:continue-numbering="true" text:style-name="L70">
              <text:list-item>
                <text:p text:style-name="P388">$jconfig</text:p>
              </text:list-item>
              <text:list-item>
                <text:p text:style-name="P388">$hook_parameters_href</text:p>
              </text:list-item>
              <text:list-item>
                <text:p text:style-name="P388">$dsxml</text:p>
              </text:list-item>
              <text:list-item>
                <text:p text:style-name="P388">$safe_row_params_href</text:p>
              </text:list-item>
              <text:list-item>
                <text:p text:style-name="P370">$row_result_href</text:p>
              </text:list-item>
            </text:list>
            <text:p text:style-name="Text_20_body"><text:span text:style-name="Default_20_Paragraph_20_Font"><text:span text:style-name="T13">$safe_row_params_href</text:span></text:span> is the hash of variables previously bound to the single SQL row update. <text:s/>Changing values in this hash will have no effect.</text:p>
            <text:p text:style-name="Text_20_body"><text:span text:style-name="Default_20_Paragraph_20_Font"><text:span text:style-name="T13">$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173">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203"># PER QUERY GLOBAL HOOKS</text:p>
      <text:p text:style-name="Code"/>
      <text:p text:style-name="P179"># Global "start" hook.</text:p>
      <text:p text:style-name="P179"># CALLED: After all Jarvis setup is complete.</text:p>
      <text:p text:style-name="P179">sub hook::ExampleGlobalHook::start {</text:p>
      <text:p text:style-name="P179"><text:s text:c="4"/>my ($jconfig, $hook_params_href) = @_;</text:p>
      <text:p text:style-name="P179"><text:s text:c="4"/>return 1;</text:p>
      <text:p text:style-name="P179">}</text:p>
      <text:p text:style-name="P179"/>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P231"><text:soft-page-break/>#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203">#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179">#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179">#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203">#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soft-page-break/>}</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text:span text:style-name="T105">$success_ref, $message_ref</text:span>) = @_;</text:p>
      <text:p text:style-name="Code"><text:s text:c="4"/>return 1;</text:p>
      <text:p text:style-name="Code">}</text:p>
      <text:p text:style-name="Code"/>
      <text:p text:style-name="P181"># PER-ROW GLOBAL HOOKS</text:p>
      <text:p text:style-name="P179"/>
      <text:p text:style-name="P179">#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173">A dataset hook module may use any of the Per-Dataset or Per-Row hooks listed above. <text:s/>Note that the “start” hook for a Dataset has the additional <text:span text:style-name="Default_20_Paragraph_20_Font"><text:span text:style-name="T13">$dsxml</text:span></text:span> parameter available.</text:p>
      <text:p text:style-name="Code">use strict;</text:p>
      <text:p text:style-name="Code">use warnings;</text:p>
      <text:p text:style-name="Code"/>
      <text:p text:style-name="P203"># PER-DATASET DATASET HOOKS</text:p>
      <text:p text:style-name="Code"/>
      <text:p text:style-name="P179"># Dataset "start" hook.</text:p>
      <text:p text:style-name="P179"># CALLED: ("fetch" AND "store") Just after loading dataset config.</text:p>
      <text:p text:style-name="P179">sub hook::ExampleGlobalHook::start {</text:p>
      <text:p text:style-name="P179"><text:s text:c="4"/>my ($jconfig, $hook_params_href, $dsxml) = @_;</text:p>
      <text:p text:style-name="P179"><text:s text:c="4"/>return 1;</text:p>
      <text:p text:style-name="P179">}</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text:soft-page-break/># sub dataset_stored ()</text:p>
      <text:p text:style-name="Code"/>
      <text:p text:style-name="P203">#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13">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283"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204">&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669649466" text:style-name="L74">
        <text:list-item>
          <text:p text:style-name="P375">Dual-Core Intel @ 2.5 GHz, 4G of RAM. <text:s/>(CPU Blowfish rating 7.09).</text:p>
        </text:list-item>
        <text:list-item>
          <text:p text:style-name="P375">Kubuntu 09.10 (Karmic Koala).</text:p>
        </text:list-item>
        <text:list-item>
          <text:p text:style-name="P375">Apache 2 webserver using HTTP (not SSL).</text:p>
        </text:list-item>
        <text:list-item>
          <text:p text:style-name="P375">Apache jmeter client with five simultaneous threads.</text:p>
        </text:list-item>
        <text:list-item>
          <text:p text:style-name="P375">PostgreSQL database.</text:p>
        </text:list-item>
        <text:list-item>
          <text:p text:style-name="P375">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3">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e4c2fa"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8d0ec4" style:font-style-asian="italic" style:font-style-complex="italic"/>
    </style:style>
    <style:style style:name="MT4" style:family="text">
      <style:text-properties fo:font-style="italic" officeooo:rsid="001e0924" style:font-style-asian="italic" style:font-style-complex="italic"/>
    </style:style>
    <style:style style:name="MT5" style:family="text">
      <style:text-properties fo:font-style="italic" officeooo:rsid="00e683ed"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June</text:span></text:span><text:span text:style-name="Default_20_Paragraph_20_Font"><text:span text:style-name="MT2"> 20</text:span></text:span><text:span text:style-name="Default_20_Paragraph_20_Font"><text:span text:style-name="MT1">20</text:span></text:span><text:span text:style-name="Default_20_Paragraph_20_Font"><text:span text:style-name="MT2"><text:tab/>Working with Jarvis – v</text:span></text:span><text:span text:style-name="Default_20_Paragraph_20_Font"><text:span text:style-name="MT3">7</text:span></text:span><text:span text:style-name="Default_20_Paragraph_20_Font"><text:span text:style-name="MT2">.</text:span></text:span><text:span text:style-name="Default_20_Paragraph_20_Font"><text:span text:style-name="MT3">0</text:span></text:span><text:span text:style-name="Default_20_Paragraph_20_Font"><text:span text:style-name="MT4">.</text:span></text:span><text:span text:style-name="Default_20_Paragraph_20_Font"><text:span text:style-name="MT5">5</text:span></text:span><text:span text:style-name="Default_20_Paragraph_20_Font"><text:span text:style-name="MT2"><text:tab/></text:span></text:span><text:span text:style-name="Default_20_Paragraph_20_Font"><text:span text:style-name="MT2"><text:page-number text:select-page="current">30</text:page-number></text:span></text:span><text:span text:style-name="Default_20_Paragraph_20_Font"><text:span text:style-name="MT2">/</text:span></text:span><text:span text:style-name="Default_20_Paragraph_20_Font"><text:span text:style-name="MT2"><text:page-count>87</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
    <meta:initial-creator>Marcel</meta:initial-creator>
    <meta:creation-date>2009-06-17T11:07:00Z</meta:creation-date>
    <dc:date>2020-06-03T12:11:40.845000000</dc:date>
    <meta:print-date>2018-05-09T02:42:00Z</meta:print-date>
    <meta:editing-cycles>1690</meta:editing-cycles>
    <meta:editing-duration>PT15H51M5S</meta:editing-duration>
    <meta:document-statistic meta:table-count="59" meta:image-count="0" meta:object-count="0" meta:page-count="87" meta:paragraph-count="3294" meta:word-count="26592" meta:character-count="179769" meta:non-whitespace-character-count="151795"/>
    <meta:user-defined meta:name="Info 1"/>
    <meta:user-defined meta:name="Info 2"/>
    <meta:user-defined meta:name="Info 3"/>
    <meta:user-defined meta:name="Info 4"/>
    <meta:template xlink:type="simple" xlink:actuate="onRequest" xlink:title="" xlink:href="Normal.dotm"/>
  </office:meta>
</office:document-meta>
</file>